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6" style:family="table">
      <style:table-properties style:width="7.2681in" table:align="margins"/>
    </style:style>
    <style:style style:name="Table6.A" style:family="table-column">
      <style:table-column-properties style:column-width="2.4229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none" fo:border-right="none" fo:border-top="0.05pt solid #000000" fo:border-bottom="0.05pt solid #000000"/>
    </style:style>
    <style:style style:name="Table6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.A2" style:family="table-cell">
      <style:table-cell-properties fo:padding="0.0382in" fo:border-left="0.05pt solid #000000" fo:border-right="none" fo:border-top="0.05pt solid #000000" fo:border-bottom="none"/>
    </style:style>
    <style:style style:name="Table6.B2" style:family="table-cell">
      <style:table-cell-properties fo:padding="0.0382in" fo:border-left="none" fo:border-right="none" fo:border-top="0.05pt solid #000000" fo:border-bottom="none"/>
    </style:style>
    <style:style style:name="Table6.C2" style:family="table-cell">
      <style:table-cell-properties fo:padding="0.0382in" fo:border-left="none" fo:border-right="0.05pt solid #000000" fo:border-top="0.05pt solid #000000" fo:border-bottom="none"/>
    </style:style>
    <style:style style:name="Table6.A3" style:family="table-cell">
      <style:table-cell-properties fo:padding="0.0382in" fo:border-left="0.05pt solid #000000" fo:border-right="none" fo:border-top="none" fo:border-bottom="none"/>
    </style:style>
    <style:style style:name="Table6.B3" style:family="table-cell">
      <style:table-cell-properties fo:padding="0.0382in" fo:border="none"/>
    </style:style>
    <style:style style:name="Table6.C3" style:family="table-cell">
      <style:table-cell-properties fo:padding="0.0382in" fo:border-left="none" fo:border-right="0.05pt solid #000000" fo:border-top="none" fo:border-bottom="none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none" fo:border-right="none" fo:border-top="none" fo:border-bottom="0.05pt solid #000000"/>
    </style:style>
    <style:style style:name="Table6.C5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10.2917in" table:align="left"/>
    </style:style>
    <style:style style:name="Table1.A" style:family="table-column">
      <style:table-column-properties style:column-width="0.334in"/>
    </style:style>
    <style:style style:name="Table1.B" style:family="table-column">
      <style:table-column-properties style:column-width="9.957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257in" table:align="left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3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9.1979in" table:align="left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8.947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9.3639in" table:align="left"/>
    </style:style>
    <style:style style:name="Table4.A" style:family="table-column">
      <style:table-column-properties style:column-width="0.334in"/>
    </style:style>
    <style:style style:name="Table4.B" style:family="table-column">
      <style:table-column-properties style:column-width="9.029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8.1146in" table:align="left"/>
    </style:style>
    <style:style style:name="Table5.A" style:family="table-column">
      <style:table-column-properties style:column-width="0.2507in"/>
    </style:style>
    <style:style style:name="Table5.B" style:family="table-column">
      <style:table-column-properties style:column-width="7.8639in"/>
    </style:style>
    <style:style style:name="Table5.A1" style:family="table-cell">
      <style:table-cell-properties style:vertical-align="middle" fo:padding="0.0194in" fo:border="none"/>
    </style:style>
    <style:style style:name="Table7" style:family="table">
      <style:table-properties style:width="9.1215in" table:align="left"/>
    </style:style>
    <style:style style:name="Table7.A" style:family="table-column">
      <style:table-column-properties style:column-width="0.334in"/>
    </style:style>
    <style:style style:name="Table7.B" style:family="table-column">
      <style:table-column-properties style:column-width="8.787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1.3722in" table:align="left"/>
    </style:style>
    <style:style style:name="Table8.A" style:family="table-column">
      <style:table-column-properties style:column-width="0.2507in"/>
    </style:style>
    <style:style style:name="Table8.B" style:family="table-column">
      <style:table-column-properties style:column-width="11.121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0.0326in" table:align="left"/>
    </style:style>
    <style:style style:name="Table9.A" style:family="table-column">
      <style:table-column-properties style:column-width="0.334in"/>
    </style:style>
    <style:style style:name="Table9.B" style:family="table-column">
      <style:table-column-properties style:column-width="9.6986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Preformatted_20_Text">
      <style:text-properties fo:color="#008000" fo:font-size="8pt" fo:font-weight="bold" style:font-size-asian="8pt" style:font-size-complex="8pt"/>
    </style:style>
    <style:style style:name="P4" style:family="paragraph" style:parent-style-name="Preformatted_20_Text">
      <style:text-properties fo:color="#408080" fo:font-size="8pt" fo:font-style="italic" style:font-size-asian="8pt" style:font-size-complex="8pt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P6" style:family="paragraph" style:parent-style-name="Preformatted_20_Text">
      <style:paragraph-properties fo:margin-top="0in" fo:margin-bottom="0.1965in"/>
      <style:text-properties fo:color="#408080" fo:font-size="8pt" fo:font-style="italic" style:font-size-asian="8pt" style:font-size-complex="8pt"/>
    </style:style>
    <style:style style:name="P7" style:family="paragraph" style:parent-style-name="Preformatted_20_Text">
      <style:paragraph-properties fo:margin-top="0in" fo:margin-bottom="0.1965in"/>
      <style:text-properties fo:font-size="8pt" style:font-size-asian="8pt" style:font-size-complex="8pt"/>
    </style:style>
    <style:style style:name="P8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font-size="16pt" fo:letter-spacing="normal" fo:font-style="normal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style:font-name="Times New Roman"/>
    </style:style>
    <style:style style:name="P16" style:family="paragraph" style:parent-style-name="Text_20_body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17" style:family="paragraph" style:parent-style-name="Text_20_body">
      <style:text-properties fo:font-size="7pt" style:font-size-asian="7pt" style:font-size-complex="7pt"/>
    </style:style>
    <style:style style:name="P18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letter-spacing="normal" fo:font-style="normal"/>
    </style:style>
    <style:style style:name="P19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font-size="8pt" fo:letter-spacing="normal" fo:font-style="normal" style:font-size-asian="8pt" style:font-size-complex="8pt"/>
    </style:style>
    <style:style style:name="P20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font-size="16pt" fo:letter-spacing="normal" fo:font-style="normal" style:font-size-asian="16pt" style:font-size-complex="16pt"/>
    </style:style>
    <style:style style:name="P21" style:family="paragraph" style:parent-style-name="Heading_20_2">
      <style:paragraph-properties fo:break-before="page"/>
      <style:text-properties fo:font-variant="normal" fo:text-transform="none" fo:color="#000000" style:font-name="Times New Roman1" fo:font-size="16pt" fo:letter-spacing="normal" fo:font-style="normal" style:font-size-asian="16pt" style:font-size-complex="16pt"/>
    </style:style>
    <style:style style:name="P22" style:family="paragraph" style:parent-style-name="Preformatted_20_Text">
      <style:text-properties fo:color="#bc7a00"/>
    </style:style>
    <style:style style:name="P23" style:family="paragraph" style:parent-style-name="Preformatted_20_Text">
      <style:text-properties fo:color="#bc7a00" fo:font-size="7pt" style:font-size-asian="7pt" style:font-size-complex="7pt"/>
    </style:style>
    <style:style style:name="P24" style:family="paragraph" style:parent-style-name="Preformatted_20_Text">
      <style:text-properties fo:color="#bc7a00" fo:font-size="8pt" style:font-size-asian="8pt" style:font-size-complex="8pt"/>
    </style:style>
    <style:style style:name="P25" style:family="paragraph" style:parent-style-name="Preformatted_20_Text">
      <style:text-properties fo:color="#408080"/>
    </style:style>
    <style:style style:name="P26" style:family="paragraph" style:parent-style-name="Preformatted_20_Text">
      <style:text-properties fo:color="#408080" fo:font-style="italic"/>
    </style:style>
    <style:style style:name="P27" style:family="paragraph" style:parent-style-name="Preformatted_20_Text">
      <style:text-properties fo:color="#408080" fo:font-size="7pt" fo:font-style="italic" style:font-size-asian="7pt" style:font-size-complex="7pt"/>
    </style:style>
    <style:style style:name="P28" style:family="paragraph" style:parent-style-name="Preformatted_20_Text">
      <style:text-properties fo:color="#408080" fo:font-size="7pt" style:font-size-asian="7pt" style:font-size-complex="7pt"/>
    </style:style>
    <style:style style:name="P29" style:family="paragraph" style:parent-style-name="Preformatted_20_Text">
      <style:text-properties fo:color="#408080" fo:font-size="8pt" fo:font-style="italic" style:font-size-asian="8pt" style:font-size-complex="8pt"/>
    </style:style>
    <style:style style:name="P30" style:family="paragraph" style:parent-style-name="Preformatted_20_Text">
      <style:text-properties fo:color="#408080" fo:font-size="8pt" style:font-size-asian="8pt" style:font-size-complex="8pt"/>
    </style:style>
    <style:style style:name="P31" style:family="paragraph" style:parent-style-name="Preformatted_20_Text">
      <style:text-properties fo:font-size="7pt" style:font-size-asian="7pt" style:font-size-complex="7pt"/>
    </style:style>
    <style:style style:name="P32" style:family="paragraph" style:parent-style-name="Preformatted_20_Text">
      <style:text-properties fo:font-size="8pt" style:font-size-asian="8pt" style:font-size-complex="8pt"/>
    </style:style>
    <style:style style:name="P33" style:family="paragraph" style:parent-style-name="Preformatted_20_Text">
      <style:paragraph-properties fo:margin-top="0in" fo:margin-bottom="0.1965in"/>
    </style:style>
    <style:style style:name="P34" style:family="paragraph" style:parent-style-name="Preformatted_20_Text">
      <style:paragraph-properties fo:margin-top="0in" fo:margin-bottom="0.1965in"/>
      <style:text-properties fo:font-size="7pt" style:font-size-asian="7pt" style:font-size-complex="7pt"/>
    </style:style>
    <style:style style:name="P35" style:family="paragraph" style:parent-style-name="Preformatted_20_Text">
      <style:paragraph-properties fo:margin-top="0in" fo:margin-bottom="0.1965in"/>
      <style:text-properties fo:font-size="8pt" style:font-size-asian="8pt" style:font-size-complex="8pt"/>
    </style:style>
    <style:style style:name="T1" style:family="text">
      <style:text-properties fo:color="#008000" fo:font-weight="bold"/>
    </style:style>
    <style:style style:name="T2" style:family="text">
      <style:text-properties fo:color="#0000ff"/>
    </style:style>
    <style:style style:name="T3" style:family="text">
      <style:text-properties fo:color="#0000ff" fo:font-weight="bold"/>
    </style:style>
    <style:style style:name="T4" style:family="text">
      <style:text-properties fo:color="#b00040"/>
    </style:style>
    <style:style style:name="T5" style:family="text">
      <style:text-properties fo:color="#aa22ff" fo:font-weight="bold"/>
    </style:style>
    <style:style style:name="T6" style:family="text">
      <style:text-properties fo:color="#666666"/>
    </style:style>
    <style:style style:name="T7" style:family="text">
      <style:text-properties fo:color="#ba2121"/>
    </style:style>
    <style:style style:name="T8" style:family="text">
      <style:text-properties fo:color="#408080" fo:font-style="italic"/>
    </style:style>
    <style:style style:name="T9" style:family="text">
      <style:text-properties fo:font-style="italic"/>
    </style:style>
    <style:style style:name="T10" style:family="text">
      <style:text-properties fo:color="#bc7a00"/>
    </style:style>
    <style:style style:name="T11" style:family="text">
      <style:text-properties fo:font-variant="normal" fo:text-transform="none" fo:color="#000000" style:font-name="Times New Roman1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Algoritmos 1</text:p>
      <text:p text:style-name="P12">Primer cuatrimestre 2012</text:p>
      <text:p text:style-name="P11"/>
      <text:p text:style-name="P11">Departamento de Computación </text:p>
      <text:p text:style-name="P11">Facultad de Ciencias Exactas y Naturales </text:p>
      <text:p text:style-name="P11">Universidad de Buenos Aires</text:p>
      <text:p text:style-name="P11"/>
      <text:p text:style-name="P11"/>
      <text:p text:style-name="P11"/>
      <text:p text:style-name="P10">TP Imperativ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Grupo 10</text:p>
      <text:p text:style-name="Text_20_body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Contents">Integrante</text:p>
          </table:table-cell>
          <table:table-cell table:style-name="Table6.B1" office:value-type="string">
            <text:p text:style-name="P2">LU</text:p>
          </table:table-cell>
          <table:table-cell table:style-name="Table6.C1" office:value-type="string">
            <text:p text:style-name="Table_20_Contents">Correo electrónico</text:p>
          </table:table-cell>
        </table:table-row>
        <table:table-row>
          <table:table-cell table:style-name="Table6.A2" office:value-type="string">
            <text:p text:style-name="Table_20_Contents">Gastón de Orta</text:p>
          </table:table-cell>
          <table:table-cell table:style-name="Table6.B2" office:value-type="string">
            <text:p text:style-name="P2">244/11</text:p>
          </table:table-cell>
          <table:table-cell table:style-name="Table6.C2" office:value-type="string">
            <text:p text:style-name="Table_20_Contents">gaston.deorta@hotmail.com</text:p>
          </table:table-cell>
        </table:table-row>
        <table:table-row>
          <table:table-cell table:style-name="Table6.A3" office:value-type="string">
            <text:p text:style-name="Table_20_Contents">Leandro Lovisolo</text:p>
          </table:table-cell>
          <table:table-cell table:style-name="Table6.B3" office:value-type="string">
            <text:p text:style-name="P2">645/11</text:p>
          </table:table-cell>
          <table:table-cell table:style-name="Table6.C3" office:value-type="string">
            <text:p text:style-name="Table_20_Contents">leandro@leandro.me</text:p>
          </table:table-cell>
        </table:table-row>
        <table:table-row>
          <table:table-cell table:style-name="Table6.A3" office:value-type="string">
            <text:p text:style-name="Table_20_Contents">María Candela Capra Coarasa</text:p>
          </table:table-cell>
          <table:table-cell table:style-name="Table6.B3" office:value-type="string">
            <text:p text:style-name="P2">234/11</text:p>
          </table:table-cell>
          <table:table-cell table:style-name="Table6.C3" office:value-type="string">
            <text:p text:style-name="Table_20_Contents">canduh_27@hotmail.com</text:p>
          </table:table-cell>
        </table:table-row>
        <table:table-row>
          <table:table-cell table:style-name="Table6.A5" office:value-type="string">
            <text:p text:style-name="Table_20_Contents">Lautaro Jose Petaccio</text:p>
          </table:table-cell>
          <table:table-cell table:style-name="Table6.B5" office:value-type="string">
            <text:p text:style-name="P2">443/11</text:p>
          </table:table-cell>
          <table:table-cell table:style-name="Table6.C5" office:value-type="string">
            <text:p text:style-name="Table_20_Contents">lausuper@gmail.com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>Código y scripts utilizados para generar este imprimible disponibles en:</text:p>
      <text:p text:style-name="P16">https://github.com/LeandroLovisolo/TPI</text:p>
      <text:h text:style-name="P21" text:outline-level="2">ojota.cpp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<text:s text:c="2"/>1</text:p>
            <text:p text:style-name="P31"><text:s text:c="2"/>2</text:p>
            <text:p text:style-name="P31"><text:s text:c="2"/>3</text:p>
            <text:p text:style-name="P31"><text:s text:c="2"/>4</text:p>
            <text:p text:style-name="P31"><text:s text:c="2"/>5</text:p>
            <text:p text:style-name="P31"><text:s text:c="2"/>6</text:p>
            <text:p text:style-name="P31"><text:s text:c="2"/>7</text:p>
            <text:p text:style-name="P31"><text:s text:c="2"/>8</text:p>
            <text:p text:style-name="P31"><text:s text:c="2"/>9</text:p>
            <text:p text:style-name="P31"><text:s/>10</text:p>
            <text:p text:style-name="P31"><text:s/>11</text:p>
            <text:p text:style-name="P31"><text:s/>12</text:p>
            <text:p text:style-name="P31"><text:s/>13</text:p>
            <text:p text:style-name="P31"><text:s/>14</text:p>
            <text:p text:style-name="P31"><text:s/>15</text:p>
            <text:p text:style-name="P31"><text:s/>16</text:p>
            <text:p text:style-name="P31"><text:s/>17</text:p>
            <text:p text:style-name="P31"><text:s/>18</text:p>
            <text:p text:style-name="P31"><text:s/>19</text:p>
            <text:p text:style-name="P31"><text:s/>20</text:p>
            <text:p text:style-name="P31"><text:s/>21</text:p>
            <text:p text:style-name="P31"><text:s/>22</text:p>
            <text:p text:style-name="P31"><text:s/>23</text:p>
            <text:p text:style-name="P31"><text:s/>24</text:p>
            <text:p text:style-name="P31"><text:s/>25</text:p>
            <text:p text:style-name="P31"><text:s/>26</text:p>
            <text:p text:style-name="P31"><text:s/>27</text:p>
            <text:p text:style-name="P31"><text:s/>28</text:p>
            <text:p text:style-name="P31"><text:s/>29</text:p>
            <text:p text:style-name="P31"><text:s/>30</text:p>
            <text:p text:style-name="P31"><text:s/>31</text:p>
            <text:p text:style-name="P31"><text:s/>32</text:p>
            <text:p text:style-name="P31"><text:s/>33</text:p>
            <text:p text:style-name="P31"><text:s/>34</text:p>
            <text:p text:style-name="P31"><text:s/>35</text:p>
            <text:p text:style-name="P31"><text:s/>36</text:p>
            <text:p text:style-name="P31"><text:s/>37</text:p>
            <text:p text:style-name="P31"><text:s/>38</text:p>
            <text:p text:style-name="P31"><text:s/>39</text:p>
            <text:p text:style-name="P31"><text:s/>40</text:p>
            <text:p text:style-name="P31"><text:s/>41</text:p>
            <text:p text:style-name="P31"><text:s/>42</text:p>
            <text:p text:style-name="P31"><text:s/>43</text:p>
            <text:p text:style-name="P31"><text:s/>44</text:p>
            <text:p text:style-name="P31"><text:s/>45</text:p>
            <text:p text:style-name="P31"><text:s/>46</text:p>
            <text:p text:style-name="P31"><text:s/>47</text:p>
            <text:p text:style-name="P31"><text:s/>48</text:p>
            <text:p text:style-name="P31"><text:s/>49</text:p>
            <text:p text:style-name="P31"><text:s/>50</text:p>
            <text:p text:style-name="P31"><text:s/>51</text:p>
            <text:p text:style-name="P31"><text:s/>52</text:p>
            <text:p text:style-name="P31"><text:s/>53</text:p>
            <text:p text:style-name="P31"><text:s/>54</text:p>
            <text:p text:style-name="P31"><text:s/>55</text:p>
            <text:p text:style-name="P31"><text:s/>56</text:p>
            <text:p text:style-name="P31"><text:s/>57</text:p>
            <text:p text:style-name="P31"><text:s/>58</text:p>
            <text:p text:style-name="P31"><text:s/>59</text:p>
            <text:p text:style-name="P31"><text:s/>60</text:p>
            <text:p text:style-name="P31"><text:s/>61</text:p>
            <text:p text:style-name="P31"><text:s/>62</text:p>
            <text:p text:style-name="P31"><text:s/>63</text:p>
            <text:p text:style-name="P31"><text:s/>64</text:p>
            <text:p text:style-name="P31"><text:s/>65</text:p>
            <text:p text:style-name="P31"><text:s/>66</text:p>
            <text:p text:style-name="P31"><text:s/>67</text:p>
            <text:p text:style-name="P31"><text:s/>68</text:p>
            <text:p text:style-name="P31"><text:s/>69</text:p>
            <text:p text:style-name="P31"><text:s/>70</text:p>
            <text:p text:style-name="P31"><text:s/>71</text:p>
            <text:p text:style-name="P31"><text:s/>72</text:p>
            <text:p text:style-name="P31"><text:s/>73</text:p>
            <text:p text:style-name="P31"><text:s/>74</text:p>
            <text:p text:style-name="P31"><text:s/>75</text:p>
            <text:p text:style-name="P31"><text:s/>76</text:p>
            <text:p text:style-name="P31"><text:s/>77</text:p>
            <text:p text:style-name="P31"><text:s/>78</text:p>
            <text:p text:style-name="P31"><text:s/>79</text:p>
            <text:p text:style-name="P31"><text:s/>80</text:p>
            <text:p text:style-name="P31"><text:s/>81</text:p>
            <text:p text:style-name="P31"><text:s/>82</text:p>
            <text:p text:style-name="P31"><text:s/>83</text:p>
            <text:p text:style-name="P31"><text:s/>84</text:p>
            <text:p text:style-name="P31"><text:s/>85</text:p>
            <text:p text:style-name="P31"><text:s/>86</text:p>
            <text:p text:style-name="P31"><text:soft-page-break/><text:s/>87</text:p>
            <text:p text:style-name="P31"><text:s/>88</text:p>
            <text:p text:style-name="P31"><text:s/>89</text:p>
            <text:p text:style-name="P31"><text:s/>90</text:p>
            <text:p text:style-name="P31"><text:s/>91</text:p>
            <text:p text:style-name="P31"><text:s/>92</text:p>
            <text:p text:style-name="P31"><text:s/>93</text:p>
            <text:p text:style-name="P31"><text:s/>94</text:p>
            <text:p text:style-name="P31"><text:s/>95</text:p>
            <text:p text:style-name="P31"><text:s/>96</text:p>
            <text:p text:style-name="P31"><text:s/>97</text:p>
            <text:p text:style-name="P31"><text:s/>98</text:p>
            <text:p text:style-name="P31"><text:s/>99</text:p>
            <text:p text:style-name="P31">100</text:p>
            <text:p text:style-name="P31">101</text:p>
            <text:p text:style-name="P31">102</text:p>
            <text:p text:style-name="P31">103</text:p>
            <text:p text:style-name="P31">104</text:p>
            <text:p text:style-name="P31">105</text:p>
            <text:p text:style-name="P31">106</text:p>
            <text:p text:style-name="P31">107</text:p>
            <text:p text:style-name="P31">108</text:p>
            <text:p text:style-name="P31">109</text:p>
            <text:p text:style-name="P31">110</text:p>
            <text:p text:style-name="P31">111</text:p>
            <text:p text:style-name="P31">112</text:p>
            <text:p text:style-name="P31">113</text:p>
            <text:p text:style-name="P31">114</text:p>
            <text:p text:style-name="P31">115</text:p>
            <text:p text:style-name="P31">116</text:p>
            <text:p text:style-name="P31">117</text:p>
            <text:p text:style-name="P31">118</text:p>
            <text:p text:style-name="P31">119</text:p>
            <text:p text:style-name="P31">120</text:p>
            <text:p text:style-name="P31">121</text:p>
            <text:p text:style-name="P31">122</text:p>
            <text:p text:style-name="P31">123</text:p>
            <text:p text:style-name="P31">124</text:p>
            <text:p text:style-name="P31">125</text:p>
            <text:p text:style-name="P31">126</text:p>
            <text:p text:style-name="P31">127</text:p>
            <text:p text:style-name="P31">128</text:p>
            <text:p text:style-name="P31">129</text:p>
            <text:p text:style-name="P31">130</text:p>
            <text:p text:style-name="P31">131</text:p>
            <text:p text:style-name="P31">132</text:p>
            <text:p text:style-name="P31">133</text:p>
            <text:p text:style-name="P31">134</text:p>
            <text:p text:style-name="P31">135</text:p>
            <text:p text:style-name="P31">136</text:p>
            <text:p text:style-name="P31">137</text:p>
            <text:p text:style-name="P31">138</text:p>
            <text:p text:style-name="P31">139</text:p>
            <text:p text:style-name="P31">140</text:p>
            <text:p text:style-name="P31">141</text:p>
            <text:p text:style-name="P31">142</text:p>
            <text:p text:style-name="P31">143</text:p>
            <text:p text:style-name="P31">144</text:p>
            <text:p text:style-name="P31">145</text:p>
            <text:p text:style-name="P31">146</text:p>
            <text:p text:style-name="P31">147</text:p>
            <text:p text:style-name="P31">148</text:p>
            <text:p text:style-name="P31">149</text:p>
            <text:p text:style-name="P31">150</text:p>
            <text:p text:style-name="P31">151</text:p>
            <text:p text:style-name="P31">152</text:p>
            <text:p text:style-name="P31">153</text:p>
            <text:p text:style-name="P31">154</text:p>
            <text:p text:style-name="P31">155</text:p>
            <text:p text:style-name="P31">156</text:p>
            <text:p text:style-name="P31">157</text:p>
            <text:p text:style-name="P31">158</text:p>
            <text:p text:style-name="P31">159</text:p>
            <text:p text:style-name="P31">160</text:p>
            <text:p text:style-name="P31">161</text:p>
            <text:p text:style-name="P31">162</text:p>
            <text:p text:style-name="P31">163</text:p>
            <text:p text:style-name="P31">164</text:p>
            <text:p text:style-name="P31">165</text:p>
            <text:p text:style-name="P31">166</text:p>
            <text:p text:style-name="P31">167</text:p>
            <text:p text:style-name="P31">168</text:p>
            <text:p text:style-name="P31">169</text:p>
            <text:p text:style-name="P31">170</text:p>
            <text:p text:style-name="P31">171</text:p>
            <text:p text:style-name="P31">172</text:p>
            <text:p text:style-name="P31">173</text:p>
            <text:p text:style-name="P31">174</text:p>
            <text:p text:style-name="P31">175</text:p>
            <text:p text:style-name="P31">176</text:p>
            <text:p text:style-name="P31"><text:soft-page-break/>177</text:p>
            <text:p text:style-name="P31">178</text:p>
            <text:p text:style-name="P31">179</text:p>
            <text:p text:style-name="P31">180</text:p>
            <text:p text:style-name="P31">181</text:p>
            <text:p text:style-name="P31">182</text:p>
            <text:p text:style-name="P31">183</text:p>
            <text:p text:style-name="P31">184</text:p>
            <text:p text:style-name="P31">185</text:p>
            <text:p text:style-name="P31">186</text:p>
            <text:p text:style-name="P31">187</text:p>
            <text:p text:style-name="P31">188</text:p>
            <text:p text:style-name="P31">189</text:p>
            <text:p text:style-name="P31">190</text:p>
            <text:p text:style-name="P31">191</text:p>
            <text:p text:style-name="P31">192</text:p>
            <text:p text:style-name="P31">193</text:p>
            <text:p text:style-name="P31">194</text:p>
            <text:p text:style-name="P31">195</text:p>
            <text:p text:style-name="P31">196</text:p>
            <text:p text:style-name="P31">197</text:p>
            <text:p text:style-name="P31">198</text:p>
            <text:p text:style-name="P31">199</text:p>
            <text:p text:style-name="P31">200</text:p>
            <text:p text:style-name="P31">201</text:p>
            <text:p text:style-name="P31">202</text:p>
            <text:p text:style-name="P31">203</text:p>
            <text:p text:style-name="P31">204</text:p>
            <text:p text:style-name="P31">205</text:p>
            <text:p text:style-name="P31">206</text:p>
            <text:p text:style-name="P31">207</text:p>
            <text:p text:style-name="P31">208</text:p>
            <text:p text:style-name="P31">209</text:p>
            <text:p text:style-name="P31">210</text:p>
            <text:p text:style-name="P31">211</text:p>
            <text:p text:style-name="P31">212</text:p>
            <text:p text:style-name="P31">213</text:p>
            <text:p text:style-name="P31">214</text:p>
            <text:p text:style-name="P31">215</text:p>
            <text:p text:style-name="P31">216</text:p>
            <text:p text:style-name="P31">217</text:p>
            <text:p text:style-name="P31">218</text:p>
            <text:p text:style-name="P31">219</text:p>
            <text:p text:style-name="P31">220</text:p>
            <text:p text:style-name="P31">221</text:p>
            <text:p text:style-name="P31">222</text:p>
            <text:p text:style-name="P31">223</text:p>
            <text:p text:style-name="P31">224</text:p>
            <text:p text:style-name="P31">225</text:p>
            <text:p text:style-name="P31">226</text:p>
            <text:p text:style-name="P31">227</text:p>
            <text:p text:style-name="P31">228</text:p>
            <text:p text:style-name="P31">229</text:p>
            <text:p text:style-name="P34">230</text:p>
          </table:table-cell>
          <table:table-cell table:style-name="Table1.A1" office:value-type="string">
            <text:p text:style-name="P23">#include &lt;iostream&gt;</text:p>
            <text:p text:style-name="P23">#include "interfaz.h"</text:p>
            <text:p text:style-name="P23">#include "lista.h"</text:p>
            <text:p text:style-name="P31"/>
            <text:p text:style-name="P31"><text:span text:style-name="T1">using</text:span> <text:span text:style-name="T1">namespace</text:span> std;</text:p>
            <text:p text:style-name="P31"/>
            <text:p text:style-name="P27">// problema obtenerCampeones(j: JJOO) = result: [Atleta] {</text:p>
            <text:p text:style-name="P27">// <text:s text:c="4"/>asegura result == [cab(ranking(c)) | c &lt;- competencias(j), finalizada(c) &amp;&amp; |ranking(c)| &gt; 0];</text:p>
            <text:p text:style-name="P27">// }</text:p>
            <text:p text:style-name="P31"/>
            <text:p text:style-name="P31">Lista<text:span text:style-name="T6">&lt;</text:span>Atleta<text:span text:style-name="T6">&gt;</text:span> obtenerCampeones(<text:span text:style-name="T1">const</text:span> JJOO <text:span text:style-name="T6">&amp;</text:span> j) {</text:p>
            <text:p text:style-name="P31"><text:s text:c="8"/>Lista<text:span text:style-name="T6">&lt;</text:span>Competencia<text:span text:style-name="T6">&gt;</text:span> competenciasOro <text:span text:style-name="T6">=</text:span> j.competenciasFinalizadasConOroEnPodio();</text:p>
            <text:p text:style-name="P31"><text:s text:c="8"/>Lista<text:span text:style-name="T6">&lt;</text:span>Atleta<text:span text:style-name="T6">&gt;</text:span> campeones;</text:p>
            <text:p text:style-name="P31"><text:s text:c="8"/><text:span text:style-name="T4">int</text:span> i <text:span text:style-name="T6">=</text:span> <text:span text:style-name="T6">0</text:span>;</text:p>
            <text:p text:style-name="P31"/>
            <text:p text:style-name="P31"><text:s text:c="8"/><text:span text:style-name="T8">// Vale Pc: competenciasOro == [c | c &lt;- competencias(j), finalizada(c) &amp;&amp; |ranking(c)| &gt; 0] &amp;&amp;</text:span></text:p>
            <text:p text:style-name="P31"><text:s text:c="8"/><text:span text:style-name="T8">// <text:s text:c="9"/>|campeones| == 0 &amp;&amp;</text:span></text:p>
            <text:p text:style-name="P31"><text:s text:c="8"/><text:span text:style-name="T8">// <text:s text:c="9"/>i == 0</text:span></text:p>
            <text:p text:style-name="P31"><text:s text:c="8"/><text:span text:style-name="T8">// Implica <text:s/>0 &lt;= i &lt;= |competenciasOro|</text:span></text:p>
            <text:p text:style-name="P31"><text:s text:c="8"/><text:span text:style-name="T8">// Implica <text:s/>campeones == [] == [cab(ranking(c)) | c &lt;- competenciasOro[0..i)]</text:span></text:p>
            <text:p text:style-name="P31"><text:s text:c="8"/><text:span text:style-name="T8">//</text:span></text:p>
            <text:p text:style-name="P31"><text:s text:c="8"/><text:span text:style-name="T8">// Luego, Pc -&gt; I.</text:span></text:p>
            <text:p text:style-name="P31"><text:s text:c="8"/><text:span text:style-name="T1">while</text:span>(i <text:span text:style-name="T6">&lt;</text:span> competenciasOro.longitud()) {</text:p>
            <text:p text:style-name="P31"><text:s text:c="16"/><text:span text:style-name="T8">// Guarda B: <text:s text:c="4"/>i &lt; |competenciasOro|</text:span></text:p>
            <text:p text:style-name="P31"><text:s text:c="16"/><text:span text:style-name="T8">// Invariante I: 0 &lt;= i &lt;= |competenciasOro| &amp;&amp;</text:span></text:p>
            <text:p text:style-name="P31"><text:s text:c="16"/><text:span text:style-name="T8">// <text:s text:c="14"/>campeones = [cab(ranking(c)) | c &lt;- competenciasOro[0..i)]</text:span></text:p>
            <text:p text:style-name="P31"><text:s text:c="16"/><text:span text:style-name="T8">// Variante V: <text:s text:c="2"/>|competenciasOro| - i</text:span></text:p>
            <text:p text:style-name="P31"><text:s text:c="16"/><text:span text:style-name="T8">// Cota C: <text:s text:c="6"/>0</text:span></text:p>
            <text:p text:style-name="P31"/>
            <text:p text:style-name="P31"><text:s text:c="16"/><text:span text:style-name="T8">// Estado E1</text:span></text:p>
            <text:p text:style-name="P31"><text:s text:c="16"/><text:span text:style-name="T8">// Vale I &amp;&amp; B</text:span></text:p>
            <text:p text:style-name="P31"><text:s text:c="16"/>campeones.agregarAtras(competenciasOro.iesimo(i).ranking().cabeza());</text:p>
            <text:p text:style-name="P31"/>
            <text:p text:style-name="P31"><text:s text:c="16"/><text:span text:style-name="T8">// Estado E2</text:span></text:p>
            <text:p text:style-name="P31"><text:s text:c="16"/><text:span text:style-name="T8">// Vale <text:s text:c="3"/>i = i@E1 &amp;&amp; campeones == campeones@E1 ++ [cab(ranking(competenciasOro[i]))]</text:span></text:p>
            <text:p text:style-name="P31"><text:s text:c="16"/><text:span text:style-name="T8">// Implica campeones == [cab(ranking(c)) | c &lt;- competenciasOro[0..i)] ++</text:span></text:p>
            <text:p text:style-name="P31"><text:s text:c="16"/><text:span text:style-name="T8">// <text:s text:c="21"/>[cab(ranking(competenciasOro[i]))]</text:span></text:p>
            <text:p text:style-name="P31"><text:s text:c="16"/><text:span text:style-name="T8">// Implica campeones == [cab(ranking(c)) | c &lt;- competenciasOro[0..i]]</text:span></text:p>
            <text:p text:style-name="P31"><text:s text:c="16"/>i<text:span text:style-name="T6">++</text:span>;</text:p>
            <text:p text:style-name="P31"/>
            <text:p text:style-name="P31"><text:s text:c="16"/><text:span text:style-name="T8">// Estado E3</text:span></text:p>
            <text:p text:style-name="P31"><text:s text:c="16"/><text:span text:style-name="T8">// Vale <text:s text:c="3"/>i == i@E2 + 1 &amp;&amp; campeones == campeones@E2</text:span></text:p>
            <text:p text:style-name="P31"><text:s text:c="16"/><text:span text:style-name="T8">// Implica 0 &lt; i</text:span></text:p>
            <text:p text:style-name="P31"><text:s text:c="16"/><text:span text:style-name="T8">// Implica i == i@E2 + 1 &lt; |competenciasOro| + 1</text:span></text:p>
            <text:p text:style-name="P31"><text:s text:c="16"/><text:span text:style-name="T8">// Implica i == i@E2 + 1 &lt;= |competenciasOro|</text:span></text:p>
            <text:p text:style-name="P31"><text:s text:c="16"/><text:span text:style-name="T8">// Implica i &lt;= |competenciasOro|</text:span></text:p>
            <text:p text:style-name="P31"><text:s text:c="16"/><text:span text:style-name="T8">// Implica 0 &lt;= i &lt;= |competenciasOro|</text:span></text:p>
            <text:p text:style-name="P31"><text:s text:c="16"/><text:span text:style-name="T8">// Implica campeones == [cab(ranking(c)) | c &lt;- competenciasOro[0..i@E2]]</text:span></text:p>
            <text:p text:style-name="P31"><text:s text:c="16"/><text:span text:style-name="T8">// Implica i@E2 == i - 1</text:span></text:p>
            <text:p text:style-name="P31"><text:s text:c="16"/><text:span text:style-name="T8">// Implica campeones == [cab(ranking(c)) | c &lt;- competenciasOro[0..i - 1]]</text:span></text:p>
            <text:p text:style-name="P31"><text:s text:c="16"/><text:span text:style-name="T8">// Implica campeones == [cab(ranking(c)) | c &lt;- competenciasOro[0..i)]</text:span></text:p>
            <text:p text:style-name="P31"><text:s text:c="16"/><text:span text:style-name="T8">// Implica 0 &lt;= i &lt;= |competenciasOro| &amp;&amp;</text:span></text:p>
            <text:p text:style-name="P31"><text:s text:c="16"/><text:span text:style-name="T8">// <text:s text:c="8"/>campeones == [cab(ranking(c)) | c &lt;- competenciasOro[0..i)]</text:span></text:p>
            <text:p text:style-name="P31"><text:s text:c="16"/><text:span text:style-name="T8">//</text:span></text:p>
            <text:p text:style-name="P31"><text:s text:c="16"/><text:span text:style-name="T8">// Luego, E3 -&gt; I.</text:span></text:p>
            <text:p text:style-name="P31"><text:s text:c="16"/><text:span text:style-name="T8">//</text:span></text:p>
            <text:p text:style-name="P31"><text:s text:c="16"/><text:span text:style-name="T8">// Vale <text:s text:c="3"/>V == |competenciasOro| - i@E3</text:span></text:p>
            <text:p text:style-name="P31"><text:s text:c="16"/><text:span text:style-name="T8">// Implica V == |competenciasOro| - (i@E1 + 1)</text:span></text:p>
            <text:p text:style-name="P31"><text:s text:c="16"/><text:span text:style-name="T8">// Implica V == |competenciasOro| - i@E1 - 1 &lt; |competenciasOro| - i@E1 == V@E1</text:span></text:p>
            <text:p text:style-name="P31"><text:s text:c="16"/><text:span text:style-name="T8">//</text:span></text:p>
            <text:p text:style-name="P31"><text:s text:c="16"/><text:span text:style-name="T8">// Luego, V@E3 &lt; V@E1.</text:span></text:p>
            <text:p text:style-name="P31"><text:s text:c="16"/><text:span text:style-name="T8">//</text:span></text:p>
            <text:p text:style-name="P31"><text:s text:c="16"/><text:span text:style-name="T8">// Supongo V &lt;= C.</text:span></text:p>
            <text:p text:style-name="P31"><text:s text:c="16"/><text:span text:style-name="T8">// Vale <text:s text:c="3"/>I &amp;&amp; (V &lt;= C)</text:span></text:p>
            <text:p text:style-name="P31"><text:s text:c="16"/><text:span text:style-name="T8">// Implica 0 &lt;= i &lt;= |competenciasOro| &amp;&amp;</text:span></text:p>
            <text:p text:style-name="P31"><text:s text:c="16"/><text:span text:style-name="T8">// <text:s text:c="8"/>campeones = [cab(ranking(c)) | c &lt;- competenciasOro[0..i)] &amp;&amp;</text:span></text:p>
            <text:p text:style-name="P31"><text:s text:c="16"/><text:span text:style-name="T8">// <text:s text:c="8"/>(|competenciasOro| - i &lt;= 0)</text:span></text:p>
            <text:p text:style-name="P31"><text:s text:c="16"/><text:span text:style-name="T8">// Implica |competenciasOro| &lt;= i</text:span></text:p>
            <text:p text:style-name="P31"><text:s text:c="16"/><text:span text:style-name="T8">// Implica i == |competenciasOro|</text:span></text:p>
            <text:p text:style-name="P31"><text:s text:c="16"/><text:span text:style-name="T8">// Implica ¬(i &lt; |competenciasOro|)</text:span></text:p>
            <text:p text:style-name="P31"><text:s text:c="16"/><text:span text:style-name="T8">//</text:span></text:p>
            <text:p text:style-name="P31"><text:s text:c="16"/><text:span text:style-name="T8">// Luego, I &amp;&amp; (V &lt;= C) -&gt; ¬B.</text:span></text:p>
            <text:p text:style-name="P31"><text:s text:c="8"/>}</text:p>
            <text:p text:style-name="P31"/>
            <text:p text:style-name="P31"><text:s text:c="8"/><text:span text:style-name="T8">// Vale Qc: i == |competenciasOro| &amp;&amp;</text:span></text:p>
            <text:p text:style-name="P31"><text:s text:c="8"/><text:span text:style-name="T8">// <text:s text:c="9"/>campeones = [cab(ranking(c)) | c &lt;- competencias(j), finalizada(c) &amp;&amp; |ranking(c)| &gt; 0]</text:span></text:p>
            <text:p text:style-name="P31"><text:s text:c="8"/><text:span text:style-name="T8">//</text:span></text:p>
            <text:p text:style-name="P31"><text:s text:c="8"/><text:span text:style-name="T8">// Vale <text:s text:c="4"/>I &amp;&amp; ¬B</text:span></text:p>
            <text:p text:style-name="P31"><text:s text:c="8"/><text:span text:style-name="T8">// Implica <text:s/>0 &lt;= i &lt;= |competenciasOro| &amp;&amp;</text:span></text:p>
            <text:p text:style-name="P31"><text:s text:c="8"/><text:span text:style-name="T8">// <text:s text:c="9"/>campeones = [cab(ranking(c)) | c &lt;- competenciasOro[0..i)] &amp;&amp;</text:span></text:p>
            <text:p text:style-name="P31"><text:s text:c="8"/><text:span text:style-name="T8">// <text:s text:c="9"/>i &gt;= |competenciasOro|</text:span></text:p>
            <text:p text:style-name="P31"><text:s text:c="8"/><text:span text:style-name="T8">// Implica <text:s/>i &lt;= |competenciasOro| &amp;&amp; i &gt;= |competenciasOro|</text:span></text:p>
            <text:p text:style-name="P31"><text:s text:c="8"/><text:span text:style-name="T8">// Implica <text:s/>i == |competenciasOro|</text:span></text:p>
            <text:p text:style-name="P31"><text:s text:c="8"/><text:span text:style-name="T8">// Implica <text:s/>campeones = [cab(ranking(c)) | c &lt;- competenciasOro[0..|competenciasOro|)]</text:span></text:p>
            <text:p text:style-name="P31"><text:s text:c="8"/><text:span text:style-name="T8">// Implica <text:s/>campeones = [cab(ranking(c)) | c &lt;- competenciasOro]</text:span></text:p>
            <text:p text:style-name="P31"><text:s text:c="8"/><text:span text:style-name="T8">// Implica <text:s/>campeones = [cab(ranking(c)) | c &lt;- competencias(j), finalizada(c) &amp;&amp; |ranking(c)| &gt; 0]</text:span></text:p>
            <text:p text:style-name="P31"><text:soft-page-break/><text:s text:c="8"/><text:span text:style-name="T8">// Implica <text:s/>i == |competenciasOro| &amp;&amp;</text:span></text:p>
            <text:p text:style-name="P31"><text:s text:c="8"/><text:span text:style-name="T8">// <text:s text:c="9"/>campeones = [cab(ranking(c)) | c &lt;- competencias(j), finalizada(c) &amp;&amp; |ranking(c)| &gt; 0]</text:span></text:p>
            <text:p text:style-name="P31"><text:s text:c="8"/><text:span text:style-name="T8">//</text:span></text:p>
            <text:p text:style-name="P31"><text:s text:c="8"/><text:span text:style-name="T8">// Luego, (I &amp;&amp; ¬B) -&gt; Qc.</text:span></text:p>
            <text:p text:style-name="P31"/>
            <text:p text:style-name="P31"><text:s text:c="8"/><text:span text:style-name="T1">return</text:span> campeones;</text:p>
            <text:p text:style-name="P31"/>
            <text:p text:style-name="P31"><text:s text:c="8"/><text:span text:style-name="T8">// Vale <text:s text:c="3"/>result == campeones@Qc</text:span></text:p>
            <text:p text:style-name="P31"><text:s text:c="8"/><text:span text:style-name="T8">// Implica result == [cab(ranking(c)) | c &lt;- competencias(j), finalizada(c) &amp;&amp; |ranking(c)| &gt; 0]</text:span></text:p>
            <text:p text:style-name="P31">}</text:p>
            <text:p text:style-name="P31"/>
            <text:p text:style-name="P31"/>
            <text:p text:style-name="P27">// problema atletaProdigio (j: JJOO) = result: Atleta {</text:p>
            <text:p text:style-name="P27">// <text:s text:c="4"/>requiere algunaVezSeCompitio: |competenciasConOroEnPodio(j)| &gt; 0;</text:p>
            <text:p text:style-name="P27">// <text:s text:c="4"/>asegura esCampeon(result, j);</text:p>
            <text:p text:style-name="P27">// <text:s text:c="4"/>asegura (∀c ∈ competenciasConOroEnPodio(j)) añoNacimiento(campeon(c)) ≤ añoNacimiento(result);</text:p>
            <text:p text:style-name="P27">//</text:p>
            <text:p text:style-name="P27">// <text:s text:c="4"/>aux esCampeon(a: Atleta, j: JJOO): Bool =</text:p>
            <text:p text:style-name="P27">// <text:s text:c="8"/>(∃c ∈ competenciasConOroEnPodio(j)) a == campeon(c);</text:p>
            <text:p text:style-name="P27">// <text:s text:c="4"/>aux campeon (c: Competencia): Atleta = cab(ranking(c));</text:p>
            <text:p text:style-name="P27">// <text:s text:c="4"/>aux competenciasConOroEnPodio(j: JJOO): [Competencia] =</text:p>
            <text:p text:style-name="P27">// <text:s text:c="8"/>[c|c ← competencias(j), finalizada(c) ∧ |ranking(c)| &gt; 0];</text:p>
            <text:p text:style-name="P27">// }</text:p>
            <text:p text:style-name="P31"/>
            <text:p text:style-name="P31">Atleta atletaProdigio(<text:span text:style-name="T1">const</text:span> JJOO <text:span text:style-name="T6">&amp;</text:span> j) {</text:p>
            <text:p text:style-name="P31"><text:s text:c="8"/>Lista<text:span text:style-name="T6">&lt;</text:span>Atleta<text:span text:style-name="T6">&gt;</text:span> campeones <text:span text:style-name="T6">=</text:span> obtenerCampeones(j);</text:p>
            <text:p text:style-name="P31"><text:s text:c="8"/>Atleta prodigio <text:span text:style-name="T6">=</text:span> campeones.cabeza();</text:p>
            <text:p text:style-name="P31"><text:s text:c="8"/><text:span text:style-name="T4">int</text:span> i <text:span text:style-name="T6">=</text:span> <text:span text:style-name="T6">1</text:span>;</text:p>
            <text:p text:style-name="P31"/>
            <text:p text:style-name="P31"><text:s text:c="8"/><text:span text:style-name="T8">// Vale Pc: campeones == [cab(ranking(c)) | c &lt;- competencias(j), finalizada(c) &amp;&amp; |ranking(c)| &gt; 0] &amp;&amp;</text:span></text:p>
            <text:p text:style-name="P31"><text:s text:c="8"/><text:span text:style-name="T8">// <text:s text:c="9"/>|campeones| &gt; 0 &amp;&amp;</text:span></text:p>
            <text:p text:style-name="P31"><text:s text:c="8"/><text:span text:style-name="T8">// <text:s text:c="9"/>prodigio == cab(campeones) &amp;&amp;</text:span></text:p>
            <text:p text:style-name="P31"><text:s text:c="8"/><text:span text:style-name="T8">// <text:s text:c="9"/>i == 1</text:span></text:p>
            <text:p text:style-name="P31"><text:s text:c="8"/><text:span text:style-name="T8">// Implica <text:s/>prodigio ∈ campeones</text:span></text:p>
            <text:p text:style-name="P31"><text:s text:c="8"/><text:span text:style-name="T8">// Implica <text:s/>1 &lt;= i &lt;= |campeones|</text:span></text:p>
            <text:p text:style-name="P31"><text:s text:c="8"/><text:span text:style-name="T8">// Implica <text:s/>(∀c ∈ campeones[0..1)) añoNacimiento(prodigio) &gt;= añoNacimiento(c)</text:span></text:p>
            <text:p text:style-name="P31"><text:s text:c="8"/><text:span text:style-name="T8">// Implica <text:s/>(∀c ∈ campeones[0..i)) añoNacimiento(prodigio) &gt;= añoNacimiento(c)</text:span></text:p>
            <text:p text:style-name="P31"><text:s text:c="8"/><text:span text:style-name="T8">// Implica <text:s/>1 &lt;= i &lt;= |campeones| &amp;&amp; prodigio ∈ campeones &amp;&amp;</text:span></text:p>
            <text:p text:style-name="P31"><text:s text:c="8"/><text:span text:style-name="T8">// <text:s text:c="9"/>(∀c ∈ campeones[0..i)) añoNacimiento(prodigio) &gt;= añoNacimiento(c)</text:span></text:p>
            <text:p text:style-name="P31"><text:s text:c="8"/><text:span text:style-name="T8">//</text:span></text:p>
            <text:p text:style-name="P31"><text:s text:c="8"/><text:span text:style-name="T8">// Luego, Pc -&gt; I.</text:span></text:p>
            <text:p text:style-name="P31"><text:s text:c="8"/><text:span text:style-name="T1">while</text:span>(i <text:span text:style-name="T6">&lt;</text:span> campeones.longitud()) {</text:p>
            <text:p text:style-name="P31"><text:s text:c="16"/><text:span text:style-name="T8">// Guarda B: <text:s text:c="4"/>i &lt; |campeones|</text:span></text:p>
            <text:p text:style-name="P31"><text:s text:c="16"/><text:span text:style-name="T8">// Invariante I: 1 &lt;= i &lt;= |campeones| &amp;&amp; prodigio ∈ campeones &amp;&amp;</text:span></text:p>
            <text:p text:style-name="P31"><text:s text:c="16"/><text:span text:style-name="T8">// <text:s text:c="14"/>(∀c ∈ campeones[0..i)) añoNacimiento(prodigio) &gt;= añoNacimiento(c)</text:span></text:p>
            <text:p text:style-name="P31"><text:s text:c="16"/><text:span text:style-name="T8">// Variante V: <text:s text:c="2"/>|campeones| - i</text:span></text:p>
            <text:p text:style-name="P31"><text:s text:c="16"/><text:span text:style-name="T8">// Cota C: <text:s text:c="6"/>0</text:span></text:p>
            <text:p text:style-name="P31"/>
            <text:p text:style-name="P31"><text:s text:c="16"/><text:span text:style-name="T8">// Estado E1</text:span></text:p>
            <text:p text:style-name="P31"><text:s text:c="16"/><text:span text:style-name="T8">// Vale I &amp;&amp; B</text:span></text:p>
            <text:p text:style-name="P31"/>
            <text:p text:style-name="P31"><text:s text:c="16"/><text:span text:style-name="T1">if</text:span>(campeones.iesimo(i).anioNacimiento() <text:span text:style-name="T6">&gt;</text:span> prodigio.anioNacimiento()) {</text:p>
            <text:p text:style-name="P31"><text:s text:c="24"/><text:span text:style-name="T8">// Estado F</text:span></text:p>
            <text:p text:style-name="P31"><text:s text:c="24"/><text:span text:style-name="T8">// Vale i == i@E1 &amp;&amp; campeones == campeones@E1 &amp;&amp;</text:span></text:p>
            <text:p text:style-name="P31"><text:s text:c="24"/><text:span text:style-name="T8">// <text:s text:c="5"/>añoNacimiento(campeones[i]) &gt; añoNacimiento(prodigio@E1)</text:span></text:p>
            <text:p text:style-name="P31"><text:s text:c="24"/>prodigio <text:span text:style-name="T6">=</text:span> campeones.iesimo(i);</text:p>
            <text:p text:style-name="P31"/>
            <text:p text:style-name="P31"><text:s text:c="24"/><text:span text:style-name="T8">// Estado G</text:span></text:p>
            <text:p text:style-name="P31"><text:s text:c="24"/><text:span text:style-name="T8">// Vale i == i@E1 &amp;&amp; campeones == campeones@E1 &amp;&amp;</text:span></text:p>
            <text:p text:style-name="P31"><text:s text:c="24"/><text:span text:style-name="T8">// <text:s text:c="5"/>añoNacimiento(campeones[i]) &gt; añoNacimiento(prodigio@E1) &amp;&amp;</text:span></text:p>
            <text:p text:style-name="P31"><text:s text:c="24"/><text:span text:style-name="T8">// <text:s text:c="5"/>prodigio == campeones[i]</text:span></text:p>
            <text:p text:style-name="P31"><text:s text:c="16"/>} <text:span text:style-name="T1">else</text:span> {</text:p>
            <text:p text:style-name="P31"/>
            <text:p text:style-name="P31"><text:s text:c="24"/><text:span text:style-name="T8">// Estado H</text:span></text:p>
            <text:p text:style-name="P31"><text:s text:c="24"/><text:span text:style-name="T8">// Vale i == i@E1 &amp;&amp; campeones == campeones@E1 &amp;&amp;</text:span></text:p>
            <text:p text:style-name="P31"><text:s text:c="24"/><text:span text:style-name="T8">// <text:s text:c="5"/>añoNacimiento(campeones[i]) &lt;= añoNacimiento(prodigio) &amp;&amp;</text:span></text:p>
            <text:p text:style-name="P31"><text:s text:c="24"/><text:span text:style-name="T8">// <text:s text:c="5"/>prodigio == prodigio@E1</text:span></text:p>
            <text:p text:style-name="P31"><text:s text:c="16"/>}</text:p>
            <text:p text:style-name="P31"/>
            <text:p text:style-name="P31"><text:s text:c="16"/><text:span text:style-name="T8">// Estado E2</text:span></text:p>
            <text:p text:style-name="P31"><text:s text:c="16"/><text:span text:style-name="T8">// Vale <text:s text:c="5"/>G || H</text:span></text:p>
            <text:p text:style-name="P31"><text:s text:c="16"/><text:span text:style-name="T8">// Implica <text:s/>(añoNacimiento(campeones[i]) &gt; <text:s/>añoNacimiento(prodigio@E1) &amp;&amp; prodigio == campeones[i]) ||</text:span></text:p>
            <text:p text:style-name="P31"><text:s text:c="16"/><text:span text:style-name="T8">// <text:s text:c="9"/>(añoNacimiento(campeones[i]) &lt;= añoNacimiento(prodigio) <text:s text:c="3"/>&amp;&amp; prodigio == prodigio@E1)</text:span></text:p>
            <text:p text:style-name="P31"><text:s text:c="16"/><text:span text:style-name="T8">// Implica <text:s text:c="2"/>añoNacimiento(prodigio) &gt;= añoNacimiento(campeones[i])</text:span></text:p>
            <text:p text:style-name="P31"><text:s text:c="16"/><text:span text:style-name="T8">// Implica <text:s text:c="2"/>prodigio ∈ campeones</text:span></text:p>
            <text:p text:style-name="P31"><text:s text:c="16"/><text:span text:style-name="T8">// Implica <text:s text:c="2"/>(∀c ∈ campeones[0..i]) añoNacimiento(prodigio) &gt;= añoNacimiento(c)</text:span></text:p>
            <text:p text:style-name="P31"/>
            <text:p text:style-name="P31"><text:s text:c="16"/>i<text:span text:style-name="T6">++</text:span>;</text:p>
            <text:p text:style-name="P31"><text:s text:c="16"/><text:span text:style-name="T8">// Estado E3</text:span></text:p>
            <text:p text:style-name="P31"><text:s text:c="16"/><text:span text:style-name="T8">// Vale <text:s text:c="3"/>i == i@E2 + 1 &amp;&amp; prodigio ∈ campeones &amp;&amp;</text:span></text:p>
            <text:p text:style-name="P31"><text:s text:c="16"/><text:span text:style-name="T8">// <text:s text:c="8"/>(∀c ∈ campeones[0..i@E2]) añoNacimiento(prodigio) &gt;= añoNacimiento(c)</text:span></text:p>
            <text:p text:style-name="P31"><text:s text:c="16"/><text:span text:style-name="T8">// Implica 1 &lt; i</text:span></text:p>
            <text:p text:style-name="P31"><text:s text:c="16"/><text:span text:style-name="T8">// Implica i == i@E2 + 1 &lt; |campeones| + 1 &lt;= |campeones|</text:span></text:p>
            <text:p text:style-name="P31"><text:s text:c="16"/><text:span text:style-name="T8">// Implica 1 &lt;= i &lt;= |campeones|</text:span></text:p>
            <text:p text:style-name="P31"><text:s text:c="16"/><text:span text:style-name="T8">// Implica i@E2 == i - 1</text:span></text:p>
            <text:p text:style-name="P31"><text:s text:c="16"/><text:span text:style-name="T8">// Implica (∀c ∈ campeones[0..i - 1]) añoNacimiento(prodigio) &gt;= añoNacimiento(c)</text:span></text:p>
            <text:p text:style-name="P31"><text:s text:c="16"/><text:span text:style-name="T8">// Implica (∀c ∈ campeones[0..i)) añoNacimiento(prodigio) &gt;= añoNacimiento(c)</text:span></text:p>
            <text:p text:style-name="P31"><text:s text:c="16"/><text:span text:style-name="T8">// Implica 1 &lt;= i &lt;= |campeones| &amp;&amp; prodigio ∈ campeones &amp;&amp;</text:span></text:p>
            <text:p text:style-name="P31"><text:s text:c="16"/><text:span text:style-name="T8">// <text:s text:c="8"/>(∀c ∈ campeones[0..i)) añoNacimiento(prodigio) &gt;= añoNacimiento(c)</text:span></text:p>
            <text:p text:style-name="P31"><text:s text:c="16"/><text:span text:style-name="T8">//</text:span></text:p>
            <text:p text:style-name="P31"><text:soft-page-break/><text:s text:c="16"/><text:span text:style-name="T8">// Luego, E3 -&gt; I.</text:span></text:p>
            <text:p text:style-name="P31"><text:s text:c="16"/><text:span text:style-name="T8">//</text:span></text:p>
            <text:p text:style-name="P31"><text:s text:c="16"/><text:span text:style-name="T8">// Vale <text:s text:c="3"/>V = |campeones| - i@E3</text:span></text:p>
            <text:p text:style-name="P31"><text:s text:c="16"/><text:span text:style-name="T8">// Implica V = |campeones| - (i@E1 + 1)</text:span></text:p>
            <text:p text:style-name="P31"><text:s text:c="16"/><text:span text:style-name="T8">// Implica V = |campeones| - i@E1 - 1 &lt; |campeones| - i@E1 == V@E1</text:span></text:p>
            <text:p text:style-name="P31"><text:s text:c="16"/><text:span text:style-name="T8">//</text:span></text:p>
            <text:p text:style-name="P31"><text:s text:c="16"/><text:span text:style-name="T8">// Luego, V@E3 &lt; V@E1.</text:span></text:p>
            <text:p text:style-name="P31"><text:s text:c="16"/><text:span text:style-name="T8">//</text:span></text:p>
            <text:p text:style-name="P31"><text:s text:c="16"/><text:span text:style-name="T8">// Supongo V &lt;= C.</text:span></text:p>
            <text:p text:style-name="P31"><text:s text:c="16"/><text:span text:style-name="T8">// Vale <text:s text:c="3"/>I &amp;&amp; (V &lt;= C)</text:span></text:p>
            <text:p text:style-name="P31"><text:s text:c="16"/><text:span text:style-name="T8">// Implica 1 &lt;= i &lt;= |campeones| &amp;&amp; prodigio ∈ campeones &amp;&amp;</text:span></text:p>
            <text:p text:style-name="P31"><text:s text:c="16"/><text:span text:style-name="T8">// <text:s text:c="8"/>((∀c ∈ campeones[0..i)) añoNacimiento(prodigio) &gt;= añoNacimiento(c)) &amp;&amp;</text:span></text:p>
            <text:p text:style-name="P31"><text:s text:c="16"/><text:span text:style-name="T8">// <text:s text:c="8"/>(|campeones| - i &lt;= 0)</text:span></text:p>
            <text:p text:style-name="P31"><text:s text:c="16"/><text:span text:style-name="T8">// Implica |campeones| &lt;= i</text:span></text:p>
            <text:p text:style-name="P31"><text:s text:c="16"/><text:span text:style-name="T8">// Implica i == |campeones|</text:span></text:p>
            <text:p text:style-name="P31"><text:s text:c="16"/><text:span text:style-name="T8">// Implica ¬(i &lt; |campeones|)</text:span></text:p>
            <text:p text:style-name="P31"><text:s text:c="16"/><text:span text:style-name="T8">//</text:span></text:p>
            <text:p text:style-name="P31"><text:s text:c="16"/><text:span text:style-name="T8">// Luego, I &amp;&amp; (V &lt;= C) -&gt; ¬B.</text:span></text:p>
            <text:p text:style-name="P31"><text:s text:c="8"/>}</text:p>
            <text:p text:style-name="P31"/>
            <text:p text:style-name="P31"><text:s text:c="8"/><text:span text:style-name="T8">// Vale Qc: i == |campeones| &amp;&amp; prodigio ∈ campeones &amp;&amp;</text:span></text:p>
            <text:p text:style-name="P31"><text:s text:c="8"/><text:span text:style-name="T8">// <text:s text:c="9"/>(∀c ∈ campeones) añoNacimiento(prodigio) &gt;= añoNacimiento(c)</text:span></text:p>
            <text:p text:style-name="P31"><text:s text:c="8"/><text:span text:style-name="T8">//</text:span></text:p>
            <text:p text:style-name="P31"><text:s text:c="8"/><text:span text:style-name="T8">// Vale <text:s text:c="4"/>I &amp;&amp; ¬B</text:span></text:p>
            <text:p text:style-name="P31"><text:s text:c="8"/><text:span text:style-name="T8">// Implica <text:s/>1 &lt;= i &lt;= |campeones| &amp;&amp;</text:span></text:p>
            <text:p text:style-name="P31"><text:s text:c="8"/><text:span text:style-name="T8">// <text:s text:c="9"/>prodigio ∈ campeones &amp;&amp;</text:span></text:p>
            <text:p text:style-name="P31"><text:s text:c="8"/><text:span text:style-name="T8">// <text:s text:c="9"/>((∀c ∈ campeones[0..i)) añoNacimiento(prodigio) &gt;= añoNacimiento(c)) &amp;&amp;</text:span></text:p>
            <text:p text:style-name="P31"><text:s text:c="8"/><text:span text:style-name="T8">// <text:s text:c="9"/>¬(i &lt; |campeones|)</text:span></text:p>
            <text:p text:style-name="P31"><text:s text:c="8"/><text:span text:style-name="T8">// Implica <text:s/>i &gt;= |campeones|</text:span></text:p>
            <text:p text:style-name="P31"><text:s text:c="8"/><text:span text:style-name="T8">// Implica <text:s/>i == |campeones|</text:span></text:p>
            <text:p text:style-name="P31"><text:s text:c="8"/><text:span text:style-name="T8">// Implica <text:s/>(∀c ∈ campeones[0..|campeones|)) añoNacimiento(prodigio) &gt;= añoNacimiento(c)</text:span></text:p>
            <text:p text:style-name="P31"><text:s text:c="8"/><text:span text:style-name="T8">// Implica <text:s/>(∀c ∈ campeones) añoNacimiento(prodigio) &gt;= añoNacimiento(c)</text:span></text:p>
            <text:p text:style-name="P31"><text:s text:c="8"/><text:span text:style-name="T8">// Implica <text:s/>i == |campeones| &amp;&amp; prodigio ∈ campeones &amp;&amp;</text:span></text:p>
            <text:p text:style-name="P31"><text:s text:c="8"/><text:span text:style-name="T8">// <text:s text:c="9"/>(∀c ∈ campeones) añoNacimiento(prodigio) &gt;= añoNacimiento(c)</text:span></text:p>
            <text:p text:style-name="P31"><text:s text:c="8"/><text:span text:style-name="T8">//</text:span></text:p>
            <text:p text:style-name="P31"><text:s text:c="8"/><text:span text:style-name="T8">// Luego, (I &amp;&amp; ¬B) -&gt; Qc.</text:span></text:p>
            <text:p text:style-name="P31"/>
            <text:p text:style-name="P31"><text:s text:c="8"/><text:span text:style-name="T1">return</text:span> prodigio;</text:p>
            <text:p text:style-name="P31"/>
            <text:p text:style-name="P31"><text:s text:c="8"/><text:span text:style-name="T8">// Vale <text:s text:c="5"/>result == prodigio</text:span></text:p>
            <text:p text:style-name="P31"><text:s text:c="8"/><text:span text:style-name="T8">// Implica <text:s text:c="2"/>result ∈ campeones &amp;&amp; (∀c ∈ campeones) añoNacimiento(result) &gt;= añoNacimiento(c)</text:span></text:p>
            <text:p text:style-name="P31"><text:s text:c="8"/><text:span text:style-name="T8">// Implica <text:s text:c="2"/>result ∈ [cab(ranking(c)) | c &lt;- competencias(j), finalizada(c) &amp;&amp; |ranking(c)| &gt; 0] &amp;&amp;</text:span></text:p>
            <text:p text:style-name="P31"><text:s text:c="8"/><text:span text:style-name="T8">// <text:s text:c="9"/>(∀c ∈ [cab(ranking(c)) | c &lt;- competencias(j), finalizada(c) &amp;&amp; |ranking(c)| &gt; 0])</text:span></text:p>
            <text:p text:style-name="P31"><text:s text:c="8"/><text:span text:style-name="T8">// <text:s text:c="14"/>añoNacimiento(result) &gt;= añoNacimiento(c)</text:span></text:p>
            <text:p text:style-name="P31"><text:s text:c="8"/><text:span text:style-name="T8">// Implica ((∃c ∈ [cab(ranking(c)) | c &lt;- competencias(j), finalizada(c) &amp;&amp; |ranking(c)| &gt; 0])</text:span></text:p>
            <text:p text:style-name="P31"><text:s text:c="8"/><text:span text:style-name="T8">// <text:s text:c="14"/>result == cab(ranking(c))) &amp;&amp;</text:span></text:p>
            <text:p text:style-name="P31"><text:s text:c="8"/><text:span text:style-name="T8">// <text:s text:c="8"/>((∀c ∈ [cab(ranking(c)) | c &lt;- competencias(j), finalizada(c) &amp;&amp; |ranking(c)| &gt; 0])</text:span></text:p>
            <text:p text:style-name="P31"><text:s text:c="8"/><text:span text:style-name="T8">// <text:s text:c="14"/>añoNacimiento(result) &gt;= añoNacimiento(c))</text:span></text:p>
            <text:p text:style-name="P31">}</text:p>
            <text:p text:style-name="P31"/>
            <text:p text:style-name="P31"><text:span text:style-name="T4">int</text:span> main(){</text:p>
            <text:p text:style-name="P31"><text:s text:c="4"/>MenuPrincipal();</text:p>
            <text:p text:style-name="P31"><text:s text:c="4"/><text:span text:style-name="T1">return</text:span> <text:span text:style-name="T6">0</text:span>;</text:p>
            <text:p text:style-name="P34">}</text:p>
          </table:table-cell>
        </table:table-row>
      </table:table>
      <text:h text:style-name="P8" text:outline-level="2">tipos.h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<text:s/>1</text:p>
            <text:p text:style-name="P31"><text:s/>2</text:p>
            <text:p text:style-name="P31"><text:s/>3</text:p>
            <text:p text:style-name="P31"><text:s/>4</text:p>
            <text:p text:style-name="P31"><text:s/>5</text:p>
            <text:p text:style-name="P31"><text:s/>6</text:p>
            <text:p text:style-name="P31"><text:s/>7</text:p>
            <text:p text:style-name="P31"><text:s/>8</text:p>
            <text:p text:style-name="P31"><text:s/>9</text:p>
            <text:p text:style-name="P31">10</text:p>
            <text:p text:style-name="P31">11</text:p>
            <text:p text:style-name="P31">12</text:p>
            <text:p text:style-name="P31">13</text:p>
            <text:p text:style-name="P31">14</text:p>
            <text:p text:style-name="P34">15</text:p>
          </table:table-cell>
          <table:table-cell table:style-name="Table2.A1" office:value-type="string">
            <text:p text:style-name="P23">#ifndef TIPOS_H</text:p>
            <text:p text:style-name="P23">#define TIPOS_H</text:p>
            <text:p text:style-name="P31"/>
            <text:p text:style-name="P23">#include &lt;stdlib.h&gt;</text:p>
            <text:p text:style-name="P31"/>
            <text:p text:style-name="P23">#include &lt;string&gt;</text:p>
            <text:p text:style-name="P23">#include &lt;iostream&gt;</text:p>
            <text:p text:style-name="P31"/>
            <text:p text:style-name="P31"><text:span text:style-name="T1">using</text:span> <text:span text:style-name="T1">namespace</text:span> std;</text:p>
            <text:p text:style-name="P31"><text:span text:style-name="T1">typedef</text:span> string Deporte;</text:p>
            <text:p text:style-name="P31"><text:span text:style-name="T1">typedef</text:span> string Pais;</text:p>
            <text:p text:style-name="P31"><text:span text:style-name="T1">enum</text:span> Sexo{Femenino, Masculino};</text:p>
            <text:p text:style-name="P31"><text:span text:style-name="T1">typedef</text:span> pair<text:span text:style-name="T6">&lt;</text:span>Deporte, Sexo<text:span text:style-name="T6">&gt;</text:span> Categoria;</text:p>
            <text:p text:style-name="P31"/>
            <text:p text:style-name="P34"><text:span text:style-name="T10">#endif </text:span><text:span text:style-name="T8">/*TIPOS_H*/</text:span></text:p>
          </table:table-cell>
        </table:table-row>
      </table:table>
      <text:h text:style-name="P8" text:outline-level="2">atleta.h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<text:s/>1</text:p>
            <text:p text:style-name="P31"><text:s/>2</text:p>
            <text:p text:style-name="P31"><text:s/>3</text:p>
            <text:p text:style-name="P31"><text:s/>4</text:p>
            <text:p text:style-name="P31"><text:s/>5</text:p>
            <text:p text:style-name="P31"><text:s/>6</text:p>
            <text:p text:style-name="P31"><text:s/>7</text:p>
            <text:p text:style-name="P31"><text:s/>8</text:p>
            <text:p text:style-name="P31"><text:soft-page-break/><text:s/>9</text:p>
            <text:p text:style-name="P31">10</text:p>
            <text:p text:style-name="P31">11</text:p>
            <text:p text:style-name="P31">12</text:p>
            <text:p text:style-name="P31">13</text:p>
            <text:p text:style-name="P31">14</text:p>
            <text:p text:style-name="P31">15</text:p>
            <text:p text:style-name="P31">16</text:p>
            <text:p text:style-name="P31">17</text:p>
            <text:p text:style-name="P31">18</text:p>
            <text:p text:style-name="P31">19</text:p>
            <text:p text:style-name="P31">20</text:p>
            <text:p text:style-name="P31">21</text:p>
            <text:p text:style-name="P31">22</text:p>
            <text:p text:style-name="P31">23</text:p>
            <text:p text:style-name="P31">24</text:p>
            <text:p text:style-name="P31">25</text:p>
            <text:p text:style-name="P31">26</text:p>
            <text:p text:style-name="P31">27</text:p>
            <text:p text:style-name="P31">28</text:p>
            <text:p text:style-name="P31">29</text:p>
            <text:p text:style-name="P31">30</text:p>
            <text:p text:style-name="P31">31</text:p>
            <text:p text:style-name="P31">32</text:p>
            <text:p text:style-name="P31">33</text:p>
            <text:p text:style-name="P31">34</text:p>
            <text:p text:style-name="P31">35</text:p>
            <text:p text:style-name="P31">36</text:p>
            <text:p text:style-name="P31">37</text:p>
            <text:p text:style-name="P31">38</text:p>
            <text:p text:style-name="P31">39</text:p>
            <text:p text:style-name="P31">40</text:p>
            <text:p text:style-name="P31">41</text:p>
            <text:p text:style-name="P31">42</text:p>
            <text:p text:style-name="P31">43</text:p>
            <text:p text:style-name="P34">44</text:p>
          </table:table-cell>
          <table:table-cell table:style-name="Table3.A1" office:value-type="string">
            <text:p text:style-name="P23">#ifndef ATLETA_H</text:p>
            <text:p text:style-name="P23">#define ATLETA_H</text:p>
            <text:p text:style-name="P31"/>
            <text:p text:style-name="P23">#include &lt;iostream&gt;</text:p>
            <text:p text:style-name="P23">#include &lt;fstream&gt;</text:p>
            <text:p text:style-name="P31"/>
            <text:p text:style-name="P23">#include "tipos.h"</text:p>
            <text:p text:style-name="P23">#include "lista.h"</text:p>
            <text:p text:style-name="P31"><text:soft-page-break/></text:p>
            <text:p text:style-name="P31"><text:span text:style-name="T1">class</text:span> <text:span text:style-name="T3">Atleta</text:span>{</text:p>
            <text:p text:style-name="P31"><text:s text:c="4"/><text:span text:style-name="T1">public</text:span><text:span text:style-name="T6">:</text:span></text:p>
            <text:p text:style-name="P31"/>
            <text:p text:style-name="P31"><text:s text:c="8"/>Atleta();</text:p>
            <text:p text:style-name="P31"><text:s text:c="8"/>Atleta(<text:span text:style-name="T1">const</text:span> string nombre,<text:span text:style-name="T1">const</text:span> Sexo sexo, <text:span text:style-name="T1">const</text:span> <text:span text:style-name="T4">int</text:span> anio, <text:span text:style-name="T1">const</text:span> Pais pais, <text:span text:style-name="T1">const</text:span> <text:span text:style-name="T4">int</text:span> ciaNumber);</text:p>
            <text:p text:style-name="P31"/>
            <text:p text:style-name="P31"><text:s text:c="8"/>string nombre() <text:span text:style-name="T1">const</text:span>;</text:p>
            <text:p text:style-name="P31"><text:s text:c="8"/>Sexo sexo() <text:span text:style-name="T1">const</text:span>;</text:p>
            <text:p text:style-name="P31"><text:s text:c="8"/><text:span text:style-name="T4">int</text:span> anioNacimiento() <text:span text:style-name="T1">const</text:span>;</text:p>
            <text:p text:style-name="P31"><text:s text:c="8"/>Pais nacionalidad() <text:span text:style-name="T1">const</text:span>;</text:p>
            <text:p text:style-name="P31"><text:s text:c="8"/><text:span text:style-name="T4">int</text:span> ciaNumber() <text:span text:style-name="T1">const</text:span>;</text:p>
            <text:p text:style-name="P31"><text:s text:c="8"/>Lista<text:span text:style-name="T6">&lt;</text:span>Deporte<text:span text:style-name="T6">&gt;</text:span> deportes() <text:span text:style-name="T1">const</text:span>;</text:p>
            <text:p text:style-name="P31"><text:s text:c="8"/><text:span text:style-name="T4">int</text:span> capacidad(<text:span text:style-name="T1">const</text:span> Deporte d) <text:span text:style-name="T1">const</text:span>;</text:p>
            <text:p text:style-name="P31"/>
            <text:p text:style-name="P31"><text:s text:c="8"/><text:span text:style-name="T4">void</text:span> entrenarNuevoDeporte(<text:span text:style-name="T1">const</text:span> Deporte deporte, <text:span text:style-name="T1">const</text:span> <text:span text:style-name="T4">int</text:span> capacidad);</text:p>
            <text:p text:style-name="P31"><text:s text:c="8"/><text:span text:style-name="T4">bool</text:span> <text:span text:style-name="T1">operator</text:span><text:span text:style-name="T6">==</text:span>(<text:span text:style-name="T1">const</text:span> Atleta<text:span text:style-name="T6">&amp;</text:span> a) <text:span text:style-name="T1">const</text:span>;</text:p>
            <text:p text:style-name="P31"/>
            <text:p text:style-name="P31"><text:s text:c="8"/><text:span text:style-name="T4">void</text:span> mostrar(std<text:span text:style-name="T6">::</text:span>ostream<text:span text:style-name="T6">&amp;</text:span> os) <text:span text:style-name="T1">const</text:span>;</text:p>
            <text:p text:style-name="P31"><text:s text:c="8"/><text:span text:style-name="T4">void</text:span> guardar(std<text:span text:style-name="T6">::</text:span>ostream<text:span text:style-name="T6">&amp;</text:span> os) <text:span text:style-name="T1">const</text:span>;</text:p>
            <text:p text:style-name="P31"><text:s text:c="8"/><text:span text:style-name="T4">void</text:span> cargar (std<text:span text:style-name="T6">::</text:span>istream<text:span text:style-name="T6">&amp;</text:span> is);</text:p>
            <text:p text:style-name="P31"/>
            <text:p text:style-name="P31"><text:s text:c="4"/><text:span text:style-name="T1">private</text:span><text:span text:style-name="T6">:</text:span></text:p>
            <text:p text:style-name="P31"><text:s text:c="8"/>string _nombre;</text:p>
            <text:p text:style-name="P31"><text:s text:c="8"/>Sexo _sexo;</text:p>
            <text:p text:style-name="P31"><text:s text:c="8"/><text:span text:style-name="T4">int</text:span> _anioNacimiento;</text:p>
            <text:p text:style-name="P31"><text:s text:c="8"/>Pais _nacionalidad;</text:p>
            <text:p text:style-name="P31"><text:s text:c="8"/><text:span text:style-name="T4">int</text:span> _ciaNumber;</text:p>
            <text:p text:style-name="P31"><text:s text:c="8"/>Lista<text:span text:style-name="T6">&lt;</text:span>pair<text:span text:style-name="T6">&lt;</text:span>Deporte, <text:span text:style-name="T4">int</text:span><text:span text:style-name="T6">&gt;</text:span> <text:span text:style-name="T6">&gt;</text:span> _deportes;</text:p>
            <text:p text:style-name="P31"/>
            <text:p text:style-name="P31"><text:s text:c="8"/><text:span text:style-name="T1">enum</text:span> {ENCABEZADO_ARCHIVO <text:span text:style-name="T6">=</text:span> <text:span text:style-name="T7">'A'</text:span>};</text:p>
            <text:p text:style-name="P31">};</text:p>
            <text:p text:style-name="P31"/>
            <text:p text:style-name="P31">std<text:span text:style-name="T6">::</text:span>ostream <text:span text:style-name="T6">&amp;</text:span> <text:span text:style-name="T1">operator</text:span><text:span text:style-name="T6">&lt;&lt;</text:span>(std<text:span text:style-name="T6">::</text:span>ostream <text:span text:style-name="T6">&amp;</text:span> os,<text:span text:style-name="T1">const</text:span> Atleta <text:span text:style-name="T6">&amp;</text:span> a);</text:p>
            <text:p text:style-name="P31"/>
            <text:p text:style-name="P34"><text:span text:style-name="T10">#endif </text:span><text:span text:style-name="T8">// ATLETA_H</text:span></text:p>
          </table:table-cell>
        </table:table-row>
      </table:table>
      <text:h text:style-name="P8" text:outline-level="2">atleta.cpp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<text:s text:c="2"/>1</text:p>
            <text:p text:style-name="P31"><text:s text:c="2"/>2</text:p>
            <text:p text:style-name="P31"><text:s text:c="2"/>3</text:p>
            <text:p text:style-name="P31"><text:s text:c="2"/>4</text:p>
            <text:p text:style-name="P31"><text:s text:c="2"/>5</text:p>
            <text:p text:style-name="P31"><text:s text:c="2"/>6</text:p>
            <text:p text:style-name="P31"><text:s text:c="2"/>7</text:p>
            <text:p text:style-name="P31"><text:s text:c="2"/>8</text:p>
            <text:p text:style-name="P31"><text:s text:c="2"/>9</text:p>
            <text:p text:style-name="P31"><text:s/>10</text:p>
            <text:p text:style-name="P31"><text:s/>11</text:p>
            <text:p text:style-name="P31"><text:s/>12</text:p>
            <text:p text:style-name="P31"><text:s/>13</text:p>
            <text:p text:style-name="P31"><text:s/>14</text:p>
            <text:p text:style-name="P31"><text:s/>15</text:p>
            <text:p text:style-name="P31"><text:s/>16</text:p>
            <text:p text:style-name="P31"><text:s/>17</text:p>
            <text:p text:style-name="P31"><text:s/>18</text:p>
            <text:p text:style-name="P31"><text:s/>19</text:p>
            <text:p text:style-name="P31"><text:s/>20</text:p>
            <text:p text:style-name="P31"><text:s/>21</text:p>
            <text:p text:style-name="P31"><text:s/>22</text:p>
            <text:p text:style-name="P31"><text:s/>23</text:p>
            <text:p text:style-name="P31"><text:s/>24</text:p>
            <text:p text:style-name="P31"><text:s/>25</text:p>
            <text:p text:style-name="P31"><text:s/>26</text:p>
            <text:p text:style-name="P31"><text:s/>27</text:p>
            <text:p text:style-name="P31"><text:s/>28</text:p>
            <text:p text:style-name="P31"><text:s/>29</text:p>
            <text:p text:style-name="P31"><text:s/>30</text:p>
            <text:p text:style-name="P31"><text:s/>31</text:p>
            <text:p text:style-name="P31"><text:s/>32</text:p>
            <text:p text:style-name="P31"><text:s/>33</text:p>
            <text:p text:style-name="P31"><text:s/>34</text:p>
            <text:p text:style-name="P31"><text:s/>35</text:p>
            <text:p text:style-name="P31"><text:s/>36</text:p>
            <text:p text:style-name="P31"><text:s/>37</text:p>
            <text:p text:style-name="P31"><text:s/>38</text:p>
            <text:p text:style-name="P31"><text:s/>39</text:p>
            <text:p text:style-name="P31"><text:s/>40</text:p>
            <text:p text:style-name="P31"><text:s/>41</text:p>
            <text:p text:style-name="P31"><text:s/>42</text:p>
            <text:p text:style-name="P31"><text:s/>43</text:p>
            <text:p text:style-name="P31"><text:s/>44</text:p>
            <text:p text:style-name="P31"><text:s/>45</text:p>
            <text:p text:style-name="P31"><text:s/>46</text:p>
            <text:p text:style-name="P31"><text:s/>47</text:p>
            <text:p text:style-name="P31"><text:s/>48</text:p>
            <text:p text:style-name="P31"><text:soft-page-break/><text:s/>49</text:p>
            <text:p text:style-name="P31"><text:s/>50</text:p>
            <text:p text:style-name="P31"><text:s/>51</text:p>
            <text:p text:style-name="P31"><text:s/>52</text:p>
            <text:p text:style-name="P31"><text:s/>53</text:p>
            <text:p text:style-name="P31"><text:s/>54</text:p>
            <text:p text:style-name="P31"><text:s/>55</text:p>
            <text:p text:style-name="P31"><text:s/>56</text:p>
            <text:p text:style-name="P31"><text:s/>57</text:p>
            <text:p text:style-name="P31"><text:s/>58</text:p>
            <text:p text:style-name="P31"><text:s/>59</text:p>
            <text:p text:style-name="P31"><text:s/>60</text:p>
            <text:p text:style-name="P31"><text:s/>61</text:p>
            <text:p text:style-name="P31"><text:s/>62</text:p>
            <text:p text:style-name="P31"><text:s/>63</text:p>
            <text:p text:style-name="P31"><text:s/>64</text:p>
            <text:p text:style-name="P31"><text:s/>65</text:p>
            <text:p text:style-name="P31"><text:s/>66</text:p>
            <text:p text:style-name="P31"><text:s/>67</text:p>
            <text:p text:style-name="P31"><text:s/>68</text:p>
            <text:p text:style-name="P31"><text:s/>69</text:p>
            <text:p text:style-name="P31"><text:s/>70</text:p>
            <text:p text:style-name="P31"><text:s/>71</text:p>
            <text:p text:style-name="P31"><text:s/>72</text:p>
            <text:p text:style-name="P31"><text:s/>73</text:p>
            <text:p text:style-name="P31"><text:s/>74</text:p>
            <text:p text:style-name="P31"><text:s/>75</text:p>
            <text:p text:style-name="P31"><text:s/>76</text:p>
            <text:p text:style-name="P31"><text:s/>77</text:p>
            <text:p text:style-name="P31"><text:s/>78</text:p>
            <text:p text:style-name="P31"><text:s/>79</text:p>
            <text:p text:style-name="P31"><text:s/>80</text:p>
            <text:p text:style-name="P31"><text:s/>81</text:p>
            <text:p text:style-name="P31"><text:s/>82</text:p>
            <text:p text:style-name="P31"><text:s/>83</text:p>
            <text:p text:style-name="P31"><text:s/>84</text:p>
            <text:p text:style-name="P31"><text:s/>85</text:p>
            <text:p text:style-name="P31"><text:s/>86</text:p>
            <text:p text:style-name="P31"><text:s/>87</text:p>
            <text:p text:style-name="P31"><text:s/>88</text:p>
            <text:p text:style-name="P31"><text:s/>89</text:p>
            <text:p text:style-name="P31"><text:s/>90</text:p>
            <text:p text:style-name="P31"><text:s/>91</text:p>
            <text:p text:style-name="P31"><text:s/>92</text:p>
            <text:p text:style-name="P31"><text:s/>93</text:p>
            <text:p text:style-name="P31"><text:s/>94</text:p>
            <text:p text:style-name="P31"><text:s/>95</text:p>
            <text:p text:style-name="P31"><text:s/>96</text:p>
            <text:p text:style-name="P31"><text:s/>97</text:p>
            <text:p text:style-name="P31"><text:s/>98</text:p>
            <text:p text:style-name="P31"><text:s/>99</text:p>
            <text:p text:style-name="P31">100</text:p>
            <text:p text:style-name="P31">101</text:p>
            <text:p text:style-name="P31">102</text:p>
            <text:p text:style-name="P31">103</text:p>
            <text:p text:style-name="P31">104</text:p>
            <text:p text:style-name="P31">105</text:p>
            <text:p text:style-name="P31">106</text:p>
            <text:p text:style-name="P31">107</text:p>
            <text:p text:style-name="P31">108</text:p>
            <text:p text:style-name="P31">109</text:p>
            <text:p text:style-name="P31">110</text:p>
            <text:p text:style-name="P31">111</text:p>
            <text:p text:style-name="P31">112</text:p>
            <text:p text:style-name="P31">113</text:p>
            <text:p text:style-name="P31">114</text:p>
            <text:p text:style-name="P31">115</text:p>
            <text:p text:style-name="P31">116</text:p>
            <text:p text:style-name="P31">117</text:p>
            <text:p text:style-name="P31">118</text:p>
            <text:p text:style-name="P31">119</text:p>
            <text:p text:style-name="P31">120</text:p>
            <text:p text:style-name="P31">121</text:p>
            <text:p text:style-name="P31">122</text:p>
            <text:p text:style-name="P31">123</text:p>
            <text:p text:style-name="P31">124</text:p>
            <text:p text:style-name="P31">125</text:p>
            <text:p text:style-name="P31">126</text:p>
            <text:p text:style-name="P31">127</text:p>
            <text:p text:style-name="P31">128</text:p>
            <text:p text:style-name="P31">129</text:p>
            <text:p text:style-name="P31">130</text:p>
            <text:p text:style-name="P31">131</text:p>
            <text:p text:style-name="P31">132</text:p>
            <text:p text:style-name="P31">133</text:p>
            <text:p text:style-name="P31">134</text:p>
            <text:p text:style-name="P31">135</text:p>
            <text:p text:style-name="P31">136</text:p>
            <text:p text:style-name="P31">137</text:p>
            <text:p text:style-name="P31">138</text:p>
            <text:p text:style-name="P31"><text:soft-page-break/>139</text:p>
            <text:p text:style-name="P31">140</text:p>
            <text:p text:style-name="P31">141</text:p>
            <text:p text:style-name="P31">142</text:p>
            <text:p text:style-name="P31">143</text:p>
            <text:p text:style-name="P31">144</text:p>
            <text:p text:style-name="P31">145</text:p>
            <text:p text:style-name="P31">146</text:p>
            <text:p text:style-name="P31">147</text:p>
            <text:p text:style-name="P31">148</text:p>
            <text:p text:style-name="P31">149</text:p>
            <text:p text:style-name="P31">150</text:p>
            <text:p text:style-name="P31">151</text:p>
            <text:p text:style-name="P31">152</text:p>
            <text:p text:style-name="P31">153</text:p>
            <text:p text:style-name="P31">154</text:p>
            <text:p text:style-name="P31">155</text:p>
            <text:p text:style-name="P31">156</text:p>
            <text:p text:style-name="P31">157</text:p>
            <text:p text:style-name="P31">158</text:p>
            <text:p text:style-name="P31">159</text:p>
            <text:p text:style-name="P31">160</text:p>
            <text:p text:style-name="P31">161</text:p>
            <text:p text:style-name="P31">162</text:p>
            <text:p text:style-name="P31">163</text:p>
            <text:p text:style-name="P31">164</text:p>
            <text:p text:style-name="P31">165</text:p>
            <text:p text:style-name="P31">166</text:p>
            <text:p text:style-name="P31">167</text:p>
            <text:p text:style-name="P31">168</text:p>
            <text:p text:style-name="P31">169</text:p>
            <text:p text:style-name="P31">170</text:p>
            <text:p text:style-name="P31">171</text:p>
            <text:p text:style-name="P31">172</text:p>
            <text:p text:style-name="P31">173</text:p>
            <text:p text:style-name="P31">174</text:p>
            <text:p text:style-name="P31">175</text:p>
            <text:p text:style-name="P31">176</text:p>
            <text:p text:style-name="P31">177</text:p>
            <text:p text:style-name="P31">178</text:p>
            <text:p text:style-name="P31">179</text:p>
            <text:p text:style-name="P31">180</text:p>
            <text:p text:style-name="P31">181</text:p>
            <text:p text:style-name="P31">182</text:p>
            <text:p text:style-name="P31">183</text:p>
            <text:p text:style-name="P31">184</text:p>
            <text:p text:style-name="P31">185</text:p>
            <text:p text:style-name="P31">186</text:p>
            <text:p text:style-name="P31">187</text:p>
            <text:p text:style-name="P31">188</text:p>
            <text:p text:style-name="P31">189</text:p>
            <text:p text:style-name="P31">190</text:p>
            <text:p text:style-name="P31">191</text:p>
            <text:p text:style-name="P31">192</text:p>
            <text:p text:style-name="P31">193</text:p>
            <text:p text:style-name="P31">194</text:p>
            <text:p text:style-name="P31">195</text:p>
            <text:p text:style-name="P31">196</text:p>
            <text:p text:style-name="P31">197</text:p>
            <text:p text:style-name="P31">198</text:p>
            <text:p text:style-name="P31">199</text:p>
            <text:p text:style-name="P31">200</text:p>
            <text:p text:style-name="P31">201</text:p>
            <text:p text:style-name="P31">202</text:p>
            <text:p text:style-name="P31">203</text:p>
            <text:p text:style-name="P31">204</text:p>
            <text:p text:style-name="P31">205</text:p>
            <text:p text:style-name="P34">206</text:p>
          </table:table-cell>
          <table:table-cell table:style-name="Table4.A1" office:value-type="string">
            <text:p text:style-name="P23">#include &lt;iostream&gt;</text:p>
            <text:p text:style-name="P23">#include "tipos.h"</text:p>
            <text:p text:style-name="P23">#include "lista.h"</text:p>
            <text:p text:style-name="P23">#include "atleta.h"</text:p>
            <text:p text:style-name="P31"/>
            <text:p text:style-name="P31"><text:span text:style-name="T1">using</text:span> <text:span text:style-name="T1">namespace</text:span> std;</text:p>
            <text:p text:style-name="P31">Atleta<text:span text:style-name="T6">::</text:span>Atleta() {}</text:p>
            <text:p text:style-name="P31">Atleta<text:span text:style-name="T6">::</text:span>Atleta(<text:span text:style-name="T1">const</text:span> string nombre,<text:span text:style-name="T1">const</text:span> Sexo sexo, <text:span text:style-name="T1">const</text:span> <text:span text:style-name="T4">int</text:span> anio, <text:span text:style-name="T1">const</text:span> Pais pais, <text:span text:style-name="T1">const</text:span> <text:span text:style-name="T4">int</text:span> ciaNumber) {</text:p>
            <text:p text:style-name="P31"><text:s text:c="4"/>_nombre <text:span text:style-name="T6">=</text:span> nombre;</text:p>
            <text:p text:style-name="P31"><text:s text:c="4"/>_sexo <text:span text:style-name="T6">=</text:span> sexo;</text:p>
            <text:p text:style-name="P31"><text:s text:c="4"/>_anioNacimiento <text:span text:style-name="T6">=</text:span> anio;</text:p>
            <text:p text:style-name="P31"><text:s text:c="4"/>_nacionalidad <text:span text:style-name="T6">=</text:span> pais;</text:p>
            <text:p text:style-name="P31"><text:s text:c="4"/>_ciaNumber <text:span text:style-name="T6">=</text:span> ciaNumber;</text:p>
            <text:p text:style-name="P31">}</text:p>
            <text:p text:style-name="P31"/>
            <text:p text:style-name="P31"><text:s text:c="4"/><text:span text:style-name="T8">//string nombre() const;</text:span></text:p>
            <text:p text:style-name="P31">string Atleta<text:span text:style-name="T6">::</text:span>nombre() <text:span text:style-name="T1">const</text:span> {</text:p>
            <text:p text:style-name="P31"><text:s text:c="8"/><text:span text:style-name="T1">return</text:span> _nombre;</text:p>
            <text:p text:style-name="P31">}</text:p>
            <text:p text:style-name="P31"/>
            <text:p text:style-name="P31"><text:s text:c="4"/><text:span text:style-name="T8">//Sexo sexo() const;</text:span></text:p>
            <text:p text:style-name="P31">Sexo Atleta<text:span text:style-name="T6">::</text:span>sexo() <text:span text:style-name="T1">const</text:span> {</text:p>
            <text:p text:style-name="P31"><text:s text:c="4"/><text:span text:style-name="T1">return</text:span> _sexo;</text:p>
            <text:p text:style-name="P31">}</text:p>
            <text:p text:style-name="P31"/>
            <text:p text:style-name="P31"><text:s text:c="4"/><text:span text:style-name="T8">//int anioNacimiento() const;</text:span></text:p>
            <text:p text:style-name="P31"><text:span text:style-name="T4">int</text:span> Atleta<text:span text:style-name="T6">::</text:span>anioNacimiento() <text:span text:style-name="T1">const</text:span> {</text:p>
            <text:p text:style-name="P31"><text:s text:c="4"/><text:span text:style-name="T1">return</text:span> _anioNacimiento;</text:p>
            <text:p text:style-name="P31">}</text:p>
            <text:p text:style-name="P31"/>
            <text:p text:style-name="P31"><text:s text:c="4"/><text:span text:style-name="T8">//Pais nacionalidad() const;</text:span></text:p>
            <text:p text:style-name="P31">Pais Atleta<text:span text:style-name="T6">::</text:span>nacionalidad() <text:span text:style-name="T1">const</text:span> {</text:p>
            <text:p text:style-name="P31"><text:s text:c="4"/><text:span text:style-name="T1">return</text:span> _nacionalidad;</text:p>
            <text:p text:style-name="P31">}</text:p>
            <text:p text:style-name="P31"/>
            <text:p text:style-name="P31"><text:s text:c="4"/><text:span text:style-name="T8">//int ciaNumber() const;</text:span></text:p>
            <text:p text:style-name="P31"><text:span text:style-name="T4">int</text:span> Atleta<text:span text:style-name="T6">::</text:span>ciaNumber() <text:span text:style-name="T1">const</text:span> {</text:p>
            <text:p text:style-name="P31"><text:s text:c="4"/><text:span text:style-name="T1">return</text:span> _ciaNumber;</text:p>
            <text:p text:style-name="P31">}</text:p>
            <text:p text:style-name="P31"/>
            <text:p text:style-name="P31"><text:s text:c="4"/><text:span text:style-name="T8">//Lista&lt;Deporte&gt; deportes() const;</text:span></text:p>
            <text:p text:style-name="P31">Lista<text:span text:style-name="T6">&lt;</text:span>Deporte<text:span text:style-name="T6">&gt;</text:span> Atleta<text:span text:style-name="T6">::</text:span>deportes() <text:span text:style-name="T1">const</text:span> {</text:p>
            <text:p text:style-name="P31"><text:s text:c="4"/><text:span text:style-name="T4">int</text:span> i<text:span text:style-name="T6">=0</text:span>;</text:p>
            <text:p text:style-name="P31"><text:s text:c="4"/>Lista<text:span text:style-name="T6">&lt;</text:span>Deporte<text:span text:style-name="T6">&gt;</text:span> deportes;</text:p>
            <text:p text:style-name="P31"><text:s text:c="4"/><text:span text:style-name="T1">while</text:span>(i<text:span text:style-name="T6">&lt;</text:span>_deportes.longitud()) {</text:p>
            <text:p text:style-name="P31"><text:s text:c="8"/>deportes.agregarAtras(_deportes.iesimo(i).first);</text:p>
            <text:p text:style-name="P31"><text:s text:c="8"/>i<text:span text:style-name="T6">++</text:span>;</text:p>
            <text:p text:style-name="P31"><text:s text:c="4"/>}</text:p>
            <text:p text:style-name="P31"><text:soft-page-break/><text:s text:c="4"/><text:span text:style-name="T1">return</text:span> deportes;</text:p>
            <text:p text:style-name="P31">}</text:p>
            <text:p text:style-name="P31"><text:s text:c="4"/><text:span text:style-name="T8">//int capacidad(const Deporte d) const;</text:span></text:p>
            <text:p text:style-name="P31"><text:span text:style-name="T4">int</text:span> Atleta<text:span text:style-name="T6">::</text:span>capacidad(<text:span text:style-name="T1">const</text:span> Deporte d) <text:span text:style-name="T1">const</text:span> {</text:p>
            <text:p text:style-name="P31"><text:s text:c="4"/><text:span text:style-name="T4">int</text:span> i<text:span text:style-name="T6">=0</text:span>;</text:p>
            <text:p text:style-name="P31"><text:s text:c="4"/><text:span text:style-name="T4">int</text:span> capacidad;</text:p>
            <text:p text:style-name="P31"><text:s text:c="4"/><text:span text:style-name="T1">while</text:span>(i<text:span text:style-name="T6">&lt;</text:span>_deportes.longitud()) {</text:p>
            <text:p text:style-name="P31"><text:s text:c="8"/><text:span text:style-name="T1">if</text:span>(_deportes.iesimo(i).first <text:span text:style-name="T6">==</text:span> d) {</text:p>
            <text:p text:style-name="P31"><text:s text:c="12"/>capacidad <text:span text:style-name="T6">=</text:span> _deportes.iesimo(i).second;</text:p>
            <text:p text:style-name="P31"><text:s text:c="9"/>}</text:p>
            <text:p text:style-name="P31"><text:s text:c="9"/>i<text:span text:style-name="T6">++</text:span>;</text:p>
            <text:p text:style-name="P31"><text:s text:c="4"/>}</text:p>
            <text:p text:style-name="P31"><text:s text:c="4"/><text:span text:style-name="T1">return</text:span> capacidad;</text:p>
            <text:p text:style-name="P31">}</text:p>
            <text:p text:style-name="P31"/>
            <text:p text:style-name="P31"><text:s text:c="4"/><text:span text:style-name="T8">//void entrenarNuevoDeporte(const Deporte deporte, const int capacidad);</text:span></text:p>
            <text:p text:style-name="P31"><text:span text:style-name="T4">void</text:span> Atleta<text:span text:style-name="T6">::</text:span>entrenarNuevoDeporte(<text:span text:style-name="T1">const</text:span> Deporte deporte, <text:span text:style-name="T1">const</text:span> <text:span text:style-name="T4">int</text:span> capacidad) {</text:p>
            <text:p text:style-name="P31"><text:s text:c="4"/>Lista<text:span text:style-name="T6">&lt;</text:span>pair<text:span text:style-name="T6">&lt;</text:span>Deporte, <text:span text:style-name="T4">int</text:span><text:span text:style-name="T6">&gt;</text:span> <text:span text:style-name="T6">&gt;</text:span> newDeportes;</text:p>
            <text:p text:style-name="P31"><text:s text:c="4"/><text:span text:style-name="T4">bool</text:span> agregado <text:span text:style-name="T6">=</text:span> <text:span text:style-name="T1">false</text:span>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 <text:span text:style-name="T6">&lt;</text:span> _deportes.longitud()) {</text:p>
            <text:p text:style-name="P31"><text:s text:c="8"/><text:span text:style-name="T1">if</text:span>(deporte <text:span text:style-name="T6">&lt;</text:span> _deportes.iesimo(i).first <text:span text:style-name="T6">&amp;&amp;</text:span> <text:span text:style-name="T6">!</text:span>agregado) {</text:p>
            <text:p text:style-name="P31"><text:s text:c="12"/>newDeportes.agregarAtras(make_pair(deporte, capacidad));</text:p>
            <text:p text:style-name="P31"><text:s text:c="12"/>newDeportes.agregarAtras(_deportes.iesimo(i));</text:p>
            <text:p text:style-name="P31"><text:s text:c="12"/>agregado <text:span text:style-name="T6">=</text:span> <text:span text:style-name="T1">true</text:span>;</text:p>
            <text:p text:style-name="P31"><text:s text:c="8"/>} <text:span text:style-name="T1">else</text:span> <text:span text:style-name="T1">if</text:span>(deporte <text:span text:style-name="T6">==</text:span> _deportes.iesimo(i).first) {</text:p>
            <text:p text:style-name="P31"><text:s text:c="12"/>newDeportes.agregarAtras(make_pair(deporte, capacidad));</text:p>
            <text:p text:style-name="P31"><text:s text:c="12"/>agregado <text:span text:style-name="T6">=</text:span> <text:span text:style-name="T1">true</text:span>;</text:p>
            <text:p text:style-name="P31"><text:s text:c="8"/>} <text:span text:style-name="T1">else</text:span> {</text:p>
            <text:p text:style-name="P31"><text:s text:c="12"/>newDeportes.agregarAtras(_deportes.iesimo(i))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if</text:span>(<text:span text:style-name="T6">!</text:span>agregado) {</text:p>
            <text:p text:style-name="P31"><text:s text:c="8"/>newDeportes.agregarAtras(make_pair(deporte, capacidad));</text:p>
            <text:p text:style-name="P31"><text:s text:c="4"/>}</text:p>
            <text:p text:style-name="P31"><text:s text:c="4"/>_deportes <text:span text:style-name="T6">=</text:span> newDeportes;</text:p>
            <text:p text:style-name="P31">}</text:p>
            <text:p text:style-name="P31"/>
            <text:p text:style-name="P31"><text:span text:style-name="T4">bool</text:span> Atleta<text:span text:style-name="T6">::</text:span><text:span text:style-name="T1">operator</text:span><text:span text:style-name="T6">==</text:span>(<text:span text:style-name="T1">const</text:span> Atleta<text:span text:style-name="T6">&amp;</text:span> a) <text:span text:style-name="T1">const</text:span> {</text:p>
            <text:p text:style-name="P31"><text:s text:c="4"/><text:span text:style-name="T4">bool</text:span> igual <text:span text:style-name="T6">=</text:span> _nombre <text:s text:c="8"/><text:span text:style-name="T6">==</text:span> a._nombre <text:s text:c="8"/><text:span text:style-name="T6">&amp;&amp;</text:span></text:p>
            <text:p text:style-name="P31"><text:s text:c="21"/>_sexo <text:s text:c="10"/><text:span text:style-name="T6">==</text:span> a._sexo <text:s text:c="10"/><text:span text:style-name="T6">&amp;&amp;</text:span></text:p>
            <text:p text:style-name="P31"><text:s text:c="21"/>_anioNacimiento <text:span text:style-name="T6">==</text:span> a._anioNacimiento <text:span text:style-name="T6">&amp;&amp;</text:span></text:p>
            <text:p text:style-name="P31"><text:s text:c="21"/>_nacionalidad <text:s text:c="2"/><text:span text:style-name="T6">==</text:span> a._nacionalidad <text:s text:c="2"/><text:span text:style-name="T6">&amp;&amp;</text:span></text:p>
            <text:p text:style-name="P31"><text:s text:c="21"/>_ciaNumber <text:s text:c="5"/><text:span text:style-name="T6">==</text:span> a._ciaNumber;</text:p>
            <text:p text:style-name="P31"/>
            <text:p text:style-name="P31"><text:s text:c="4"/><text:span text:style-name="T4">int</text:span> i<text:span text:style-name="T6">=0</text:span>;</text:p>
            <text:p text:style-name="P31"><text:s text:c="4"/><text:span text:style-name="T1">if</text:span>(a.deportes() <text:span text:style-name="T6">==</text:span> <text:span text:style-name="T1">this</text:span><text:span text:style-name="T6">-&gt;</text:span>deportes()) {</text:p>
            <text:p text:style-name="P31"><text:s text:c="8"/><text:span text:style-name="T1">while</text:span>(i<text:span text:style-name="T6">&lt;</text:span>a.deportes().longitud()) {</text:p>
            <text:p text:style-name="P31"><text:s text:c="12"/><text:span text:style-name="T1">if</text:span>(<text:span text:style-name="T6">!</text:span>(<text:span text:style-name="T1">this</text:span><text:span text:style-name="T6">-&gt;</text:span>capacidad(a.deportes().iesimo(i)) <text:span text:style-name="T6">==</text:span> a.capacidad(a.deportes().iesimo(i)))) {</text:p>
            <text:p text:style-name="P31"><text:s text:c="16"/>igual <text:span text:style-name="T6">=</text:span> <text:span text:style-name="T1">false</text:span>;</text:p>
            <text:p text:style-name="P31"><text:s text:c="12"/>}</text:p>
            <text:p text:style-name="P31"><text:s text:c="12"/>i<text:span text:style-name="T6">++</text:span>;</text:p>
            <text:p text:style-name="P31"><text:s text:c="8"/>}</text:p>
            <text:p text:style-name="P31"><text:s text:c="4"/>}</text:p>
            <text:p text:style-name="P31"><text:s text:c="4"/><text:span text:style-name="T1">else</text:span> {</text:p>
            <text:p text:style-name="P31"><text:s text:c="8"/>igual <text:span text:style-name="T6">=</text:span> <text:span text:style-name="T1">false</text:span>;</text:p>
            <text:p text:style-name="P31"><text:s text:c="4"/>}</text:p>
            <text:p text:style-name="P31"><text:s text:c="4"/><text:span text:style-name="T1">return</text:span> igual;</text:p>
            <text:p text:style-name="P31">}</text:p>
            <text:p text:style-name="P31"/>
            <text:p text:style-name="P31"><text:span text:style-name="T4">void</text:span> Atleta<text:span text:style-name="T6">::</text:span>mostrar(std<text:span text:style-name="T6">::</text:span>ostream<text:span text:style-name="T6">&amp;</text:span> os) <text:span text:style-name="T1">const</text:span> {</text:p>
            <text:p text:style-name="P31"><text:s text:c="4"/>string sexo <text:span text:style-name="T6">=</text:span> <text:span text:style-name="T7">"Masculino"</text:span>;</text:p>
            <text:p text:style-name="P31"><text:s text:c="4"/><text:span text:style-name="T1">if</text:span>(_sexo <text:span text:style-name="T6">==</text:span> Femenino) sexo <text:span text:style-name="T6">=</text:span> <text:span text:style-name="T7">"Femenino"</text:span>;</text:p>
            <text:p text:style-name="P31"/>
            <text:p text:style-name="P31"><text:s text:c="4"/>os <text:span text:style-name="T6">&lt;&lt;</text:span> _nombre <text:span text:style-name="T6">&lt;&lt;</text:span> <text:span text:style-name="T7">" (#"</text:span> <text:span text:style-name="T6">&lt;&lt;</text:span> _ciaNumber <text:span text:style-name="T6">&lt;&lt;</text:span> <text:span text:style-name="T7">"). "</text:span> <text:span text:style-name="T6">&lt;&lt;</text:span></text:p>
            <text:p text:style-name="P31"><text:s text:c="10"/>sexo <text:span text:style-name="T6">&lt;&lt;</text:span> <text:span text:style-name="T7">". Año nac.: "</text:span> <text:span text:style-name="T6">&lt;&lt;</text:span> _anioNacimiento <text:span text:style-name="T6">&lt;&lt;</text:span> <text:span text:style-name="T7">". "</text:span> <text:span text:style-name="T6">&lt;&lt;</text:span></text:p>
            <text:p text:style-name="P31"><text:s text:c="10"/><text:span text:style-name="T7">"Nacionalidad: "</text:span> <text:span text:style-name="T6">&lt;&lt;</text:span> _nacionalidad <text:span text:style-name="T6">&lt;&lt;</text:span> <text:span text:style-name="T7">". "</text:span> <text:span text:style-name="T6">&lt;&lt;</text:span> <text:span text:style-name="T7">"Deportes: "</text:span>;</text:p>
            <text:p text:style-name="P31"/>
            <text:p text:style-name="P31"><text:s text:c="4"/><text:span text:style-name="T1">if</text:span>(_deportes.longitud() <text:span text:style-name="T6">==</text:span> <text:span text:style-name="T6">0</text:span>) {</text:p>
            <text:p text:style-name="P31"><text:s text:c="8"/>os <text:span text:style-name="T6">&lt;&lt;</text:span> <text:span text:style-name="T7">"ninguno."</text:span>;</text:p>
            <text:p text:style-name="P31"><text:s text:c="4"/>} <text:span text:style-name="T1">else</text:span> {</text:p>
            <text:p text:style-name="P31"><text:s text:c="8"/><text:span text:style-name="T4">int</text:span> i <text:span text:style-name="T6">=</text:span> <text:span text:style-name="T6">0</text:span>;</text:p>
            <text:p text:style-name="P31"><text:s text:c="8"/><text:span text:style-name="T1">while</text:span>(i <text:span text:style-name="T6">&lt;</text:span> _deportes.longitud()) {</text:p>
            <text:p text:style-name="P31"><text:s text:c="12"/>os <text:span text:style-name="T6">&lt;&lt;</text:span> endl <text:span text:style-name="T6">&lt;&lt;</text:span> <text:span text:style-name="T7">" <text:s/>"</text:span> <text:span text:style-name="T6">&lt;&lt;</text:span> _deportes.iesimo(i).first <text:span text:style-name="T6">&lt;&lt;</text:span> <text:span text:style-name="T7">" ("</text:span> <text:span text:style-name="T6">&lt;&lt;</text:span></text:p>
            <text:p text:style-name="P31"><text:s text:c="34"/>_deportes.iesimo(i).second <text:span text:style-name="T6">&lt;&lt;</text:span> <text:span text:style-name="T7">")"</text:span>;</text:p>
            <text:p text:style-name="P31"><text:s text:c="12"/>i<text:span text:style-name="T6">++</text:span>;</text:p>
            <text:p text:style-name="P31"><text:s text:c="8"/>}</text:p>
            <text:p text:style-name="P31"><text:s text:c="4"/>}</text:p>
            <text:p text:style-name="P31"/>
            <text:p text:style-name="P31"><text:s text:c="4"/>os <text:span text:style-name="T6">&lt;&lt;</text:span> endl;</text:p>
            <text:p text:style-name="P31">}</text:p>
            <text:p text:style-name="P31"/>
            <text:p text:style-name="P31"><text:span text:style-name="T4">void</text:span> Atleta<text:span text:style-name="T6">::</text:span>guardar(std<text:span text:style-name="T6">::</text:span>ostream<text:span text:style-name="T6">&amp;</text:span> os) <text:span text:style-name="T1">const</text:span> {</text:p>
            <text:p text:style-name="P31"><text:s text:c="4"/><text:span text:style-name="T8">//Hay que guardar A |Liu Song| |Masculino| 1972 |China| 123 [(|Tenis de Mesa|, 90)]</text:span></text:p>
            <text:p text:style-name="P31"><text:s text:c="4"/><text:span text:style-name="T8">// A |Pepe| |Masculino| 1991 |Arg| 1 [(|Football|, 13),(|Karate|, 44),(|Zunga|, 17)]</text:span></text:p>
            <text:p text:style-name="P31"><text:s text:c="4"/>os <text:span text:style-name="T6">&lt;&lt;</text:span> <text:span text:style-name="T7">"A |"</text:span> <text:span text:style-name="T6">&lt;&lt;</text:span> nombre() <text:span text:style-name="T6">&lt;&lt;</text:span><text:span text:style-name="T7">"| |"</text:span>;</text:p>
            <text:p text:style-name="P31"><text:s text:c="4"/><text:span text:style-name="T1">if</text:span>(sexo() <text:span text:style-name="T6">==</text:span> Masculino) {</text:p>
            <text:p text:style-name="P31"><text:s text:c="8"/>os <text:span text:style-name="T6">&lt;&lt;</text:span> <text:span text:style-name="T7">"Masculino"</text:span>;</text:p>
            <text:p text:style-name="P31"><text:s text:c="4"/>}</text:p>
            <text:p text:style-name="P31"><text:soft-page-break/><text:s text:c="4"/><text:span text:style-name="T1">else</text:span> {</text:p>
            <text:p text:style-name="P31"><text:s text:c="8"/>os <text:span text:style-name="T6">&lt;&lt;</text:span> <text:span text:style-name="T7">"Femenino"</text:span>;</text:p>
            <text:p text:style-name="P31"><text:s text:c="4"/>}</text:p>
            <text:p text:style-name="P31"><text:s text:c="4"/>os <text:span text:style-name="T6">&lt;&lt;</text:span> <text:span text:style-name="T7">"| "</text:span> <text:span text:style-name="T6">&lt;&lt;</text:span> anioNacimiento() <text:span text:style-name="T6">&lt;&lt;</text:span> <text:span text:style-name="T7">" |"</text:span> <text:span text:style-name="T6">&lt;&lt;</text:span> nacionalidad() <text:span text:style-name="T6">&lt;&lt;</text:span> <text:span text:style-name="T7">"| "</text:span> <text:span text:style-name="T6">&lt;&lt;</text:span> ciaNumber();</text:p>
            <text:p text:style-name="P31"><text:s text:c="4"/>os <text:span text:style-name="T6">&lt;&lt;</text:span> <text:span text:style-name="T7">" ["</text:span>;</text:p>
            <text:p text:style-name="P31"><text:s text:c="4"/><text:span text:style-name="T4">int</text:span> i<text:span text:style-name="T6">=0</text:span>;</text:p>
            <text:p text:style-name="P31"><text:s text:c="4"/><text:span text:style-name="T1">while</text:span>(i<text:span text:style-name="T6">&lt;</text:span>deportes().longitud()) {</text:p>
            <text:p text:style-name="P31"><text:s text:c="8"/>os <text:span text:style-name="T6">&lt;&lt;</text:span> <text:span text:style-name="T7">"(|"</text:span> <text:span text:style-name="T6">&lt;&lt;</text:span> deportes().iesimo(i) <text:span text:style-name="T6">&lt;&lt;</text:span> <text:span text:style-name="T7">"|, "</text:span> <text:span text:style-name="T6">&lt;&lt;</text:span> capacidad(deportes().iesimo(i)) <text:span text:style-name="T6">&lt;&lt;</text:span> <text:span text:style-name="T7">")"</text:span>;</text:p>
            <text:p text:style-name="P31"><text:s text:c="8"/><text:span text:style-name="T1">if</text:span>((i<text:span text:style-name="T6">+1</text:span>)<text:span text:style-name="T6">&lt;</text:span>deportes().longitud()) {</text:p>
            <text:p text:style-name="P31"><text:s text:c="12"/>os <text:span text:style-name="T6">&lt;&lt;</text:span> <text:span text:style-name="T7">","</text:span>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><text:s text:c="4"/>os <text:span text:style-name="T6">&lt;&lt;</text:span> <text:span text:style-name="T7">"]"</text:span>;</text:p>
            <text:p text:style-name="P31">}</text:p>
            <text:p text:style-name="P31"/>
            <text:p text:style-name="P31"><text:span text:style-name="T4">void</text:span> Atleta<text:span text:style-name="T6">::</text:span>cargar (std<text:span text:style-name="T6">::</text:span>istream<text:span text:style-name="T6">&amp;</text:span> is) {</text:p>
            <text:p text:style-name="P31"><text:s text:c="4"/><text:span text:style-name="T8">//A |Pepe| |Masculino| 1991 |Arg| 1 [(|Football|, 13),(|Karate|, 44),(|Zunga|, 17)]</text:span></text:p>
            <text:p text:style-name="P31"><text:s text:c="4"/><text:span text:style-name="T4">char</text:span> c;</text:p>
            <text:p text:style-name="P31"><text:s text:c="4"/><text:span text:style-name="T4">int</text:span> capacidad;</text:p>
            <text:p text:style-name="P31"><text:s text:c="4"/>string deporte, sexo;</text:p>
            <text:p text:style-name="P31"><text:s text:c="4"/>is <text:span text:style-name="T6">&gt;&gt;</text:span> c;</text:p>
            <text:p text:style-name="P31"><text:s text:c="4"/>is <text:span text:style-name="T6">&gt;&gt;</text:span> c;</text:p>
            <text:p text:style-name="P31"><text:s text:c="4"/>getline(is, _nombre, <text:span text:style-name="T7">'|'</text:span>);</text:p>
            <text:p text:style-name="P31"><text:s text:c="4"/>is <text:span text:style-name="T6">&gt;&gt;</text:span> c;</text:p>
            <text:p text:style-name="P31"><text:s text:c="4"/>getline(is, sexo, <text:span text:style-name="T7">'|'</text:span>);</text:p>
            <text:p text:style-name="P31"><text:s text:c="4"/><text:span text:style-name="T1">if</text:span>(sexo <text:span text:style-name="T6">==</text:span> <text:span text:style-name="T7">"Masculino"</text:span>) {</text:p>
            <text:p text:style-name="P31"><text:s text:c="8"/>_sexo <text:span text:style-name="T6">=</text:span> Masculino;</text:p>
            <text:p text:style-name="P31"><text:s text:c="4"/>}</text:p>
            <text:p text:style-name="P31"><text:s text:c="4"/><text:span text:style-name="T1">else</text:span> {</text:p>
            <text:p text:style-name="P31"><text:s text:c="8"/>_sexo <text:span text:style-name="T6">=</text:span> Femenino;</text:p>
            <text:p text:style-name="P31"><text:s text:c="4"/>}</text:p>
            <text:p text:style-name="P31"><text:s text:c="4"/>is <text:span text:style-name="T6">&gt;&gt;</text:span> _anioNacimiento;</text:p>
            <text:p text:style-name="P31"><text:s text:c="4"/>is <text:span text:style-name="T6">&gt;&gt;</text:span> c;</text:p>
            <text:p text:style-name="P31"><text:s text:c="4"/>getline(is, _nacionalidad, <text:span text:style-name="T7">'|'</text:span>);</text:p>
            <text:p text:style-name="P31"><text:s text:c="4"/>is <text:span text:style-name="T6">&gt;&gt;</text:span> _ciaNumber;</text:p>
            <text:p text:style-name="P31"><text:s text:c="4"/><text:span text:style-name="T8">//Empiezo con la lista de deportes, agarro [</text:span></text:p>
            <text:p text:style-name="P31"><text:s text:c="4"/>is <text:span text:style-name="T6">&gt;&gt;</text:span> c;</text:p>
            <text:p text:style-name="P31"><text:s text:c="4"/>Lista<text:span text:style-name="T6">&lt;</text:span>pair<text:span text:style-name="T6">&lt;</text:span>Deporte, <text:span text:style-name="T4">int</text:span><text:span text:style-name="T6">&gt;</text:span> <text:span text:style-name="T6">&gt;</text:span> tempDeportes;</text:p>
            <text:p text:style-name="P31"><text:s text:c="4"/><text:span text:style-name="T1">if</text:span>(is.peek() <text:span text:style-name="T6">!=</text:span> <text:span text:style-name="T7">']'</text:span>) {</text:p>
            <text:p text:style-name="P31"><text:s text:c="8"/><text:span text:style-name="T4">bool</text:span> looper <text:span text:style-name="T6">=</text:span> <text:span text:style-name="T1">true</text:span>;</text:p>
            <text:p text:style-name="P31"><text:s text:c="8"/><text:span text:style-name="T1">while</text:span>(looper) {</text:p>
            <text:p text:style-name="P31"><text:s text:c="12"/><text:span text:style-name="T8">//Agarro (</text:span></text:p>
            <text:p text:style-name="P31"><text:s text:c="12"/>is <text:span text:style-name="T6">&gt;&gt;</text:span> c;</text:p>
            <text:p text:style-name="P31"><text:s text:c="12"/><text:span text:style-name="T8">//Agarro |</text:span></text:p>
            <text:p text:style-name="P31"><text:s text:c="12"/>is <text:span text:style-name="T6">&gt;&gt;</text:span> c;</text:p>
            <text:p text:style-name="P31"><text:s text:c="12"/><text:span text:style-name="T8">//Agarro el deporte</text:span></text:p>
            <text:p text:style-name="P31"><text:s text:c="12"/>getline(is, deporte, <text:span text:style-name="T7">'|'</text:span>);</text:p>
            <text:p text:style-name="P31"><text:s text:c="12"/><text:span text:style-name="T8">//Agarro la ,</text:span></text:p>
            <text:p text:style-name="P31"><text:s text:c="12"/>is <text:span text:style-name="T6">&gt;&gt;</text:span> c;</text:p>
            <text:p text:style-name="P31"><text:s text:c="12"/><text:span text:style-name="T8">//Agarro capacidad</text:span></text:p>
            <text:p text:style-name="P31"><text:s text:c="12"/>is <text:span text:style-name="T6">&gt;&gt;</text:span> capacidad;</text:p>
            <text:p text:style-name="P31"><text:s text:c="12"/><text:span text:style-name="T8">//Agarro )</text:span></text:p>
            <text:p text:style-name="P31"><text:s text:c="12"/>is <text:span text:style-name="T6">&gt;&gt;</text:span> c;</text:p>
            <text:p text:style-name="P31"><text:s text:c="12"/><text:span text:style-name="T8">//Peek se fija sin agarrar el caracter, cual es el siguiente</text:span></text:p>
            <text:p text:style-name="P31"><text:s text:c="12"/><text:span text:style-name="T1">if</text:span>(is.peek() <text:span text:style-name="T6">!=</text:span> <text:span text:style-name="T7">','</text:span>) {</text:p>
            <text:p text:style-name="P31"><text:s text:c="16"/>looper <text:span text:style-name="T6">=</text:span> <text:span text:style-name="T1">false</text:span>;</text:p>
            <text:p text:style-name="P31"><text:s text:c="12"/>}</text:p>
            <text:p text:style-name="P31"><text:s text:c="12"/><text:span text:style-name="T1">else</text:span> {</text:p>
            <text:p text:style-name="P31"><text:s text:c="16"/><text:span text:style-name="T8">//Saco la , que delimita otro deporte, ej, [(|Tenis de Mesa|, 90),(|Bmx|, 90)]</text:span></text:p>
            <text:p text:style-name="P31"><text:s text:c="16"/>is <text:span text:style-name="T6">&gt;&gt;</text:span> c;</text:p>
            <text:p text:style-name="P31"><text:s text:c="12"/>}</text:p>
            <text:p text:style-name="P31"><text:s text:c="12"/>entrenarNuevoDeporte(deporte, capacidad);</text:p>
            <text:p text:style-name="P31"><text:s text:c="8"/>}</text:p>
            <text:p text:style-name="P31"><text:s text:c="4"/>}</text:p>
            <text:p text:style-name="P31"><text:s text:c="4"/><text:span text:style-name="T8">//Saco el ultimo ]</text:span></text:p>
            <text:p text:style-name="P31"><text:s text:c="4"/>is <text:span text:style-name="T6">&gt;&gt;</text:span> c;</text:p>
            <text:p text:style-name="P34">}</text:p>
          </table:table-cell>
        </table:table-row>
      </table:table>
      <text:h text:style-name="P8" text:outline-level="2">competencia.h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<text:s/>1</text:p>
            <text:p text:style-name="P31"><text:s/>2</text:p>
            <text:p text:style-name="P31"><text:s/>3</text:p>
            <text:p text:style-name="P31"><text:s/>4</text:p>
            <text:p text:style-name="P31"><text:s/>5</text:p>
            <text:p text:style-name="P31"><text:s/>6</text:p>
            <text:p text:style-name="P31"><text:s/>7</text:p>
            <text:p text:style-name="P31"><text:s/>8</text:p>
            <text:p text:style-name="P31"><text:s/>9</text:p>
            <text:p text:style-name="P31">10</text:p>
            <text:p text:style-name="P31">11</text:p>
            <text:p text:style-name="P31">12</text:p>
            <text:p text:style-name="P31">13</text:p>
            <text:p text:style-name="P31">14</text:p>
            <text:p text:style-name="P31">15</text:p>
            <text:p text:style-name="P31">16</text:p>
            <text:p text:style-name="P31"><text:soft-page-break/>17</text:p>
            <text:p text:style-name="P31">18</text:p>
            <text:p text:style-name="P31">19</text:p>
            <text:p text:style-name="P31">20</text:p>
            <text:p text:style-name="P31">21</text:p>
            <text:p text:style-name="P31">22</text:p>
            <text:p text:style-name="P31">23</text:p>
            <text:p text:style-name="P31">24</text:p>
            <text:p text:style-name="P31">25</text:p>
            <text:p text:style-name="P31">26</text:p>
            <text:p text:style-name="P31">27</text:p>
            <text:p text:style-name="P31">28</text:p>
            <text:p text:style-name="P31">29</text:p>
            <text:p text:style-name="P31">30</text:p>
            <text:p text:style-name="P31">31</text:p>
            <text:p text:style-name="P31">32</text:p>
            <text:p text:style-name="P31">33</text:p>
            <text:p text:style-name="P31">34</text:p>
            <text:p text:style-name="P31">35</text:p>
            <text:p text:style-name="P31">36</text:p>
            <text:p text:style-name="P31">37</text:p>
            <text:p text:style-name="P31">38</text:p>
            <text:p text:style-name="P31">39</text:p>
            <text:p text:style-name="P31">40</text:p>
            <text:p text:style-name="P31">41</text:p>
            <text:p text:style-name="P31">42</text:p>
            <text:p text:style-name="P31">43</text:p>
            <text:p text:style-name="P31">44</text:p>
            <text:p text:style-name="P31">45</text:p>
            <text:p text:style-name="P31">46</text:p>
            <text:p text:style-name="P34">47</text:p>
          </table:table-cell>
          <table:table-cell table:style-name="Table5.A1" office:value-type="string">
            <text:p text:style-name="P23">#ifndef COMPETENCIA_H</text:p>
            <text:p text:style-name="P23">#define COMPETENCIA_H</text:p>
            <text:p text:style-name="P31"/>
            <text:p text:style-name="P23">#include "atleta.h"</text:p>
            <text:p text:style-name="P23">#include "lista.h"</text:p>
            <text:p text:style-name="P31"/>
            <text:p text:style-name="P31"><text:span text:style-name="T1">class</text:span> <text:span text:style-name="T3">Competencia</text:span>{</text:p>
            <text:p text:style-name="P31"><text:s text:c="4"/><text:span text:style-name="T1">public</text:span><text:span text:style-name="T6">:</text:span></text:p>
            <text:p text:style-name="P31"><text:s text:c="8"/>Competencia();</text:p>
            <text:p text:style-name="P31"><text:s text:c="8"/>Competencia(<text:span text:style-name="T1">const</text:span> Deporte d, <text:span text:style-name="T1">const</text:span> Sexo s, <text:span text:style-name="T1">const</text:span> Lista<text:span text:style-name="T6">&lt;</text:span>Atleta<text:span text:style-name="T6">&gt;&amp;</text:span> participantes);</text:p>
            <text:p text:style-name="P31"><text:s text:c="8"/>Categoria categoria() <text:span text:style-name="T1">const</text:span>;</text:p>
            <text:p text:style-name="P31"/>
            <text:p text:style-name="P31"><text:s text:c="8"/>Lista<text:span text:style-name="T6">&lt;</text:span>Atleta<text:span text:style-name="T6">&gt;</text:span> participantes() <text:span text:style-name="T1">const</text:span>;</text:p>
            <text:p text:style-name="P31"><text:s text:c="8"/><text:span text:style-name="T4">bool</text:span> finalizada() <text:span text:style-name="T1">const</text:span>;</text:p>
            <text:p text:style-name="P31"/>
            <text:p text:style-name="P31"><text:s text:c="8"/>Lista<text:span text:style-name="T6">&lt;</text:span>Atleta<text:span text:style-name="T6">&gt;</text:span> ranking() <text:span text:style-name="T1">const</text:span>;</text:p>
            <text:p text:style-name="P31"><text:soft-page-break/></text:p>
            <text:p text:style-name="P31"><text:s text:c="8"/>Lista<text:span text:style-name="T6">&lt;</text:span>Atleta<text:span text:style-name="T6">&gt;</text:span> lesTocoControlAntidoping() <text:span text:style-name="T1">const</text:span>;</text:p>
            <text:p text:style-name="P31"><text:s text:c="8"/><text:span text:style-name="T4">bool</text:span> leDioPositivo(<text:span text:style-name="T1">const</text:span> Atleta<text:span text:style-name="T6">&amp;</text:span> a) <text:span text:style-name="T1">const</text:span>;</text:p>
            <text:p text:style-name="P31"><text:s text:c="8"/><text:span text:style-name="T4">void</text:span> finalizar(<text:span text:style-name="T1">const</text:span> Lista<text:span text:style-name="T6">&lt;</text:span><text:span text:style-name="T4">int</text:span><text:span text:style-name="T6">&gt;&amp;</text:span> posiciones, <text:span text:style-name="T1">const</text:span> Lista<text:span text:style-name="T6">&lt;</text:span>pair<text:span text:style-name="T6">&lt;</text:span><text:span text:style-name="T4">int</text:span>, <text:span text:style-name="T4">bool</text:span><text:span text:style-name="T6">&gt;</text:span> <text:span text:style-name="T6">&gt;&amp;</text:span> control);</text:p>
            <text:p text:style-name="P31"><text:s text:c="8"/><text:span text:style-name="T4">void</text:span> linfordChristie(<text:span text:style-name="T1">const</text:span> <text:span text:style-name="T4">int</text:span> ciaNum);</text:p>
            <text:p text:style-name="P31"><text:s text:c="8"/><text:span text:style-name="T4">bool</text:span> gananLosMasCapaces() <text:span text:style-name="T1">const</text:span>;</text:p>
            <text:p text:style-name="P31"><text:s text:c="8"/><text:span text:style-name="T4">void</text:span> sancionarTramposos();</text:p>
            <text:p text:style-name="P31"/>
            <text:p text:style-name="P31"><text:s text:c="8"/><text:span text:style-name="T4">bool</text:span> <text:span text:style-name="T1">operator</text:span><text:span text:style-name="T6">==</text:span>(<text:span text:style-name="T1">const</text:span> Competencia<text:span text:style-name="T6">&amp;</text:span> c) <text:span text:style-name="T1">const</text:span>;</text:p>
            <text:p text:style-name="P31"/>
            <text:p text:style-name="P31"><text:s text:c="8"/><text:span text:style-name="T4">void</text:span> mostrar(std<text:span text:style-name="T6">::</text:span>ostream<text:span text:style-name="T6">&amp;</text:span> os) <text:span text:style-name="T1">const</text:span>;</text:p>
            <text:p text:style-name="P31"><text:s text:c="8"/><text:span text:style-name="T4">void</text:span> guardar(std<text:span text:style-name="T6">::</text:span>ostream<text:span text:style-name="T6">&amp;</text:span> os) <text:span text:style-name="T1">const</text:span>;</text:p>
            <text:p text:style-name="P31"><text:s text:c="8"/><text:span text:style-name="T4">void</text:span> cargar (std<text:span text:style-name="T6">::</text:span>istream<text:span text:style-name="T6">&amp;</text:span> is);</text:p>
            <text:p text:style-name="P31"/>
            <text:p text:style-name="P31"><text:s text:c="4"/><text:span text:style-name="T1">private</text:span><text:span text:style-name="T6">:</text:span></text:p>
            <text:p text:style-name="P31"><text:s text:c="8"/>Categoria _categoria;</text:p>
            <text:p text:style-name="P31"><text:s text:c="8"/>Lista<text:span text:style-name="T6">&lt;</text:span>Atleta<text:span text:style-name="T6">&gt;</text:span> _participantes;</text:p>
            <text:p text:style-name="P31"><text:s text:c="8"/><text:span text:style-name="T4">bool</text:span> _finalizada;</text:p>
            <text:p text:style-name="P31"><text:s text:c="8"/>Lista<text:span text:style-name="T6">&lt;</text:span><text:span text:style-name="T4">int</text:span><text:span text:style-name="T6">&gt;</text:span> _ranking;</text:p>
            <text:p text:style-name="P31"><text:s text:c="8"/>Lista<text:span text:style-name="T6">&lt;</text:span>pair<text:span text:style-name="T6">&lt;</text:span><text:span text:style-name="T4">int</text:span>, <text:span text:style-name="T4">bool</text:span><text:span text:style-name="T6">&gt;</text:span> <text:span text:style-name="T6">&gt;</text:span> _controlAntidoping;</text:p>
            <text:p text:style-name="P31"/>
            <text:p text:style-name="P31"><text:s text:c="8"/><text:span text:style-name="T1">enum</text:span> {ENCABEZADO_ARCHIVO <text:span text:style-name="T6">=</text:span> <text:span text:style-name="T7">'C'</text:span>};</text:p>
            <text:p text:style-name="P31"/>
            <text:p text:style-name="P31"><text:s text:c="8"/>Atleta atletaConCia(<text:span text:style-name="T1">const</text:span> <text:span text:style-name="T4">int</text:span> ciaNumber) <text:span text:style-name="T1">const</text:span>;</text:p>
            <text:p text:style-name="P31"><text:s text:c="8"/><text:span text:style-name="T4">bool</text:span> mismoDoping(<text:span text:style-name="T1">const</text:span> Competencia<text:span text:style-name="T6">&amp;</text:span> c) <text:span text:style-name="T1">const</text:span>;</text:p>
            <text:p text:style-name="P31"><text:s text:c="8"/><text:span text:style-name="T4">bool</text:span> mismosParticipantes(<text:span text:style-name="T1">const</text:span> Competencia<text:span text:style-name="T6">&amp;</text:span> c) <text:span text:style-name="T1">const</text:span>;</text:p>
            <text:p text:style-name="P31">};</text:p>
            <text:p text:style-name="P31"/>
            <text:p text:style-name="P31">std<text:span text:style-name="T6">::</text:span>ostream <text:span text:style-name="T6">&amp;</text:span> <text:span text:style-name="T1">operator</text:span><text:span text:style-name="T6">&lt;&lt;</text:span>(std<text:span text:style-name="T6">::</text:span>ostream <text:span text:style-name="T6">&amp;</text:span> os,<text:span text:style-name="T1">const</text:span> Competencia <text:span text:style-name="T6">&amp;</text:span> c);</text:p>
            <text:p text:style-name="P31"/>
            <text:p text:style-name="P34"><text:span text:style-name="T10">#endif </text:span><text:span text:style-name="T8">// COMPETENCIA_H</text:span></text:p>
          </table:table-cell>
        </table:table-row>
      </table:table>
      <text:h text:style-name="P8" text:outline-level="2">competencia.cpp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<text:s text:c="2"/>1</text:p>
            <text:p text:style-name="P31"><text:s text:c="2"/>2</text:p>
            <text:p text:style-name="P31"><text:s text:c="2"/>3</text:p>
            <text:p text:style-name="P31"><text:s text:c="2"/>4</text:p>
            <text:p text:style-name="P31"><text:s text:c="2"/>5</text:p>
            <text:p text:style-name="P31"><text:s text:c="2"/>6</text:p>
            <text:p text:style-name="P31"><text:s text:c="2"/>7</text:p>
            <text:p text:style-name="P31"><text:s text:c="2"/>8</text:p>
            <text:p text:style-name="P31"><text:s text:c="2"/>9</text:p>
            <text:p text:style-name="P31"><text:s/>10</text:p>
            <text:p text:style-name="P31"><text:s/>11</text:p>
            <text:p text:style-name="P31"><text:s/>12</text:p>
            <text:p text:style-name="P31"><text:s/>13</text:p>
            <text:p text:style-name="P31"><text:s/>14</text:p>
            <text:p text:style-name="P31"><text:s/>15</text:p>
            <text:p text:style-name="P31"><text:s/>16</text:p>
            <text:p text:style-name="P31"><text:s/>17</text:p>
            <text:p text:style-name="P31"><text:s/>18</text:p>
            <text:p text:style-name="P31"><text:s/>19</text:p>
            <text:p text:style-name="P31"><text:s/>20</text:p>
            <text:p text:style-name="P31"><text:s/>21</text:p>
            <text:p text:style-name="P31"><text:s/>22</text:p>
            <text:p text:style-name="P31"><text:s/>23</text:p>
            <text:p text:style-name="P31"><text:s/>24</text:p>
            <text:p text:style-name="P31"><text:s/>25</text:p>
            <text:p text:style-name="P31"><text:s/>26</text:p>
            <text:p text:style-name="P31"><text:s/>27</text:p>
            <text:p text:style-name="P31"><text:s/>28</text:p>
            <text:p text:style-name="P31"><text:s/>29</text:p>
            <text:p text:style-name="P31"><text:s/>30</text:p>
            <text:p text:style-name="P31"><text:s/>31</text:p>
            <text:p text:style-name="P31"><text:s/>32</text:p>
            <text:p text:style-name="P31"><text:s/>33</text:p>
            <text:p text:style-name="P31"><text:s/>34</text:p>
            <text:p text:style-name="P31"><text:s/>35</text:p>
            <text:p text:style-name="P31"><text:s/>36</text:p>
            <text:p text:style-name="P31"><text:s/>37</text:p>
            <text:p text:style-name="P31"><text:s/>38</text:p>
            <text:p text:style-name="P31"><text:s/>39</text:p>
            <text:p text:style-name="P31"><text:s/>40</text:p>
            <text:p text:style-name="P31"><text:s/>41</text:p>
            <text:p text:style-name="P31"><text:s/>42</text:p>
            <text:p text:style-name="P31"><text:s/>43</text:p>
            <text:p text:style-name="P31"><text:s/>44</text:p>
            <text:p text:style-name="P31"><text:s/>45</text:p>
            <text:p text:style-name="P31"><text:s/>46</text:p>
            <text:p text:style-name="P31"><text:s/>47</text:p>
            <text:p text:style-name="P31"><text:s/>48</text:p>
            <text:p text:style-name="P31"><text:s/>49</text:p>
            <text:p text:style-name="P31"><text:s/>50</text:p>
            <text:p text:style-name="P31"><text:s/>51</text:p>
            <text:p text:style-name="P31"><text:s/>52</text:p>
            <text:p text:style-name="P31"><text:s/>53</text:p>
            <text:p text:style-name="P31"><text:soft-page-break/><text:s/>54</text:p>
            <text:p text:style-name="P31"><text:s/>55</text:p>
            <text:p text:style-name="P31"><text:s/>56</text:p>
            <text:p text:style-name="P31"><text:s/>57</text:p>
            <text:p text:style-name="P31"><text:s/>58</text:p>
            <text:p text:style-name="P31"><text:s/>59</text:p>
            <text:p text:style-name="P31"><text:s/>60</text:p>
            <text:p text:style-name="P31"><text:s/>61</text:p>
            <text:p text:style-name="P31"><text:s/>62</text:p>
            <text:p text:style-name="P31"><text:s/>63</text:p>
            <text:p text:style-name="P31"><text:s/>64</text:p>
            <text:p text:style-name="P31"><text:s/>65</text:p>
            <text:p text:style-name="P31"><text:s/>66</text:p>
            <text:p text:style-name="P31"><text:s/>67</text:p>
            <text:p text:style-name="P31"><text:s/>68</text:p>
            <text:p text:style-name="P31"><text:s/>69</text:p>
            <text:p text:style-name="P31"><text:s/>70</text:p>
            <text:p text:style-name="P31"><text:s/>71</text:p>
            <text:p text:style-name="P31"><text:s/>72</text:p>
            <text:p text:style-name="P31"><text:s/>73</text:p>
            <text:p text:style-name="P31"><text:s/>74</text:p>
            <text:p text:style-name="P31"><text:s/>75</text:p>
            <text:p text:style-name="P31"><text:s/>76</text:p>
            <text:p text:style-name="P31"><text:s/>77</text:p>
            <text:p text:style-name="P31"><text:s/>78</text:p>
            <text:p text:style-name="P31"><text:s/>79</text:p>
            <text:p text:style-name="P31"><text:s/>80</text:p>
            <text:p text:style-name="P31"><text:s/>81</text:p>
            <text:p text:style-name="P31"><text:s/>82</text:p>
            <text:p text:style-name="P31"><text:s/>83</text:p>
            <text:p text:style-name="P31"><text:s/>84</text:p>
            <text:p text:style-name="P31"><text:s/>85</text:p>
            <text:p text:style-name="P31"><text:s/>86</text:p>
            <text:p text:style-name="P31"><text:s/>87</text:p>
            <text:p text:style-name="P31"><text:s/>88</text:p>
            <text:p text:style-name="P31"><text:s/>89</text:p>
            <text:p text:style-name="P31"><text:s/>90</text:p>
            <text:p text:style-name="P31"><text:s/>91</text:p>
            <text:p text:style-name="P31"><text:s/>92</text:p>
            <text:p text:style-name="P31"><text:s/>93</text:p>
            <text:p text:style-name="P31"><text:s/>94</text:p>
            <text:p text:style-name="P31"><text:s/>95</text:p>
            <text:p text:style-name="P31"><text:s/>96</text:p>
            <text:p text:style-name="P31"><text:s/>97</text:p>
            <text:p text:style-name="P31"><text:s/>98</text:p>
            <text:p text:style-name="P31"><text:s/>99</text:p>
            <text:p text:style-name="P31">100</text:p>
            <text:p text:style-name="P31">101</text:p>
            <text:p text:style-name="P31">102</text:p>
            <text:p text:style-name="P31">103</text:p>
            <text:p text:style-name="P31">104</text:p>
            <text:p text:style-name="P31">105</text:p>
            <text:p text:style-name="P31">106</text:p>
            <text:p text:style-name="P31">107</text:p>
            <text:p text:style-name="P31">108</text:p>
            <text:p text:style-name="P31">109</text:p>
            <text:p text:style-name="P31">110</text:p>
            <text:p text:style-name="P31">111</text:p>
            <text:p text:style-name="P31">112</text:p>
            <text:p text:style-name="P31">113</text:p>
            <text:p text:style-name="P31">114</text:p>
            <text:p text:style-name="P31">115</text:p>
            <text:p text:style-name="P31">116</text:p>
            <text:p text:style-name="P31">117</text:p>
            <text:p text:style-name="P31">118</text:p>
            <text:p text:style-name="P31">119</text:p>
            <text:p text:style-name="P31">120</text:p>
            <text:p text:style-name="P31">121</text:p>
            <text:p text:style-name="P31">122</text:p>
            <text:p text:style-name="P31">123</text:p>
            <text:p text:style-name="P31">124</text:p>
            <text:p text:style-name="P31">125</text:p>
            <text:p text:style-name="P31">126</text:p>
            <text:p text:style-name="P31">127</text:p>
            <text:p text:style-name="P31">128</text:p>
            <text:p text:style-name="P31">129</text:p>
            <text:p text:style-name="P31">130</text:p>
            <text:p text:style-name="P31">131</text:p>
            <text:p text:style-name="P31">132</text:p>
            <text:p text:style-name="P31">133</text:p>
            <text:p text:style-name="P31">134</text:p>
            <text:p text:style-name="P31">135</text:p>
            <text:p text:style-name="P31">136</text:p>
            <text:p text:style-name="P31">137</text:p>
            <text:p text:style-name="P31">138</text:p>
            <text:p text:style-name="P31">139</text:p>
            <text:p text:style-name="P31">140</text:p>
            <text:p text:style-name="P31">141</text:p>
            <text:p text:style-name="P31">142</text:p>
            <text:p text:style-name="P31">143</text:p>
            <text:p text:style-name="P31"><text:soft-page-break/>144</text:p>
            <text:p text:style-name="P31">145</text:p>
            <text:p text:style-name="P31">146</text:p>
            <text:p text:style-name="P31">147</text:p>
            <text:p text:style-name="P31">148</text:p>
            <text:p text:style-name="P31">149</text:p>
            <text:p text:style-name="P31">150</text:p>
            <text:p text:style-name="P31">151</text:p>
            <text:p text:style-name="P31">152</text:p>
            <text:p text:style-name="P31">153</text:p>
            <text:p text:style-name="P31">154</text:p>
            <text:p text:style-name="P31">155</text:p>
            <text:p text:style-name="P31">156</text:p>
            <text:p text:style-name="P31">157</text:p>
            <text:p text:style-name="P31">158</text:p>
            <text:p text:style-name="P31">159</text:p>
            <text:p text:style-name="P31">160</text:p>
            <text:p text:style-name="P31">161</text:p>
            <text:p text:style-name="P31">162</text:p>
            <text:p text:style-name="P31">163</text:p>
            <text:p text:style-name="P31">164</text:p>
            <text:p text:style-name="P31">165</text:p>
            <text:p text:style-name="P31">166</text:p>
            <text:p text:style-name="P31">167</text:p>
            <text:p text:style-name="P31">168</text:p>
            <text:p text:style-name="P31">169</text:p>
            <text:p text:style-name="P31">170</text:p>
            <text:p text:style-name="P31">171</text:p>
            <text:p text:style-name="P31">172</text:p>
            <text:p text:style-name="P31">173</text:p>
            <text:p text:style-name="P31">174</text:p>
            <text:p text:style-name="P31">175</text:p>
            <text:p text:style-name="P31">176</text:p>
            <text:p text:style-name="P31">177</text:p>
            <text:p text:style-name="P31">178</text:p>
            <text:p text:style-name="P31">179</text:p>
            <text:p text:style-name="P31">180</text:p>
            <text:p text:style-name="P31">181</text:p>
            <text:p text:style-name="P31">182</text:p>
            <text:p text:style-name="P31">183</text:p>
            <text:p text:style-name="P31">184</text:p>
            <text:p text:style-name="P31">185</text:p>
            <text:p text:style-name="P31">186</text:p>
            <text:p text:style-name="P31">187</text:p>
            <text:p text:style-name="P31">188</text:p>
            <text:p text:style-name="P31">189</text:p>
            <text:p text:style-name="P31">190</text:p>
            <text:p text:style-name="P31">191</text:p>
            <text:p text:style-name="P31">192</text:p>
            <text:p text:style-name="P31">193</text:p>
            <text:p text:style-name="P31">194</text:p>
            <text:p text:style-name="P31">195</text:p>
            <text:p text:style-name="P31">196</text:p>
            <text:p text:style-name="P31">197</text:p>
            <text:p text:style-name="P31">198</text:p>
            <text:p text:style-name="P31">199</text:p>
            <text:p text:style-name="P31">200</text:p>
            <text:p text:style-name="P31">201</text:p>
            <text:p text:style-name="P31">202</text:p>
            <text:p text:style-name="P31">203</text:p>
            <text:p text:style-name="P31">204</text:p>
            <text:p text:style-name="P31">205</text:p>
            <text:p text:style-name="P31">206</text:p>
            <text:p text:style-name="P31">207</text:p>
            <text:p text:style-name="P31">208</text:p>
            <text:p text:style-name="P31">209</text:p>
            <text:p text:style-name="P31">210</text:p>
            <text:p text:style-name="P31">211</text:p>
            <text:p text:style-name="P31">212</text:p>
            <text:p text:style-name="P31">213</text:p>
            <text:p text:style-name="P31">214</text:p>
            <text:p text:style-name="P31">215</text:p>
            <text:p text:style-name="P31">216</text:p>
            <text:p text:style-name="P31">217</text:p>
            <text:p text:style-name="P31">218</text:p>
            <text:p text:style-name="P31">219</text:p>
            <text:p text:style-name="P31">220</text:p>
            <text:p text:style-name="P31">221</text:p>
            <text:p text:style-name="P31">222</text:p>
            <text:p text:style-name="P31">223</text:p>
            <text:p text:style-name="P31">224</text:p>
            <text:p text:style-name="P31">225</text:p>
            <text:p text:style-name="P31">226</text:p>
            <text:p text:style-name="P31">227</text:p>
            <text:p text:style-name="P31">228</text:p>
            <text:p text:style-name="P31">229</text:p>
            <text:p text:style-name="P31">230</text:p>
            <text:p text:style-name="P31">231</text:p>
            <text:p text:style-name="P31">232</text:p>
            <text:p text:style-name="P31">233</text:p>
            <text:p text:style-name="P31"><text:soft-page-break/>234</text:p>
            <text:p text:style-name="P31">235</text:p>
            <text:p text:style-name="P31">236</text:p>
            <text:p text:style-name="P31">237</text:p>
            <text:p text:style-name="P31">238</text:p>
            <text:p text:style-name="P31">239</text:p>
            <text:p text:style-name="P31">240</text:p>
            <text:p text:style-name="P31">241</text:p>
            <text:p text:style-name="P31">242</text:p>
            <text:p text:style-name="P31">243</text:p>
            <text:p text:style-name="P31">244</text:p>
            <text:p text:style-name="P31">245</text:p>
            <text:p text:style-name="P31">246</text:p>
            <text:p text:style-name="P31">247</text:p>
            <text:p text:style-name="P31">248</text:p>
            <text:p text:style-name="P31">249</text:p>
            <text:p text:style-name="P31">250</text:p>
            <text:p text:style-name="P31">251</text:p>
            <text:p text:style-name="P31">252</text:p>
            <text:p text:style-name="P31">253</text:p>
            <text:p text:style-name="P31">254</text:p>
            <text:p text:style-name="P31">255</text:p>
            <text:p text:style-name="P31">256</text:p>
            <text:p text:style-name="P31">257</text:p>
            <text:p text:style-name="P31">258</text:p>
            <text:p text:style-name="P31">259</text:p>
            <text:p text:style-name="P31">260</text:p>
            <text:p text:style-name="P31">261</text:p>
            <text:p text:style-name="P31">262</text:p>
            <text:p text:style-name="P31">263</text:p>
            <text:p text:style-name="P31">264</text:p>
            <text:p text:style-name="P31">265</text:p>
            <text:p text:style-name="P31">266</text:p>
            <text:p text:style-name="P31">267</text:p>
            <text:p text:style-name="P31">268</text:p>
            <text:p text:style-name="P31">269</text:p>
            <text:p text:style-name="P31">270</text:p>
            <text:p text:style-name="P31">271</text:p>
            <text:p text:style-name="P31">272</text:p>
            <text:p text:style-name="P31">273</text:p>
            <text:p text:style-name="P31">274</text:p>
            <text:p text:style-name="P31">275</text:p>
            <text:p text:style-name="P31">276</text:p>
            <text:p text:style-name="P31">277</text:p>
            <text:p text:style-name="P31">278</text:p>
            <text:p text:style-name="P31">279</text:p>
            <text:p text:style-name="P31">280</text:p>
            <text:p text:style-name="P31">281</text:p>
            <text:p text:style-name="P31">282</text:p>
            <text:p text:style-name="P31">283</text:p>
            <text:p text:style-name="P31">284</text:p>
            <text:p text:style-name="P31">285</text:p>
            <text:p text:style-name="P31">286</text:p>
            <text:p text:style-name="P31">287</text:p>
            <text:p text:style-name="P31">288</text:p>
            <text:p text:style-name="P31">289</text:p>
            <text:p text:style-name="P31">290</text:p>
            <text:p text:style-name="P31">291</text:p>
            <text:p text:style-name="P31">292</text:p>
            <text:p text:style-name="P31">293</text:p>
            <text:p text:style-name="P31">294</text:p>
            <text:p text:style-name="P31">295</text:p>
            <text:p text:style-name="P31">296</text:p>
            <text:p text:style-name="P31">297</text:p>
            <text:p text:style-name="P31">298</text:p>
            <text:p text:style-name="P31">299</text:p>
            <text:p text:style-name="P31">300</text:p>
            <text:p text:style-name="P31">301</text:p>
            <text:p text:style-name="P31">302</text:p>
            <text:p text:style-name="P31">303</text:p>
            <text:p text:style-name="P31">304</text:p>
            <text:p text:style-name="P31">305</text:p>
            <text:p text:style-name="P31">306</text:p>
            <text:p text:style-name="P31">307</text:p>
            <text:p text:style-name="P31">308</text:p>
            <text:p text:style-name="P31">309</text:p>
            <text:p text:style-name="P31">310</text:p>
            <text:p text:style-name="P31">311</text:p>
            <text:p text:style-name="P31">312</text:p>
            <text:p text:style-name="P31">313</text:p>
            <text:p text:style-name="P31">314</text:p>
            <text:p text:style-name="P31">315</text:p>
            <text:p text:style-name="P31">316</text:p>
            <text:p text:style-name="P31">317</text:p>
            <text:p text:style-name="P31">318</text:p>
            <text:p text:style-name="P31">319</text:p>
            <text:p text:style-name="P31">320</text:p>
            <text:p text:style-name="P31">321</text:p>
            <text:p text:style-name="P31">322</text:p>
            <text:p text:style-name="P31">323</text:p>
            <text:p text:style-name="P31"><text:soft-page-break/>324</text:p>
            <text:p text:style-name="P31">325</text:p>
            <text:p text:style-name="P31">326</text:p>
            <text:p text:style-name="P31">327</text:p>
            <text:p text:style-name="P31">328</text:p>
            <text:p text:style-name="P31">329</text:p>
            <text:p text:style-name="P31">330</text:p>
            <text:p text:style-name="P31">331</text:p>
            <text:p text:style-name="P31">332</text:p>
            <text:p text:style-name="P31">333</text:p>
            <text:p text:style-name="P31">334</text:p>
            <text:p text:style-name="P31">335</text:p>
            <text:p text:style-name="P31">336</text:p>
            <text:p text:style-name="P31">337</text:p>
            <text:p text:style-name="P31">338</text:p>
            <text:p text:style-name="P31">339</text:p>
            <text:p text:style-name="P31">340</text:p>
            <text:p text:style-name="P31">341</text:p>
            <text:p text:style-name="P31">342</text:p>
            <text:p text:style-name="P31">343</text:p>
            <text:p text:style-name="P31">344</text:p>
            <text:p text:style-name="P31">345</text:p>
            <text:p text:style-name="P31">346</text:p>
            <text:p text:style-name="P31">347</text:p>
            <text:p text:style-name="P31">348</text:p>
            <text:p text:style-name="P31">349</text:p>
            <text:p text:style-name="P31">350</text:p>
            <text:p text:style-name="P31">351</text:p>
            <text:p text:style-name="P31">352</text:p>
            <text:p text:style-name="P31">353</text:p>
            <text:p text:style-name="P31">354</text:p>
            <text:p text:style-name="P31">355</text:p>
            <text:p text:style-name="P31">356</text:p>
            <text:p text:style-name="P31">357</text:p>
            <text:p text:style-name="P31">358</text:p>
            <text:p text:style-name="P31">359</text:p>
            <text:p text:style-name="P31">360</text:p>
            <text:p text:style-name="P31">361</text:p>
            <text:p text:style-name="P31">362</text:p>
            <text:p text:style-name="P31">363</text:p>
            <text:p text:style-name="P31">364</text:p>
            <text:p text:style-name="P31">365</text:p>
            <text:p text:style-name="P31">366</text:p>
            <text:p text:style-name="P31">367</text:p>
            <text:p text:style-name="P34">368</text:p>
          </table:table-cell>
          <table:table-cell table:style-name="Table7.A1" office:value-type="string">
            <text:p text:style-name="P23">#include &lt;iostream&gt;</text:p>
            <text:p text:style-name="P23">#include "competencia.h"</text:p>
            <text:p text:style-name="P23">#include "lista.h"</text:p>
            <text:p text:style-name="P23">#include "tipos.h"</text:p>
            <text:p text:style-name="P31"/>
            <text:p text:style-name="P31">Competencia<text:span text:style-name="T6">::</text:span>Competencia() {}</text:p>
            <text:p text:style-name="P31">Competencia<text:span text:style-name="T6">::</text:span>Competencia(<text:span text:style-name="T1">const</text:span> Deporte d, <text:span text:style-name="T1">const</text:span> Sexo s, <text:span text:style-name="T1">const</text:span> Lista<text:span text:style-name="T6">&lt;</text:span>Atleta<text:span text:style-name="T6">&gt;&amp;</text:span> participantes) {</text:p>
            <text:p text:style-name="P31"><text:s text:c="4"/>_categoria <text:span text:style-name="T6">=</text:span> make_pair(d, s);</text:p>
            <text:p text:style-name="P31"><text:s text:c="4"/>_participantes <text:span text:style-name="T6">=</text:span> participantes;</text:p>
            <text:p text:style-name="P31"><text:s text:c="4"/>_finalizada <text:span text:style-name="T6">=</text:span> <text:span text:style-name="T1">false</text:span>;</text:p>
            <text:p text:style-name="P31">}</text:p>
            <text:p text:style-name="P31">Categoria Competencia<text:span text:style-name="T6">::</text:span>categoria() <text:span text:style-name="T1">const</text:span> {</text:p>
            <text:p text:style-name="P31"><text:s text:c="4"/><text:span text:style-name="T1">return</text:span> _categoria;</text:p>
            <text:p text:style-name="P31">}</text:p>
            <text:p text:style-name="P31"/>
            <text:p text:style-name="P31">Lista<text:span text:style-name="T6">&lt;</text:span>Atleta<text:span text:style-name="T6">&gt;</text:span> Competencia<text:span text:style-name="T6">::</text:span>participantes() <text:span text:style-name="T1">const</text:span> {</text:p>
            <text:p text:style-name="P31"><text:s text:c="4"/><text:span text:style-name="T1">return</text:span> _participantes;</text:p>
            <text:p text:style-name="P31">}</text:p>
            <text:p text:style-name="P31"/>
            <text:p text:style-name="P31"><text:span text:style-name="T4">bool</text:span> Competencia<text:span text:style-name="T6">::</text:span>finalizada() <text:span text:style-name="T1">const</text:span> {</text:p>
            <text:p text:style-name="P31"><text:s text:c="4"/><text:span text:style-name="T1">return</text:span> _finalizada;</text:p>
            <text:p text:style-name="P31">}</text:p>
            <text:p text:style-name="P31"/>
            <text:p text:style-name="P31">Lista<text:span text:style-name="T6">&lt;</text:span>Atleta<text:span text:style-name="T6">&gt;</text:span> Competencia<text:span text:style-name="T6">::</text:span>ranking() <text:span text:style-name="T1">const</text:span> {</text:p>
            <text:p text:style-name="P31"><text:s text:c="4"/><text:span text:style-name="T4">int</text:span> i<text:span text:style-name="T6">=0</text:span>;</text:p>
            <text:p text:style-name="P31"><text:s text:c="4"/>Lista<text:span text:style-name="T6">&lt;</text:span>Atleta<text:span text:style-name="T6">&gt;</text:span> atletas;</text:p>
            <text:p text:style-name="P31"><text:s text:c="4"/><text:span text:style-name="T1">while</text:span>(i<text:span text:style-name="T6">&lt;</text:span>_ranking.longitud()) {</text:p>
            <text:p text:style-name="P31"><text:s text:c="8"/>atletas.agregarAtras(<text:span text:style-name="T1">this</text:span><text:span text:style-name="T6">-&gt;</text:span>atletaConCia(_ranking.iesimo(i)));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atletas;</text:p>
            <text:p text:style-name="P31">}</text:p>
            <text:p text:style-name="P31"/>
            <text:p text:style-name="P31">Lista<text:span text:style-name="T6">&lt;</text:span>Atleta<text:span text:style-name="T6">&gt;</text:span> Competencia<text:span text:style-name="T6">::</text:span>lesTocoControlAntidoping() <text:span text:style-name="T1">const</text:span> {</text:p>
            <text:p text:style-name="P31"><text:s text:c="4"/>Lista<text:span text:style-name="T6">&lt;</text:span>Atleta<text:span text:style-name="T6">&gt;</text:span> atletas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<text:span text:style-name="T6">&lt;</text:span>_controlAntidoping.longitud()) {</text:p>
            <text:p text:style-name="P31"><text:s text:c="8"/>atletas.agregarAtras(atletaConCia(_controlAntidoping.iesimo(i).first));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atletas;</text:p>
            <text:p text:style-name="P31">}</text:p>
            <text:p text:style-name="P31"/>
            <text:p text:style-name="P31"><text:span text:style-name="T4">bool</text:span> Competencia<text:span text:style-name="T6">::</text:span>leDioPositivo(<text:span text:style-name="T1">const</text:span> Atleta<text:span text:style-name="T6">&amp;</text:span> a) <text:span text:style-name="T1">const</text:span> {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4">bool</text:span> leDio <text:span text:style-name="T6">=</text:span> <text:span text:style-name="T1">false</text:span>;</text:p>
            <text:p text:style-name="P31"><text:s text:c="4"/><text:span text:style-name="T1">while</text:span>(i<text:span text:style-name="T6">&lt;</text:span>_controlAntidoping.longitud()) {</text:p>
            <text:p text:style-name="P31"><text:s text:c="8"/><text:span text:style-name="T1">if</text:span>(_controlAntidoping.iesimo(i).first <text:span text:style-name="T6">==</text:span> a.ciaNumber() <text:span text:style-name="T6">&amp;&amp;</text:span> _controlAntidoping.iesimo(i).second) {</text:p>
            <text:p text:style-name="P31"><text:s text:c="12"/>leDio <text:span text:style-name="T6">=</text:span> <text:span text:style-name="T1">true</text:span>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leDio;</text:p>
            <text:p text:style-name="P31"><text:soft-page-break/>}</text:p>
            <text:p text:style-name="P31"/>
            <text:p text:style-name="P31"><text:span text:style-name="T4">void</text:span> Competencia<text:span text:style-name="T6">::</text:span>finalizar(<text:span text:style-name="T1">const</text:span> Lista<text:span text:style-name="T6">&lt;</text:span><text:span text:style-name="T4">int</text:span><text:span text:style-name="T6">&gt;&amp;</text:span> posiciones, <text:span text:style-name="T1">const</text:span> Lista<text:span text:style-name="T6">&lt;</text:span>pair<text:span text:style-name="T6">&lt;</text:span><text:span text:style-name="T4">int</text:span>, <text:span text:style-name="T4">bool</text:span><text:span text:style-name="T6">&gt;</text:span> <text:span text:style-name="T6">&gt;&amp;</text:span> control) {</text:p>
            <text:p text:style-name="P31"><text:s text:c="4"/>_finalizada <text:span text:style-name="T6">=</text:span> <text:span text:style-name="T1">true</text:span>;</text:p>
            <text:p text:style-name="P31"><text:s text:c="4"/>_ranking <text:span text:style-name="T6">=</text:span> posiciones;</text:p>
            <text:p text:style-name="P31"><text:s text:c="4"/>_controlAntidoping <text:span text:style-name="T6">=</text:span> control;</text:p>
            <text:p text:style-name="P31">}</text:p>
            <text:p text:style-name="P31"/>
            <text:p text:style-name="P31"><text:span text:style-name="T4">void</text:span> Competencia<text:span text:style-name="T6">::</text:span>linfordChristie(<text:span text:style-name="T1">const</text:span> <text:span text:style-name="T4">int</text:span> ciaNum) {</text:p>
            <text:p text:style-name="P31"><text:s text:c="4"/>Atleta atle <text:span text:style-name="T6">=</text:span> atletaConCia(ciaNum);</text:p>
            <text:p text:style-name="P31"><text:s text:c="4"/>_participantes.sacar(atle);</text:p>
            <text:p text:style-name="P31">}</text:p>
            <text:p text:style-name="P31"/>
            <text:p text:style-name="P31"><text:span text:style-name="T4">bool</text:span> Competencia<text:span text:style-name="T6">::</text:span>gananLosMasCapaces() <text:span text:style-name="T1">const</text:span> {</text:p>
            <text:p text:style-name="P31"><text:s text:c="4"/><text:span text:style-name="T4">bool</text:span> ret <text:span text:style-name="T6">=</text:span> <text:span text:style-name="T1">true</text:span>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_ranking.longitud() <text:span text:style-name="T6">&gt;=</text:span> <text:span text:style-name="T6">2</text:span> <text:span text:style-name="T6">&amp;&amp;</text:span> i <text:span text:style-name="T6">&lt;</text:span> _ranking.longitud() <text:span text:style-name="T6">-</text:span> <text:span text:style-name="T6">1</text:span>) {</text:p>
            <text:p text:style-name="P31"><text:s text:c="8"/><text:span text:style-name="T4">int</text:span> capacidadPuestoActual <text:s text:c="3"/><text:span text:style-name="T6">=</text:span> atletaConCia(_ranking.iesimo(i)).capacidad(_categoria.first);</text:p>
            <text:p text:style-name="P31"><text:s text:c="8"/><text:span text:style-name="T4">int</text:span> capacidadPuestoSiguiente <text:span text:style-name="T6">=</text:span> atletaConCia(_ranking.iesimo(i <text:span text:style-name="T6">+</text:span> <text:span text:style-name="T6">1</text:span>)).capacidad(_categoria.first);</text:p>
            <text:p text:style-name="P31"><text:s text:c="8"/>ret <text:span text:style-name="T6">=</text:span> ret <text:span text:style-name="T6">&amp;&amp;</text:span> (capacidadPuestoActual <text:span text:style-name="T6">&gt;=</text:span> capacidadPuestoSiguiente);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ret;</text:p>
            <text:p text:style-name="P31">}</text:p>
            <text:p text:style-name="P31"/>
            <text:p text:style-name="P31"><text:span text:style-name="T4">void</text:span> Competencia<text:span text:style-name="T6">::</text:span>sancionarTramposos() {</text:p>
            <text:p text:style-name="P31"><text:s text:c="4"/><text:span text:style-name="T4">int</text:span> i<text:span text:style-name="T6">=0</text:span>;</text:p>
            <text:p text:style-name="P31"><text:s text:c="4"/><text:span text:style-name="T1">while</text:span>(i<text:span text:style-name="T6">&lt;</text:span>_controlAntidoping.longitud()) {</text:p>
            <text:p text:style-name="P31"><text:s text:c="8"/><text:span text:style-name="T1">if</text:span>(_controlAntidoping.iesimo(i).second) {</text:p>
            <text:p text:style-name="P31"><text:s text:c="12"/>_ranking.sacar(_controlAntidoping.iesimo(i).first)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>}</text:p>
            <text:p text:style-name="P31"/>
            <text:p text:style-name="P31"><text:span text:style-name="T4">bool</text:span> Competencia<text:span text:style-name="T6">::</text:span><text:span text:style-name="T1">operator</text:span><text:span text:style-name="T6">==</text:span>(<text:span text:style-name="T1">const</text:span> Competencia<text:span text:style-name="T6">&amp;</text:span> c) <text:span text:style-name="T1">const</text:span> {</text:p>
            <text:p text:style-name="P31"><text:s text:c="4"/><text:span text:style-name="T4">bool</text:span> iguales <text:span text:style-name="T6">=</text:span> mismosParticipantes(c) <text:s text:c="4"/><text:span text:style-name="T6">&amp;&amp;</text:span></text:p>
            <text:p text:style-name="P31"><text:s text:c="19"/>_categoria <text:span text:style-name="T6">==</text:span> c._categoria <text:span text:style-name="T6">&amp;&amp;</text:span></text:p>
            <text:p text:style-name="P31"><text:s text:c="19"/>_finalizada <text:span text:style-name="T6">==</text:span> c._finalizada;</text:p>
            <text:p text:style-name="P31"><text:s text:c="4"/><text:span text:style-name="T1">if</text:span>(_finalizada <text:span text:style-name="T6">&amp;&amp;</text:span> c._finalizada) {</text:p>
            <text:p text:style-name="P31"><text:s text:c="8"/>iguales <text:span text:style-name="T6">=</text:span> iguales <text:s text:c="15"/><text:span text:style-name="T6">&amp;&amp;</text:span></text:p>
            <text:p text:style-name="P31"><text:s text:c="18"/>_ranking <text:span text:style-name="T6">==</text:span> c._ranking <text:span text:style-name="T6">&amp;&amp;</text:span></text:p>
            <text:p text:style-name="P31"><text:s text:c="18"/>mismoDoping(c);</text:p>
            <text:p text:style-name="P31"><text:s text:c="4"/>}</text:p>
            <text:p text:style-name="P31"><text:s text:c="4"/><text:span text:style-name="T1">return</text:span> iguales;</text:p>
            <text:p text:style-name="P31">}</text:p>
            <text:p text:style-name="P31"/>
            <text:p text:style-name="P31"><text:span text:style-name="T4">void</text:span> Competencia<text:span text:style-name="T6">::</text:span>mostrar(std<text:span text:style-name="T6">::</text:span>ostream<text:span text:style-name="T6">&amp;</text:span> os) <text:span text:style-name="T1">const</text:span> {</text:p>
            <text:p text:style-name="P31"><text:s text:c="4"/>os <text:span text:style-name="T6">&lt;&lt;</text:span> <text:span text:style-name="T7">"Competencia:"</text:span> <text:span text:style-name="T6">&lt;&lt;</text:span> endl <text:span text:style-name="T6">&lt;&lt;</text:span> <text:span text:style-name="T7">"Categoria: "</text:span> <text:span text:style-name="T6">&lt;&lt;</text:span> _categoria.first <text:span text:style-name="T6">&lt;&lt;</text:span> <text:span text:style-name="T7">" "</text:span>;</text:p>
            <text:p text:style-name="P31"><text:s text:c="4"/><text:span text:style-name="T1">if</text:span>(_categoria.second <text:span text:style-name="T6">==</text:span> Masculino) {</text:p>
            <text:p text:style-name="P31"><text:s text:c="8"/>os <text:span text:style-name="T6">&lt;&lt;</text:span> <text:span text:style-name="T7">"Masculino"</text:span>;</text:p>
            <text:p text:style-name="P31"><text:s text:c="4"/>}</text:p>
            <text:p text:style-name="P31"><text:s text:c="4"/><text:span text:style-name="T1">else</text:span> {</text:p>
            <text:p text:style-name="P31"><text:s text:c="8"/>os <text:span text:style-name="T6">&lt;&lt;</text:span> <text:span text:style-name="T7">"Femeninio"</text:span>;</text:p>
            <text:p text:style-name="P31"><text:s text:c="4"/>}</text:p>
            <text:p text:style-name="P31"><text:s text:c="4"/>os <text:span text:style-name="T6">&lt;&lt;</text:span> endl <text:span text:style-name="T6">&lt;&lt;</text:span> <text:span text:style-name="T7">"Participantes:"</text:span>;</text:p>
            <text:p text:style-name="P31"><text:s text:c="4"/><text:span text:style-name="T4">int</text:span> i<text:span text:style-name="T6">=0</text:span>;</text:p>
            <text:p text:style-name="P31"><text:s text:c="4"/><text:span text:style-name="T1">while</text:span>(i<text:span text:style-name="T6">&lt;</text:span>participantes().longitud()) {</text:p>
            <text:p text:style-name="P31"><text:s text:c="8"/>os <text:span text:style-name="T6">&lt;&lt;</text:span> endl;</text:p>
            <text:p text:style-name="P31"><text:s text:c="8"/>os <text:span text:style-name="T6">&lt;&lt;</text:span> <text:span text:style-name="T7">" <text:s/>"</text:span> <text:span text:style-name="T6">&lt;&lt;</text:span> participantes().iesimo(i).nombre() <text:span text:style-name="T6">&lt;&lt;</text:span></text:p>
            <text:p text:style-name="P31"><text:s text:c="14"/><text:span text:style-name="T7">" (#"</text:span> <text:span text:style-name="T6">&lt;&lt;</text:span> participantes().iesimo(i).ciaNumber() <text:span text:style-name="T6">&lt;&lt;</text:span> <text:span text:style-name="T7">"). "</text:span> <text:span text:style-name="T6">&lt;&lt;</text:span></text:p>
            <text:p text:style-name="P31"><text:s text:c="14"/><text:span text:style-name="T7">"Capacidad: "</text:span> <text:span text:style-name="T6">&lt;&lt;</text:span> participantes().iesimo(i).capacidad(_categoria.first);</text:p>
            <text:p text:style-name="P31"><text:s text:c="8"/>i<text:span text:style-name="T6">++</text:span>;</text:p>
            <text:p text:style-name="P31"><text:s text:c="4"/>}</text:p>
            <text:p text:style-name="P31"><text:s text:c="4"/>os <text:span text:style-name="T6">&lt;&lt;</text:span> endl <text:span text:style-name="T6">&lt;&lt;</text:span> <text:span text:style-name="T7">"Finalizada: "</text:span>;</text:p>
            <text:p text:style-name="P31"><text:s text:c="4"/><text:span text:style-name="T1">if</text:span>(_finalizada) {</text:p>
            <text:p text:style-name="P31"><text:s text:c="8"/>os <text:span text:style-name="T6">&lt;&lt;</text:span> <text:span text:style-name="T7">"Si"</text:span> <text:span text:style-name="T6">&lt;&lt;</text:span> endl;</text:p>
            <text:p text:style-name="P31"><text:s text:c="8"/><text:span text:style-name="T4">int</text:span> i <text:span text:style-name="T6">=</text:span> <text:span text:style-name="T6">0</text:span>;</text:p>
            <text:p text:style-name="P31"><text:s text:c="8"/>os <text:span text:style-name="T6">&lt;&lt;</text:span> <text:span text:style-name="T7">"Ranking: ["</text:span>;</text:p>
            <text:p text:style-name="P31"><text:s text:c="8"/><text:span text:style-name="T1">while</text:span>(i<text:span text:style-name="T6">&lt;</text:span>ranking().longitud()) {</text:p>
            <text:p text:style-name="P31"><text:s text:c="12"/>os <text:span text:style-name="T6">&lt;&lt;</text:span> ranking().iesimo(i).nombre();</text:p>
            <text:p text:style-name="P31"><text:s text:c="12"/>i<text:span text:style-name="T6">++</text:span>;</text:p>
            <text:p text:style-name="P31"><text:s text:c="12"/><text:span text:style-name="T1">if</text:span>(i<text:span text:style-name="T6">&lt;</text:span>ranking().longitud()) {</text:p>
            <text:p text:style-name="P31"><text:s text:c="16"/>os <text:span text:style-name="T6">&lt;&lt;</text:span> <text:span text:style-name="T7">","</text:span>;</text:p>
            <text:p text:style-name="P31"><text:s text:c="12"/>}</text:p>
            <text:p text:style-name="P31"><text:s text:c="8"/>}</text:p>
            <text:p text:style-name="P31"><text:s text:c="8"/>os <text:span text:style-name="T6">&lt;&lt;</text:span> <text:span text:style-name="T7">"]"</text:span> <text:span text:style-name="T6">&lt;&lt;</text:span> endl;</text:p>
            <text:p text:style-name="P31"><text:s text:c="8"/>i<text:span text:style-name="T6">=0</text:span>;</text:p>
            <text:p text:style-name="P31"><text:s text:c="8"/>os <text:span text:style-name="T6">&lt;&lt;</text:span> <text:span text:style-name="T7">"Dopping : ["</text:span>;</text:p>
            <text:p text:style-name="P31"><text:s text:c="8"/><text:span text:style-name="T1">while</text:span>(i<text:span text:style-name="T6">&lt;</text:span>lesTocoControlAntidoping().longitud()) {</text:p>
            <text:p text:style-name="P31"><text:s text:c="12"/>os <text:span text:style-name="T6">&lt;&lt;</text:span> <text:span text:style-name="T7">"&lt;"</text:span> <text:span text:style-name="T6">&lt;&lt;</text:span> lesTocoControlAntidoping().iesimo(i).nombre() <text:span text:style-name="T6">&lt;&lt;</text:span> <text:span text:style-name="T7">","</text:span>;</text:p>
            <text:p text:style-name="P31"><text:s text:c="12"/>os <text:span text:style-name="T6">&lt;&lt;</text:span> leDioPositivo(lesTocoControlAntidoping().iesimo(i)) <text:span text:style-name="T6">&lt;&lt;</text:span> <text:span text:style-name="T7">"&gt;"</text:span>;</text:p>
            <text:p text:style-name="P31"><text:s text:c="12"/>i<text:span text:style-name="T6">++</text:span>;</text:p>
            <text:p text:style-name="P31"><text:s text:c="12"/><text:span text:style-name="T1">if</text:span>(i<text:span text:style-name="T6">&lt;</text:span>lesTocoControlAntidoping().longitud()) {</text:p>
            <text:p text:style-name="P31"><text:s text:c="16"/>os <text:span text:style-name="T6">&lt;&lt;</text:span> <text:span text:style-name="T7">","</text:span>;</text:p>
            <text:p text:style-name="P31"><text:s text:c="12"/>}</text:p>
            <text:p text:style-name="P31"><text:s text:c="8"/>}</text:p>
            <text:p text:style-name="P31"><text:s text:c="8"/>os <text:span text:style-name="T6">&lt;&lt;</text:span> <text:span text:style-name="T7">"]"</text:span> <text:span text:style-name="T6">&lt;&lt;</text:span> endl;</text:p>
            <text:p text:style-name="P31"><text:s text:c="4"/>}</text:p>
            <text:p text:style-name="P31"><text:s text:c="4"/><text:span text:style-name="T1">else</text:span> {</text:p>
            <text:p text:style-name="P31"><text:soft-page-break/><text:s text:c="8"/>os <text:span text:style-name="T6">&lt;&lt;</text:span> <text:span text:style-name="T7">"No"</text:span> <text:span text:style-name="T6">&lt;&lt;</text:span> endl;</text:p>
            <text:p text:style-name="P31"><text:s text:c="4"/>}</text:p>
            <text:p text:style-name="P31"/>
            <text:p text:style-name="P31">}</text:p>
            <text:p text:style-name="P31"/>
            <text:p text:style-name="P31"/>
            <text:p text:style-name="P31"><text:span text:style-name="T4">void</text:span> Competencia<text:span text:style-name="T6">::</text:span>guardar(std<text:span text:style-name="T6">::</text:span>ostream<text:span text:style-name="T6">&amp;</text:span> os) <text:span text:style-name="T1">const</text:span> {</text:p>
            <text:p text:style-name="P31"><text:s text:c="4"/>os <text:span text:style-name="T6">&lt;&lt;</text:span> <text:span text:style-name="T7">"C (|"</text:span> <text:span text:style-name="T6">&lt;&lt;</text:span> _categoria.first <text:span text:style-name="T6">&lt;&lt;</text:span> <text:span text:style-name="T7">"|, |"</text:span>;</text:p>
            <text:p text:style-name="P31"><text:s text:c="4"/><text:span text:style-name="T1">if</text:span>(_categoria.second <text:span text:style-name="T6">==</text:span> Masculino) {</text:p>
            <text:p text:style-name="P31"><text:s text:c="8"/>os <text:span text:style-name="T6">&lt;&lt;</text:span> <text:span text:style-name="T7">"Masculino"</text:span>;</text:p>
            <text:p text:style-name="P31"><text:s text:c="4"/>}</text:p>
            <text:p text:style-name="P31"><text:s text:c="4"/><text:span text:style-name="T1">else</text:span> {</text:p>
            <text:p text:style-name="P31"><text:s text:c="8"/>os <text:span text:style-name="T6">&lt;&lt;</text:span> <text:span text:style-name="T7">"Femenino"</text:span>;</text:p>
            <text:p text:style-name="P31"><text:s text:c="4"/>}</text:p>
            <text:p text:style-name="P31"><text:s text:c="4"/>os <text:span text:style-name="T6">&lt;&lt;</text:span> <text:span text:style-name="T7">"|) |"</text:span>;</text:p>
            <text:p text:style-name="P31"><text:s text:c="4"/><text:span text:style-name="T1">if</text:span>(finalizada()) {</text:p>
            <text:p text:style-name="P31"><text:s text:c="8"/>os <text:span text:style-name="T6">&lt;&lt;</text:span> <text:span text:style-name="T7">"True"</text:span>;</text:p>
            <text:p text:style-name="P31"><text:s text:c="4"/>}</text:p>
            <text:p text:style-name="P31"><text:s text:c="4"/><text:span text:style-name="T1">else</text:span> {</text:p>
            <text:p text:style-name="P31"><text:s text:c="8"/>os <text:span text:style-name="T6">&lt;&lt;</text:span> <text:span text:style-name="T7">"False"</text:span>;</text:p>
            <text:p text:style-name="P31"><text:s text:c="4"/>}</text:p>
            <text:p text:style-name="P31"><text:s text:c="4"/>os <text:span text:style-name="T6">&lt;&lt;</text:span> <text:span text:style-name="T7">"| ["</text:span>;</text:p>
            <text:p text:style-name="P31"><text:s text:c="4"/><text:span text:style-name="T4">int</text:span> i<text:span text:style-name="T6">=0</text:span>;</text:p>
            <text:p text:style-name="P31"><text:s text:c="4"/><text:span text:style-name="T1">while</text:span>(i<text:span text:style-name="T6">&lt;</text:span>participantes().longitud()) {</text:p>
            <text:p text:style-name="P31"><text:s text:c="8"/>os <text:span text:style-name="T6">&lt;&lt;</text:span> <text:span text:style-name="T7">"("</text:span>;</text:p>
            <text:p text:style-name="P31"><text:s text:c="8"/>participantes().iesimo(i).guardar(os);</text:p>
            <text:p text:style-name="P31"><text:s text:c="8"/>os <text:span text:style-name="T6">&lt;&lt;</text:span> <text:span text:style-name="T7">")"</text:span>;</text:p>
            <text:p text:style-name="P31"><text:s text:c="8"/>i<text:span text:style-name="T6">++</text:span>;</text:p>
            <text:p text:style-name="P31"><text:s text:c="8"/><text:span text:style-name="T1">if</text:span>(i<text:span text:style-name="T6">&lt;</text:span>participantes().longitud()) {</text:p>
            <text:p text:style-name="P31"><text:s text:c="12"/>os <text:span text:style-name="T6">&lt;&lt;</text:span> <text:span text:style-name="T7">","</text:span>;</text:p>
            <text:p text:style-name="P31"><text:s text:c="8"/>}</text:p>
            <text:p text:style-name="P31"><text:s text:c="4"/>}</text:p>
            <text:p text:style-name="P31"><text:s text:c="4"/>os <text:span text:style-name="T6">&lt;&lt;</text:span> <text:span text:style-name="T7">"] "</text:span>;</text:p>
            <text:p text:style-name="P31"><text:s text:c="4"/><text:span text:style-name="T1">if</text:span>(finalizada()) {</text:p>
            <text:p text:style-name="P31"><text:s text:c="8"/>os <text:span text:style-name="T6">&lt;&lt;</text:span> <text:span text:style-name="T7">"["</text:span>;</text:p>
            <text:p text:style-name="P31"><text:s text:c="8"/>i<text:span text:style-name="T6">=0</text:span>;</text:p>
            <text:p text:style-name="P31"><text:s text:c="8"/><text:span text:style-name="T1">while</text:span>(i<text:span text:style-name="T6">&lt;</text:span>ranking().longitud()) {</text:p>
            <text:p text:style-name="P31"><text:s text:c="12"/>os <text:span text:style-name="T6">&lt;&lt;</text:span> ranking().iesimo(i).ciaNumber();</text:p>
            <text:p text:style-name="P31"><text:s text:c="12"/>i<text:span text:style-name="T6">++</text:span>;</text:p>
            <text:p text:style-name="P31"><text:s text:c="12"/><text:span text:style-name="T1">if</text:span>(i<text:span text:style-name="T6">&lt;</text:span>ranking().longitud()) {</text:p>
            <text:p text:style-name="P31"><text:s text:c="16"/>os <text:span text:style-name="T6">&lt;&lt;</text:span> <text:span text:style-name="T7">","</text:span>;</text:p>
            <text:p text:style-name="P31"><text:s text:c="12"/>}</text:p>
            <text:p text:style-name="P31"><text:s text:c="8"/>}</text:p>
            <text:p text:style-name="P31"><text:s text:c="8"/>os <text:span text:style-name="T6">&lt;&lt;</text:span> <text:span text:style-name="T7">"] ["</text:span>;</text:p>
            <text:p text:style-name="P31"><text:s text:c="8"/>i<text:span text:style-name="T6">=0</text:span>;</text:p>
            <text:p text:style-name="P31"><text:s text:c="8"/><text:span text:style-name="T1">while</text:span>(i<text:span text:style-name="T6">&lt;</text:span>lesTocoControlAntidoping().longitud()) {</text:p>
            <text:p text:style-name="P31"><text:s text:c="12"/>os <text:span text:style-name="T6">&lt;&lt;</text:span> <text:span text:style-name="T7">"("</text:span> <text:span text:style-name="T6">&lt;&lt;</text:span> lesTocoControlAntidoping().iesimo(i).ciaNumber() <text:span text:style-name="T6">&lt;&lt;</text:span> <text:span text:style-name="T7">", "</text:span> <text:span text:style-name="T6">&lt;&lt;</text:span> <text:span text:style-name="T7">"|"</text:span>;</text:p>
            <text:p text:style-name="P31"><text:s text:c="12"/><text:span text:style-name="T1">if</text:span>(leDioPositivo(lesTocoControlAntidoping().iesimo(i))) {</text:p>
            <text:p text:style-name="P31"><text:s text:c="16"/>os <text:span text:style-name="T6">&lt;&lt;</text:span> <text:span text:style-name="T7">"True"</text:span> <text:span text:style-name="T6">&lt;&lt;</text:span> <text:span text:style-name="T7">"|)"</text:span>;</text:p>
            <text:p text:style-name="P31"><text:s text:c="12"/>}</text:p>
            <text:p text:style-name="P31"><text:s text:c="12"/><text:span text:style-name="T1">else</text:span> {</text:p>
            <text:p text:style-name="P31"><text:s text:c="16"/>os <text:span text:style-name="T6">&lt;&lt;</text:span> <text:span text:style-name="T7">"False"</text:span> <text:span text:style-name="T6">&lt;&lt;</text:span> <text:span text:style-name="T7">"|)"</text:span>;</text:p>
            <text:p text:style-name="P31"><text:s text:c="12"/>}</text:p>
            <text:p text:style-name="P31"><text:s text:c="12"/>i<text:span text:style-name="T6">++</text:span>;</text:p>
            <text:p text:style-name="P31"><text:s text:c="12"/><text:span text:style-name="T1">if</text:span>(i<text:span text:style-name="T6">&lt;</text:span>lesTocoControlAntidoping().longitud()) {</text:p>
            <text:p text:style-name="P31"><text:s text:c="16"/>os <text:span text:style-name="T6">&lt;&lt;</text:span> <text:span text:style-name="T7">","</text:span>;</text:p>
            <text:p text:style-name="P31"><text:s text:c="12"/>}</text:p>
            <text:p text:style-name="P31"><text:s text:c="8"/>}</text:p>
            <text:p text:style-name="P31"><text:s text:c="8"/>os <text:span text:style-name="T6">&lt;&lt;</text:span> <text:span text:style-name="T7">"]"</text:span>;</text:p>
            <text:p text:style-name="P31"><text:s text:c="4"/>}</text:p>
            <text:p text:style-name="P31"><text:s text:c="4"/><text:span text:style-name="T1">else</text:span> {</text:p>
            <text:p text:style-name="P31"><text:s text:c="8"/>os <text:span text:style-name="T6">&lt;&lt;</text:span> <text:span text:style-name="T7">"[] []"</text:span>;</text:p>
            <text:p text:style-name="P31"><text:s text:c="4"/>}</text:p>
            <text:p text:style-name="P31">}</text:p>
            <text:p text:style-name="P31"/>
            <text:p text:style-name="P27">/*</text:p>
            <text:p text:style-name="P27">C (|Rugby|, |Masculino|) |True|</text:p>
            <text:p text:style-name="P27">[(A |Juan| |Masculino| 1920 |Argentina| 1 [(|Football|, 35), (|Rugby|, 10)]),</text:p>
            <text:p text:style-name="P27">(A |Jorge| |Masculino| 1930 |Argentina| 2 [(|Football|, 32), (|Rugby|, 20)]),</text:p>
            <text:p text:style-name="P27">(A |Jackson| |Masculino| 1935 |Escocia| 6 [(|Basket|, 25), (|Football|, 40), (|Rugby|, 5)])]</text:p>
            <text:p text:style-name="P27">[1, 6] [(1, |True|), (6, |True|)]</text:p>
            <text:p text:style-name="P28"><text:s/><text:span text:style-name="T9">*/</text:span></text:p>
            <text:p text:style-name="P31"/>
            <text:p text:style-name="P31"><text:span text:style-name="T4">void</text:span> Competencia<text:span text:style-name="T6">::</text:span>cargar (std<text:span text:style-name="T6">::</text:span>istream<text:span text:style-name="T6">&amp;</text:span> is) {</text:p>
            <text:p text:style-name="P31"><text:s text:c="4"/><text:span text:style-name="T4">char</text:span> c;</text:p>
            <text:p text:style-name="P31"><text:s text:c="4"/>string stringDeporte;</text:p>
            <text:p text:style-name="P31"><text:s text:c="4"/>string stringSexo;</text:p>
            <text:p text:style-name="P31"><text:s text:c="4"/>Sexo sexo;</text:p>
            <text:p text:style-name="P31"><text:s text:c="4"/>string stringFinalizada;</text:p>
            <text:p text:style-name="P31"><text:s text:c="4"/><text:span text:style-name="T8">//Saco C , ( y |</text:span></text:p>
            <text:p text:style-name="P31"><text:s text:c="4"/>is <text:span text:style-name="T6">&gt;&gt;</text:span> c;</text:p>
            <text:p text:style-name="P31"><text:s text:c="4"/>is <text:span text:style-name="T6">&gt;&gt;</text:span> c;</text:p>
            <text:p text:style-name="P31"><text:s text:c="4"/>is <text:span text:style-name="T6">&gt;&gt;</text:span> c;</text:p>
            <text:p text:style-name="P31"><text:s text:c="4"/>getline(is, stringDeporte, <text:span text:style-name="T7">'|'</text:span>);</text:p>
            <text:p text:style-name="P31"><text:s text:c="4"/><text:span text:style-name="T8">//Saco , y |</text:span></text:p>
            <text:p text:style-name="P31"><text:s text:c="4"/>is <text:span text:style-name="T6">&gt;&gt;</text:span> c <text:span text:style-name="T6">&gt;&gt;</text:span> c;</text:p>
            <text:p text:style-name="P31"><text:s text:c="4"/>getline(is, stringSexo, <text:span text:style-name="T7">'|'</text:span>);</text:p>
            <text:p text:style-name="P31"><text:s text:c="4"/><text:span text:style-name="T1">if</text:span>(stringSexo <text:span text:style-name="T6">==</text:span> <text:span text:style-name="T7">"Masculino"</text:span>) {</text:p>
            <text:p text:style-name="P31"><text:s text:c="8"/>sexo <text:span text:style-name="T6">=</text:span> Masculino;</text:p>
            <text:p text:style-name="P31"><text:s text:c="4"/>}</text:p>
            <text:p text:style-name="P31"><text:soft-page-break/><text:s text:c="4"/><text:span text:style-name="T1">else</text:span> {</text:p>
            <text:p text:style-name="P31"><text:s text:c="8"/>sexo <text:span text:style-name="T6">=</text:span> Femenino;</text:p>
            <text:p text:style-name="P31"><text:s text:c="4"/>}</text:p>
            <text:p text:style-name="P31"><text:s text:c="4"/><text:span text:style-name="T8">//Saco ) y |</text:span></text:p>
            <text:p text:style-name="P31"><text:s text:c="4"/>is <text:span text:style-name="T6">&gt;&gt;</text:span> c <text:span text:style-name="T6">&gt;&gt;</text:span> c;</text:p>
            <text:p text:style-name="P31"><text:s text:c="4"/>getline(is, stringFinalizada, <text:span text:style-name="T7">'|'</text:span>);</text:p>
            <text:p text:style-name="P31"><text:s text:c="4"/><text:span text:style-name="T1">if</text:span>(stringFinalizada <text:span text:style-name="T6">==</text:span> <text:span text:style-name="T7">"True"</text:span>) {</text:p>
            <text:p text:style-name="P31"><text:s text:c="8"/>_finalizada <text:span text:style-name="T6">=</text:span> <text:span text:style-name="T1">true</text:span>;</text:p>
            <text:p text:style-name="P31"><text:s text:c="4"/>}</text:p>
            <text:p text:style-name="P31"><text:s text:c="4"/><text:span text:style-name="T1">else</text:span> {</text:p>
            <text:p text:style-name="P31"><text:s text:c="8"/>_finalizada <text:span text:style-name="T6">=</text:span> <text:span text:style-name="T1">false</text:span>;</text:p>
            <text:p text:style-name="P31"><text:s text:c="4"/>}</text:p>
            <text:p text:style-name="P31"><text:s text:c="4"/><text:span text:style-name="T8">//Saco [</text:span></text:p>
            <text:p text:style-name="P31"><text:s text:c="4"/>is <text:span text:style-name="T6">&gt;&gt;</text:span> c;</text:p>
            <text:p text:style-name="P31"><text:s text:c="4"/>Lista<text:span text:style-name="T6">&lt;</text:span>Atleta<text:span text:style-name="T6">&gt;</text:span> atletas;</text:p>
            <text:p text:style-name="P31"><text:s text:c="4"/><text:span text:style-name="T8">//Me fijo si atletas no es vacio</text:span></text:p>
            <text:p text:style-name="P31"><text:s text:c="4"/><text:span text:style-name="T1">if</text:span>(is.peek() <text:span text:style-name="T6">!=</text:span> <text:span text:style-name="T7">']'</text:span>) {</text:p>
            <text:p text:style-name="P31"><text:s text:c="8"/><text:span text:style-name="T4">bool</text:span> loop <text:span text:style-name="T6">=</text:span> <text:span text:style-name="T1">true</text:span>;</text:p>
            <text:p text:style-name="P31"><text:s text:c="8"/><text:span text:style-name="T1">while</text:span>(loop) {</text:p>
            <text:p text:style-name="P31"><text:s text:c="12"/><text:span text:style-name="T8">//Saco (</text:span></text:p>
            <text:p text:style-name="P31"><text:s text:c="12"/>is <text:span text:style-name="T6">&gt;&gt;</text:span> c;</text:p>
            <text:p text:style-name="P31"><text:s text:c="12"/>Atleta atle;</text:p>
            <text:p text:style-name="P31"><text:s text:c="12"/>atle.cargar(is);</text:p>
            <text:p text:style-name="P31"><text:s text:c="12"/>atletas.agregarAtras(atle);</text:p>
            <text:p text:style-name="P31"><text:s text:c="12"/><text:span text:style-name="T8">//Saco )</text:span></text:p>
            <text:p text:style-name="P31"><text:s text:c="12"/>is <text:span text:style-name="T6">&gt;&gt;</text:span> c;</text:p>
            <text:p text:style-name="P31"><text:s text:c="12"/><text:span text:style-name="T1">if</text:span>(is.peek() <text:span text:style-name="T6">!=</text:span> <text:span text:style-name="T7">','</text:span>) {</text:p>
            <text:p text:style-name="P31"><text:s text:c="16"/>loop <text:span text:style-name="T6">=</text:span> <text:span text:style-name="T1">false</text:span>;</text:p>
            <text:p text:style-name="P31"><text:s text:c="12"/>}</text:p>
            <text:p text:style-name="P31"><text:s text:c="12"/><text:span text:style-name="T1">else</text:span> {</text:p>
            <text:p text:style-name="P31"><text:s text:c="16"/><text:span text:style-name="T8">//Saco la ,</text:span></text:p>
            <text:p text:style-name="P31"><text:s text:c="16"/>is <text:span text:style-name="T6">&gt;&gt;</text:span> c;</text:p>
            <text:p text:style-name="P31"><text:s text:c="12"/>}</text:p>
            <text:p text:style-name="P31"><text:s text:c="8"/>}</text:p>
            <text:p text:style-name="P31"><text:s text:c="4"/>}</text:p>
            <text:p text:style-name="P31"><text:s text:c="4"/><text:span text:style-name="T8">//Saco ]</text:span></text:p>
            <text:p text:style-name="P31"><text:s text:c="4"/>is <text:span text:style-name="T6">&gt;&gt;</text:span> c;</text:p>
            <text:p text:style-name="P31"><text:s text:c="4"/>_participantes <text:span text:style-name="T6">=</text:span> atletas;</text:p>
            <text:p text:style-name="P31"><text:s text:c="4"/>_categoria <text:span text:style-name="T6">=</text:span> make_pair(stringDeporte, sexo);</text:p>
            <text:p text:style-name="P31"><text:s text:c="4"/><text:span text:style-name="T1">if</text:span>(_finalizada) {</text:p>
            <text:p text:style-name="P31"><text:s text:c="8"/>Lista<text:span text:style-name="T6">&lt;</text:span><text:span text:style-name="T4">int</text:span><text:span text:style-name="T6">&gt;</text:span> ranking;</text:p>
            <text:p text:style-name="P31"><text:s text:c="8"/>Lista<text:span text:style-name="T6">&lt;</text:span>pair<text:span text:style-name="T6">&lt;</text:span><text:span text:style-name="T4">int</text:span>, <text:span text:style-name="T4">bool</text:span><text:span text:style-name="T6">&gt;</text:span> <text:span text:style-name="T6">&gt;</text:span> doping;</text:p>
            <text:p text:style-name="P31"><text:s text:c="8"/><text:span text:style-name="T4">bool</text:span> loop <text:span text:style-name="T6">=</text:span> <text:span text:style-name="T1">true</text:span>;</text:p>
            <text:p text:style-name="P31"><text:s text:c="8"/><text:span text:style-name="T8">//Saco [</text:span></text:p>
            <text:p text:style-name="P31"><text:s text:c="8"/>is <text:span text:style-name="T6">&gt;&gt;</text:span> c;</text:p>
            <text:p text:style-name="P31"><text:s text:c="8"/><text:span text:style-name="T8">//Me fijo si el ranking no esta vacio</text:span></text:p>
            <text:p text:style-name="P31"><text:s text:c="8"/><text:span text:style-name="T1">if</text:span>(is.peek() <text:span text:style-name="T6">!=</text:span> <text:span text:style-name="T7">']'</text:span>) {</text:p>
            <text:p text:style-name="P31"><text:s text:c="12"/><text:span text:style-name="T1">while</text:span>(loop) {</text:p>
            <text:p text:style-name="P31"><text:s text:c="16"/><text:span text:style-name="T4">int</text:span> ciaNumber;</text:p>
            <text:p text:style-name="P31"><text:s text:c="16"/>is <text:span text:style-name="T6">&gt;&gt;</text:span> ciaNumber;</text:p>
            <text:p text:style-name="P31"><text:s text:c="16"/><text:span text:style-name="T1">if</text:span>(is.peek() <text:span text:style-name="T6">!=</text:span> <text:span text:style-name="T7">','</text:span>) {</text:p>
            <text:p text:style-name="P31"><text:s text:c="20"/>loop <text:span text:style-name="T6">=</text:span> <text:span text:style-name="T1">false</text:span>;</text:p>
            <text:p text:style-name="P31"><text:s text:c="16"/>}</text:p>
            <text:p text:style-name="P31"><text:s text:c="16"/><text:span text:style-name="T1">else</text:span> {</text:p>
            <text:p text:style-name="P31"><text:s text:c="20"/><text:span text:style-name="T8">//Saco la ,</text:span></text:p>
            <text:p text:style-name="P31"><text:s text:c="20"/>is <text:span text:style-name="T6">&gt;&gt;</text:span> c;</text:p>
            <text:p text:style-name="P31"><text:s text:c="16"/>}</text:p>
            <text:p text:style-name="P31"><text:s text:c="16"/>ranking.agregarAtras(ciaNumber);</text:p>
            <text:p text:style-name="P31"><text:s text:c="12"/>}</text:p>
            <text:p text:style-name="P31"><text:s text:c="8"/>}</text:p>
            <text:p text:style-name="P31"><text:s text:c="8"/><text:span text:style-name="T8">//Saco ] y [</text:span></text:p>
            <text:p text:style-name="P31"><text:s text:c="8"/>is <text:span text:style-name="T6">&gt;&gt;</text:span> c <text:span text:style-name="T6">&gt;&gt;</text:span> c;</text:p>
            <text:p text:style-name="P31"><text:s text:c="8"/><text:span text:style-name="T8">//Me fijo si el doping no esta vacio</text:span></text:p>
            <text:p text:style-name="P31"><text:s text:c="8"/><text:span text:style-name="T1">if</text:span>(is.peek() <text:span text:style-name="T6">!=</text:span> <text:span text:style-name="T7">']'</text:span>) {</text:p>
            <text:p text:style-name="P31"><text:s text:c="12"/>loop <text:span text:style-name="T6">=</text:span> <text:span text:style-name="T1">true</text:span>;</text:p>
            <text:p text:style-name="P31"><text:s text:c="12"/><text:span text:style-name="T1">while</text:span>(loop) {</text:p>
            <text:p text:style-name="P31"><text:s text:c="16"/><text:span text:style-name="T4">int</text:span> ciaNumber;</text:p>
            <text:p text:style-name="P31"><text:s text:c="16"/><text:span text:style-name="T4">bool</text:span> positive;</text:p>
            <text:p text:style-name="P31"><text:s text:c="16"/>string dopingStatus;</text:p>
            <text:p text:style-name="P31"><text:s text:c="16"/><text:span text:style-name="T8">//Saco (, ciaNumber, la , y |</text:span></text:p>
            <text:p text:style-name="P31"><text:s text:c="16"/>is <text:span text:style-name="T6">&gt;&gt;</text:span> c <text:span text:style-name="T6">&gt;&gt;</text:span> ciaNumber <text:span text:style-name="T6">&gt;&gt;</text:span> c <text:span text:style-name="T6">&gt;&gt;</text:span> c;</text:p>
            <text:p text:style-name="P31"><text:s text:c="16"/>getline(is, dopingStatus, <text:span text:style-name="T7">'|'</text:span>);</text:p>
            <text:p text:style-name="P31"><text:s text:c="16"/><text:span text:style-name="T8">//Saco )</text:span></text:p>
            <text:p text:style-name="P31"><text:s text:c="16"/>is <text:span text:style-name="T6">&gt;&gt;</text:span> c;</text:p>
            <text:p text:style-name="P31"><text:s text:c="16"/><text:span text:style-name="T1">if</text:span>(is.peek() <text:span text:style-name="T6">!=</text:span> <text:span text:style-name="T7">','</text:span>) {</text:p>
            <text:p text:style-name="P31"><text:s text:c="20"/>loop <text:span text:style-name="T6">=</text:span> <text:span text:style-name="T1">false</text:span>;</text:p>
            <text:p text:style-name="P31"><text:s text:c="16"/>}</text:p>
            <text:p text:style-name="P31"><text:s text:c="16"/><text:span text:style-name="T1">else</text:span> {</text:p>
            <text:p text:style-name="P31"><text:s text:c="20"/><text:span text:style-name="T8">//Saco la ,</text:span></text:p>
            <text:p text:style-name="P31"><text:s text:c="20"/>is <text:span text:style-name="T6">&gt;&gt;</text:span> c;</text:p>
            <text:p text:style-name="P31"><text:s text:c="16"/>}</text:p>
            <text:p text:style-name="P31"><text:s text:c="16"/><text:span text:style-name="T1">if</text:span>(dopingStatus <text:span text:style-name="T6">==</text:span> <text:span text:style-name="T7">"True"</text:span>) {</text:p>
            <text:p text:style-name="P31"><text:s text:c="20"/>positive <text:span text:style-name="T6">=</text:span> <text:span text:style-name="T1">true</text:span>;</text:p>
            <text:p text:style-name="P31"><text:s text:c="16"/>}</text:p>
            <text:p text:style-name="P31"><text:s text:c="16"/><text:span text:style-name="T1">else</text:span> {</text:p>
            <text:p text:style-name="P31"><text:s text:c="20"/>positive <text:span text:style-name="T6">=</text:span> <text:span text:style-name="T1">false</text:span>;</text:p>
            <text:p text:style-name="P31"><text:s text:c="16"/>}</text:p>
            <text:p text:style-name="P31"><text:s text:c="16"/>doping.agregarAtras(make_pair(ciaNumber, positive));</text:p>
            <text:p text:style-name="P31"><text:s text:c="12"/>}</text:p>
            <text:p text:style-name="P31"><text:s text:c="8"/>}</text:p>
            <text:p text:style-name="P31"><text:soft-page-break/><text:s text:c="8"/><text:span text:style-name="T8">//Saco ]</text:span></text:p>
            <text:p text:style-name="P31"><text:s text:c="8"/>is <text:span text:style-name="T6">&gt;&gt;</text:span> c;</text:p>
            <text:p text:style-name="P31"><text:s text:c="8"/>finalizar(ranking, doping);</text:p>
            <text:p text:style-name="P31"><text:s text:c="4"/>}</text:p>
            <text:p text:style-name="P31"><text:s text:c="4"/><text:span text:style-name="T1">else</text:span> {</text:p>
            <text:p text:style-name="P31"><text:s text:c="8"/><text:span text:style-name="T8">//Saco [] []</text:span></text:p>
            <text:p text:style-name="P31"><text:s text:c="8"/>is <text:span text:style-name="T6">&gt;&gt;</text:span> c <text:span text:style-name="T6">&gt;&gt;</text:span> c <text:span text:style-name="T6">&gt;&gt;</text:span> c <text:span text:style-name="T6">&gt;&gt;</text:span> c;</text:p>
            <text:p text:style-name="P31"><text:s text:c="4"/>}</text:p>
            <text:p text:style-name="P31">}</text:p>
            <text:p text:style-name="P31"/>
            <text:p text:style-name="P27">/********************************</text:p>
            <text:p text:style-name="P28"><text:s/><text:span text:style-name="T9">* <text:s text:c="9"/>AUXILIARES <text:s text:c="9"/>*</text:span></text:p>
            <text:p text:style-name="P28"><text:s/><text:span text:style-name="T9">********************************/</text:span></text:p>
            <text:p text:style-name="P31"/>
            <text:p text:style-name="P31">Atleta Competencia<text:span text:style-name="T6">::</text:span>atletaConCia(<text:span text:style-name="T1">const</text:span> <text:span text:style-name="T4">int</text:span> ciaNumber) <text:span text:style-name="T1">const</text:span> {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Atleta atle;</text:p>
            <text:p text:style-name="P31"><text:s text:c="4"/><text:span text:style-name="T1">while</text:span>(i<text:span text:style-name="T6">&lt;</text:span>_participantes.longitud()) {</text:p>
            <text:p text:style-name="P31"><text:s text:c="8"/><text:span text:style-name="T1">if</text:span>(_participantes.iesimo(i).ciaNumber() <text:span text:style-name="T6">==</text:span> ciaNumber) {</text:p>
            <text:p text:style-name="P31"><text:s text:c="12"/>atle <text:span text:style-name="T6">=</text:span> _participantes.iesimo(i)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atle;</text:p>
            <text:p text:style-name="P31">}</text:p>
            <text:p text:style-name="P31"/>
            <text:p text:style-name="P31"><text:span text:style-name="T4">bool</text:span> Competencia<text:span text:style-name="T6">::</text:span>mismosParticipantes(<text:span text:style-name="T1">const</text:span> Competencia<text:span text:style-name="T6">&amp;</text:span> c) <text:span text:style-name="T1">const</text:span> {</text:p>
            <text:p text:style-name="P31"><text:s text:c="4"/><text:span text:style-name="T4">bool</text:span> iguales <text:span text:style-name="T6">=</text:span> _participantes.longitud() <text:span text:style-name="T6">==</text:span> c._participantes.longitud()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 <text:span text:style-name="T6">&lt;</text:span> _participantes.longitud()) {</text:p>
            <text:p text:style-name="P31"><text:s text:c="8"/>iguales <text:span text:style-name="T6">=</text:span> iguales <text:span text:style-name="T6">&amp;&amp;</text:span> c._participantes.pertenece(_participantes.iesimo(i));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iguales;</text:p>
            <text:p text:style-name="P31">}</text:p>
            <text:p text:style-name="P31"/>
            <text:p text:style-name="P31"><text:span text:style-name="T4">bool</text:span> Competencia<text:span text:style-name="T6">::</text:span>mismoDoping(<text:span text:style-name="T1">const</text:span> Competencia<text:span text:style-name="T6">&amp;</text:span> c) <text:span text:style-name="T1">const</text:span> {</text:p>
            <text:p text:style-name="P31"><text:s text:c="4"/><text:span text:style-name="T4">bool</text:span> iguales <text:span text:style-name="T6">=</text:span> _controlAntidoping.longitud() <text:span text:style-name="T6">==</text:span> c._controlAntidoping.longitud()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 <text:span text:style-name="T6">&lt;</text:span> _controlAntidoping.longitud()) {</text:p>
            <text:p text:style-name="P31"><text:s text:c="8"/>iguales <text:span text:style-name="T6">=</text:span> iguales <text:span text:style-name="T6">&amp;&amp;</text:span> c._controlAntidoping.pertenece(_controlAntidoping.iesimo(i));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iguales;</text:p>
            <text:p text:style-name="P34">}</text:p>
          </table:table-cell>
        </table:table-row>
      </table:table>
      <text:h text:style-name="P8" text:outline-level="2">jjoo.h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1"><text:s/>1</text:p>
            <text:p text:style-name="P31"><text:s/>2</text:p>
            <text:p text:style-name="P31"><text:s/>3</text:p>
            <text:p text:style-name="P31"><text:s/>4</text:p>
            <text:p text:style-name="P31"><text:s/>5</text:p>
            <text:p text:style-name="P31"><text:s/>6</text:p>
            <text:p text:style-name="P31"><text:s/>7</text:p>
            <text:p text:style-name="P31"><text:s/>8</text:p>
            <text:p text:style-name="P31"><text:s/>9</text:p>
            <text:p text:style-name="P31">10</text:p>
            <text:p text:style-name="P31">11</text:p>
            <text:p text:style-name="P31">12</text:p>
            <text:p text:style-name="P31">13</text:p>
            <text:p text:style-name="P31">14</text:p>
            <text:p text:style-name="P31">15</text:p>
            <text:p text:style-name="P31">16</text:p>
            <text:p text:style-name="P31">17</text:p>
            <text:p text:style-name="P31">18</text:p>
            <text:p text:style-name="P31">19</text:p>
            <text:p text:style-name="P31">20</text:p>
            <text:p text:style-name="P31">21</text:p>
            <text:p text:style-name="P31">22</text:p>
            <text:p text:style-name="P31">23</text:p>
            <text:p text:style-name="P31">24</text:p>
            <text:p text:style-name="P31">25</text:p>
            <text:p text:style-name="P31">26</text:p>
            <text:p text:style-name="P31">27</text:p>
            <text:p text:style-name="P31">28</text:p>
            <text:p text:style-name="P31">29</text:p>
            <text:p text:style-name="P31">30</text:p>
            <text:p text:style-name="P31">31</text:p>
            <text:p text:style-name="P31">32</text:p>
            <text:p text:style-name="P31">33</text:p>
            <text:p text:style-name="P31">34</text:p>
            <text:p text:style-name="P31">35</text:p>
            <text:p text:style-name="P31">36</text:p>
            <text:p text:style-name="P31">37</text:p>
            <text:p text:style-name="P31">38</text:p>
            <text:p text:style-name="P31">39</text:p>
            <text:p text:style-name="P31"><text:soft-page-break/>40</text:p>
            <text:p text:style-name="P31">41</text:p>
            <text:p text:style-name="P31">42</text:p>
            <text:p text:style-name="P31">43</text:p>
            <text:p text:style-name="P31">44</text:p>
            <text:p text:style-name="P31">45</text:p>
            <text:p text:style-name="P31">46</text:p>
            <text:p text:style-name="P31">47</text:p>
            <text:p text:style-name="P31">48</text:p>
            <text:p text:style-name="P31">49</text:p>
            <text:p text:style-name="P31">50</text:p>
            <text:p text:style-name="P31">51</text:p>
            <text:p text:style-name="P31">52</text:p>
            <text:p text:style-name="P31">53</text:p>
            <text:p text:style-name="P31">54</text:p>
            <text:p text:style-name="P31">55</text:p>
            <text:p text:style-name="P31">56</text:p>
            <text:p text:style-name="P31">57</text:p>
            <text:p text:style-name="P31">58</text:p>
            <text:p text:style-name="P31">59</text:p>
            <text:p text:style-name="P31">60</text:p>
            <text:p text:style-name="P31">61</text:p>
            <text:p text:style-name="P31">62</text:p>
            <text:p text:style-name="P31">63</text:p>
            <text:p text:style-name="P31">64</text:p>
            <text:p text:style-name="P31">65</text:p>
            <text:p text:style-name="P31">66</text:p>
            <text:p text:style-name="P31">67</text:p>
            <text:p text:style-name="P31">68</text:p>
            <text:p text:style-name="P31">69</text:p>
            <text:p text:style-name="P31">70</text:p>
            <text:p text:style-name="P34">71</text:p>
          </table:table-cell>
          <table:table-cell table:style-name="Table8.A1" office:value-type="string">
            <text:p text:style-name="P23">#ifndef JJOO_H</text:p>
            <text:p text:style-name="P23">#define JJOO_H</text:p>
            <text:p text:style-name="P31"/>
            <text:p text:style-name="P23">#include "competencia.h"</text:p>
            <text:p text:style-name="P31"/>
            <text:p text:style-name="P31"><text:span text:style-name="T1">typedef</text:span> pair<text:span text:style-name="T6">&lt;</text:span><text:span text:style-name="T4">int</text:span>, pair<text:span text:style-name="T6">&lt;</text:span><text:span text:style-name="T4">int</text:span>, <text:span text:style-name="T4">int</text:span><text:span text:style-name="T6">&gt;</text:span> <text:span text:style-name="T6">&gt;</text:span> infoM;</text:p>
            <text:p text:style-name="P31"/>
            <text:p text:style-name="P31"><text:span text:style-name="T1">class</text:span> <text:span text:style-name="T3">JJOO</text:span>{</text:p>
            <text:p text:style-name="P31"><text:s text:c="4"/><text:span text:style-name="T1">public</text:span><text:span text:style-name="T6">:</text:span></text:p>
            <text:p text:style-name="P31"/>
            <text:p text:style-name="P31"><text:s text:c="8"/>JJOO();</text:p>
            <text:p text:style-name="P31"><text:s text:c="8"/><text:span text:style-name="T8">// |cronograma|==cantDias. Si un día no hay competencias, que esté la lista vacía.</text:span></text:p>
            <text:p text:style-name="P31"><text:s text:c="8"/>JJOO(<text:span text:style-name="T1">const</text:span> <text:span text:style-name="T4">int</text:span> anio, <text:span text:style-name="T1">const</text:span> Lista<text:span text:style-name="T6">&lt;</text:span>Atleta<text:span text:style-name="T6">&gt;&amp;</text:span> atletas, <text:span text:style-name="T1">const</text:span> Lista<text:span text:style-name="T6">&lt;</text:span>Lista<text:span text:style-name="T6">&lt;</text:span>Competencia<text:span text:style-name="T6">&gt;</text:span> <text:span text:style-name="T6">&gt;&amp;</text:span> competenciasPorDia);</text:p>
            <text:p text:style-name="P31"><text:s text:c="8"/><text:span text:style-name="T4">int</text:span> anio() <text:span text:style-name="T1">const</text:span>;</text:p>
            <text:p text:style-name="P31"><text:s text:c="8"/>Lista<text:span text:style-name="T6">&lt;</text:span>Atleta<text:span text:style-name="T6">&gt;</text:span> atletas() <text:span text:style-name="T1">const</text:span>;</text:p>
            <text:p text:style-name="P31"><text:s text:c="8"/><text:span text:style-name="T4">int</text:span> cantDias() <text:span text:style-name="T1">const</text:span>;</text:p>
            <text:p text:style-name="P31"><text:s text:c="8"/><text:span text:style-name="T4">int</text:span> jornadaActual() <text:span text:style-name="T1">const</text:span>;</text:p>
            <text:p text:style-name="P31"><text:s text:c="8"/>Lista<text:span text:style-name="T6">&lt;</text:span>Competencia<text:span text:style-name="T6">&gt;</text:span> cronograma(<text:span text:style-name="T1">const</text:span> <text:span text:style-name="T4">int</text:span> dia) <text:span text:style-name="T1">const</text:span>;</text:p>
            <text:p text:style-name="P31"/>
            <text:p text:style-name="P31"><text:s text:c="8"/>Lista<text:span text:style-name="T6">&lt;</text:span>Competencia<text:span text:style-name="T6">&gt;</text:span> competencias() <text:span text:style-name="T1">const</text:span>;</text:p>
            <text:p text:style-name="P31"><text:s text:c="8"/>Lista<text:span text:style-name="T6">&lt;</text:span>Competencia<text:span text:style-name="T6">&gt;</text:span> competenciasFinalizadasConOroEnPodio() <text:span text:style-name="T1">const</text:span>;</text:p>
            <text:p text:style-name="P31"/>
            <text:p text:style-name="P31"><text:s text:c="8"/>Lista<text:span text:style-name="T6">&lt;</text:span>Atleta<text:span text:style-name="T6">&gt;</text:span> dePaseo() <text:span text:style-name="T1">const</text:span>;</text:p>
            <text:p text:style-name="P31"><text:s text:c="8"/>Lista<text:span text:style-name="T6">&lt;</text:span>pair<text:span text:style-name="T6">&lt;</text:span>Pais,Lista<text:span text:style-name="T6">&lt;</text:span><text:span text:style-name="T4">int</text:span><text:span text:style-name="T6">&gt;</text:span> <text:span text:style-name="T6">&gt;</text:span> <text:span text:style-name="T6">&gt;</text:span> medallero() <text:span text:style-name="T1">const</text:span>;</text:p>
            <text:p text:style-name="P31"><text:s text:c="8"/><text:span text:style-name="T4">int</text:span> boicotPorDisciplina(<text:span text:style-name="T1">const</text:span> Categoria cat, <text:span text:style-name="T1">const</text:span> Pais p);</text:p>
            <text:p text:style-name="P31"><text:s text:c="8"/>Lista<text:span text:style-name="T6">&lt;</text:span>Atleta<text:span text:style-name="T6">&gt;</text:span> losMasFracasados(<text:span text:style-name="T1">const</text:span> Pais p) <text:span text:style-name="T1">const</text:span>;</text:p>
            <text:p text:style-name="P31"><text:s text:c="8"/><text:span text:style-name="T4">void</text:span> liuSong(<text:span text:style-name="T1">const</text:span> Atleta<text:span text:style-name="T6">&amp;</text:span> a, <text:span text:style-name="T1">const</text:span> Pais p);</text:p>
            <text:p text:style-name="P31"><text:s text:c="8"/>Atleta stevenBradbury() <text:span text:style-name="T1">const</text:span>;</text:p>
            <text:p text:style-name="P31"><text:s text:c="8"/><text:span text:style-name="T4">bool</text:span> uyOrdenadoAsiHayUnPatron() <text:span text:style-name="T1">const</text:span>;</text:p>
            <text:p text:style-name="P31"><text:s text:c="8"/>Lista<text:span text:style-name="T6">&lt;</text:span>Pais<text:span text:style-name="T6">&gt;</text:span> sequiaOlimpica() <text:span text:style-name="T1">const</text:span>;</text:p>
            <text:p text:style-name="P31"><text:s text:c="8"/><text:span text:style-name="T4">void</text:span> transcurrirDia();</text:p>
            <text:p text:style-name="P31"/>
            <text:p text:style-name="P31"><text:s text:c="8"/><text:span text:style-name="T4">bool</text:span> <text:span text:style-name="T1">operator</text:span><text:span text:style-name="T6">==</text:span>(<text:span text:style-name="T1">const</text:span> JJOO<text:span text:style-name="T6">&amp;</text:span> j) <text:span text:style-name="T1">const</text:span>;</text:p>
            <text:p text:style-name="P31"/>
            <text:p text:style-name="P31"><text:s text:c="8"/><text:span text:style-name="T4">void</text:span> mostrar(std<text:span text:style-name="T6">::</text:span>ostream<text:span text:style-name="T6">&amp;</text:span> os) <text:span text:style-name="T1">const</text:span>;</text:p>
            <text:p text:style-name="P31"><text:s text:c="8"/><text:span text:style-name="T4">void</text:span> guardar(std<text:span text:style-name="T6">::</text:span>ostream<text:span text:style-name="T6">&amp;</text:span> os) <text:span text:style-name="T1">const</text:span>;</text:p>
            <text:p text:style-name="P31"><text:s text:c="8"/><text:span text:style-name="T4">void</text:span> cargar (std<text:span text:style-name="T6">::</text:span>istream<text:span text:style-name="T6">&amp;</text:span> is);</text:p>
            <text:p text:style-name="P31"/>
            <text:p text:style-name="P31"><text:s text:c="4"/><text:span text:style-name="T1">private</text:span><text:span text:style-name="T6">:</text:span></text:p>
            <text:p text:style-name="P31"><text:soft-page-break/><text:s text:c="8"/><text:span text:style-name="T4">int</text:span> _anio;</text:p>
            <text:p text:style-name="P31"><text:s text:c="8"/>Lista<text:span text:style-name="T6">&lt;</text:span>Atleta<text:span text:style-name="T6">&gt;</text:span> _atletas;</text:p>
            <text:p text:style-name="P31"><text:s text:c="8"/><text:span text:style-name="T4">int</text:span> _jornadaActual;</text:p>
            <text:p text:style-name="P31"><text:s text:c="8"/>Lista<text:span text:style-name="T6">&lt;</text:span>Lista<text:span text:style-name="T6">&lt;</text:span>Competencia<text:span text:style-name="T6">&gt;</text:span> <text:span text:style-name="T6">&gt;</text:span> _competenciasPorDia; <text:s text:c="8"/><text:span text:style-name="T8">// En la i-ésima posición de la lista, las competencias del día i+1.</text:span></text:p>
            <text:p text:style-name="P31"/>
            <text:p text:style-name="P31"><text:s text:c="8"/><text:span text:style-name="T1">enum</text:span> {ENCABEZADO_ARCHIVO <text:span text:style-name="T6">=</text:span> <text:span text:style-name="T7">'J'</text:span>};</text:p>
            <text:p text:style-name="P31"/>
            <text:p text:style-name="P31"><text:s text:c="8"/><text:span text:style-name="T8">// Auxiliares generales</text:span></text:p>
            <text:p text:style-name="P31"><text:s text:c="8"/>Lista<text:span text:style-name="T6">&lt;</text:span>Pais<text:span text:style-name="T6">&gt;</text:span> paises() <text:span text:style-name="T1">const</text:span>;</text:p>
            <text:p text:style-name="P31"><text:s text:c="8"/>Lista<text:span text:style-name="T6">&lt;</text:span>Atleta<text:span text:style-name="T6">&gt;</text:span> participantes() <text:span text:style-name="T1">const</text:span>;</text:p>
            <text:p text:style-name="P31"/>
            <text:p text:style-name="P31"><text:s text:c="8"/><text:span text:style-name="T8">// Auxiliares JJOO::medallero()</text:span></text:p>
            <text:p text:style-name="P31"><text:s text:c="8"/>Lista<text:span text:style-name="T6">&lt;</text:span>pair<text:span text:style-name="T6">&lt;</text:span>Pais,Lista<text:span text:style-name="T6">&lt;</text:span><text:span text:style-name="T4">int</text:span><text:span text:style-name="T6">&gt;</text:span> <text:span text:style-name="T6">&gt;</text:span> <text:span text:style-name="T6">&gt;</text:span> ordenarMedallero(<text:span text:style-name="T1">const</text:span> Lista<text:span text:style-name="T6">&lt;</text:span>pair<text:span text:style-name="T6">&lt;</text:span>Pais,Lista<text:span text:style-name="T6">&lt;</text:span><text:span text:style-name="T4">int</text:span><text:span text:style-name="T6">&gt;</text:span> <text:span text:style-name="T6">&gt;</text:span> <text:span text:style-name="T6">&gt;</text:span> <text:span text:style-name="T6">&amp;</text:span>) <text:span text:style-name="T1">const</text:span>;</text:p>
            <text:p text:style-name="P31"/>
            <text:p text:style-name="P31"><text:s text:c="8"/><text:span text:style-name="T8">// Auxiliares JJOO::sequiaOlimpica()</text:span></text:p>
            <text:p text:style-name="P31"><text:s text:c="8"/><text:span text:style-name="T4">bool</text:span> ganoMedallasEseDia(Pais p, <text:span text:style-name="T4">int</text:span> x) <text:span text:style-name="T1">const</text:span>;</text:p>
            <text:p text:style-name="P31"><text:s text:c="8"/><text:span text:style-name="T4">int</text:span> maximaDistanciaEntreJornadas(Lista<text:span text:style-name="T6">&lt;</text:span><text:span text:style-name="T4">int</text:span><text:span text:style-name="T6">&gt;</text:span> jornadas) <text:span text:style-name="T1">const</text:span>;</text:p>
            <text:p text:style-name="P31"/>
            <text:p text:style-name="P31"><text:s text:c="8"/><text:span text:style-name="T8">// Auxiliares JJOO::transcurrirDia()</text:span></text:p>
            <text:p text:style-name="P31"><text:s text:c="8"/>Competencia finalizarCompetencia(<text:span text:style-name="T1">const</text:span> Competencia<text:span text:style-name="T6">&amp;</text:span> competencia) <text:span text:style-name="T1">const</text:span>;</text:p>
            <text:p text:style-name="P31"><text:s text:c="8"/>Lista<text:span text:style-name="T6">&lt;</text:span><text:span text:style-name="T4">int</text:span><text:span text:style-name="T6">&gt;</text:span> generarRanking(<text:span text:style-name="T1">const</text:span> Competencia<text:span text:style-name="T6">&amp;</text:span> competencia) <text:span text:style-name="T1">const</text:span>;</text:p>
            <text:p text:style-name="P31"><text:s text:c="8"/>Lista<text:span text:style-name="T6">&lt;</text:span>pair<text:span text:style-name="T6">&lt;</text:span><text:span text:style-name="T4">int</text:span>, <text:span text:style-name="T4">bool</text:span><text:span text:style-name="T6">&gt;</text:span> <text:span text:style-name="T6">&gt;</text:span> generarAntidoping(<text:span text:style-name="T1">const</text:span> Competencia<text:span text:style-name="T6">&amp;</text:span> competencia) <text:span text:style-name="T1">const</text:span>;</text:p>
            <text:p text:style-name="P31"><text:s text:c="8"/><text:span text:style-name="T4">void</text:span> reemplazarCronogramaJornadaActual(Lista<text:span text:style-name="T6">&lt;</text:span>Competencia<text:span text:style-name="T6">&gt;</text:span> nuevoCronograma);</text:p>
            <text:p text:style-name="P31"/>
            <text:p text:style-name="P31"><text:s text:c="8"/><text:span text:style-name="T8">// Auxiliares JJOO::operator==()</text:span></text:p>
            <text:p text:style-name="P31"><text:s text:c="8"/><text:span text:style-name="T4">bool</text:span> mismosAtletas(<text:span text:style-name="T1">const</text:span> JJOO<text:span text:style-name="T6">&amp;</text:span> c) <text:span text:style-name="T1">const</text:span>;</text:p>
            <text:p text:style-name="P31"><text:s text:c="8"/><text:span text:style-name="T4">bool</text:span> mismoCronograma(<text:span text:style-name="T1">const</text:span> JJOO<text:span text:style-name="T6">&amp;</text:span> j) <text:span text:style-name="T1">const</text:span>;</text:p>
            <text:p text:style-name="P31">};</text:p>
            <text:p text:style-name="P31"/>
            <text:p text:style-name="P31">std<text:span text:style-name="T6">::</text:span>ostream <text:span text:style-name="T6">&amp;</text:span> <text:span text:style-name="T1">operator</text:span><text:span text:style-name="T6">&lt;&lt;</text:span>(std<text:span text:style-name="T6">::</text:span>ostream <text:span text:style-name="T6">&amp;</text:span> os,<text:span text:style-name="T1">const</text:span> JJOO <text:span text:style-name="T6">&amp;</text:span> j);</text:p>
            <text:p text:style-name="P31"/>
            <text:p text:style-name="P34"><text:span text:style-name="T10">#endif </text:span><text:span text:style-name="T8">// JJOO_H</text:span></text:p>
          </table:table-cell>
        </table:table-row>
      </table:table>
      <text:h text:style-name="P8" text:outline-level="2">jjoo.cpp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1"><text:s text:c="2"/>1</text:p>
            <text:p text:style-name="P31"><text:s text:c="2"/>2</text:p>
            <text:p text:style-name="P31"><text:s text:c="2"/>3</text:p>
            <text:p text:style-name="P31"><text:s text:c="2"/>4</text:p>
            <text:p text:style-name="P31"><text:s text:c="2"/>5</text:p>
            <text:p text:style-name="P31"><text:s text:c="2"/>6</text:p>
            <text:p text:style-name="P31"><text:s text:c="2"/>7</text:p>
            <text:p text:style-name="P31"><text:s text:c="2"/>8</text:p>
            <text:p text:style-name="P31"><text:s text:c="2"/>9</text:p>
            <text:p text:style-name="P31"><text:s/>10</text:p>
            <text:p text:style-name="P31"><text:s/>11</text:p>
            <text:p text:style-name="P31"><text:s/>12</text:p>
            <text:p text:style-name="P31"><text:s/>13</text:p>
            <text:p text:style-name="P31"><text:s/>14</text:p>
            <text:p text:style-name="P31"><text:s/>15</text:p>
            <text:p text:style-name="P31"><text:s/>16</text:p>
            <text:p text:style-name="P31"><text:s/>17</text:p>
            <text:p text:style-name="P31"><text:s/>18</text:p>
            <text:p text:style-name="P31"><text:s/>19</text:p>
            <text:p text:style-name="P31"><text:s/>20</text:p>
            <text:p text:style-name="P31"><text:s/>21</text:p>
            <text:p text:style-name="P31"><text:s/>22</text:p>
            <text:p text:style-name="P31"><text:s/>23</text:p>
            <text:p text:style-name="P31"><text:s/>24</text:p>
            <text:p text:style-name="P31"><text:s/>25</text:p>
            <text:p text:style-name="P31"><text:s/>26</text:p>
            <text:p text:style-name="P31"><text:s/>27</text:p>
            <text:p text:style-name="P31"><text:s/>28</text:p>
            <text:p text:style-name="P31"><text:s/>29</text:p>
            <text:p text:style-name="P31"><text:s/>30</text:p>
            <text:p text:style-name="P31"><text:s/>31</text:p>
            <text:p text:style-name="P31"><text:s/>32</text:p>
            <text:p text:style-name="P31"><text:s/>33</text:p>
            <text:p text:style-name="P31"><text:s/>34</text:p>
            <text:p text:style-name="P31"><text:s/>35</text:p>
            <text:p text:style-name="P31"><text:s/>36</text:p>
            <text:p text:style-name="P31"><text:s/>37</text:p>
            <text:p text:style-name="P31"><text:s/>38</text:p>
            <text:p text:style-name="P31"><text:s/>39</text:p>
            <text:p text:style-name="P31"><text:s/>40</text:p>
            <text:p text:style-name="P31"><text:s/>41</text:p>
            <text:p text:style-name="P31"><text:s/>42</text:p>
            <text:p text:style-name="P31"><text:s/>43</text:p>
            <text:p text:style-name="P31"><text:s/>44</text:p>
            <text:p text:style-name="P31"><text:s/>45</text:p>
            <text:p text:style-name="P31"><text:s/>46</text:p>
            <text:p text:style-name="P31"><text:s/>47</text:p>
            <text:p text:style-name="P31"><text:s/>48</text:p>
            <text:p text:style-name="P31"><text:s/>49</text:p>
            <text:p text:style-name="P31"><text:s/>50</text:p>
            <text:p text:style-name="P31"><text:s/>51</text:p>
            <text:p text:style-name="P31"><text:s/>52</text:p>
            <text:p text:style-name="P31"><text:soft-page-break/><text:s/>53</text:p>
            <text:p text:style-name="P31"><text:s/>54</text:p>
            <text:p text:style-name="P31"><text:s/>55</text:p>
            <text:p text:style-name="P31"><text:s/>56</text:p>
            <text:p text:style-name="P31"><text:s/>57</text:p>
            <text:p text:style-name="P31"><text:s/>58</text:p>
            <text:p text:style-name="P31"><text:s/>59</text:p>
            <text:p text:style-name="P31"><text:s/>60</text:p>
            <text:p text:style-name="P31"><text:s/>61</text:p>
            <text:p text:style-name="P31"><text:s/>62</text:p>
            <text:p text:style-name="P31"><text:s/>63</text:p>
            <text:p text:style-name="P31"><text:s/>64</text:p>
            <text:p text:style-name="P31"><text:s/>65</text:p>
            <text:p text:style-name="P31"><text:s/>66</text:p>
            <text:p text:style-name="P31"><text:s/>67</text:p>
            <text:p text:style-name="P31"><text:s/>68</text:p>
            <text:p text:style-name="P31"><text:s/>69</text:p>
            <text:p text:style-name="P31"><text:s/>70</text:p>
            <text:p text:style-name="P31"><text:s/>71</text:p>
            <text:p text:style-name="P31"><text:s/>72</text:p>
            <text:p text:style-name="P31"><text:s/>73</text:p>
            <text:p text:style-name="P31"><text:s/>74</text:p>
            <text:p text:style-name="P31"><text:s/>75</text:p>
            <text:p text:style-name="P31"><text:s/>76</text:p>
            <text:p text:style-name="P31"><text:s/>77</text:p>
            <text:p text:style-name="P31"><text:s/>78</text:p>
            <text:p text:style-name="P31"><text:s/>79</text:p>
            <text:p text:style-name="P31"><text:s/>80</text:p>
            <text:p text:style-name="P31"><text:s/>81</text:p>
            <text:p text:style-name="P31"><text:s/>82</text:p>
            <text:p text:style-name="P31"><text:s/>83</text:p>
            <text:p text:style-name="P31"><text:s/>84</text:p>
            <text:p text:style-name="P31"><text:s/>85</text:p>
            <text:p text:style-name="P31"><text:s/>86</text:p>
            <text:p text:style-name="P31"><text:s/>87</text:p>
            <text:p text:style-name="P31"><text:s/>88</text:p>
            <text:p text:style-name="P31"><text:s/>89</text:p>
            <text:p text:style-name="P31"><text:s/>90</text:p>
            <text:p text:style-name="P31"><text:s/>91</text:p>
            <text:p text:style-name="P31"><text:s/>92</text:p>
            <text:p text:style-name="P31"><text:s/>93</text:p>
            <text:p text:style-name="P31"><text:s/>94</text:p>
            <text:p text:style-name="P31"><text:s/>95</text:p>
            <text:p text:style-name="P31"><text:s/>96</text:p>
            <text:p text:style-name="P31"><text:s/>97</text:p>
            <text:p text:style-name="P31"><text:s/>98</text:p>
            <text:p text:style-name="P31"><text:s/>99</text:p>
            <text:p text:style-name="P31">100</text:p>
            <text:p text:style-name="P31">101</text:p>
            <text:p text:style-name="P31">102</text:p>
            <text:p text:style-name="P31">103</text:p>
            <text:p text:style-name="P31">104</text:p>
            <text:p text:style-name="P31">105</text:p>
            <text:p text:style-name="P31">106</text:p>
            <text:p text:style-name="P31">107</text:p>
            <text:p text:style-name="P31">108</text:p>
            <text:p text:style-name="P31">109</text:p>
            <text:p text:style-name="P31">110</text:p>
            <text:p text:style-name="P31">111</text:p>
            <text:p text:style-name="P31">112</text:p>
            <text:p text:style-name="P31">113</text:p>
            <text:p text:style-name="P31">114</text:p>
            <text:p text:style-name="P31">115</text:p>
            <text:p text:style-name="P31">116</text:p>
            <text:p text:style-name="P31">117</text:p>
            <text:p text:style-name="P31">118</text:p>
            <text:p text:style-name="P31">119</text:p>
            <text:p text:style-name="P31">120</text:p>
            <text:p text:style-name="P31">121</text:p>
            <text:p text:style-name="P31">122</text:p>
            <text:p text:style-name="P31">123</text:p>
            <text:p text:style-name="P31">124</text:p>
            <text:p text:style-name="P31">125</text:p>
            <text:p text:style-name="P31">126</text:p>
            <text:p text:style-name="P31">127</text:p>
            <text:p text:style-name="P31">128</text:p>
            <text:p text:style-name="P31">129</text:p>
            <text:p text:style-name="P31">130</text:p>
            <text:p text:style-name="P31">131</text:p>
            <text:p text:style-name="P31">132</text:p>
            <text:p text:style-name="P31">133</text:p>
            <text:p text:style-name="P31">134</text:p>
            <text:p text:style-name="P31">135</text:p>
            <text:p text:style-name="P31">136</text:p>
            <text:p text:style-name="P31">137</text:p>
            <text:p text:style-name="P31">138</text:p>
            <text:p text:style-name="P31">139</text:p>
            <text:p text:style-name="P31">140</text:p>
            <text:p text:style-name="P31">141</text:p>
            <text:p text:style-name="P31">142</text:p>
            <text:p text:style-name="P31"><text:soft-page-break/>143</text:p>
            <text:p text:style-name="P31">144</text:p>
            <text:p text:style-name="P31">145</text:p>
            <text:p text:style-name="P31">146</text:p>
            <text:p text:style-name="P31">147</text:p>
            <text:p text:style-name="P31">148</text:p>
            <text:p text:style-name="P31">149</text:p>
            <text:p text:style-name="P31">150</text:p>
            <text:p text:style-name="P31">151</text:p>
            <text:p text:style-name="P31">152</text:p>
            <text:p text:style-name="P31">153</text:p>
            <text:p text:style-name="P31">154</text:p>
            <text:p text:style-name="P31">155</text:p>
            <text:p text:style-name="P31">156</text:p>
            <text:p text:style-name="P31">157</text:p>
            <text:p text:style-name="P31">158</text:p>
            <text:p text:style-name="P31">159</text:p>
            <text:p text:style-name="P31">160</text:p>
            <text:p text:style-name="P31">161</text:p>
            <text:p text:style-name="P31">162</text:p>
            <text:p text:style-name="P31">163</text:p>
            <text:p text:style-name="P31">164</text:p>
            <text:p text:style-name="P31">165</text:p>
            <text:p text:style-name="P31">166</text:p>
            <text:p text:style-name="P31">167</text:p>
            <text:p text:style-name="P31">168</text:p>
            <text:p text:style-name="P31">169</text:p>
            <text:p text:style-name="P31">170</text:p>
            <text:p text:style-name="P31">171</text:p>
            <text:p text:style-name="P31">172</text:p>
            <text:p text:style-name="P31">173</text:p>
            <text:p text:style-name="P31">174</text:p>
            <text:p text:style-name="P31">175</text:p>
            <text:p text:style-name="P31">176</text:p>
            <text:p text:style-name="P31">177</text:p>
            <text:p text:style-name="P31">178</text:p>
            <text:p text:style-name="P31">179</text:p>
            <text:p text:style-name="P31">180</text:p>
            <text:p text:style-name="P31">181</text:p>
            <text:p text:style-name="P31">182</text:p>
            <text:p text:style-name="P31">183</text:p>
            <text:p text:style-name="P31">184</text:p>
            <text:p text:style-name="P31">185</text:p>
            <text:p text:style-name="P31">186</text:p>
            <text:p text:style-name="P31">187</text:p>
            <text:p text:style-name="P31">188</text:p>
            <text:p text:style-name="P31">189</text:p>
            <text:p text:style-name="P31">190</text:p>
            <text:p text:style-name="P31">191</text:p>
            <text:p text:style-name="P31">192</text:p>
            <text:p text:style-name="P31">193</text:p>
            <text:p text:style-name="P31">194</text:p>
            <text:p text:style-name="P31">195</text:p>
            <text:p text:style-name="P31">196</text:p>
            <text:p text:style-name="P31">197</text:p>
            <text:p text:style-name="P31">198</text:p>
            <text:p text:style-name="P31">199</text:p>
            <text:p text:style-name="P31">200</text:p>
            <text:p text:style-name="P31">201</text:p>
            <text:p text:style-name="P31">202</text:p>
            <text:p text:style-name="P31">203</text:p>
            <text:p text:style-name="P31">204</text:p>
            <text:p text:style-name="P31">205</text:p>
            <text:p text:style-name="P31">206</text:p>
            <text:p text:style-name="P31">207</text:p>
            <text:p text:style-name="P31">208</text:p>
            <text:p text:style-name="P31">209</text:p>
            <text:p text:style-name="P31">210</text:p>
            <text:p text:style-name="P31">211</text:p>
            <text:p text:style-name="P31">212</text:p>
            <text:p text:style-name="P31">213</text:p>
            <text:p text:style-name="P31">214</text:p>
            <text:p text:style-name="P31">215</text:p>
            <text:p text:style-name="P31">216</text:p>
            <text:p text:style-name="P31">217</text:p>
            <text:p text:style-name="P31">218</text:p>
            <text:p text:style-name="P31">219</text:p>
            <text:p text:style-name="P31">220</text:p>
            <text:p text:style-name="P31">221</text:p>
            <text:p text:style-name="P31">222</text:p>
            <text:p text:style-name="P31">223</text:p>
            <text:p text:style-name="P31">224</text:p>
            <text:p text:style-name="P31">225</text:p>
            <text:p text:style-name="P31">226</text:p>
            <text:p text:style-name="P31">227</text:p>
            <text:p text:style-name="P31">228</text:p>
            <text:p text:style-name="P31">229</text:p>
            <text:p text:style-name="P31">230</text:p>
            <text:p text:style-name="P31">231</text:p>
            <text:p text:style-name="P31">232</text:p>
            <text:p text:style-name="P31"><text:soft-page-break/>233</text:p>
            <text:p text:style-name="P31">234</text:p>
            <text:p text:style-name="P31">235</text:p>
            <text:p text:style-name="P31">236</text:p>
            <text:p text:style-name="P31">237</text:p>
            <text:p text:style-name="P31">238</text:p>
            <text:p text:style-name="P31">239</text:p>
            <text:p text:style-name="P31">240</text:p>
            <text:p text:style-name="P31">241</text:p>
            <text:p text:style-name="P31">242</text:p>
            <text:p text:style-name="P31">243</text:p>
            <text:p text:style-name="P31">244</text:p>
            <text:p text:style-name="P31">245</text:p>
            <text:p text:style-name="P31">246</text:p>
            <text:p text:style-name="P31">247</text:p>
            <text:p text:style-name="P31">248</text:p>
            <text:p text:style-name="P31">249</text:p>
            <text:p text:style-name="P31">250</text:p>
            <text:p text:style-name="P31">251</text:p>
            <text:p text:style-name="P31">252</text:p>
            <text:p text:style-name="P31">253</text:p>
            <text:p text:style-name="P31">254</text:p>
            <text:p text:style-name="P31">255</text:p>
            <text:p text:style-name="P31">256</text:p>
            <text:p text:style-name="P31">257</text:p>
            <text:p text:style-name="P31">258</text:p>
            <text:p text:style-name="P31">259</text:p>
            <text:p text:style-name="P31">260</text:p>
            <text:p text:style-name="P31">261</text:p>
            <text:p text:style-name="P31">262</text:p>
            <text:p text:style-name="P31">263</text:p>
            <text:p text:style-name="P31">264</text:p>
            <text:p text:style-name="P31">265</text:p>
            <text:p text:style-name="P31">266</text:p>
            <text:p text:style-name="P31">267</text:p>
            <text:p text:style-name="P31">268</text:p>
            <text:p text:style-name="P31">269</text:p>
            <text:p text:style-name="P31">270</text:p>
            <text:p text:style-name="P31">271</text:p>
            <text:p text:style-name="P31">272</text:p>
            <text:p text:style-name="P31">273</text:p>
            <text:p text:style-name="P31">274</text:p>
            <text:p text:style-name="P31">275</text:p>
            <text:p text:style-name="P31">276</text:p>
            <text:p text:style-name="P31">277</text:p>
            <text:p text:style-name="P31">278</text:p>
            <text:p text:style-name="P31">279</text:p>
            <text:p text:style-name="P31">280</text:p>
            <text:p text:style-name="P31">281</text:p>
            <text:p text:style-name="P31">282</text:p>
            <text:p text:style-name="P31">283</text:p>
            <text:p text:style-name="P31">284</text:p>
            <text:p text:style-name="P31">285</text:p>
            <text:p text:style-name="P31">286</text:p>
            <text:p text:style-name="P31">287</text:p>
            <text:p text:style-name="P31">288</text:p>
            <text:p text:style-name="P31">289</text:p>
            <text:p text:style-name="P31">290</text:p>
            <text:p text:style-name="P31">291</text:p>
            <text:p text:style-name="P31">292</text:p>
            <text:p text:style-name="P31">293</text:p>
            <text:p text:style-name="P31">294</text:p>
            <text:p text:style-name="P31">295</text:p>
            <text:p text:style-name="P31">296</text:p>
            <text:p text:style-name="P31">297</text:p>
            <text:p text:style-name="P31">298</text:p>
            <text:p text:style-name="P31">299</text:p>
            <text:p text:style-name="P31">300</text:p>
            <text:p text:style-name="P31">301</text:p>
            <text:p text:style-name="P31">302</text:p>
            <text:p text:style-name="P31">303</text:p>
            <text:p text:style-name="P31">304</text:p>
            <text:p text:style-name="P31">305</text:p>
            <text:p text:style-name="P31">306</text:p>
            <text:p text:style-name="P31">307</text:p>
            <text:p text:style-name="P31">308</text:p>
            <text:p text:style-name="P31">309</text:p>
            <text:p text:style-name="P31">310</text:p>
            <text:p text:style-name="P31">311</text:p>
            <text:p text:style-name="P31">312</text:p>
            <text:p text:style-name="P31">313</text:p>
            <text:p text:style-name="P31">314</text:p>
            <text:p text:style-name="P31">315</text:p>
            <text:p text:style-name="P31">316</text:p>
            <text:p text:style-name="P31">317</text:p>
            <text:p text:style-name="P31">318</text:p>
            <text:p text:style-name="P31">319</text:p>
            <text:p text:style-name="P31">320</text:p>
            <text:p text:style-name="P31">321</text:p>
            <text:p text:style-name="P31">322</text:p>
            <text:p text:style-name="P31"><text:soft-page-break/>323</text:p>
            <text:p text:style-name="P31">324</text:p>
            <text:p text:style-name="P31">325</text:p>
            <text:p text:style-name="P31">326</text:p>
            <text:p text:style-name="P31">327</text:p>
            <text:p text:style-name="P31">328</text:p>
            <text:p text:style-name="P31">329</text:p>
            <text:p text:style-name="P31">330</text:p>
            <text:p text:style-name="P31">331</text:p>
            <text:p text:style-name="P31">332</text:p>
            <text:p text:style-name="P31">333</text:p>
            <text:p text:style-name="P31">334</text:p>
            <text:p text:style-name="P31">335</text:p>
            <text:p text:style-name="P31">336</text:p>
            <text:p text:style-name="P31">337</text:p>
            <text:p text:style-name="P31">338</text:p>
            <text:p text:style-name="P31">339</text:p>
            <text:p text:style-name="P31">340</text:p>
            <text:p text:style-name="P31">341</text:p>
            <text:p text:style-name="P31">342</text:p>
            <text:p text:style-name="P31">343</text:p>
            <text:p text:style-name="P31">344</text:p>
            <text:p text:style-name="P31">345</text:p>
            <text:p text:style-name="P31">346</text:p>
            <text:p text:style-name="P31">347</text:p>
            <text:p text:style-name="P31">348</text:p>
            <text:p text:style-name="P31">349</text:p>
            <text:p text:style-name="P31">350</text:p>
            <text:p text:style-name="P31">351</text:p>
            <text:p text:style-name="P31">352</text:p>
            <text:p text:style-name="P31">353</text:p>
            <text:p text:style-name="P31">354</text:p>
            <text:p text:style-name="P31">355</text:p>
            <text:p text:style-name="P31">356</text:p>
            <text:p text:style-name="P31">357</text:p>
            <text:p text:style-name="P31">358</text:p>
            <text:p text:style-name="P31">359</text:p>
            <text:p text:style-name="P31">360</text:p>
            <text:p text:style-name="P31">361</text:p>
            <text:p text:style-name="P31">362</text:p>
            <text:p text:style-name="P31">363</text:p>
            <text:p text:style-name="P31">364</text:p>
            <text:p text:style-name="P31">365</text:p>
            <text:p text:style-name="P31">366</text:p>
            <text:p text:style-name="P31">367</text:p>
            <text:p text:style-name="P31">368</text:p>
            <text:p text:style-name="P31">369</text:p>
            <text:p text:style-name="P31">370</text:p>
            <text:p text:style-name="P31">371</text:p>
            <text:p text:style-name="P31">372</text:p>
            <text:p text:style-name="P31">373</text:p>
            <text:p text:style-name="P31">374</text:p>
            <text:p text:style-name="P31">375</text:p>
            <text:p text:style-name="P31">376</text:p>
            <text:p text:style-name="P31">377</text:p>
            <text:p text:style-name="P31">378</text:p>
            <text:p text:style-name="P31">379</text:p>
            <text:p text:style-name="P31">380</text:p>
            <text:p text:style-name="P31">381</text:p>
            <text:p text:style-name="P31">382</text:p>
            <text:p text:style-name="P31">383</text:p>
            <text:p text:style-name="P31">384</text:p>
            <text:p text:style-name="P31">385</text:p>
            <text:p text:style-name="P31">386</text:p>
            <text:p text:style-name="P31">387</text:p>
            <text:p text:style-name="P31">388</text:p>
            <text:p text:style-name="P31">389</text:p>
            <text:p text:style-name="P31">390</text:p>
            <text:p text:style-name="P31">391</text:p>
            <text:p text:style-name="P31">392</text:p>
            <text:p text:style-name="P31">393</text:p>
            <text:p text:style-name="P31">394</text:p>
            <text:p text:style-name="P31">395</text:p>
            <text:p text:style-name="P31">396</text:p>
            <text:p text:style-name="P31">397</text:p>
            <text:p text:style-name="P31">398</text:p>
            <text:p text:style-name="P31">399</text:p>
            <text:p text:style-name="P31">400</text:p>
            <text:p text:style-name="P31">401</text:p>
            <text:p text:style-name="P31">402</text:p>
            <text:p text:style-name="P31">403</text:p>
            <text:p text:style-name="P31">404</text:p>
            <text:p text:style-name="P31">405</text:p>
            <text:p text:style-name="P31">406</text:p>
            <text:p text:style-name="P31">407</text:p>
            <text:p text:style-name="P31">408</text:p>
            <text:p text:style-name="P31">409</text:p>
            <text:p text:style-name="P31">410</text:p>
            <text:p text:style-name="P31">411</text:p>
            <text:p text:style-name="P31">412</text:p>
            <text:p text:style-name="P31"><text:soft-page-break/>413</text:p>
            <text:p text:style-name="P31">414</text:p>
            <text:p text:style-name="P31">415</text:p>
            <text:p text:style-name="P31">416</text:p>
            <text:p text:style-name="P31">417</text:p>
            <text:p text:style-name="P31">418</text:p>
            <text:p text:style-name="P31">419</text:p>
            <text:p text:style-name="P31">420</text:p>
            <text:p text:style-name="P31">421</text:p>
            <text:p text:style-name="P31">422</text:p>
            <text:p text:style-name="P31">423</text:p>
            <text:p text:style-name="P31">424</text:p>
            <text:p text:style-name="P31">425</text:p>
            <text:p text:style-name="P31">426</text:p>
            <text:p text:style-name="P31">427</text:p>
            <text:p text:style-name="P31">428</text:p>
            <text:p text:style-name="P31">429</text:p>
            <text:p text:style-name="P31">430</text:p>
            <text:p text:style-name="P31">431</text:p>
            <text:p text:style-name="P31">432</text:p>
            <text:p text:style-name="P31">433</text:p>
            <text:p text:style-name="P31">434</text:p>
            <text:p text:style-name="P31">435</text:p>
            <text:p text:style-name="P31">436</text:p>
            <text:p text:style-name="P31">437</text:p>
            <text:p text:style-name="P31">438</text:p>
            <text:p text:style-name="P31">439</text:p>
            <text:p text:style-name="P31">440</text:p>
            <text:p text:style-name="P31">441</text:p>
            <text:p text:style-name="P31">442</text:p>
            <text:p text:style-name="P31">443</text:p>
            <text:p text:style-name="P31">444</text:p>
            <text:p text:style-name="P31">445</text:p>
            <text:p text:style-name="P31">446</text:p>
            <text:p text:style-name="P31">447</text:p>
            <text:p text:style-name="P31">448</text:p>
            <text:p text:style-name="P31">449</text:p>
            <text:p text:style-name="P31">450</text:p>
            <text:p text:style-name="P31">451</text:p>
            <text:p text:style-name="P31">452</text:p>
            <text:p text:style-name="P31">453</text:p>
            <text:p text:style-name="P31">454</text:p>
            <text:p text:style-name="P31">455</text:p>
            <text:p text:style-name="P31">456</text:p>
            <text:p text:style-name="P31">457</text:p>
            <text:p text:style-name="P31">458</text:p>
            <text:p text:style-name="P31">459</text:p>
            <text:p text:style-name="P31">460</text:p>
            <text:p text:style-name="P31">461</text:p>
            <text:p text:style-name="P31">462</text:p>
            <text:p text:style-name="P31">463</text:p>
            <text:p text:style-name="P31">464</text:p>
            <text:p text:style-name="P31">465</text:p>
            <text:p text:style-name="P31">466</text:p>
            <text:p text:style-name="P31">467</text:p>
            <text:p text:style-name="P31">468</text:p>
            <text:p text:style-name="P31">469</text:p>
            <text:p text:style-name="P31">470</text:p>
            <text:p text:style-name="P31">471</text:p>
            <text:p text:style-name="P31">472</text:p>
            <text:p text:style-name="P31">473</text:p>
            <text:p text:style-name="P31">474</text:p>
            <text:p text:style-name="P31">475</text:p>
            <text:p text:style-name="P31">476</text:p>
            <text:p text:style-name="P31">477</text:p>
            <text:p text:style-name="P31">478</text:p>
            <text:p text:style-name="P31">479</text:p>
            <text:p text:style-name="P31">480</text:p>
            <text:p text:style-name="P31">481</text:p>
            <text:p text:style-name="P31">482</text:p>
            <text:p text:style-name="P31">483</text:p>
            <text:p text:style-name="P31">484</text:p>
            <text:p text:style-name="P31">485</text:p>
            <text:p text:style-name="P31">486</text:p>
            <text:p text:style-name="P31">487</text:p>
            <text:p text:style-name="P31">488</text:p>
            <text:p text:style-name="P31">489</text:p>
            <text:p text:style-name="P31">490</text:p>
            <text:p text:style-name="P31">491</text:p>
            <text:p text:style-name="P31">492</text:p>
            <text:p text:style-name="P31">493</text:p>
            <text:p text:style-name="P31">494</text:p>
            <text:p text:style-name="P31">495</text:p>
            <text:p text:style-name="P31">496</text:p>
            <text:p text:style-name="P31">497</text:p>
            <text:p text:style-name="P31">498</text:p>
            <text:p text:style-name="P31">499</text:p>
            <text:p text:style-name="P31">500</text:p>
            <text:p text:style-name="P31">501</text:p>
            <text:p text:style-name="P31">502</text:p>
            <text:p text:style-name="P31"><text:soft-page-break/>503</text:p>
            <text:p text:style-name="P31">504</text:p>
            <text:p text:style-name="P31">505</text:p>
            <text:p text:style-name="P31">506</text:p>
            <text:p text:style-name="P31">507</text:p>
            <text:p text:style-name="P31">508</text:p>
            <text:p text:style-name="P31">509</text:p>
            <text:p text:style-name="P31">510</text:p>
            <text:p text:style-name="P31">511</text:p>
            <text:p text:style-name="P31">512</text:p>
            <text:p text:style-name="P31">513</text:p>
            <text:p text:style-name="P31">514</text:p>
            <text:p text:style-name="P31">515</text:p>
            <text:p text:style-name="P31">516</text:p>
            <text:p text:style-name="P31">517</text:p>
            <text:p text:style-name="P31">518</text:p>
            <text:p text:style-name="P31">519</text:p>
            <text:p text:style-name="P31">520</text:p>
            <text:p text:style-name="P31">521</text:p>
            <text:p text:style-name="P31">522</text:p>
            <text:p text:style-name="P31">523</text:p>
            <text:p text:style-name="P31">524</text:p>
            <text:p text:style-name="P31">525</text:p>
            <text:p text:style-name="P31">526</text:p>
            <text:p text:style-name="P31">527</text:p>
            <text:p text:style-name="P31">528</text:p>
            <text:p text:style-name="P31">529</text:p>
            <text:p text:style-name="P31">530</text:p>
            <text:p text:style-name="P31">531</text:p>
            <text:p text:style-name="P31">532</text:p>
            <text:p text:style-name="P31">533</text:p>
            <text:p text:style-name="P31">534</text:p>
            <text:p text:style-name="P31">535</text:p>
            <text:p text:style-name="P31">536</text:p>
            <text:p text:style-name="P31">537</text:p>
            <text:p text:style-name="P31">538</text:p>
            <text:p text:style-name="P31">539</text:p>
            <text:p text:style-name="P31">540</text:p>
            <text:p text:style-name="P31">541</text:p>
            <text:p text:style-name="P31">542</text:p>
            <text:p text:style-name="P31">543</text:p>
            <text:p text:style-name="P31">544</text:p>
            <text:p text:style-name="P31">545</text:p>
            <text:p text:style-name="P31">546</text:p>
            <text:p text:style-name="P31">547</text:p>
            <text:p text:style-name="P31">548</text:p>
            <text:p text:style-name="P31">549</text:p>
            <text:p text:style-name="P31">550</text:p>
            <text:p text:style-name="P31">551</text:p>
            <text:p text:style-name="P31">552</text:p>
            <text:p text:style-name="P31">553</text:p>
            <text:p text:style-name="P31">554</text:p>
            <text:p text:style-name="P31">555</text:p>
            <text:p text:style-name="P31">556</text:p>
            <text:p text:style-name="P31">557</text:p>
            <text:p text:style-name="P31">558</text:p>
            <text:p text:style-name="P31">559</text:p>
            <text:p text:style-name="P31">560</text:p>
            <text:p text:style-name="P31">561</text:p>
            <text:p text:style-name="P31">562</text:p>
            <text:p text:style-name="P31">563</text:p>
            <text:p text:style-name="P31">564</text:p>
            <text:p text:style-name="P31">565</text:p>
            <text:p text:style-name="P31">566</text:p>
            <text:p text:style-name="P31">567</text:p>
            <text:p text:style-name="P31">568</text:p>
            <text:p text:style-name="P31">569</text:p>
            <text:p text:style-name="P31">570</text:p>
            <text:p text:style-name="P31">571</text:p>
            <text:p text:style-name="P31">572</text:p>
            <text:p text:style-name="P31">573</text:p>
            <text:p text:style-name="P31">574</text:p>
            <text:p text:style-name="P31">575</text:p>
            <text:p text:style-name="P31">576</text:p>
            <text:p text:style-name="P31">577</text:p>
            <text:p text:style-name="P31">578</text:p>
            <text:p text:style-name="P31">579</text:p>
            <text:p text:style-name="P31">580</text:p>
            <text:p text:style-name="P31">581</text:p>
            <text:p text:style-name="P31">582</text:p>
            <text:p text:style-name="P31">583</text:p>
            <text:p text:style-name="P31">584</text:p>
            <text:p text:style-name="P31">585</text:p>
            <text:p text:style-name="P31">586</text:p>
            <text:p text:style-name="P31">587</text:p>
            <text:p text:style-name="P31">588</text:p>
            <text:p text:style-name="P31">589</text:p>
            <text:p text:style-name="P31">590</text:p>
            <text:p text:style-name="P31">591</text:p>
            <text:p text:style-name="P31">592</text:p>
            <text:p text:style-name="P31"><text:soft-page-break/>593</text:p>
            <text:p text:style-name="P31">594</text:p>
            <text:p text:style-name="P31">595</text:p>
            <text:p text:style-name="P31">596</text:p>
            <text:p text:style-name="P31">597</text:p>
            <text:p text:style-name="P31">598</text:p>
            <text:p text:style-name="P31">599</text:p>
            <text:p text:style-name="P31">600</text:p>
            <text:p text:style-name="P31">601</text:p>
            <text:p text:style-name="P31">602</text:p>
            <text:p text:style-name="P31">603</text:p>
            <text:p text:style-name="P31">604</text:p>
            <text:p text:style-name="P31">605</text:p>
            <text:p text:style-name="P31">606</text:p>
            <text:p text:style-name="P31">607</text:p>
            <text:p text:style-name="P31">608</text:p>
            <text:p text:style-name="P31">609</text:p>
            <text:p text:style-name="P31">610</text:p>
            <text:p text:style-name="P31">611</text:p>
            <text:p text:style-name="P31">612</text:p>
            <text:p text:style-name="P31">613</text:p>
            <text:p text:style-name="P31">614</text:p>
            <text:p text:style-name="P31">615</text:p>
            <text:p text:style-name="P31">616</text:p>
            <text:p text:style-name="P31">617</text:p>
            <text:p text:style-name="P31">618</text:p>
            <text:p text:style-name="P31">619</text:p>
            <text:p text:style-name="P31">620</text:p>
            <text:p text:style-name="P31">621</text:p>
            <text:p text:style-name="P31">622</text:p>
            <text:p text:style-name="P31">623</text:p>
            <text:p text:style-name="P31">624</text:p>
            <text:p text:style-name="P31">625</text:p>
            <text:p text:style-name="P31">626</text:p>
            <text:p text:style-name="P31">627</text:p>
            <text:p text:style-name="P31">628</text:p>
            <text:p text:style-name="P31">629</text:p>
            <text:p text:style-name="P31">630</text:p>
            <text:p text:style-name="P31">631</text:p>
            <text:p text:style-name="P31">632</text:p>
            <text:p text:style-name="P31">633</text:p>
            <text:p text:style-name="P31">634</text:p>
            <text:p text:style-name="P31">635</text:p>
            <text:p text:style-name="P31">636</text:p>
            <text:p text:style-name="P31">637</text:p>
            <text:p text:style-name="P31">638</text:p>
            <text:p text:style-name="P31">639</text:p>
            <text:p text:style-name="P31">640</text:p>
            <text:p text:style-name="P31">641</text:p>
            <text:p text:style-name="P31">642</text:p>
            <text:p text:style-name="P31">643</text:p>
            <text:p text:style-name="P31">644</text:p>
            <text:p text:style-name="P31">645</text:p>
            <text:p text:style-name="P31">646</text:p>
            <text:p text:style-name="P31">647</text:p>
            <text:p text:style-name="P31">648</text:p>
            <text:p text:style-name="P31">649</text:p>
            <text:p text:style-name="P31">650</text:p>
            <text:p text:style-name="P31">651</text:p>
            <text:p text:style-name="P31">652</text:p>
            <text:p text:style-name="P31">653</text:p>
            <text:p text:style-name="P31">654</text:p>
            <text:p text:style-name="P31">655</text:p>
            <text:p text:style-name="P31">656</text:p>
            <text:p text:style-name="P31">657</text:p>
            <text:p text:style-name="P31">658</text:p>
            <text:p text:style-name="P31">659</text:p>
            <text:p text:style-name="P31">660</text:p>
            <text:p text:style-name="P31">661</text:p>
            <text:p text:style-name="P31">662</text:p>
            <text:p text:style-name="P31">663</text:p>
            <text:p text:style-name="P31">664</text:p>
            <text:p text:style-name="P31">665</text:p>
            <text:p text:style-name="P31">666</text:p>
            <text:p text:style-name="P31">667</text:p>
            <text:p text:style-name="P31">668</text:p>
            <text:p text:style-name="P31">669</text:p>
            <text:p text:style-name="P31">670</text:p>
            <text:p text:style-name="P31">671</text:p>
            <text:p text:style-name="P31">672</text:p>
            <text:p text:style-name="P31">673</text:p>
            <text:p text:style-name="P31">674</text:p>
            <text:p text:style-name="P31">675</text:p>
            <text:p text:style-name="P31">676</text:p>
            <text:p text:style-name="P31">677</text:p>
            <text:p text:style-name="P31">678</text:p>
            <text:p text:style-name="P31">679</text:p>
            <text:p text:style-name="P31">680</text:p>
            <text:p text:style-name="P31">681</text:p>
            <text:p text:style-name="P31">682</text:p>
            <text:p text:style-name="P31"><text:soft-page-break/>683</text:p>
            <text:p text:style-name="P31">684</text:p>
            <text:p text:style-name="P31">685</text:p>
            <text:p text:style-name="P31">686</text:p>
            <text:p text:style-name="P31">687</text:p>
            <text:p text:style-name="P31">688</text:p>
            <text:p text:style-name="P31">689</text:p>
            <text:p text:style-name="P31">690</text:p>
            <text:p text:style-name="P31">691</text:p>
            <text:p text:style-name="P31">692</text:p>
            <text:p text:style-name="P31">693</text:p>
            <text:p text:style-name="P31">694</text:p>
            <text:p text:style-name="P31">695</text:p>
            <text:p text:style-name="P31">696</text:p>
            <text:p text:style-name="P31">697</text:p>
            <text:p text:style-name="P31">698</text:p>
            <text:p text:style-name="P31">699</text:p>
            <text:p text:style-name="P31">700</text:p>
            <text:p text:style-name="P31">701</text:p>
            <text:p text:style-name="P31">702</text:p>
            <text:p text:style-name="P31">703</text:p>
            <text:p text:style-name="P31">704</text:p>
            <text:p text:style-name="P31">705</text:p>
            <text:p text:style-name="P31">706</text:p>
            <text:p text:style-name="P31">707</text:p>
            <text:p text:style-name="P31">708</text:p>
            <text:p text:style-name="P31">709</text:p>
            <text:p text:style-name="P31">710</text:p>
            <text:p text:style-name="P31">711</text:p>
            <text:p text:style-name="P31">712</text:p>
            <text:p text:style-name="P31">713</text:p>
            <text:p text:style-name="P31">714</text:p>
            <text:p text:style-name="P31">715</text:p>
            <text:p text:style-name="P31">716</text:p>
            <text:p text:style-name="P31">717</text:p>
            <text:p text:style-name="P31">718</text:p>
            <text:p text:style-name="P31">719</text:p>
            <text:p text:style-name="P31">720</text:p>
            <text:p text:style-name="P31">721</text:p>
            <text:p text:style-name="P31">722</text:p>
            <text:p text:style-name="P31">723</text:p>
            <text:p text:style-name="P31">724</text:p>
            <text:p text:style-name="P31">725</text:p>
            <text:p text:style-name="P31">726</text:p>
            <text:p text:style-name="P31">727</text:p>
            <text:p text:style-name="P31">728</text:p>
            <text:p text:style-name="P31">729</text:p>
            <text:p text:style-name="P31">730</text:p>
            <text:p text:style-name="P31">731</text:p>
            <text:p text:style-name="P31">732</text:p>
            <text:p text:style-name="P31">733</text:p>
            <text:p text:style-name="P31">734</text:p>
            <text:p text:style-name="P31">735</text:p>
            <text:p text:style-name="P31">736</text:p>
            <text:p text:style-name="P31">737</text:p>
            <text:p text:style-name="P31">738</text:p>
            <text:p text:style-name="P31">739</text:p>
            <text:p text:style-name="P31">740</text:p>
            <text:p text:style-name="P31">741</text:p>
            <text:p text:style-name="P31">742</text:p>
            <text:p text:style-name="P31">743</text:p>
            <text:p text:style-name="P31">744</text:p>
            <text:p text:style-name="P31">745</text:p>
            <text:p text:style-name="P31">746</text:p>
            <text:p text:style-name="P31">747</text:p>
            <text:p text:style-name="P31">748</text:p>
            <text:p text:style-name="P31">749</text:p>
            <text:p text:style-name="P31">750</text:p>
            <text:p text:style-name="P31">751</text:p>
            <text:p text:style-name="P31">752</text:p>
            <text:p text:style-name="P31">753</text:p>
            <text:p text:style-name="P31">754</text:p>
            <text:p text:style-name="P31">755</text:p>
            <text:p text:style-name="P31">756</text:p>
            <text:p text:style-name="P31">757</text:p>
            <text:p text:style-name="P31">758</text:p>
            <text:p text:style-name="P31">759</text:p>
            <text:p text:style-name="P31">760</text:p>
            <text:p text:style-name="P31">761</text:p>
            <text:p text:style-name="P31">762</text:p>
            <text:p text:style-name="P31">763</text:p>
            <text:p text:style-name="P31">764</text:p>
            <text:p text:style-name="P31">765</text:p>
            <text:p text:style-name="P31">766</text:p>
            <text:p text:style-name="P31">767</text:p>
            <text:p text:style-name="P31">768</text:p>
            <text:p text:style-name="P31">769</text:p>
            <text:p text:style-name="P31">770</text:p>
            <text:p text:style-name="P31">771</text:p>
            <text:p text:style-name="P31">772</text:p>
            <text:p text:style-name="P31"><text:soft-page-break/>773</text:p>
            <text:p text:style-name="P31">774</text:p>
            <text:p text:style-name="P31">775</text:p>
            <text:p text:style-name="P31">776</text:p>
            <text:p text:style-name="P31">777</text:p>
            <text:p text:style-name="P31">778</text:p>
            <text:p text:style-name="P31">779</text:p>
            <text:p text:style-name="P31">780</text:p>
            <text:p text:style-name="P31">781</text:p>
            <text:p text:style-name="P31">782</text:p>
            <text:p text:style-name="P31">783</text:p>
            <text:p text:style-name="P31">784</text:p>
            <text:p text:style-name="P31">785</text:p>
            <text:p text:style-name="P31">786</text:p>
            <text:p text:style-name="P31">787</text:p>
            <text:p text:style-name="P31">788</text:p>
            <text:p text:style-name="P31">789</text:p>
            <text:p text:style-name="P31">790</text:p>
            <text:p text:style-name="P31">791</text:p>
            <text:p text:style-name="P31">792</text:p>
            <text:p text:style-name="P31">793</text:p>
            <text:p text:style-name="P31">794</text:p>
            <text:p text:style-name="P31">795</text:p>
            <text:p text:style-name="P31">796</text:p>
            <text:p text:style-name="P31">797</text:p>
            <text:p text:style-name="P31">798</text:p>
            <text:p text:style-name="P31">799</text:p>
            <text:p text:style-name="P31">800</text:p>
            <text:p text:style-name="P31">801</text:p>
            <text:p text:style-name="P31">802</text:p>
            <text:p text:style-name="P31">803</text:p>
            <text:p text:style-name="P31">804</text:p>
            <text:p text:style-name="P31">805</text:p>
            <text:p text:style-name="P31">806</text:p>
            <text:p text:style-name="P31">807</text:p>
            <text:p text:style-name="P31">808</text:p>
            <text:p text:style-name="P31">809</text:p>
            <text:p text:style-name="P31">810</text:p>
            <text:p text:style-name="P31">811</text:p>
            <text:p text:style-name="P31">812</text:p>
            <text:p text:style-name="P31">813</text:p>
            <text:p text:style-name="P31">814</text:p>
            <text:p text:style-name="P31">815</text:p>
            <text:p text:style-name="P31">816</text:p>
            <text:p text:style-name="P31">817</text:p>
            <text:p text:style-name="P31">818</text:p>
            <text:p text:style-name="P31">819</text:p>
            <text:p text:style-name="P31">820</text:p>
            <text:p text:style-name="P31">821</text:p>
            <text:p text:style-name="P31">822</text:p>
            <text:p text:style-name="P31">823</text:p>
            <text:p text:style-name="P31">824</text:p>
            <text:p text:style-name="P31">825</text:p>
            <text:p text:style-name="P31">826</text:p>
            <text:p text:style-name="P31">827</text:p>
            <text:p text:style-name="P31">828</text:p>
            <text:p text:style-name="P31">829</text:p>
            <text:p text:style-name="P31">830</text:p>
            <text:p text:style-name="P31">831</text:p>
            <text:p text:style-name="P31">832</text:p>
            <text:p text:style-name="P31">833</text:p>
            <text:p text:style-name="P31">834</text:p>
            <text:p text:style-name="P31">835</text:p>
            <text:p text:style-name="P31">836</text:p>
            <text:p text:style-name="P31">837</text:p>
            <text:p text:style-name="P31">838</text:p>
            <text:p text:style-name="P31">839</text:p>
            <text:p text:style-name="P31">840</text:p>
            <text:p text:style-name="P31">841</text:p>
            <text:p text:style-name="P31">842</text:p>
            <text:p text:style-name="P31">843</text:p>
            <text:p text:style-name="P31">844</text:p>
            <text:p text:style-name="P31">845</text:p>
            <text:p text:style-name="P31">846</text:p>
            <text:p text:style-name="P31">847</text:p>
            <text:p text:style-name="P31">848</text:p>
            <text:p text:style-name="P31">849</text:p>
            <text:p text:style-name="P31">850</text:p>
            <text:p text:style-name="P31">851</text:p>
            <text:p text:style-name="P31">852</text:p>
            <text:p text:style-name="P31">853</text:p>
            <text:p text:style-name="P31">854</text:p>
            <text:p text:style-name="P31">855</text:p>
            <text:p text:style-name="P31">856</text:p>
            <text:p text:style-name="P31">857</text:p>
            <text:p text:style-name="P31">858</text:p>
            <text:p text:style-name="P31">859</text:p>
            <text:p text:style-name="P31">860</text:p>
            <text:p text:style-name="P31">861</text:p>
            <text:p text:style-name="P31">862</text:p>
            <text:p text:style-name="P31"><text:soft-page-break/>863</text:p>
            <text:p text:style-name="P31">864</text:p>
            <text:p text:style-name="P31">865</text:p>
            <text:p text:style-name="P31">866</text:p>
            <text:p text:style-name="P31">867</text:p>
            <text:p text:style-name="P31">868</text:p>
            <text:p text:style-name="P31">869</text:p>
            <text:p text:style-name="P31">870</text:p>
            <text:p text:style-name="P31">871</text:p>
            <text:p text:style-name="P31">872</text:p>
            <text:p text:style-name="P31">873</text:p>
            <text:p text:style-name="P31">874</text:p>
            <text:p text:style-name="P31">875</text:p>
            <text:p text:style-name="P31">876</text:p>
            <text:p text:style-name="P31">877</text:p>
            <text:p text:style-name="P31">878</text:p>
            <text:p text:style-name="P31">879</text:p>
            <text:p text:style-name="P31">880</text:p>
            <text:p text:style-name="P31">881</text:p>
            <text:p text:style-name="P31">882</text:p>
            <text:p text:style-name="P31">883</text:p>
            <text:p text:style-name="P31">884</text:p>
            <text:p text:style-name="P31">885</text:p>
            <text:p text:style-name="P31">886</text:p>
            <text:p text:style-name="P31">887</text:p>
            <text:p text:style-name="P31">888</text:p>
            <text:p text:style-name="P31">889</text:p>
            <text:p text:style-name="P31">890</text:p>
            <text:p text:style-name="P31">891</text:p>
            <text:p text:style-name="P31">892</text:p>
            <text:p text:style-name="P31">893</text:p>
            <text:p text:style-name="P31">894</text:p>
            <text:p text:style-name="P31">895</text:p>
            <text:p text:style-name="P31">896</text:p>
            <text:p text:style-name="P31">897</text:p>
            <text:p text:style-name="P31">898</text:p>
            <text:p text:style-name="P31">899</text:p>
            <text:p text:style-name="P31">900</text:p>
            <text:p text:style-name="P31">901</text:p>
            <text:p text:style-name="P31">902</text:p>
            <text:p text:style-name="P31">903</text:p>
            <text:p text:style-name="P31">904</text:p>
            <text:p text:style-name="P31">905</text:p>
            <text:p text:style-name="P31">906</text:p>
            <text:p text:style-name="P31">907</text:p>
            <text:p text:style-name="P31">908</text:p>
            <text:p text:style-name="P31">909</text:p>
            <text:p text:style-name="P31">910</text:p>
            <text:p text:style-name="P31">911</text:p>
            <text:p text:style-name="P31">912</text:p>
            <text:p text:style-name="P31">913</text:p>
            <text:p text:style-name="P31">914</text:p>
            <text:p text:style-name="P31">915</text:p>
            <text:p text:style-name="P31">916</text:p>
            <text:p text:style-name="P31">917</text:p>
            <text:p text:style-name="P31">918</text:p>
            <text:p text:style-name="P31">919</text:p>
            <text:p text:style-name="P31">920</text:p>
            <text:p text:style-name="P31">921</text:p>
            <text:p text:style-name="P31">922</text:p>
            <text:p text:style-name="P31">923</text:p>
            <text:p text:style-name="P31">924</text:p>
            <text:p text:style-name="P31">925</text:p>
            <text:p text:style-name="P31">926</text:p>
            <text:p text:style-name="P31">927</text:p>
            <text:p text:style-name="P31">928</text:p>
            <text:p text:style-name="P31">929</text:p>
            <text:p text:style-name="P31">930</text:p>
            <text:p text:style-name="P31">931</text:p>
            <text:p text:style-name="P31">932</text:p>
            <text:p text:style-name="P31">933</text:p>
            <text:p text:style-name="P31">934</text:p>
            <text:p text:style-name="P31">935</text:p>
            <text:p text:style-name="P31">936</text:p>
            <text:p text:style-name="P31">937</text:p>
            <text:p text:style-name="P31">938</text:p>
            <text:p text:style-name="P31">939</text:p>
            <text:p text:style-name="P31">940</text:p>
            <text:p text:style-name="P31">941</text:p>
            <text:p text:style-name="P31">942</text:p>
            <text:p text:style-name="P31">943</text:p>
            <text:p text:style-name="P31">944</text:p>
            <text:p text:style-name="P31">945</text:p>
            <text:p text:style-name="P31">946</text:p>
            <text:p text:style-name="P31">947</text:p>
            <text:p text:style-name="P31">948</text:p>
            <text:p text:style-name="P31">949</text:p>
            <text:p text:style-name="P31">950</text:p>
            <text:p text:style-name="P31">951</text:p>
            <text:p text:style-name="P31">952</text:p>
            <text:p text:style-name="P31"><text:soft-page-break/>953</text:p>
            <text:p text:style-name="P31">954</text:p>
            <text:p text:style-name="P31">955</text:p>
            <text:p text:style-name="P31">956</text:p>
            <text:p text:style-name="P31">957</text:p>
            <text:p text:style-name="P31">958</text:p>
            <text:p text:style-name="P31">959</text:p>
            <text:p text:style-name="P31">960</text:p>
            <text:p text:style-name="P31">961</text:p>
            <text:p text:style-name="P31">962</text:p>
            <text:p text:style-name="P31">963</text:p>
            <text:p text:style-name="P31">964</text:p>
            <text:p text:style-name="P31">965</text:p>
            <text:p text:style-name="P31">966</text:p>
            <text:p text:style-name="P31">967</text:p>
            <text:p text:style-name="P31">968</text:p>
            <text:p text:style-name="P31">969</text:p>
            <text:p text:style-name="P31">970</text:p>
            <text:p text:style-name="P31">971</text:p>
            <text:p text:style-name="P31">972</text:p>
            <text:p text:style-name="P31">973</text:p>
            <text:p text:style-name="P31">974</text:p>
            <text:p text:style-name="P31">975</text:p>
            <text:p text:style-name="P31">976</text:p>
            <text:p text:style-name="P31">977</text:p>
            <text:p text:style-name="P31">978</text:p>
            <text:p text:style-name="P31">979</text:p>
            <text:p text:style-name="P31">980</text:p>
            <text:p text:style-name="P31">981</text:p>
            <text:p text:style-name="P31">982</text:p>
            <text:p text:style-name="P31">983</text:p>
            <text:p text:style-name="P31">984</text:p>
            <text:p text:style-name="P31">985</text:p>
            <text:p text:style-name="P31">986</text:p>
            <text:p text:style-name="P31">987</text:p>
            <text:p text:style-name="P31">988</text:p>
            <text:p text:style-name="P31">989</text:p>
            <text:p text:style-name="P31">990</text:p>
            <text:p text:style-name="P31">991</text:p>
            <text:p text:style-name="P34">992</text:p>
          </table:table-cell>
          <table:table-cell table:style-name="Table9.A1" office:value-type="string">
            <text:p text:style-name="P23">#include &lt;iostream&gt;</text:p>
            <text:p text:style-name="P23">#include "tipos.h"</text:p>
            <text:p text:style-name="P23">#include "lista.h"</text:p>
            <text:p text:style-name="P23">#include "jjoo.h"</text:p>
            <text:p text:style-name="P31"/>
            <text:p text:style-name="P31">JJOO<text:span text:style-name="T6">::</text:span>JJOO () {</text:p>
            <text:p text:style-name="P31"><text:s text:c="4"/>_jornadaActual <text:span text:style-name="T6">=</text:span> <text:span text:style-name="T6">1</text:span>;</text:p>
            <text:p text:style-name="P31"><text:s text:c="4"/>_competenciasPorDia.agregar(Lista<text:span text:style-name="T6">&lt;</text:span>Competencia<text:span text:style-name="T6">&gt;</text:span>());</text:p>
            <text:p text:style-name="P31">}</text:p>
            <text:p text:style-name="P31"/>
            <text:p text:style-name="P31">JJOO<text:span text:style-name="T6">::</text:span>JJOO (<text:span text:style-name="T1">const</text:span> <text:span text:style-name="T4">int</text:span> anio, <text:span text:style-name="T1">const</text:span> Lista<text:span text:style-name="T6">&lt;</text:span>Atleta<text:span text:style-name="T6">&gt;&amp;</text:span> atletas, <text:span text:style-name="T1">const</text:span> Lista<text:span text:style-name="T6">&lt;</text:span>Lista<text:span text:style-name="T6">&lt;</text:span>Competencia<text:span text:style-name="T6">&gt;</text:span> <text:span text:style-name="T6">&gt;&amp;</text:span> competenciasPorDia){</text:p>
            <text:p text:style-name="P31"><text:s text:c="4"/>_anio <text:span text:style-name="T6">=</text:span> anio;</text:p>
            <text:p text:style-name="P31"><text:s text:c="4"/>_atletas <text:span text:style-name="T6">=</text:span> atletas;</text:p>
            <text:p text:style-name="P31"><text:s text:c="4"/>_jornadaActual <text:span text:style-name="T6">=</text:span> <text:span text:style-name="T6">1</text:span>;</text:p>
            <text:p text:style-name="P31"><text:s text:c="4"/>_competenciasPorDia <text:span text:style-name="T6">=</text:span> competenciasPorDia;</text:p>
            <text:p text:style-name="P31">}</text:p>
            <text:p text:style-name="P31"/>
            <text:p text:style-name="P31"><text:span text:style-name="T4">int</text:span> JJOO<text:span text:style-name="T6">::</text:span>anio() <text:span text:style-name="T1">const</text:span>{</text:p>
            <text:p text:style-name="P31"><text:s text:c="4"/><text:span text:style-name="T1">return</text:span> _anio;</text:p>
            <text:p text:style-name="P31">}</text:p>
            <text:p text:style-name="P31"/>
            <text:p text:style-name="P31">Lista<text:span text:style-name="T6">&lt;</text:span>Atleta<text:span text:style-name="T6">&gt;</text:span> JJOO<text:span text:style-name="T6">::</text:span>atletas() <text:span text:style-name="T1">const</text:span> {</text:p>
            <text:p text:style-name="P31"><text:s text:c="4"/><text:span text:style-name="T1">return</text:span> _atletas;</text:p>
            <text:p text:style-name="P31">}</text:p>
            <text:p text:style-name="P31"/>
            <text:p text:style-name="P31"><text:span text:style-name="T4">int</text:span> JJOO<text:span text:style-name="T6">::</text:span>cantDias() <text:span text:style-name="T1">const</text:span> {</text:p>
            <text:p text:style-name="P31"><text:s text:c="4"/><text:span text:style-name="T1">return</text:span> _competenciasPorDia.longitud();</text:p>
            <text:p text:style-name="P31">}</text:p>
            <text:p text:style-name="P31"/>
            <text:p text:style-name="P31"><text:span text:style-name="T4">int</text:span> JJOO<text:span text:style-name="T6">::</text:span>jornadaActual() <text:span text:style-name="T1">const</text:span> {</text:p>
            <text:p text:style-name="P31"><text:s text:c="4"/><text:span text:style-name="T1">return</text:span> _jornadaActual;</text:p>
            <text:p text:style-name="P31">}</text:p>
            <text:p text:style-name="P31"/>
            <text:p text:style-name="P31">Lista<text:span text:style-name="T6">&lt;</text:span>Competencia<text:span text:style-name="T6">&gt;</text:span> JJOO<text:span text:style-name="T6">::</text:span>cronograma(<text:span text:style-name="T1">const</text:span> <text:span text:style-name="T4">int</text:span> dia) <text:span text:style-name="T1">const</text:span> {</text:p>
            <text:p text:style-name="P31"><text:s text:c="4"/><text:span text:style-name="T1">return</text:span> _competenciasPorDia.iesimo(dia <text:span text:style-name="T6">-</text:span> <text:span text:style-name="T6">1</text:span>);</text:p>
            <text:p text:style-name="P31">}</text:p>
            <text:p text:style-name="P31"/>
            <text:p text:style-name="P31">Lista<text:span text:style-name="T6">&lt;</text:span>Competencia<text:span text:style-name="T6">&gt;</text:span> JJOO<text:span text:style-name="T6">::</text:span>competencias() <text:span text:style-name="T1">const</text:span> {</text:p>
            <text:p text:style-name="P31"><text:s text:c="4"/>Lista<text:span text:style-name="T6">&lt;</text:span>Competencia<text:span text:style-name="T6">&gt;</text:span> competencias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 (i <text:span text:style-name="T6">&lt;</text:span> cantDias()) {</text:p>
            <text:p text:style-name="P31"><text:s text:c="8"/>competencias.concatenar(_competenciasPorDia.iesimo(i));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competencias;</text:p>
            <text:p text:style-name="P31">}</text:p>
            <text:p text:style-name="P31"/>
            <text:p text:style-name="P31">Lista<text:span text:style-name="T6">&lt;</text:span>Competencia<text:span text:style-name="T6">&gt;</text:span> JJOO<text:span text:style-name="T6">::</text:span>competenciasFinalizadasConOroEnPodio() <text:span text:style-name="T1">const</text:span> {</text:p>
            <text:p text:style-name="P31"><text:s text:c="4"/>Lista<text:span text:style-name="T6">&lt;</text:span>Competencia<text:span text:style-name="T6">&gt;</text:span> result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 (i <text:span text:style-name="T6">&lt;</text:span> competencias().longitud()) <text:s text:c="2"/>{</text:p>
            <text:p text:style-name="P31"><text:s text:c="8"/>Competencia actual <text:span text:style-name="T6">=</text:span> competencias().iesimo(i);</text:p>
            <text:p text:style-name="P31"><text:soft-page-break/><text:s text:c="8"/><text:span text:style-name="T1">if</text:span> (actual.finalizada() <text:span text:style-name="T6">&amp;&amp;</text:span> actual.ranking().longitud() <text:span text:style-name="T6">&gt;</text:span> <text:span text:style-name="T6">0</text:span>) {</text:p>
            <text:p text:style-name="P31"><text:s text:c="12"/>result.agregar(actual)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result;</text:p>
            <text:p text:style-name="P31">}</text:p>
            <text:p text:style-name="P31"/>
            <text:p text:style-name="P31">Lista<text:span text:style-name="T6">&lt;</text:span>Atleta<text:span text:style-name="T6">&gt;</text:span> JJOO<text:span text:style-name="T6">::</text:span>dePaseo() <text:span text:style-name="T1">const</text:span> {</text:p>
            <text:p text:style-name="P31"><text:s text:c="4"/>Lista<text:span text:style-name="T6">&lt;</text:span>Atleta<text:span text:style-name="T6">&gt;</text:span> result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 (i <text:span text:style-name="T6">&lt;</text:span> _atletas.longitud()) {</text:p>
            <text:p text:style-name="P31"><text:s text:c="8"/><text:span text:style-name="T1">if</text:span> (<text:span text:style-name="T6">!</text:span>participantes().pertenece(_atletas.iesimo(i))) {</text:p>
            <text:p text:style-name="P31"><text:s text:c="12"/>result.agregar(_atletas.iesimo(i))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result;</text:p>
            <text:p text:style-name="P31">}</text:p>
            <text:p text:style-name="P31"/>
            <text:p text:style-name="P27">// Devuelve una lista de atletas donde cada atleta aparece tantas</text:p>
            <text:p text:style-name="P27">// veces como la cantidad de competencias en las que participa.</text:p>
            <text:p text:style-name="P31">Lista<text:span text:style-name="T6">&lt;</text:span>Atleta<text:span text:style-name="T6">&gt;</text:span> JJOO<text:span text:style-name="T6">::</text:span>participantes() <text:span text:style-name="T1">const</text:span> {</text:p>
            <text:p text:style-name="P31"><text:s text:c="4"/>Lista<text:span text:style-name="T6">&lt;</text:span>Atleta<text:span text:style-name="T6">&gt;</text:span> participantes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 (i <text:span text:style-name="T6">&lt;</text:span> competencias().longitud()) {</text:p>
            <text:p text:style-name="P31"><text:s text:c="8"/>participantes.concatenar(competencias().iesimo(i).participantes());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participantes;</text:p>
            <text:p text:style-name="P31">}</text:p>
            <text:p text:style-name="P31"/>
            <text:p text:style-name="P31">Lista<text:span text:style-name="T6">&lt;</text:span>pair<text:span text:style-name="T6">&lt;</text:span>Pais, Lista<text:span text:style-name="T6">&lt;</text:span><text:span text:style-name="T4">int</text:span><text:span text:style-name="T6">&gt;</text:span> <text:span text:style-name="T6">&gt;</text:span> <text:span text:style-name="T6">&gt;</text:span> JJOO<text:span text:style-name="T6">::</text:span>medallero() <text:span text:style-name="T1">const</text:span> {</text:p>
            <text:p text:style-name="P31"><text:s text:c="4"/>Lista<text:span text:style-name="T6">&lt;</text:span>Pais<text:span text:style-name="T6">&gt;</text:span> paises <text:span text:style-name="T6">=</text:span> <text:span text:style-name="T1">this</text:span><text:span text:style-name="T6">-&gt;</text:span>paises();</text:p>
            <text:p text:style-name="P31"><text:s text:c="4"/>Lista<text:span text:style-name="T6">&lt;</text:span>pair<text:span text:style-name="T6">&lt;</text:span>Pais, Lista<text:span text:style-name="T6">&lt;</text:span><text:span text:style-name="T4">int</text:span><text:span text:style-name="T6">&gt;</text:span> <text:span text:style-name="T6">&gt;</text:span> <text:span text:style-name="T6">&gt;</text:span> medallero;</text:p>
            <text:p text:style-name="P31"/>
            <text:p text:style-name="P31"><text:s text:c="4"/><text:span text:style-name="T8">// Recorro la lista de países.</text:span>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 <text:span text:style-name="T6">&lt;</text:span> paises.longitud()) {</text:p>
            <text:p text:style-name="P31"><text:s text:c="8"/>Pais pais <text:span text:style-name="T6">=</text:span> paises.iesimo(i);</text:p>
            <text:p text:style-name="P31"><text:s text:c="8"/><text:span text:style-name="T4">int</text:span> oros <text:span text:style-name="T6">=</text:span> <text:span text:style-name="T6">0</text:span>;</text:p>
            <text:p text:style-name="P31"><text:s text:c="8"/><text:span text:style-name="T4">int</text:span> platas <text:span text:style-name="T6">=</text:span> <text:span text:style-name="T6">0</text:span>;</text:p>
            <text:p text:style-name="P31"><text:s text:c="8"/><text:span text:style-name="T4">int</text:span> bronces <text:span text:style-name="T6">=</text:span> <text:span text:style-name="T6">0</text:span>;</text:p>
            <text:p text:style-name="P31"/>
            <text:p text:style-name="P31"><text:s text:c="8"/><text:span text:style-name="T8">// Recorro los rankings de todas las competencias y acumulo las medallas del país actual.</text:span></text:p>
            <text:p text:style-name="P31"><text:s text:c="8"/><text:span text:style-name="T4">int</text:span> j <text:span text:style-name="T6">=</text:span> <text:span text:style-name="T6">0</text:span>;</text:p>
            <text:p text:style-name="P31"><text:s text:c="8"/><text:span text:style-name="T1">while</text:span>(j <text:span text:style-name="T6">&lt;</text:span> competencias().longitud()) {</text:p>
            <text:p text:style-name="P31"><text:s text:c="12"/>Lista<text:span text:style-name="T6">&lt;</text:span>Atleta<text:span text:style-name="T6">&gt;</text:span> ranking <text:span text:style-name="T6">=</text:span> competencias().iesimo(j).ranking();</text:p>
            <text:p text:style-name="P31"><text:s text:c="12"/><text:span text:style-name="T1">if</text:span>(ranking.longitud() <text:span text:style-name="T6">&gt;</text:span> <text:span text:style-name="T6">0</text:span> <text:span text:style-name="T6">&amp;&amp;</text:span> ranking.iesimo(<text:span text:style-name="T6">0</text:span>).nacionalidad() <text:span text:style-name="T6">==</text:span> pais) oros<text:span text:style-name="T6">++</text:span>;</text:p>
            <text:p text:style-name="P31"><text:s text:c="12"/><text:span text:style-name="T1">if</text:span>(ranking.longitud() <text:span text:style-name="T6">&gt;</text:span> <text:span text:style-name="T6">1</text:span> <text:span text:style-name="T6">&amp;&amp;</text:span> ranking.iesimo(<text:span text:style-name="T6">1</text:span>).nacionalidad() <text:span text:style-name="T6">==</text:span> pais) platas<text:span text:style-name="T6">++</text:span>;</text:p>
            <text:p text:style-name="P31"><text:s text:c="12"/><text:span text:style-name="T1">if</text:span>(ranking.longitud() <text:span text:style-name="T6">&gt;</text:span> <text:span text:style-name="T6">2</text:span> <text:span text:style-name="T6">&amp;&amp;</text:span> ranking.iesimo(<text:span text:style-name="T6">2</text:span>).nacionalidad() <text:span text:style-name="T6">==</text:span> pais) bronces<text:span text:style-name="T6">++</text:span>;</text:p>
            <text:p text:style-name="P31"><text:s text:c="12"/>j<text:span text:style-name="T6">++</text:span>;</text:p>
            <text:p text:style-name="P31"><text:s text:c="8"/>}</text:p>
            <text:p text:style-name="P31"/>
            <text:p text:style-name="P31"><text:s text:c="8"/><text:span text:style-name="T8">// Si el país ganó alguna medalla, agrego al medallero la tupla país/medallas.</text:span></text:p>
            <text:p text:style-name="P31"><text:s text:c="8"/><text:span text:style-name="T1">if</text:span>(oros <text:span text:style-name="T6">+</text:span> platas <text:span text:style-name="T6">+</text:span> bronces <text:span text:style-name="T6">&gt;</text:span> <text:span text:style-name="T6">0</text:span>) {</text:p>
            <text:p text:style-name="P31"><text:s text:c="12"/>Lista<text:span text:style-name="T6">&lt;</text:span><text:span text:style-name="T4">int</text:span><text:span text:style-name="T6">&gt;</text:span> medallas;</text:p>
            <text:p text:style-name="P31"><text:s text:c="12"/>medallas.agregarAtras(oros);</text:p>
            <text:p text:style-name="P31"><text:s text:c="12"/>medallas.agregarAtras(platas);</text:p>
            <text:p text:style-name="P31"><text:s text:c="12"/>medallas.agregarAtras(bronces);</text:p>
            <text:p text:style-name="P31"><text:s text:c="12"/>medallero.agregar(make_pair(pais, medallas));</text:p>
            <text:p text:style-name="P31"><text:s text:c="8"/>}</text:p>
            <text:p text:style-name="P31"/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8">// Devuelvo el medallero ordenado</text:span></text:p>
            <text:p text:style-name="P31"><text:s text:c="4"/><text:span text:style-name="T1">return</text:span> ordenarMedallero(medallero);</text:p>
            <text:p text:style-name="P31">}</text:p>
            <text:p text:style-name="P31"/>
            <text:p text:style-name="P31">Lista<text:span text:style-name="T6">&lt;</text:span>Pais<text:span text:style-name="T6">&gt;</text:span> JJOO<text:span text:style-name="T6">::</text:span>paises() <text:span text:style-name="T1">const</text:span> {</text:p>
            <text:p text:style-name="P31"><text:s text:c="4"/>Lista<text:span text:style-name="T6">&lt;</text:span>Pais<text:span text:style-name="T6">&gt;</text:span> paises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 <text:span text:style-name="T6">&lt;</text:span> _atletas.longitud()) {</text:p>
            <text:p text:style-name="P31"><text:s text:c="8"/>Pais actual <text:span text:style-name="T6">=</text:span> _atletas.iesimo(i).nacionalidad();</text:p>
            <text:p text:style-name="P31"><text:s text:c="8"/><text:span text:style-name="T1">if</text:span>(<text:span text:style-name="T6">!</text:span>paises.pertenece(actual)) {</text:p>
            <text:p text:style-name="P31"><text:s text:c="12"/>paises.agregar(actual)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><text:s text:c="4"/><text:span text:style-name="T1">return</text:span> paises;</text:p>
            <text:p text:style-name="P31">}</text:p>
            <text:p text:style-name="P31"/>
            <text:p text:style-name="P31">Lista<text:span text:style-name="T6">&lt;</text:span>pair<text:span text:style-name="T6">&lt;</text:span>Pais,Lista<text:span text:style-name="T6">&lt;</text:span><text:span text:style-name="T4">int</text:span><text:span text:style-name="T6">&gt;</text:span> <text:span text:style-name="T6">&gt;</text:span> <text:span text:style-name="T6">&gt;</text:span> JJOO<text:span text:style-name="T6">::</text:span>ordenarMedallero(<text:span text:style-name="T1">const</text:span> Lista<text:span text:style-name="T6">&lt;</text:span>pair<text:span text:style-name="T6">&lt;</text:span>Pais,Lista<text:span text:style-name="T6">&lt;</text:span><text:span text:style-name="T4">int</text:span><text:span text:style-name="T6">&gt;</text:span> <text:span text:style-name="T6">&gt;</text:span> <text:span text:style-name="T6">&gt;</text:span> <text:span text:style-name="T6">&amp;</text:span> medallero) <text:span text:style-name="T1">const</text:span> {</text:p>
            <text:p text:style-name="P31"/>
            <text:p text:style-name="P31"><text:s text:c="4"/><text:span text:style-name="T8">// Guardo acá mi copia ordenada del medallero.</text:span></text:p>
            <text:p text:style-name="P31"><text:s text:c="4"/>Lista<text:span text:style-name="T6">&lt;</text:span>pair<text:span text:style-name="T6">&lt;</text:span>Pais, Lista<text:span text:style-name="T6">&lt;</text:span><text:span text:style-name="T4">int</text:span><text:span text:style-name="T6">&gt;</text:span> <text:span text:style-name="T6">&gt;</text:span> <text:span text:style-name="T6">&gt;</text:span> ordenado;</text:p>
            <text:p text:style-name="P31"/>
            <text:p text:style-name="P31"><text:s text:c="4"/><text:span text:style-name="T8">// Recorro el medallero.</text:span></text:p>
            <text:p text:style-name="P31"><text:s text:c="4"/><text:span text:style-name="T4">int</text:span> i <text:span text:style-name="T6">=</text:span> <text:span text:style-name="T6">0</text:span>;</text:p>
            <text:p text:style-name="P31"><text:soft-page-break/><text:s text:c="4"/><text:span text:style-name="T1">while</text:span>(i <text:span text:style-name="T6">&lt;</text:span> medallero.longitud()) {</text:p>
            <text:p text:style-name="P31"/>
            <text:p text:style-name="P31"><text:s text:c="8"/><text:span text:style-name="T8">// Obtengo la tupla país/medallas actual y las medallas (para más legibilidad.)</text:span></text:p>
            <text:p text:style-name="P31"><text:s text:c="8"/>pair<text:span text:style-name="T6">&lt;</text:span>Pais, Lista<text:span text:style-name="T6">&lt;</text:span><text:span text:style-name="T4">int</text:span><text:span text:style-name="T6">&gt;</text:span> <text:span text:style-name="T6">&gt;</text:span> tuplaActual <text:span text:style-name="T6">=</text:span> medallero.iesimo(i);</text:p>
            <text:p text:style-name="P31"><text:s text:c="8"/><text:span text:style-name="T4">int</text:span> oros <text:s text:c="3"/><text:span text:style-name="T6">=</text:span> tuplaActual.second.iesimo(<text:span text:style-name="T6">0</text:span>);</text:p>
            <text:p text:style-name="P31"><text:s text:c="8"/><text:span text:style-name="T4">int</text:span> platas <text:s/><text:span text:style-name="T6">=</text:span> tuplaActual.second.iesimo(<text:span text:style-name="T6">1</text:span>);</text:p>
            <text:p text:style-name="P31"><text:s text:c="8"/><text:span text:style-name="T4">int</text:span> bronces <text:span text:style-name="T6">=</text:span> tuplaActual.second.iesimo(<text:span text:style-name="T6">2</text:span>);</text:p>
            <text:p text:style-name="P31"/>
            <text:p text:style-name="P31"><text:s text:c="8"/><text:span text:style-name="T8">// Guardo acá una copia de las tuplas país/medallas que ya ordené, junto con</text:span></text:p>
            <text:p text:style-name="P31"><text:s text:c="8"/><text:span text:style-name="T8">// la tupla país/medallas actual en la posición correcta.</text:span></text:p>
            <text:p text:style-name="P31"><text:s text:c="8"/>Lista<text:span text:style-name="T6">&lt;</text:span>pair<text:span text:style-name="T6">&lt;</text:span>Pais, Lista<text:span text:style-name="T6">&lt;</text:span><text:span text:style-name="T4">int</text:span><text:span text:style-name="T6">&gt;</text:span> <text:span text:style-name="T6">&gt;</text:span> <text:span text:style-name="T6">&gt;</text:span> nuevoOrdenado;</text:p>
            <text:p text:style-name="P31"><text:s text:c="8"/><text:span text:style-name="T4">bool</text:span> agregado <text:span text:style-name="T6">=</text:span> <text:span text:style-name="T1">false</text:span>;</text:p>
            <text:p text:style-name="P31"/>
            <text:p text:style-name="P31"><text:s text:c="8"/><text:span text:style-name="T8">// Recorro las tuplas país/medallas que ya ordené.</text:span></text:p>
            <text:p text:style-name="P31"><text:s text:c="8"/><text:span text:style-name="T4">int</text:span> j <text:span text:style-name="T6">=</text:span> <text:span text:style-name="T6">0</text:span>;</text:p>
            <text:p text:style-name="P31"><text:s text:c="8"/><text:span text:style-name="T1">while</text:span>(j <text:span text:style-name="T6">&lt;</text:span> ordenado.longitud()) {</text:p>
            <text:p text:style-name="P31"><text:s text:c="12"/><text:span text:style-name="T4">int</text:span> orosOtro <text:s text:c="3"/><text:span text:style-name="T6">=</text:span> ordenado.iesimo(j).second.iesimo(<text:span text:style-name="T6">0</text:span>);</text:p>
            <text:p text:style-name="P31"><text:s text:c="12"/><text:span text:style-name="T4">int</text:span> platasOtro <text:s/><text:span text:style-name="T6">=</text:span> ordenado.iesimo(j).second.iesimo(<text:span text:style-name="T6">1</text:span>);</text:p>
            <text:p text:style-name="P31"><text:s text:c="12"/><text:span text:style-name="T4">int</text:span> broncesOtro <text:span text:style-name="T6">=</text:span> ordenado.iesimo(j).second.iesimo(<text:span text:style-name="T6">2</text:span>);</text:p>
            <text:p text:style-name="P31"/>
            <text:p text:style-name="P31"><text:s text:c="12"/><text:span text:style-name="T8">// Ubico a la tupla país/medallas actual en la posición correcta dentro de la lista ordenada.</text:span></text:p>
            <text:p text:style-name="P31"><text:s text:c="12"/><text:span text:style-name="T1">if</text:span>( <text:span text:style-name="T6">!</text:span>agregado <text:span text:style-name="T6">&amp;&amp;</text:span></text:p>
            <text:p text:style-name="P31"><text:s text:c="15"/>((oros <text:span text:style-name="T6">&gt;</text:span> <text:s/>orosOtro) <text:span text:style-name="T6">||</text:span></text:p>
            <text:p text:style-name="P31"><text:s text:c="16"/>(oros <text:span text:style-name="T6">==</text:span> orosOtro <text:span text:style-name="T6">&amp;&amp;</text:span> platas <text:span text:style-name="T6">&gt;</text:span> <text:s/>platasOtro) <text:span text:style-name="T6">||</text:span></text:p>
            <text:p text:style-name="P31"><text:s text:c="16"/>(oros <text:span text:style-name="T6">==</text:span> orosOtro <text:span text:style-name="T6">&amp;&amp;</text:span> platas <text:span text:style-name="T6">==</text:span> platasOtro <text:span text:style-name="T6">&amp;&amp;</text:span> bronces <text:span text:style-name="T6">&gt;=</text:span> broncesOtro))) {</text:p>
            <text:p text:style-name="P31"><text:s text:c="16"/>nuevoOrdenado.agregarAtras(tuplaActual);</text:p>
            <text:p text:style-name="P31"><text:s text:c="16"/>agregado <text:span text:style-name="T6">=</text:span> <text:span text:style-name="T1">true</text:span>;</text:p>
            <text:p text:style-name="P31"><text:s text:c="12"/>}</text:p>
            <text:p text:style-name="P31"/>
            <text:p text:style-name="P31"><text:s text:c="12"/><text:span text:style-name="T8">// Dejo la tupla que ya había ordenado en la posición que le corresponde.</text:span></text:p>
            <text:p text:style-name="P31"><text:s text:c="12"/>nuevoOrdenado.agregarAtras(ordenado.iesimo(j));</text:p>
            <text:p text:style-name="P31"><text:s text:c="12"/>j<text:span text:style-name="T6">++</text:span>;</text:p>
            <text:p text:style-name="P31"><text:s text:c="8"/>}</text:p>
            <text:p text:style-name="P31"/>
            <text:p text:style-name="P31"><text:s text:c="8"/><text:span text:style-name="T8">// Si luego de recorrer las tuplas país/medallas ya ordenadas resulta que todavía no agregué</text:span></text:p>
            <text:p text:style-name="P31"><text:s text:c="8"/><text:span text:style-name="T8">// la tupla país/medallas actual, es porque la tupla actual es la que menos medallas tiene, y</text:span></text:p>
            <text:p text:style-name="P31"><text:s text:c="8"/><text:span text:style-name="T8">// por lo tanto su posición es al final de la lista.</text:span></text:p>
            <text:p text:style-name="P31"><text:s text:c="8"/><text:span text:style-name="T1">if</text:span>(<text:span text:style-name="T6">!</text:span>agregado) nuevoOrdenado.agregarAtras(tuplaActual);</text:p>
            <text:p text:style-name="P31"/>
            <text:p text:style-name="P31"><text:s text:c="8"/><text:span text:style-name="T8">// Finalmente, reemplazo el medallero ordenado actual por mi nuevo medallero ordenado, que</text:span></text:p>
            <text:p text:style-name="P31"><text:s text:c="8"/><text:span text:style-name="T8">// incluye a la tupla país/medallas actual.</text:span></text:p>
            <text:p text:style-name="P31"><text:s text:c="8"/>ordenado <text:span text:style-name="T6">=</text:span> nuevoOrdenado;</text:p>
            <text:p text:style-name="P31"/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1">return</text:span> ordenado;</text:p>
            <text:p text:style-name="P31">}</text:p>
            <text:p text:style-name="P31"/>
            <text:p text:style-name="P31"><text:span text:style-name="T4">int</text:span> JJOO<text:span text:style-name="T6">::</text:span>boicotPorDisciplina(<text:span text:style-name="T1">const</text:span> Categoria categoria, <text:span text:style-name="T1">const</text:span> Pais pais) {</text:p>
            <text:p text:style-name="P31"><text:s text:c="4"/><text:span text:style-name="T4">int</text:span> sacados <text:span text:style-name="T6">=</text:span> <text:span text:style-name="T6">0</text:span>;</text:p>
            <text:p text:style-name="P31"/>
            <text:p text:style-name="P31"><text:s text:c="4"/><text:span text:style-name="T8">// Guardo acá las nuevas competencias por día después de boicotear al país.</text:span></text:p>
            <text:p text:style-name="P31"><text:s text:c="4"/>Lista<text:span text:style-name="T6">&lt;</text:span>Lista<text:span text:style-name="T6">&lt;</text:span>Competencia<text:span text:style-name="T6">&gt;</text:span> <text:span text:style-name="T6">&gt;</text:span> nuevaCompetenciasPorDia;</text:p>
            <text:p text:style-name="P31"/>
            <text:p text:style-name="P31"><text:s text:c="4"/><text:span text:style-name="T8">// Recorro todas las jornadas.</text:span>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 <text:span text:style-name="T6">&lt;</text:span> _competenciasPorDia.longitud()) {</text:p>
            <text:p text:style-name="P31"/>
            <text:p text:style-name="P31"><text:s text:c="8"/><text:span text:style-name="T8">// Guardo acá las competencias finales de la jornada i-ésima.</text:span></text:p>
            <text:p text:style-name="P31"><text:s text:c="8"/>Lista<text:span text:style-name="T6">&lt;</text:span>Competencia<text:span text:style-name="T6">&gt;</text:span> competenciasEnElDia;</text:p>
            <text:p text:style-name="P31"/>
            <text:p text:style-name="P31"><text:s text:c="8"/><text:span text:style-name="T8">// Recorro las competencias de la jornada i-ésima.</text:span></text:p>
            <text:p text:style-name="P31"><text:s text:c="8"/><text:span text:style-name="T4">int</text:span> j <text:span text:style-name="T6">=</text:span> <text:span text:style-name="T6">0</text:span>;</text:p>
            <text:p text:style-name="P31"><text:s text:c="8"/><text:span text:style-name="T1">while</text:span>(j <text:span text:style-name="T6">&lt;</text:span> _competenciasPorDia.iesimo(i).longitud()) {</text:p>
            <text:p text:style-name="P31"><text:s text:c="24"/>Competencia competencia <text:span text:style-name="T6">=</text:span> _competenciasPorDia.iesimo(i).iesimo(j);</text:p>
            <text:p text:style-name="P31"/>
            <text:p text:style-name="P31"><text:s text:c="16"/><text:span text:style-name="T8">// Si es la competencia de la categoría buscada, la boicoteo.</text:span></text:p>
            <text:p text:style-name="P31"><text:s text:c="12"/><text:span text:style-name="T1">if</text:span>(competencia.categoria() <text:span text:style-name="T6">==</text:span> categoria) {</text:p>
            <text:p text:style-name="P31"/>
            <text:p text:style-name="P31"><text:s text:c="16"/><text:span text:style-name="T8">// Guardo acá el ciaNumber de los atletas boicoteados</text:span></text:p>
            <text:p text:style-name="P31"><text:s text:c="16"/>Lista<text:span text:style-name="T6">&lt;</text:span><text:span text:style-name="T4">int</text:span><text:span text:style-name="T6">&gt;</text:span> ciaNumberDeSacados;</text:p>
            <text:p text:style-name="P31"/>
            <text:p text:style-name="P31"><text:s text:c="16"/><text:span text:style-name="T8">// Guardo acá los participantes que no boicoteé.</text:span></text:p>
            <text:p text:style-name="P31"><text:s text:c="16"/>Lista<text:span text:style-name="T6">&lt;</text:span>Atleta<text:span text:style-name="T6">&gt;</text:span> participantes;</text:p>
            <text:p text:style-name="P31"/>
            <text:p text:style-name="P31"><text:s text:c="16"/><text:span text:style-name="T8">// Recorro la lista de participantes de la competencia actual.</text:span></text:p>
            <text:p text:style-name="P31"><text:s text:c="16"/><text:span text:style-name="T4">int</text:span> h <text:span text:style-name="T6">=</text:span> <text:span text:style-name="T6">0</text:span>;</text:p>
            <text:p text:style-name="P31"><text:s text:c="16"/><text:span text:style-name="T1">while</text:span>(h <text:span text:style-name="T6">&lt;</text:span> competencia.participantes().longitud()) {</text:p>
            <text:p text:style-name="P31"><text:s text:c="24"/>Atleta participante <text:span text:style-name="T6">=</text:span> competencia.participantes().iesimo(h);</text:p>
            <text:p text:style-name="P31"/>
            <text:p text:style-name="P31"><text:s text:c="24"/><text:span text:style-name="T8">// Si el participante actual es de la nacionalidad a boicotear, lo dejo</text:span></text:p>
            <text:p text:style-name="P31"><text:s text:c="24"/><text:span text:style-name="T8">// fuera de la nueva lista de participantes y guardo su ciaNumber.</text:span></text:p>
            <text:p text:style-name="P31"><text:s text:c="20"/><text:span text:style-name="T1">if</text:span>(participante.nacionalidad() <text:span text:style-name="T6">==</text:span> pais) {</text:p>
            <text:p text:style-name="P31"><text:s text:c="24"/>ciaNumberDeSacados.agregarAtras(participante.ciaNumber());</text:p>
            <text:p text:style-name="P31"><text:s text:c="24"/>sacados<text:span text:style-name="T6">++</text:span>;</text:p>
            <text:p text:style-name="P31"><text:s text:c="20"/>}</text:p>
            <text:p text:style-name="P31"/>
            <text:p text:style-name="P31"><text:s text:c="20"/><text:span text:style-name="T8">// En caso contrario, lo agrego a la lista de nuevos participantes.</text:span></text:p>
            <text:p text:style-name="P31"><text:s text:c="20"/><text:span text:style-name="T1">else</text:span> {</text:p>
            <text:p text:style-name="P31"><text:soft-page-break/><text:s text:c="24"/>participantes.agregarAtras(participante);</text:p>
            <text:p text:style-name="P31"><text:s text:c="20"/>}</text:p>
            <text:p text:style-name="P31"/>
            <text:p text:style-name="P31"><text:s text:c="20"/>h<text:span text:style-name="T6">++</text:span>;</text:p>
            <text:p text:style-name="P31"><text:s text:c="16"/>}</text:p>
            <text:p text:style-name="P31"/>
            <text:p text:style-name="P31"><text:s text:c="16"/><text:span text:style-name="T8">// Creo la nueva competencia con los participantes boicoteados.</text:span></text:p>
            <text:p text:style-name="P31"><text:s text:c="16"/>Competencia competenciaBoicoteada(competencia.categoria().first,</text:p>
            <text:p text:style-name="P31"><text:s text:c="58"/>competencia.categoria().second,</text:p>
            <text:p text:style-name="P31"><text:s text:c="58"/>participantes);</text:p>
            <text:p text:style-name="P31"/>
            <text:p text:style-name="P31"><text:s text:c="16"/><text:span text:style-name="T8">// Finalizo la nueva competencia de ser necesario.</text:span></text:p>
            <text:p text:style-name="P31"><text:s text:c="16"/><text:span text:style-name="T1">if</text:span>(competencia.finalizada()) {</text:p>
            <text:p text:style-name="P31"/>
            <text:p text:style-name="P31"><text:s text:c="24"/><text:span text:style-name="T8">// Guardo acá el ranking de la nueva competencia.</text:span></text:p>
            <text:p text:style-name="P31"><text:s text:c="20"/>Lista<text:span text:style-name="T6">&lt;</text:span><text:span text:style-name="T4">int</text:span><text:span text:style-name="T6">&gt;</text:span> ranking;</text:p>
            <text:p text:style-name="P31"/>
            <text:p text:style-name="P31"><text:s text:c="20"/><text:span text:style-name="T8">// Recorro el ranking de la competencia original.</text:span></text:p>
            <text:p text:style-name="P31"><text:s text:c="20"/><text:span text:style-name="T4">int</text:span> h <text:span text:style-name="T6">=</text:span> <text:span text:style-name="T6">0</text:span>;</text:p>
            <text:p text:style-name="P31"><text:s text:c="20"/><text:span text:style-name="T1">while</text:span>(h <text:span text:style-name="T6">&lt;</text:span> competencia.ranking().longitud()) {</text:p>
            <text:p text:style-name="P31"><text:s text:c="24"/><text:span text:style-name="T4">int</text:span> ciaNumberAtletaActual <text:span text:style-name="T6">=</text:span> competencia.ranking().iesimo(h).ciaNumber();</text:p>
            <text:p text:style-name="P31"/>
            <text:p text:style-name="P31"><text:s text:c="24"/><text:span text:style-name="T8">// Si el atleta actual no fue boicoteado, lo agrego al ranking en la posición que estaba.</text:span></text:p>
            <text:p text:style-name="P31"><text:s text:c="24"/><text:span text:style-name="T1">if</text:span>(<text:span text:style-name="T6">!</text:span>ciaNumberDeSacados.pertenece(ciaNumberAtletaActual)) {</text:p>
            <text:p text:style-name="P31"><text:s text:c="28"/>ranking.agregarAtras(ciaNumberAtletaActual);</text:p>
            <text:p text:style-name="P31"><text:s text:c="24"/>}</text:p>
            <text:p text:style-name="P31"/>
            <text:p text:style-name="P31"><text:s text:c="24"/>h<text:span text:style-name="T6">++</text:span>;</text:p>
            <text:p text:style-name="P31"><text:s text:c="20"/>}</text:p>
            <text:p text:style-name="P31"/>
            <text:p text:style-name="P31"><text:s text:c="20"/><text:span text:style-name="T8">// Guardo acá el control antidoping de la nueva competencia.</text:span></text:p>
            <text:p text:style-name="P31"><text:s text:c="20"/>Lista<text:span text:style-name="T6">&lt;</text:span>pair<text:span text:style-name="T6">&lt;</text:span><text:span text:style-name="T4">int</text:span>, <text:span text:style-name="T4">bool</text:span><text:span text:style-name="T6">&gt;</text:span> <text:span text:style-name="T6">&gt;</text:span> antidoping;</text:p>
            <text:p text:style-name="P31"/>
            <text:p text:style-name="P31"><text:s text:c="20"/><text:span text:style-name="T8">// Recorro el control antidoping de la competencia original.</text:span></text:p>
            <text:p text:style-name="P31"><text:s text:c="20"/>h <text:span text:style-name="T6">=</text:span> <text:span text:style-name="T6">0</text:span>;</text:p>
            <text:p text:style-name="P31"><text:s text:c="20"/><text:span text:style-name="T1">while</text:span>(h <text:span text:style-name="T6">&lt;</text:span> competencia.lesTocoControlAntidoping().longitud()) {</text:p>
            <text:p text:style-name="P31"><text:s text:c="24"/>Atleta controladoActual <text:span text:style-name="T6">=</text:span> competencia.lesTocoControlAntidoping().iesimo(h);</text:p>
            <text:p text:style-name="P31"/>
            <text:p text:style-name="P31"><text:s text:c="24"/><text:span text:style-name="T8">// Si el atleta controlado actual no fue boicoteado, lo agrego al control antidoping.</text:span></text:p>
            <text:p text:style-name="P31"><text:s text:c="24"/><text:span text:style-name="T1">if</text:span>(<text:span text:style-name="T6">!</text:span>ciaNumberDeSacados.pertenece(controladoActual.ciaNumber())) {</text:p>
            <text:p text:style-name="P31"><text:s text:c="28"/>antidoping.agregarAtras(make_pair(controladoActual.ciaNumber(),</text:p>
            <text:p text:style-name="P31"><text:s text:c="63"/>competencia.leDioPositivo(controladoActual)));</text:p>
            <text:p text:style-name="P31"><text:s text:c="24"/>}</text:p>
            <text:p text:style-name="P31"/>
            <text:p text:style-name="P31"><text:s text:c="24"/>h<text:span text:style-name="T6">++</text:span>;</text:p>
            <text:p text:style-name="P31"><text:s text:c="20"/>}</text:p>
            <text:p text:style-name="P31"/>
            <text:p text:style-name="P31"><text:s text:c="20"/><text:span text:style-name="T8">// Finalizo la competencia con el ranking y antidoping boicoteados.</text:span></text:p>
            <text:p text:style-name="P31"><text:s text:c="20"/>competenciaBoicoteada.finalizar(ranking, antidoping);</text:p>
            <text:p text:style-name="P31"><text:s text:c="16"/>}</text:p>
            <text:p text:style-name="P31"/>
            <text:p text:style-name="P31"><text:s text:c="16"/><text:span text:style-name="T8">// Agrego la competencia boicoteada a la nueva lista de competencias para la jornada i-ésima.</text:span></text:p>
            <text:p text:style-name="P31"><text:s text:c="16"/>competenciasEnElDia.agregarAtras(competenciaBoicoteada);</text:p>
            <text:p text:style-name="P31"><text:s text:c="12"/>}</text:p>
            <text:p text:style-name="P31"/>
            <text:p text:style-name="P31"><text:s text:c="12"/><text:span text:style-name="T8">// Si no es la que quiero boicotear, la dejo como está.</text:span></text:p>
            <text:p text:style-name="P31"><text:s text:c="12"/><text:span text:style-name="T1">else</text:span> {</text:p>
            <text:p text:style-name="P31"><text:s text:c="16"/>competenciasEnElDia.agregarAtras(competencia);</text:p>
            <text:p text:style-name="P31"><text:s text:c="12"/>}</text:p>
            <text:p text:style-name="P31"/>
            <text:p text:style-name="P31"><text:s text:c="12"/>j<text:span text:style-name="T6">++</text:span>;</text:p>
            <text:p text:style-name="P31"><text:s text:c="8"/>}</text:p>
            <text:p text:style-name="P31"/>
            <text:p text:style-name="P31"><text:s text:c="8"/><text:span text:style-name="T8">// Agrego las nuevas competencias del día actual a la nueva lista de competencias por día.</text:span></text:p>
            <text:p text:style-name="P31"><text:s text:c="8"/>nuevaCompetenciasPorDia.agregarAtras(competenciasEnElDia);</text:p>
            <text:p text:style-name="P31"/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_competenciasPorDia <text:span text:style-name="T6">=</text:span> nuevaCompetenciasPorDia;</text:p>
            <text:p text:style-name="P31"><text:s text:c="4"/><text:span text:style-name="T1">return</text:span> sacados;</text:p>
            <text:p text:style-name="P31">}</text:p>
            <text:p text:style-name="P31"/>
            <text:p text:style-name="P31">Lista<text:span text:style-name="T6">&lt;</text:span>Atleta<text:span text:style-name="T6">&gt;</text:span> JJOO<text:span text:style-name="T6">::</text:span>losMasFracasados(<text:span text:style-name="T1">const</text:span> Pais p) <text:span text:style-name="T1">const</text:span> {</text:p>
            <text:p text:style-name="P27">//Crea una lista con los atletas que ganaron medallas</text:p>
            <text:p text:style-name="P31"><text:s text:c="4"/><text:span text:style-name="T4">int</text:span> h<text:span text:style-name="T6">=0</text:span>;</text:p>
            <text:p text:style-name="P31"><text:s text:c="4"/>Lista<text:span text:style-name="T6">&lt;</text:span>Atleta<text:span text:style-name="T6">&gt;</text:span> rank;</text:p>
            <text:p text:style-name="P31"><text:s text:c="4"/><text:span text:style-name="T1">while</text:span>(h<text:span text:style-name="T6">&lt;</text:span>competenciasFinalizadasConOroEnPodio().longitud()){</text:p>
            <text:p text:style-name="P31"><text:s text:c="8"/><text:span text:style-name="T1">if</text:span> (competenciasFinalizadasConOroEnPodio().iesimo (h).ranking().longitud()<text:span text:style-name="T6">&lt;3</text:span>){</text:p>
            <text:p text:style-name="P31"><text:s text:c="12"/>rank.concatenar(competenciasFinalizadasConOroEnPodio().iesimo(h).ranking());</text:p>
            <text:p text:style-name="P31"><text:s text:c="8"/>}<text:span text:style-name="T1">else</text:span>{</text:p>
            <text:p text:style-name="P31"><text:s text:c="12"/><text:span text:style-name="T8">// 0, 1 y 2 en vez de 1,2,3</text:span></text:p>
            <text:p text:style-name="P31"><text:s text:c="12"/>rank.agregar(competenciasFinalizadasConOroEnPodio().iesimo (h).ranking().iesimo(<text:span text:style-name="T6">0</text:span>));</text:p>
            <text:p text:style-name="P31"><text:s text:c="12"/>rank.agregar(competenciasFinalizadasConOroEnPodio().iesimo (h).ranking().iesimo(<text:span text:style-name="T6">1</text:span>));</text:p>
            <text:p text:style-name="P31"><text:s text:c="12"/>rank.agregar(competenciasFinalizadasConOroEnPodio().iesimo (h).ranking().iesimo(<text:span text:style-name="T6">2</text:span>));</text:p>
            <text:p text:style-name="P31"><text:s text:c="8"/>}</text:p>
            <text:p text:style-name="P31"><text:s text:c="8"/>h<text:span text:style-name="T6">++</text:span>;</text:p>
            <text:p text:style-name="P31"><text:s text:c="4"/>}</text:p>
            <text:p text:style-name="P27">//Este ciclo me da una lista de atletas del pais p que no ganaron ninguna medalla</text:p>
            <text:p text:style-name="P31"><text:s text:c="4"/>Lista<text:span text:style-name="T6">&lt;</text:span>Atleta<text:span text:style-name="T6">&gt;</text:span> atles;</text:p>
            <text:p text:style-name="P31"><text:soft-page-break/><text:s text:c="4"/><text:span text:style-name="T4">int</text:span> n <text:span text:style-name="T6">=</text:span> <text:span text:style-name="T6">0</text:span>;</text:p>
            <text:p text:style-name="P31"><text:s text:c="4"/><text:span text:style-name="T1">while</text:span> (n <text:span text:style-name="T6">&lt;</text:span> atletas().longitud()){</text:p>
            <text:p text:style-name="P31"><text:s text:c="8"/>Atleta competidor <text:span text:style-name="T6">=</text:span> atletas().iesimo(n);</text:p>
            <text:p text:style-name="P31"><text:s text:c="8"/><text:span text:style-name="T1">if</text:span> ((competidor.nacionalidad()<text:span text:style-name="T6">==</text:span> p) <text:span text:style-name="T6">&amp;&amp;</text:span> <text:span text:style-name="T6">!</text:span>rank.pertenece(competidor)) {</text:p>
            <text:p text:style-name="P31"><text:s text:c="12"/>atles.agregar(competidor);</text:p>
            <text:p text:style-name="P31"><text:s text:c="8"/>}</text:p>
            <text:p text:style-name="P31"><text:s text:c="8"/>n<text:span text:style-name="T6">++</text:span>;</text:p>
            <text:p text:style-name="P31"><text:s text:c="4"/>}</text:p>
            <text:p text:style-name="P27">//Divido en dos casos, si la lista es vacia o si tiene al menos un elemento</text:p>
            <text:p text:style-name="P31"><text:s text:c="4"/>Lista<text:span text:style-name="T6">&lt;</text:span>Atleta<text:span text:style-name="T6">&gt;</text:span> atlesFracasados;</text:p>
            <text:p text:style-name="P31"><text:s text:c="4"/><text:span text:style-name="T1">if</text:span> (atles.longitud()<text:span text:style-name="T6">==0</text:span>){</text:p>
            <text:p text:style-name="P31"><text:s text:c="8"/>atlesFracasados<text:span text:style-name="T6">=</text:span>atles;</text:p>
            <text:p text:style-name="P31"><text:s text:c="4"/>}</text:p>
            <text:p text:style-name="P31"><text:s text:c="4"/><text:span text:style-name="T1">else</text:span>{</text:p>
            <text:p text:style-name="P27">//Acá me fijo cual es el atleta que participó en mas competencias</text:p>
            <text:p text:style-name="P31"><text:s text:c="8"/><text:span text:style-name="T4">int</text:span> k <text:span text:style-name="T6">=</text:span> <text:span text:style-name="T6">0</text:span>, j<text:span text:style-name="T6">=0</text:span>;</text:p>
            <text:p text:style-name="P31"><text:s text:c="8"/>Atleta maxAp <text:span text:style-name="T6">=</text:span> atles.iesimo(k);</text:p>
            <text:p text:style-name="P31"><text:s text:c="8"/>Lista<text:span text:style-name="T6">&lt;</text:span>Atleta<text:span text:style-name="T6">&gt;</text:span> atlecomp<text:span text:style-name="T6">=</text:span> participantes();</text:p>
            <text:p text:style-name="P31"><text:s text:c="8"/><text:span text:style-name="T1">while</text:span> (j <text:span text:style-name="T6">&lt;</text:span> atles.longitud()){</text:p>
            <text:p text:style-name="P31"><text:s text:c="12"/><text:span text:style-name="T1">if</text:span> (atlecomp.cantidadDeApariciones(maxAp)<text:span text:style-name="T6">&gt;</text:span>atlecomp.cantidadDeApariciones(atles.iesimo(j))){</text:p>
            <text:p text:style-name="P31"><text:s text:c="20"/>maxAp <text:span text:style-name="T6">=</text:span> atles.iesimo(j);</text:p>
            <text:p text:style-name="P31"><text:s text:c="16"/>}</text:p>
            <text:p text:style-name="P31"><text:s text:c="12"/>j<text:span text:style-name="T6">++</text:span>;</text:p>
            <text:p text:style-name="P31"><text:s text:c="8"/>}</text:p>
            <text:p text:style-name="P27">//Acá creo la lista con todos los atletas que aparecen tantas veces como maxAp</text:p>
            <text:p text:style-name="P31"><text:s text:c="8"/>atlesFracasados.agregar(maxAp);</text:p>
            <text:p text:style-name="P31"><text:s text:c="8"/><text:span text:style-name="T4">int</text:span> m<text:span text:style-name="T6">=0</text:span>;</text:p>
            <text:p text:style-name="P31"><text:s text:c="8"/><text:span text:style-name="T1">while</text:span> (m <text:span text:style-name="T6">&lt;</text:span> atles.longitud()){</text:p>
            <text:p text:style-name="P31"><text:s text:c="12"/><text:span text:style-name="T8">//No estabas viendo si el que tenia la misma cantidad de apariciones era el mismo</text:span></text:p>
            <text:p text:style-name="P31"><text:s text:c="12"/><text:span text:style-name="T1">if</text:span>( <text:s text:c="2"/>atlecomp.cantidadDeApariciones(maxAp) <text:span text:style-name="T6">==</text:span> atlecomp.cantidadDeApariciones(atles.iesimo(m)) <text:span text:style-name="T6">&amp;&amp;</text:span></text:p>
            <text:p text:style-name="P31"><text:s text:c="16"/><text:span text:style-name="T6">!</text:span>(atles.iesimo(m) <text:span text:style-name="T6">==</text:span> maxAp)) {</text:p>
            <text:p text:style-name="P31"><text:s text:c="16"/>atlesFracasados.agregar(atles.iesimo(m));</text:p>
            <text:p text:style-name="P31"><text:s text:c="12"/>}</text:p>
            <text:p text:style-name="P31"><text:s text:c="12"/>m<text:span text:style-name="T6">++</text:span>;</text:p>
            <text:p text:style-name="P31"><text:s text:c="8"/>}</text:p>
            <text:p text:style-name="P31"><text:s text:c="4"/>}</text:p>
            <text:p text:style-name="P31"><text:s text:c="2"/><text:span text:style-name="T1">return</text:span> atlesFracasados;</text:p>
            <text:p text:style-name="P31">}</text:p>
            <text:p text:style-name="P31"/>
            <text:p text:style-name="P31"><text:span text:style-name="T4">void</text:span> JJOO<text:span text:style-name="T6">::</text:span>liuSong(<text:span text:style-name="T1">const</text:span> Atleta<text:span text:style-name="T6">&amp;</text:span> a, <text:span text:style-name="T1">const</text:span> Pais p) {</text:p>
            <text:p text:style-name="P31"><text:s text:c="4"/>Atleta atletaNacionalizado(a.nombre(), a.sexo(), a.anioNacimiento(), p, a.ciaNumber())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<text:span text:style-name="T6">&lt;</text:span>a.deportes().longitud()) {</text:p>
            <text:p text:style-name="P31"><text:s text:c="8"/>atletaNacionalizado.entrenarNuevoDeporte(a.deportes().iesimo(i), a.capacidad(a.deportes().iesimo(i)));</text:p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8">//Saco el atleta y lo agrego nacionalizado en atletas;</text:span></text:p>
            <text:p text:style-name="P31"><text:s text:c="4"/>_atletas.sacar(a);</text:p>
            <text:p text:style-name="P31"><text:s text:c="4"/>_atletas.agregarAtras(atletaNacionalizado);</text:p>
            <text:p text:style-name="P31"/>
            <text:p text:style-name="P31"><text:s text:c="4"/>i<text:span text:style-name="T6">=0</text:span>;</text:p>
            <text:p text:style-name="P31"><text:s text:c="4"/><text:span text:style-name="T4">int</text:span> j <text:span text:style-name="T6">=</text:span> <text:span text:style-name="T6">0</text:span>;</text:p>
            <text:p text:style-name="P31"><text:s text:c="4"/><text:span text:style-name="T8">//Lista que va a reemplazar a la vieja lista de listas competencias</text:span></text:p>
            <text:p text:style-name="P31"><text:s text:c="4"/>Lista<text:span text:style-name="T6">&lt;</text:span>Lista<text:span text:style-name="T6">&lt;</text:span>Competencia<text:span text:style-name="T6">&gt;</text:span> <text:span text:style-name="T6">&gt;</text:span> nuevaCompetenciasPorDia;</text:p>
            <text:p text:style-name="P31"><text:s text:c="4"/><text:span text:style-name="T1">while</text:span>(i<text:span text:style-name="T6">&lt;</text:span>_competenciasPorDia.longitud()) {</text:p>
            <text:p text:style-name="P31"><text:s text:c="8"/><text:span text:style-name="T8">//Lista de competencias que va a reemplazar a la anterior en ese dia</text:span></text:p>
            <text:p text:style-name="P31"><text:s text:c="8"/>Lista<text:span text:style-name="T6">&lt;</text:span>Competencia<text:span text:style-name="T6">&gt;</text:span> nuevaCompetenciasEnDia;</text:p>
            <text:p text:style-name="P31"><text:s text:c="8"/>j <text:span text:style-name="T6">=</text:span> <text:span text:style-name="T6">0</text:span>;</text:p>
            <text:p text:style-name="P31"><text:s text:c="8"/><text:span text:style-name="T1">while</text:span>(j<text:span text:style-name="T6">&lt;</text:span>_competenciasPorDia.iesimo(i).longitud()) {</text:p>
            <text:p text:style-name="P31"><text:s text:c="12"/>Competencia viejaCompe <text:span text:style-name="T6">=</text:span> _competenciasPorDia.iesimo(i).iesimo(j);</text:p>
            <text:p text:style-name="P31"><text:s text:c="12"/><text:span text:style-name="T8">//Me fijo si esa competencia tiene al atleta, si no, la dejo como estaba</text:span></text:p>
            <text:p text:style-name="P31"><text:s text:c="12"/><text:span text:style-name="T1">if</text:span>(viejaCompe.participantes().pertenece(a)) {</text:p>
            <text:p text:style-name="P31"><text:s text:c="16"/><text:span text:style-name="T8">//Creo la nueva lista de participantes</text:span></text:p>
            <text:p text:style-name="P31"><text:s text:c="16"/>Lista<text:span text:style-name="T6">&lt;</text:span>Atleta<text:span text:style-name="T6">&gt;</text:span> nuevosParticipantes <text:span text:style-name="T6">=</text:span> viejaCompe.participantes();</text:p>
            <text:p text:style-name="P31"><text:s text:c="16"/>nuevosParticipantes.sacar(a);</text:p>
            <text:p text:style-name="P31"><text:s text:c="16"/>nuevosParticipantes.agregarAtras(atletaNacionalizado);</text:p>
            <text:p text:style-name="P31"><text:s text:c="16"/><text:span text:style-name="T8">//</text:span></text:p>
            <text:p text:style-name="P31"><text:s text:c="16"/><text:span text:style-name="T8">//Guardo la categoria</text:span></text:p>
            <text:p text:style-name="P31"><text:s text:c="16"/>Deporte dep <text:span text:style-name="T6">=</text:span> viejaCompe.categoria().first;</text:p>
            <text:p text:style-name="P31"><text:s text:c="16"/>Sexo sex <text:span text:style-name="T6">=</text:span> viejaCompe.categoria().second;</text:p>
            <text:p text:style-name="P31"><text:s text:c="16"/><text:span text:style-name="T8">//</text:span></text:p>
            <text:p text:style-name="P31"><text:s text:c="16"/><text:span text:style-name="T8">//Creo lo que va a ser la nueva competencia con el atleta cambiado</text:span></text:p>
            <text:p text:style-name="P31"><text:s text:c="16"/><text:span text:style-name="T8">//</text:span></text:p>
            <text:p text:style-name="P31"><text:s text:c="16"/>Competencia nuevaCompe(dep, sex, nuevosParticipantes);</text:p>
            <text:p text:style-name="P31"/>
            <text:p text:style-name="P31"><text:s text:c="16"/><text:span text:style-name="T8">//Si esta finalizada, asigno el ranking y el doping</text:span></text:p>
            <text:p text:style-name="P31"><text:s text:c="16"/><text:span text:style-name="T1">if</text:span>(viejaCompe.finalizada()) {</text:p>
            <text:p text:style-name="P31"><text:s text:c="20"/><text:span text:style-name="T4">int</text:span> h <text:span text:style-name="T6">=</text:span> <text:span text:style-name="T6">0</text:span>;</text:p>
            <text:p text:style-name="P31"><text:s text:c="20"/>Lista<text:span text:style-name="T6">&lt;</text:span><text:span text:style-name="T4">int</text:span><text:span text:style-name="T6">&gt;</text:span> ranking;</text:p>
            <text:p text:style-name="P31"><text:s text:c="20"/>Lista<text:span text:style-name="T6">&lt;</text:span>pair<text:span text:style-name="T6">&lt;</text:span><text:span text:style-name="T4">int</text:span>, <text:span text:style-name="T4">bool</text:span><text:span text:style-name="T6">&gt;</text:span> <text:span text:style-name="T6">&gt;</text:span> control;</text:p>
            <text:p text:style-name="P31"><text:s text:c="20"/><text:span text:style-name="T1">while</text:span>(h<text:span text:style-name="T6">&lt;</text:span>viejaCompe.ranking().longitud()) {</text:p>
            <text:p text:style-name="P31"><text:s text:c="24"/>ranking.agregarAtras(viejaCompe.ranking().iesimo(h).ciaNumber());</text:p>
            <text:p text:style-name="P31"><text:s text:c="24"/>h<text:span text:style-name="T6">++</text:span>;</text:p>
            <text:p text:style-name="P31"><text:s text:c="20"/>}</text:p>
            <text:p text:style-name="P31"><text:s text:c="20"/>h <text:span text:style-name="T6">=</text:span> <text:span text:style-name="T6">0</text:span>;</text:p>
            <text:p text:style-name="P31"><text:s text:c="20"/><text:span text:style-name="T1">while</text:span>(h<text:span text:style-name="T6">&lt;</text:span>viejaCompe.lesTocoControlAntidoping().longitud()) {</text:p>
            <text:p text:style-name="P31"><text:s text:c="24"/><text:span text:style-name="T4">bool</text:span> leToco <text:span text:style-name="T6">=</text:span> viejaCompe.leDioPositivo(viejaCompe.lesTocoControlAntidoping().iesimo(h));</text:p>
            <text:p text:style-name="P31"><text:s text:c="24"/><text:span text:style-name="T4">int</text:span> suCiaNumber <text:span text:style-name="T6">=</text:span> viejaCompe.lesTocoControlAntidoping().iesimo(h).ciaNumber();</text:p>
            <text:p text:style-name="P31"><text:s text:c="24"/>pair<text:span text:style-name="T6">&lt;</text:span><text:span text:style-name="T4">int</text:span>, <text:span text:style-name="T4">bool</text:span><text:span text:style-name="T6">&gt;</text:span> par <text:span text:style-name="T6">=</text:span> make_pair(suCiaNumber, leToco);</text:p>
            <text:p text:style-name="P31"><text:soft-page-break/><text:s text:c="24"/>control.agregarAtras(par);</text:p>
            <text:p text:style-name="P31"><text:s text:c="24"/>h<text:span text:style-name="T6">++</text:span>;</text:p>
            <text:p text:style-name="P31"><text:s text:c="20"/>}</text:p>
            <text:p text:style-name="P31"><text:s text:c="20"/><text:span text:style-name="T8">//Finalizo</text:span></text:p>
            <text:p text:style-name="P31"><text:s text:c="20"/>nuevaCompe.finalizar(ranking, control);</text:p>
            <text:p text:style-name="P31"><text:s text:c="16"/>}</text:p>
            <text:p text:style-name="P31"><text:s text:c="16"/><text:span text:style-name="T8">//Agrego a lo que va a ser mi nueva lista de competencias en ese dia</text:span></text:p>
            <text:p text:style-name="P31"><text:s text:c="16"/>nuevaCompetenciasEnDia.agregarAtras(nuevaCompe);</text:p>
            <text:p text:style-name="P31"><text:s text:c="12"/>}</text:p>
            <text:p text:style-name="P31"><text:s text:c="12"/><text:span text:style-name="T1">else</text:span> {</text:p>
            <text:p text:style-name="P31"><text:s text:c="16"/>nuevaCompetenciasEnDia.agregarAtras(viejaCompe);</text:p>
            <text:p text:style-name="P31"><text:s text:c="12"/>}</text:p>
            <text:p text:style-name="P31"><text:s text:c="12"/>j<text:span text:style-name="T6">++</text:span>;</text:p>
            <text:p text:style-name="P31"><text:s text:c="8"/>}</text:p>
            <text:p text:style-name="P31"><text:s text:c="8"/>i<text:span text:style-name="T6">++</text:span>;</text:p>
            <text:p text:style-name="P31"><text:s text:c="8"/>nuevaCompetenciasPorDia.agregarAtras(nuevaCompetenciasEnDia);</text:p>
            <text:p text:style-name="P31"><text:s text:c="4"/>}</text:p>
            <text:p text:style-name="P31"><text:s text:c="4"/>_competenciasPorDia <text:span text:style-name="T6">=</text:span> nuevaCompetenciasPorDia;</text:p>
            <text:p text:style-name="P31">}</text:p>
            <text:p text:style-name="P31"/>
            <text:p text:style-name="P31">Atleta JJOO<text:span text:style-name="T6">::</text:span>stevenBradbury() <text:span text:style-name="T1">const</text:span> {</text:p>
            <text:p text:style-name="P31"><text:s text:c="4"/><text:span text:style-name="T8">// Guardo el atleta con menor capacidad, y la menor de sus</text:span></text:p>
            <text:p text:style-name="P31"><text:s text:c="4"/><text:span text:style-name="T8">// capacidades de los deportes en los que salió campeón.</text:span></text:p>
            <text:p text:style-name="P31"><text:s text:c="4"/>Atleta atletaMenosCapaz;</text:p>
            <text:p text:style-name="P31"><text:s text:c="4"/><text:span text:style-name="T4">int</text:span> capacidadMenosCapaz;</text:p>
            <text:p text:style-name="P31"/>
            <text:p text:style-name="P31"><text:s text:c="4"/><text:span text:style-name="T8">// Recorro la lista de competencias finalizadas con oro.</text:span>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 <text:span text:style-name="T6">&lt;</text:span> competenciasFinalizadasConOroEnPodio().longitud()) {</text:p>
            <text:p text:style-name="P31"/>
            <text:p text:style-name="P31"><text:s text:c="8"/><text:span text:style-name="T8">// Guardo el campeón de la competencia actual y</text:span></text:p>
            <text:p text:style-name="P31"><text:s text:c="8"/><text:span text:style-name="T8">// su capacidad en el deporte de la misma.</text:span></text:p>
            <text:p text:style-name="P31"><text:s text:c="8"/>Competencia competencia <text:span text:style-name="T6">=</text:span> competenciasFinalizadasConOroEnPodio().iesimo(i);</text:p>
            <text:p text:style-name="P31"><text:s text:c="8"/>Atleta campeon <text:span text:style-name="T6">=</text:span> competencia.ranking().cabeza();</text:p>
            <text:p text:style-name="P31"><text:s text:c="8"/><text:span text:style-name="T4">int</text:span> capacidadCampeon <text:span text:style-name="T6">=</text:span> campeon.capacidad(competencia.categoria().first);</text:p>
            <text:p text:style-name="P31"/>
            <text:p text:style-name="P31"><text:s text:c="8"/><text:span text:style-name="T8">// Si es la primera competencia que recorro, entonces tomo al campeón</text:span></text:p>
            <text:p text:style-name="P31"><text:s text:c="8"/><text:span text:style-name="T8">// de la misma como el atleta menos capaz hasta el momento.</text:span></text:p>
            <text:p text:style-name="P31"><text:s text:c="8"/><text:span text:style-name="T1">if</text:span>(i <text:span text:style-name="T6">==</text:span> <text:span text:style-name="T6">0</text:span>) {</text:p>
            <text:p text:style-name="P31"><text:s text:c="12"/>atletaMenosCapaz <text:span text:style-name="T6">=</text:span> campeon;</text:p>
            <text:p text:style-name="P31"><text:s text:c="12"/>capacidadMenosCapaz <text:span text:style-name="T6">=</text:span> capacidadCampeon;</text:p>
            <text:p text:style-name="P31"><text:s text:c="8"/>}</text:p>
            <text:p text:style-name="P31"/>
            <text:p text:style-name="P31"><text:s text:c="8"/><text:span text:style-name="T8">// En caso contrario, si el campeón de esta competencia tiene una menor capacidad</text:span></text:p>
            <text:p text:style-name="P31"><text:s text:c="8"/><text:span text:style-name="T8">// que el atleta menos capaz hasta el momento, lo tomo como el menso capaz.</text:span></text:p>
            <text:p text:style-name="P31"><text:s text:c="8"/><text:span text:style-name="T1">else</text:span> {</text:p>
            <text:p text:style-name="P31"><text:s text:c="12"/><text:span text:style-name="T1">if</text:span>(capacidadCampeon <text:span text:style-name="T6">&lt;</text:span> capacidadMenosCapaz) {</text:p>
            <text:p text:style-name="P31"><text:s text:c="16"/>atletaMenosCapaz <text:span text:style-name="T6">=</text:span> campeon;</text:p>
            <text:p text:style-name="P31"><text:s text:c="16"/>capacidadMenosCapaz <text:span text:style-name="T6">=</text:span> capacidadCampeon;</text:p>
            <text:p text:style-name="P31"><text:s text:c="12"/>}</text:p>
            <text:p text:style-name="P31"><text:s text:c="8"/>}</text:p>
            <text:p text:style-name="P31"/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1">return</text:span> atletaMenosCapaz;</text:p>
            <text:p text:style-name="P31">}</text:p>
            <text:p text:style-name="P31"/>
            <text:p text:style-name="P31"><text:span text:style-name="T4">bool</text:span> JJOO<text:span text:style-name="T6">::</text:span>uyOrdenadoAsiHayUnPatron() <text:span text:style-name="T1">const</text:span> {</text:p>
            <text:p text:style-name="P31"/>
            <text:p text:style-name="P31"><text:s text:c="4"/><text:span text:style-name="T8">// Guardo acá la secuencia de mejores países.</text:span></text:p>
            <text:p text:style-name="P31"><text:s text:c="4"/>Lista<text:span text:style-name="T6">&lt;</text:span>Pais<text:span text:style-name="T6">&gt;</text:span> mejoresPaises;</text:p>
            <text:p text:style-name="P31"/>
            <text:p text:style-name="P31"><text:s text:c="4"/><text:span text:style-name="T8">// Recorro los juegos día por día.</text:span></text:p>
            <text:p text:style-name="P31"><text:s text:c="4"/><text:span text:style-name="T4">int</text:span> dia <text:span text:style-name="T6">=</text:span> <text:span text:style-name="T6">1</text:span>;</text:p>
            <text:p text:style-name="P31"><text:s text:c="4"/><text:span text:style-name="T1">while</text:span>(dia <text:span text:style-name="T6">&lt;=</text:span> cantDias()) {</text:p>
            <text:p text:style-name="P31"/>
            <text:p text:style-name="P31"><text:s text:c="8"/><text:span text:style-name="T8">// Guardo acá la cantidad de oros por país.</text:span></text:p>
            <text:p text:style-name="P31"><text:s text:c="8"/>Lista<text:span text:style-name="T6">&lt;</text:span>pair<text:span text:style-name="T6">&lt;</text:span>Pais, <text:span text:style-name="T4">int</text:span><text:span text:style-name="T6">&gt;</text:span> <text:span text:style-name="T6">&gt;</text:span> oros;</text:p>
            <text:p text:style-name="P31"/>
            <text:p text:style-name="P31"><text:s text:c="8"/><text:span text:style-name="T8">// Recorro el las competencias de este día.</text:span></text:p>
            <text:p text:style-name="P31"><text:s text:c="8"/><text:span text:style-name="T4">int</text:span> i <text:span text:style-name="T6">=</text:span> <text:span text:style-name="T6">0</text:span>;</text:p>
            <text:p text:style-name="P31"><text:s text:c="8"/><text:span text:style-name="T1">while</text:span>(i <text:span text:style-name="T6">&lt;</text:span> cronograma(dia).longitud()) {</text:p>
            <text:p text:style-name="P31"><text:s text:c="12"/>Competencia actual <text:span text:style-name="T6">=</text:span> cronograma(dia).iesimo(i);</text:p>
            <text:p text:style-name="P31"/>
            <text:p text:style-name="P31"><text:s text:c="12"/><text:span text:style-name="T8">// Si la competencia actual está finalizada y alguien se llevó el oro,</text:span></text:p>
            <text:p text:style-name="P31"><text:s text:c="12"/><text:span text:style-name="T8">// voy a buscar la nacionalidad del medallista y voy a sumarle un oro a</text:span></text:p>
            <text:p text:style-name="P31"><text:s text:c="12"/><text:span text:style-name="T8">// ese país en mi lista de oros por país. En caso contrario, ignoro</text:span></text:p>
            <text:p text:style-name="P31"><text:s text:c="12"/><text:span text:style-name="T8">// esta competencia.</text:span></text:p>
            <text:p text:style-name="P31"><text:s text:c="12"/><text:span text:style-name="T1">if</text:span>(actual.finalizada() <text:span text:style-name="T6">&amp;&amp;</text:span> actual.ranking().longitud() <text:span text:style-name="T6">&gt;</text:span> <text:span text:style-name="T6">0</text:span>) {</text:p>
            <text:p text:style-name="P31"><text:s text:c="16"/>Pais pais <text:span text:style-name="T6">=</text:span> actual.ranking().iesimo(<text:span text:style-name="T6">0</text:span>).nacionalidad();</text:p>
            <text:p text:style-name="P31"/>
            <text:p text:style-name="P31"><text:s text:c="16"/><text:span text:style-name="T8">// Busco el país del medallista en mi lista de oros por país.</text:span></text:p>
            <text:p text:style-name="P31"><text:s text:c="16"/><text:span text:style-name="T4">bool</text:span> encontrado <text:span text:style-name="T6">=</text:span> <text:span text:style-name="T1">false</text:span>;</text:p>
            <text:p text:style-name="P31"><text:s text:c="16"/><text:span text:style-name="T4">int</text:span> j <text:span text:style-name="T6">=</text:span> <text:span text:style-name="T6">0</text:span>;</text:p>
            <text:p text:style-name="P31"><text:s text:c="16"/><text:span text:style-name="T1">while</text:span>(j <text:span text:style-name="T6">&lt;</text:span> oros.longitud() <text:span text:style-name="T6">&amp;&amp;</text:span> <text:span text:style-name="T6">!</text:span>encontrado) {</text:p>
            <text:p text:style-name="P31"/>
            <text:p text:style-name="P31"><text:s text:c="20"/><text:span text:style-name="T8">// Si encontré el país del medallista en mi lista de oros por país,</text:span></text:p>
            <text:p text:style-name="P31"><text:s text:c="20"/><text:span text:style-name="T8">// aumento en uno la cantidad de oros de ese país.</text:span></text:p>
            <text:p text:style-name="P31"><text:s text:c="20"/><text:span text:style-name="T1">if</text:span>(oros.iesimo(j).first <text:span text:style-name="T6">==</text:span> pais) {</text:p>
            <text:p text:style-name="P31"><text:soft-page-break/><text:s text:c="24"/>pair<text:span text:style-name="T6">&lt;</text:span>Pais, <text:span text:style-name="T4">int</text:span><text:span text:style-name="T6">&gt;</text:span> nuevaTupla <text:span text:style-name="T6">=</text:span> make_pair(oros.iesimo(j).first, oros.iesimo(j).second <text:span text:style-name="T6">+</text:span> <text:span text:style-name="T6">1</text:span>);</text:p>
            <text:p text:style-name="P31"><text:s text:c="24"/>oros.eliminarPosicion(j);</text:p>
            <text:p text:style-name="P31"><text:s text:c="24"/>oros.agregarAtras(nuevaTupla);</text:p>
            <text:p text:style-name="P31"><text:s text:c="24"/>encontrado <text:span text:style-name="T6">=</text:span> <text:span text:style-name="T1">true</text:span>;</text:p>
            <text:p text:style-name="P31"><text:s text:c="20"/>}</text:p>
            <text:p text:style-name="P31"/>
            <text:p text:style-name="P31"><text:s text:c="20"/>j<text:span text:style-name="T6">++</text:span>;</text:p>
            <text:p text:style-name="P31"><text:s text:c="16"/>}</text:p>
            <text:p text:style-name="P31"/>
            <text:p text:style-name="P31"><text:s text:c="16"/><text:span text:style-name="T8">// Si el país del medallista no estaba en la lista de oros por país,</text:span></text:p>
            <text:p text:style-name="P31"><text:s text:c="16"/><text:span text:style-name="T8">// agrego ese país a la lista, con cantidad de oros uno.</text:span></text:p>
            <text:p text:style-name="P31"><text:s text:c="16"/><text:span text:style-name="T1">if</text:span>(<text:span text:style-name="T6">!</text:span>encontrado) {</text:p>
            <text:p text:style-name="P31"><text:s text:c="20"/>oros.agregarAtras(make_pair(pais, <text:span text:style-name="T6">1</text:span>));</text:p>
            <text:p text:style-name="P31"><text:s text:c="16"/>}</text:p>
            <text:p text:style-name="P31"><text:s text:c="12"/>}</text:p>
            <text:p text:style-name="P31"/>
            <text:p text:style-name="P31"><text:s text:c="12"/>i<text:span text:style-name="T6">++</text:span>;</text:p>
            <text:p text:style-name="P31"><text:s text:c="8"/>}</text:p>
            <text:p text:style-name="P31"/>
            <text:p text:style-name="P31"><text:s text:c="8"/><text:span text:style-name="T8">// Si hubieron oros este día, busco al mejor país y lo agrego a mejoresPaises.</text:span></text:p>
            <text:p text:style-name="P31"><text:s text:c="8"/><text:span text:style-name="T1">if</text:span>(oros.longitud() <text:span text:style-name="T6">&gt;</text:span> <text:span text:style-name="T6">0</text:span>) {</text:p>
            <text:p text:style-name="P31"/>
            <text:p text:style-name="P31"><text:s text:c="12"/><text:span text:style-name="T8">// Guardo acá el mejor país hasta el momento (tupla país/oros.)</text:span></text:p>
            <text:p text:style-name="P31"><text:s text:c="12"/>pair<text:span text:style-name="T6">&lt;</text:span>Pais, <text:span text:style-name="T4">int</text:span><text:span text:style-name="T6">&gt;</text:span> mejorPais;</text:p>
            <text:p text:style-name="P31"/>
            <text:p text:style-name="P31"><text:s text:c="12"/><text:span text:style-name="T8">// Recorro la lista de oros por país.</text:span></text:p>
            <text:p text:style-name="P31"><text:s text:c="12"/>i <text:span text:style-name="T6">=</text:span> <text:span text:style-name="T6">0</text:span>;</text:p>
            <text:p text:style-name="P31"><text:s text:c="12"/><text:span text:style-name="T1">while</text:span>(i <text:span text:style-name="T6">&lt;</text:span> oros.longitud()) {</text:p>
            <text:p text:style-name="P31"/>
            <text:p text:style-name="P31"><text:s text:c="16"/><text:span text:style-name="T8">// Si el país i-ésimo es el primero de la lista de oros, o si tiene más oros que el mejor país</text:span></text:p>
            <text:p text:style-name="P31"><text:s text:c="16"/><text:span text:style-name="T8">// hasta el momento, o si tiene igual cantidad de oros pero es <text:s/>lexicográficamente menor,</text:span></text:p>
            <text:p text:style-name="P31"><text:s text:c="16"/><text:span text:style-name="T8">// entonces convierto al país i-ésimo en el mejor país hasta el momento.</text:span></text:p>
            <text:p text:style-name="P31"><text:s text:c="16"/><text:span text:style-name="T1">if</text:span>( i <text:span text:style-name="T6">==</text:span> <text:span text:style-name="T6">0</text:span> <text:span text:style-name="T6">||</text:span></text:p>
            <text:p text:style-name="P31"><text:s text:c="20"/>oros.iesimo(i).second <text:span text:style-name="T6">&gt;</text:span> mejorPais.second <text:span text:style-name="T6">||</text:span></text:p>
            <text:p text:style-name="P31"><text:s text:c="19"/>(oros.iesimo(i).second <text:span text:style-name="T6">==</text:span> mejorPais.second <text:span text:style-name="T6">&amp;&amp;</text:span> oros.iesimo(i).first <text:span text:style-name="T6">&lt;</text:span> mejorPais.first)) {</text:p>
            <text:p text:style-name="P31"><text:s text:c="20"/>mejorPais <text:span text:style-name="T6">=</text:span> oros.iesimo(i);</text:p>
            <text:p text:style-name="P31"><text:s text:c="16"/>}</text:p>
            <text:p text:style-name="P31"/>
            <text:p text:style-name="P31"><text:s text:c="16"/>i<text:span text:style-name="T6">++</text:span>;</text:p>
            <text:p text:style-name="P31"><text:s text:c="12"/>}</text:p>
            <text:p text:style-name="P31"/>
            <text:p text:style-name="P31"><text:s text:c="12"/><text:span text:style-name="T8">// Finalmente, agrego al mejor país del día a la lista de mejores países.</text:span></text:p>
            <text:p text:style-name="P31"><text:s text:c="12"/>mejoresPaises.agregarAtras(mejorPais.first);</text:p>
            <text:p text:style-name="P31"><text:s text:c="8"/>}</text:p>
            <text:p text:style-name="P31"/>
            <text:p text:style-name="P31"><text:s text:c="8"/>dia<text:span text:style-name="T6">++</text:span>;</text:p>
            <text:p text:style-name="P31"><text:s text:c="4"/>}</text:p>
            <text:p text:style-name="P31"/>
            <text:p text:style-name="P31"><text:s text:c="4"/><text:span text:style-name="T4">bool</text:span> hayPatron <text:span text:style-name="T6">=</text:span> <text:span text:style-name="T1">true</text:span>;</text:p>
            <text:p text:style-name="P31"/>
            <text:p text:style-name="P31"><text:s text:c="4"/><text:span text:style-name="T8">// Busco patrón si y sólo si hay tres o más mejores países.</text:span></text:p>
            <text:p text:style-name="P31"><text:s text:c="4"/><text:span text:style-name="T1">if</text:span>(mejoresPaises.longitud() <text:span text:style-name="T6">&gt;=</text:span> <text:span text:style-name="T6">3</text:span>) {</text:p>
            <text:p text:style-name="P31"/>
            <text:p text:style-name="P31"><text:s text:c="8"/><text:span text:style-name="T8">// Recorro la lista de mejores países hasta el anteúltimo elemento.</text:span></text:p>
            <text:p text:style-name="P31"><text:s text:c="8"/><text:span text:style-name="T4">int</text:span> i <text:span text:style-name="T6">=</text:span> <text:span text:style-name="T6">0</text:span>;</text:p>
            <text:p text:style-name="P31"><text:s text:c="8"/><text:span text:style-name="T1">while</text:span>(i <text:span text:style-name="T6">&lt;</text:span> mejoresPaises.longitud() <text:span text:style-name="T6">-</text:span> <text:span text:style-name="T6">1</text:span>) {</text:p>
            <text:p text:style-name="P31"><text:s text:c="12"/>Pais actual <text:s text:c="3"/><text:span text:style-name="T6">=</text:span> mejoresPaises.iesimo(i);</text:p>
            <text:p text:style-name="P31"><text:s text:c="12"/>Pais siguiente <text:span text:style-name="T6">=</text:span> mejoresPaises.iesimo(i <text:span text:style-name="T6">+</text:span> <text:span text:style-name="T6">1</text:span>);</text:p>
            <text:p text:style-name="P31"/>
            <text:p text:style-name="P31"><text:s text:c="12"/><text:span text:style-name="T8">// Recorro todos los países a la derecha del país actual</text:span></text:p>
            <text:p text:style-name="P31"><text:s text:c="12"/><text:span text:style-name="T4">int</text:span> j <text:span text:style-name="T6">=</text:span> i <text:span text:style-name="T6">+</text:span> <text:span text:style-name="T6">1</text:span>;</text:p>
            <text:p text:style-name="P31"><text:s text:c="12"/><text:span text:style-name="T1">while</text:span>(j <text:span text:style-name="T6">&lt;</text:span> mejoresPaises.longitud() <text:span text:style-name="T6">-</text:span> <text:span text:style-name="T6">1</text:span>) {</text:p>
            <text:p text:style-name="P31"/>
            <text:p text:style-name="P31"><text:s text:c="16"/><text:span text:style-name="T8">// Si el país j-ésimo es el mismo que el actual, verifico que el patrón</text:span></text:p>
            <text:p text:style-name="P31"><text:s text:c="16"/><text:span text:style-name="T8">// se cumpla (el elemento siguiente siempre debe ser el mismo.)</text:span></text:p>
            <text:p text:style-name="P31"><text:s text:c="16"/><text:span text:style-name="T1">if</text:span>(mejoresPaises.iesimo(j) <text:span text:style-name="T6">==</text:span> actual) {</text:p>
            <text:p text:style-name="P31"><text:s text:c="20"/>hayPatron <text:span text:style-name="T6">=</text:span> hayPatron <text:span text:style-name="T6">&amp;&amp;</text:span> (mejoresPaises.iesimo(j <text:span text:style-name="T6">+</text:span> <text:span text:style-name="T6">1</text:span>) <text:span text:style-name="T6">==</text:span> siguiente);</text:p>
            <text:p text:style-name="P31"><text:s text:c="16"/>}</text:p>
            <text:p text:style-name="P31"/>
            <text:p text:style-name="P31"><text:s text:c="16"/>j<text:span text:style-name="T6">++</text:span>;</text:p>
            <text:p text:style-name="P31"><text:s text:c="12"/>}</text:p>
            <text:p text:style-name="P31"/>
            <text:p text:style-name="P31"><text:s text:c="12"/>i<text:span text:style-name="T6">++</text:span>;</text:p>
            <text:p text:style-name="P31"><text:s text:c="8"/>}</text:p>
            <text:p text:style-name="P31"><text:s text:c="4"/>}</text:p>
            <text:p text:style-name="P31"/>
            <text:p text:style-name="P31"><text:s text:c="4"/><text:span text:style-name="T1">return</text:span> hayPatron;</text:p>
            <text:p text:style-name="P31">}</text:p>
            <text:p text:style-name="P31"/>
            <text:p text:style-name="P31">Lista<text:span text:style-name="T6">&lt;</text:span>Pais<text:span text:style-name="T6">&gt;</text:span> JJOO<text:span text:style-name="T6">::</text:span>sequiaOlimpica() <text:span text:style-name="T1">const</text:span> {</text:p>
            <text:p text:style-name="P31"><text:s text:c="4"/>Lista<text:span text:style-name="T6">&lt;</text:span>Pais<text:span text:style-name="T6">&gt;</text:span> paises <text:span text:style-name="T6">=</text:span> <text:span text:style-name="T1">this</text:span><text:span text:style-name="T6">-&gt;</text:span>paises();</text:p>
            <text:p text:style-name="P31"><text:s text:c="4"/></text:p>
            <text:p text:style-name="P31"><text:s text:c="4"/><text:span text:style-name="T8">// Guardo acá una lista de tuplas país/máxima cantidad de días que pasaron sin ganar medallas.</text:span></text:p>
            <text:p text:style-name="P31"><text:s text:c="4"/>Lista<text:span text:style-name="T6">&lt;</text:span>pair<text:span text:style-name="T6">&lt;</text:span>Pais,<text:span text:style-name="T4">int</text:span><text:span text:style-name="T6">&gt;</text:span> <text:span text:style-name="T6">&gt;</text:span> paisDiasSinGanar;</text:p>
            <text:p text:style-name="P31"/>
            <text:p text:style-name="P31"><text:s text:c="4"/><text:span text:style-name="T8">// Recorro todos los países.</text:span>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 (i <text:span text:style-name="T6">&lt;</text:span> paises.longitud()) {</text:p>
            <text:p text:style-name="P31"><text:s text:c="8"/>Pais pais <text:span text:style-name="T6">=</text:span> paises.iesimo(i);</text:p>
            <text:p text:style-name="P31"><text:s text:c="8"/></text:p>
            <text:p text:style-name="P31"><text:soft-page-break/><text:s text:c="8"/><text:span text:style-name="T8">// Armo una lista con las jornadas ganadoras de ese país.</text:span></text:p>
            <text:p text:style-name="P31"><text:s text:c="8"/>Lista<text:span text:style-name="T6">&lt;</text:span><text:span text:style-name="T4">int</text:span><text:span text:style-name="T6">&gt;</text:span> jornadasGanadoras;</text:p>
            <text:p text:style-name="P31"/>
            <text:p text:style-name="P31"><text:s text:c="8"/><text:span text:style-name="T8">// Agrego un cero al principio de la lista para poder calcular</text:span></text:p>
            <text:p text:style-name="P31"><text:s text:c="8"/><text:span text:style-name="T8">// las diferencias entre días (como en la especificación.)</text:span></text:p>
            <text:p text:style-name="P31"><text:s text:c="8"/>jornadasGanadoras.agregar(<text:span text:style-name="T6">0</text:span>);</text:p>
            <text:p text:style-name="P31"><text:s text:c="8"/></text:p>
            <text:p text:style-name="P31"><text:s text:c="8"/><text:span text:style-name="T8">// Recorro las jornadas hasta la actual, excluyéndola.</text:span></text:p>
            <text:p text:style-name="P31"><text:s text:c="8"/><text:span text:style-name="T4">int</text:span> j <text:span text:style-name="T6">=</text:span> <text:span text:style-name="T6">1</text:span>;</text:p>
            <text:p text:style-name="P31"><text:s text:c="8"/><text:span text:style-name="T1">while</text:span> (j <text:span text:style-name="T6">&lt;</text:span> jornadaActual()){</text:p>
            <text:p text:style-name="P31"/>
            <text:p text:style-name="P31"><text:s text:c="12"/><text:span text:style-name="T8">// Si el país ganó alguna medalla en la jornada</text:span></text:p>
            <text:p text:style-name="P31"><text:s text:c="12"/><text:span text:style-name="T8">// actual, agrego la jornada a la lista.</text:span></text:p>
            <text:p text:style-name="P31"><text:s text:c="12"/><text:span text:style-name="T1">if</text:span>(ganoMedallasEseDia(pais, j)) {</text:p>
            <text:p text:style-name="P31"><text:s text:c="16"/>jornadasGanadoras.agregarAtras(j);</text:p>
            <text:p text:style-name="P31"><text:s text:c="12"/>}</text:p>
            <text:p text:style-name="P31"><text:s text:c="12"/>j<text:span text:style-name="T6">++</text:span>;</text:p>
            <text:p text:style-name="P31"><text:s text:c="8"/>}</text:p>
            <text:p text:style-name="P31"><text:s text:c="8"/></text:p>
            <text:p text:style-name="P31"><text:s text:c="8"/><text:span text:style-name="T8">// Agrego la jornada actual al final de la lista, para poder calcular</text:span></text:p>
            <text:p text:style-name="P31"><text:s text:c="8"/><text:span text:style-name="T8">// las diferencias entre días (otra vez, como en la especificación.)</text:span></text:p>
            <text:p text:style-name="P31"><text:s text:c="8"/>jornadasGanadoras.agregarAtras(jornadaActual());</text:p>
            <text:p text:style-name="P31"/>
            <text:p text:style-name="P31"><text:s text:c="8"/><text:span text:style-name="T8">// Calculo la máxima diferencia entre días, y agrego</text:span></text:p>
            <text:p text:style-name="P31"><text:s text:c="8"/><text:span text:style-name="T8">// la tupla país/diferencia de días a la lista.</text:span></text:p>
            <text:p text:style-name="P31"><text:s text:c="8"/>paisDiasSinGanar.agregarAtras(make_pair(pais, maximaDistanciaEntreJornadas(jornadasGanadoras)));</text:p>
            <text:p text:style-name="P31"/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8">// Busco la máxima cantidad de días que algún país pasó sin ganar medallas.</text:span></text:p>
            <text:p text:style-name="P31"><text:s text:c="4"/><text:span text:style-name="T4">int</text:span> maximosDiasSinGanar;</text:p>
            <text:p text:style-name="P31"><text:s text:c="4"/>i <text:span text:style-name="T6">=</text:span> <text:span text:style-name="T6">0</text:span>;</text:p>
            <text:p text:style-name="P31"><text:s text:c="4"/><text:span text:style-name="T1">while</text:span>(i <text:span text:style-name="T6">&lt;</text:span> paisDiasSinGanar.longitud()) {</text:p>
            <text:p text:style-name="P31"><text:s text:c="8"/><text:span text:style-name="T1">if</text:span>(i <text:span text:style-name="T6">==</text:span> <text:span text:style-name="T6">0</text:span> <text:span text:style-name="T6">||</text:span> paisDiasSinGanar.iesimo(i).second <text:span text:style-name="T6">&gt;</text:span> maximosDiasSinGanar) {</text:p>
            <text:p text:style-name="P31"><text:s text:c="12"/>maximosDiasSinGanar <text:span text:style-name="T6">=</text:span> paisDiasSinGanar.iesimo(i).second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8">// Me quedo con los países cuya mayor cantidad de días sin ganar medallas</text:span></text:p>
            <text:p text:style-name="P31"><text:s text:c="4"/><text:span text:style-name="T8">// es mayor o igual que la del resto de los países.</text:span></text:p>
            <text:p text:style-name="P31"><text:s text:c="4"/>Lista<text:span text:style-name="T6">&lt;</text:span>Pais<text:span text:style-name="T6">&gt;</text:span> secos;</text:p>
            <text:p text:style-name="P31"><text:s text:c="4"/>i <text:span text:style-name="T6">=</text:span> <text:span text:style-name="T6">0</text:span>;</text:p>
            <text:p text:style-name="P31"><text:s text:c="4"/><text:span text:style-name="T1">while</text:span> (i <text:span text:style-name="T6">&lt;</text:span> paisDiasSinGanar.longitud()) {</text:p>
            <text:p text:style-name="P31"><text:s text:c="8"/><text:span text:style-name="T1">if</text:span>(paisDiasSinGanar.iesimo(i).second <text:span text:style-name="T6">==</text:span> maximosDiasSinGanar) {</text:p>
            <text:p text:style-name="P31"><text:s text:c="12"/>secos.agregar(paisDiasSinGanar.iesimo(i).first)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1">return</text:span> secos;</text:p>
            <text:p text:style-name="P31">}</text:p>
            <text:p text:style-name="P31"/>
            <text:p text:style-name="P31"><text:span text:style-name="T4">int</text:span> JJOO<text:span text:style-name="T6">::</text:span>maximaDistanciaEntreJornadas(Lista<text:span text:style-name="T6">&lt;</text:span><text:span text:style-name="T4">int</text:span><text:span text:style-name="T6">&gt;</text:span> jornadas) <text:span text:style-name="T1">const</text:span> {</text:p>
            <text:p text:style-name="P31"><text:s text:c="4"/><text:span text:style-name="T8">// Puedo asumir que recibo dos o más jornadas.</text:span></text:p>
            <text:p text:style-name="P31"/>
            <text:p text:style-name="P31"><text:s text:c="4"/><text:span text:style-name="T8">// Guardo acá las distancias calculadas.</text:span></text:p>
            <text:p text:style-name="P31"><text:s text:c="4"/>Lista<text:span text:style-name="T6">&lt;</text:span><text:span text:style-name="T4">int</text:span><text:span text:style-name="T6">&gt;</text:span> distancias;</text:p>
            <text:p text:style-name="P31"/>
            <text:p text:style-name="P31"><text:s text:c="4"/><text:span text:style-name="T8">// Calculo todas las distancias entre jornadas.</text:span></text:p>
            <text:p text:style-name="P31"><text:s text:c="4"/><text:span text:style-name="T4">int</text:span> i <text:span text:style-name="T6">=</text:span> <text:span text:style-name="T6">1</text:span>;</text:p>
            <text:p text:style-name="P31"><text:s text:c="4"/><text:span text:style-name="T1">while</text:span> (i <text:span text:style-name="T6">&lt;</text:span> jornadas.longitud()){</text:p>
            <text:p text:style-name="P31"><text:s text:c="8"/>distancias.agregarAtras(jornadas.iesimo(i) <text:span text:style-name="T6">-</text:span> jornadas.iesimo(i <text:span text:style-name="T6">-</text:span> <text:span text:style-name="T6">1</text:span>));</text:p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8">// Busco la máxima distancia.</text:span></text:p>
            <text:p text:style-name="P31"><text:s text:c="4"/><text:span text:style-name="T4">int</text:span> maximaDistancia;</text:p>
            <text:p text:style-name="P31"><text:s text:c="4"/>i <text:span text:style-name="T6">=</text:span> <text:span text:style-name="T6">0</text:span>;</text:p>
            <text:p text:style-name="P31"><text:s text:c="4"/><text:span text:style-name="T1">while</text:span>(i <text:span text:style-name="T6">&lt;</text:span> distancias.longitud()) {</text:p>
            <text:p text:style-name="P31"><text:s text:c="8"/><text:span text:style-name="T1">if</text:span>(i <text:span text:style-name="T6">==</text:span> <text:span text:style-name="T6">0</text:span> <text:span text:style-name="T6">||</text:span> distancias.iesimo(i) <text:span text:style-name="T6">&gt;</text:span> maximaDistancia) {</text:p>
            <text:p text:style-name="P31"><text:s text:c="12"/>maximaDistancia <text:span text:style-name="T6">=</text:span> distancias.iesimo(i)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1">return</text:span> maximaDistancia;</text:p>
            <text:p text:style-name="P31">}</text:p>
            <text:p text:style-name="P31"/>
            <text:p text:style-name="P31"><text:span text:style-name="T4">bool</text:span> JJOO<text:span text:style-name="T6">::</text:span>ganoMedallasEseDia(Pais pais, <text:span text:style-name="T4">int</text:span> dia) <text:span text:style-name="T1">const</text:span>{</text:p>
            <text:p text:style-name="P31"><text:s text:c="4"/><text:span text:style-name="T4">bool</text:span> gano <text:span text:style-name="T6">=</text:span> <text:span text:style-name="T1">false</text:span>;</text:p>
            <text:p text:style-name="P31"/>
            <text:p text:style-name="P31"><text:s text:c="4"/><text:span text:style-name="T8">// Recorro el cronograma del día.</text:span>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 <text:span text:style-name="T6">&lt;</text:span> cronograma(dia).longitud()) {</text:p>
            <text:p text:style-name="P31"><text:s text:c="8"/>Competencia competencia <text:span text:style-name="T6">=</text:span> cronograma(dia).iesimo(i);</text:p>
            <text:p text:style-name="P31"/>
            <text:p text:style-name="P31"><text:s text:c="8"/><text:span text:style-name="T8">// Recorro el ranking de la competencia actual hasta el tercer puesto.</text:span></text:p>
            <text:p text:style-name="P31"><text:s text:c="8"/><text:span text:style-name="T4">int</text:span> j <text:span text:style-name="T6">=</text:span> <text:span text:style-name="T6">0</text:span>;</text:p>
            <text:p text:style-name="P31"><text:soft-page-break/><text:s text:c="8"/><text:span text:style-name="T1">while</text:span>(j <text:span text:style-name="T6">&lt;</text:span> competencia.ranking().longitud() <text:span text:style-name="T6">&amp;&amp;</text:span> j <text:span text:style-name="T6">&lt;</text:span> <text:span text:style-name="T6">3</text:span>) {</text:p>
            <text:p text:style-name="P31"/>
            <text:p text:style-name="P31"><text:s text:c="12"/><text:span text:style-name="T8">// El valor de retorno es true sólo si el país ganó alguna medalla.</text:span></text:p>
            <text:p text:style-name="P31"><text:s text:c="12"/>gano <text:span text:style-name="T6">=</text:span> gano <text:span text:style-name="T6">||</text:span> competencia.ranking().iesimo(j).nacionalidad() <text:span text:style-name="T6">==</text:span> pais;</text:p>
            <text:p text:style-name="P31"><text:s text:c="12"/>j<text:span text:style-name="T6">++</text:span>;</text:p>
            <text:p text:style-name="P31"><text:s text:c="8"/>}</text:p>
            <text:p text:style-name="P31"/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1">return</text:span> gano;</text:p>
            <text:p text:style-name="P31">}</text:p>
            <text:p text:style-name="P31"/>
            <text:p text:style-name="P31"><text:span text:style-name="T4">void</text:span> JJOO<text:span text:style-name="T6">::</text:span>transcurrirDia() {</text:p>
            <text:p text:style-name="P31"><text:s text:c="4"/><text:span text:style-name="T8">// Guardo acá el nuevo cronograma de la jornada actual.</text:span></text:p>
            <text:p text:style-name="P31"><text:s text:c="4"/>Lista<text:span text:style-name="T6">&lt;</text:span>Competencia<text:span text:style-name="T6">&gt;</text:span> nuevoCronogramaJornadaActual;</text:p>
            <text:p text:style-name="P31"/>
            <text:p text:style-name="P31"><text:s text:c="4"/><text:span text:style-name="T8">// Recorro las competencias de la jornada actual.</text:span>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 <text:span text:style-name="T6">&lt;</text:span> cronograma(jornadaActual()).longitud()) {</text:p>
            <text:p text:style-name="P31"><text:s text:c="8"/>Competencia competencia <text:span text:style-name="T6">=</text:span> cronograma(jornadaActual()).iesimo(i);</text:p>
            <text:p text:style-name="P31"/>
            <text:p text:style-name="P31"><text:s text:c="8"/><text:span text:style-name="T8">// Si la competencia no estaba finalizada, la finalizo.</text:span></text:p>
            <text:p text:style-name="P31"><text:s text:c="8"/><text:span text:style-name="T1">if</text:span> (<text:span text:style-name="T6">!</text:span>competencia.finalizada()) {</text:p>
            <text:p text:style-name="P31"><text:s text:c="12"/>competencia <text:span text:style-name="T6">=</text:span> finalizarCompetencia(competencia);</text:p>
            <text:p text:style-name="P31"><text:s text:c="8"/>}</text:p>
            <text:p text:style-name="P31"/>
            <text:p text:style-name="P31"><text:s text:c="8"/><text:span text:style-name="T8">// Agrego competencia al nuevo cronograma.</text:span></text:p>
            <text:p text:style-name="P31"><text:s text:c="8"/>nuevoCronogramaJornadaActual.agregarAtras(competencia);</text:p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8">// Reemplazo el cronograma de la jornada actual por el nuevo cronograma finalizado.</text:span></text:p>
            <text:p text:style-name="P31"><text:s text:c="4"/>reemplazarCronogramaJornadaActual(nuevoCronogramaJornadaActual);</text:p>
            <text:p text:style-name="P31"/>
            <text:p text:style-name="P31"><text:s text:c="4"/><text:span text:style-name="T8">// Transcurro el día.</text:span></text:p>
            <text:p text:style-name="P31"><text:s text:c="4"/>_jornadaActual<text:span text:style-name="T6">++</text:span>;</text:p>
            <text:p text:style-name="P31">}</text:p>
            <text:p text:style-name="P31"/>
            <text:p text:style-name="P31">Competencia JJOO<text:span text:style-name="T6">::</text:span>finalizarCompetencia(<text:span text:style-name="T1">const</text:span> Competencia<text:span text:style-name="T6">&amp;</text:span> competencia) <text:span text:style-name="T1">const</text:span> <text:s/>{</text:p>
            <text:p text:style-name="P31"><text:s text:c="4"/><text:span text:style-name="T8">// Creo una copia de la competencia.</text:span></text:p>
            <text:p text:style-name="P31"><text:s text:c="4"/>Competencia finalizada(competencia.categoria().first,</text:p>
            <text:p text:style-name="P31"><text:s text:c="27"/>competencia.categoria().second,</text:p>
            <text:p text:style-name="P31"><text:s text:c="27"/>competencia.participantes());</text:p>
            <text:p text:style-name="P31"/>
            <text:p text:style-name="P31"><text:s text:c="4"/><text:span text:style-name="T8">// Finalizo la competencia generando un ranking y un control antidoping.</text:span></text:p>
            <text:p text:style-name="P31"><text:s text:c="4"/>finalizada.finalizar(generarRanking(competencia), generarAntidoping(competencia));</text:p>
            <text:p text:style-name="P31"/>
            <text:p text:style-name="P31"><text:s text:c="4"/><text:span text:style-name="T1">return</text:span> finalizada;</text:p>
            <text:p text:style-name="P31">}</text:p>
            <text:p text:style-name="P31"/>
            <text:p text:style-name="P31">Lista<text:span text:style-name="T6">&lt;</text:span><text:span text:style-name="T4">int</text:span><text:span text:style-name="T6">&gt;</text:span> JJOO<text:span text:style-name="T6">::</text:span>generarRanking(<text:span text:style-name="T1">const</text:span> Competencia<text:span text:style-name="T6">&amp;</text:span> competencia) <text:span text:style-name="T1">const</text:span> {</text:p>
            <text:p text:style-name="P31"><text:s text:c="4"/><text:span text:style-name="T8">// Guardo acá el ranking construído.</text:span></text:p>
            <text:p text:style-name="P31"><text:s text:c="4"/>Lista<text:span text:style-name="T6">&lt;</text:span><text:span text:style-name="T4">int</text:span><text:span text:style-name="T6">&gt;</text:span> ranking;</text:p>
            <text:p text:style-name="P31"/>
            <text:p text:style-name="P31"><text:s text:c="4"/>Lista<text:span text:style-name="T6">&lt;</text:span>Atleta<text:span text:style-name="T6">&gt;</text:span> participantesSinRankear <text:span text:style-name="T6">=</text:span> competencia.participantes();</text:p>
            <text:p text:style-name="P31"/>
            <text:p text:style-name="P31"><text:s text:c="4"/><text:span text:style-name="T8">// Rankeo todos los participantes hasta quedarme sin participantes para rakear.</text:span></text:p>
            <text:p text:style-name="P31"><text:s text:c="4"/><text:span text:style-name="T1">while</text:span>(participantesSinRankear.longitud() <text:span text:style-name="T6">&gt;</text:span> <text:span text:style-name="T6">0</text:span>) {</text:p>
            <text:p text:style-name="P31"/>
            <text:p text:style-name="P31"><text:s text:c="8"/><text:span text:style-name="T8">// Busco el participante con menos capacidad entre los que aún no fueron rankeados.</text:span></text:p>
            <text:p text:style-name="P31"><text:s text:c="8"/>Atleta peorParticipante;</text:p>
            <text:p text:style-name="P31"><text:s text:c="8"/><text:span text:style-name="T4">int</text:span> i <text:span text:style-name="T6">=</text:span> <text:span text:style-name="T6">0</text:span>;</text:p>
            <text:p text:style-name="P31"><text:s text:c="8"/><text:span text:style-name="T1">while</text:span>(i <text:span text:style-name="T6">&lt;</text:span> participantesSinRankear.longitud()) {</text:p>
            <text:p text:style-name="P31"><text:s text:c="12"/>Deporte deporte <text:span text:style-name="T6">=</text:span> competencia.categoria().first;</text:p>
            <text:p text:style-name="P31"><text:s text:c="12"/>Atleta participante <text:span text:style-name="T6">=</text:span> participantesSinRankear.iesimo(i);</text:p>
            <text:p text:style-name="P31"/>
            <text:p text:style-name="P31"><text:s text:c="12"/><text:span text:style-name="T8">// En caso de ser el peor hasta el momento, me quedo con el participante i-ésimo.</text:span></text:p>
            <text:p text:style-name="P31"><text:s text:c="12"/><text:span text:style-name="T1">if</text:span>(i <text:span text:style-name="T6">==</text:span> <text:span text:style-name="T6">0</text:span> <text:span text:style-name="T6">||</text:span> participante.capacidad(deporte) <text:span text:style-name="T6">&lt;</text:span> peorParticipante.capacidad(deporte)) {</text:p>
            <text:p text:style-name="P31"><text:s text:c="16"/>peorParticipante <text:span text:style-name="T6">=</text:span> participante;</text:p>
            <text:p text:style-name="P31"><text:s text:c="12"/>}</text:p>
            <text:p text:style-name="P31"/>
            <text:p text:style-name="P31"><text:s text:c="12"/>i<text:span text:style-name="T6">++</text:span>;</text:p>
            <text:p text:style-name="P31"><text:s text:c="8"/>}</text:p>
            <text:p text:style-name="P31"/>
            <text:p text:style-name="P31"><text:s text:c="8"/><text:span text:style-name="T8">// Agrego el peor participante hallado al principio del ranking.</text:span></text:p>
            <text:p text:style-name="P31"><text:s text:c="8"/>ranking.agregar(peorParticipante.ciaNumber());</text:p>
            <text:p text:style-name="P31"/>
            <text:p text:style-name="P31"><text:s text:c="8"/><text:span text:style-name="T8">// Lo elimino de la lista de participantes sin rankear.</text:span></text:p>
            <text:p text:style-name="P31"><text:s text:c="8"/>participantesSinRankear.eliminarPosicion(participantesSinRankear.posicion(peorParticipante));</text:p>
            <text:p text:style-name="P31"><text:s text:c="4"/>}</text:p>
            <text:p text:style-name="P31"/>
            <text:p text:style-name="P31"><text:s text:c="4"/><text:span text:style-name="T1">return</text:span> ranking;</text:p>
            <text:p text:style-name="P31">}</text:p>
            <text:p text:style-name="P31"/>
            <text:p text:style-name="P31">Lista<text:span text:style-name="T6">&lt;</text:span>pair<text:span text:style-name="T6">&lt;</text:span><text:span text:style-name="T4">int</text:span>,<text:span text:style-name="T4">bool</text:span><text:span text:style-name="T6">&gt;</text:span> <text:span text:style-name="T6">&gt;</text:span> JJOO<text:span text:style-name="T6">::</text:span>generarAntidoping(<text:span text:style-name="T1">const</text:span> Competencia<text:span text:style-name="T6">&amp;</text:span> competencia) <text:span text:style-name="T1">const</text:span> {</text:p>
            <text:p text:style-name="P31"><text:s text:c="4"/>Lista<text:span text:style-name="T6">&lt;</text:span>pair<text:span text:style-name="T6">&lt;</text:span><text:span text:style-name="T4">int</text:span>,<text:span text:style-name="T4">bool</text:span><text:span text:style-name="T6">&gt;</text:span> <text:span text:style-name="T6">&gt;</text:span> antidoping;</text:p>
            <text:p text:style-name="P31"/>
            <text:p text:style-name="P31"><text:s text:c="4"/><text:span text:style-name="T8">// Tomo al primer participante y lo agrego al control, con resultado falso.</text:span></text:p>
            <text:p text:style-name="P31"><text:s text:c="4"/><text:span text:style-name="T1">if</text:span>(competencia.participantes().longitud() <text:span text:style-name="T6">&gt;</text:span> <text:span text:style-name="T6">0</text:span>) {</text:p>
            <text:p text:style-name="P31"><text:soft-page-break/><text:s text:c="8"/>antidoping.agregar(make_pair(competencia.participantes().cabeza().ciaNumber(), <text:span text:style-name="T1">false</text:span>));</text:p>
            <text:p text:style-name="P31"><text:s text:c="4"/>}</text:p>
            <text:p text:style-name="P31"/>
            <text:p text:style-name="P31"><text:s text:c="4"/><text:span text:style-name="T1">return</text:span> antidoping;</text:p>
            <text:p text:style-name="P31">}</text:p>
            <text:p text:style-name="P31"/>
            <text:p text:style-name="P31"><text:span text:style-name="T4">void</text:span> JJOO<text:span text:style-name="T6">::</text:span>reemplazarCronogramaJornadaActual(Lista<text:span text:style-name="T6">&lt;</text:span>Competencia<text:span text:style-name="T6">&gt;</text:span> nuevoCronograma) {</text:p>
            <text:p text:style-name="P31"><text:s text:c="4"/>Lista<text:span text:style-name="T6">&lt;</text:span>Lista<text:span text:style-name="T6">&lt;</text:span>Competencia<text:span text:style-name="T6">&gt;</text:span> <text:span text:style-name="T6">&gt;</text:span> nuevasCompetenciasPorDia;</text:p>
            <text:p text:style-name="P31"/>
            <text:p text:style-name="P31"><text:s text:c="4"/><text:span text:style-name="T8">// Recorro todas las jornadas.</text:span>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 (i <text:span text:style-name="T6">&lt;</text:span> _competenciasPorDia.longitud()) {</text:p>
            <text:p text:style-name="P31"/>
            <text:p text:style-name="P31"><text:s text:c="8"/><text:span text:style-name="T8">// Si la i-ésima jornada es la actual, reemplazo</text:span></text:p>
            <text:p text:style-name="P31"><text:s text:c="8"/><text:span text:style-name="T8">// su cronograma por el recibido como parámetro.</text:span></text:p>
            <text:p text:style-name="P31"><text:s text:c="8"/><text:span text:style-name="T1">if</text:span>(i <text:span text:style-name="T6">==</text:span> _jornadaActual <text:span text:style-name="T6">-</text:span> <text:span text:style-name="T6">1</text:span>) {</text:p>
            <text:p text:style-name="P31"><text:s text:c="12"/>nuevasCompetenciasPorDia.agregarAtras(nuevoCronograma);</text:p>
            <text:p text:style-name="P31"><text:s text:c="8"/>} <text:span text:style-name="T1">else</text:span> {</text:p>
            <text:p text:style-name="P31"><text:s text:c="12"/>nuevasCompetenciasPorDia.agregarAtras(_competenciasPorDia.iesimo(i));</text:p>
            <text:p text:style-name="P31"><text:s text:c="8"/>}</text:p>
            <text:p text:style-name="P31"/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<text:s text:c="4"/><text:span text:style-name="T8">// Reemplazo por las nuevas competencias.</text:span></text:p>
            <text:p text:style-name="P31"><text:s text:c="4"/>_competenciasPorDia <text:span text:style-name="T6">=</text:span> nuevasCompetenciasPorDia;</text:p>
            <text:p text:style-name="P31">}</text:p>
            <text:p text:style-name="P31"/>
            <text:p text:style-name="P31"><text:span text:style-name="T4">bool</text:span> JJOO<text:span text:style-name="T6">::</text:span><text:span text:style-name="T1">operator</text:span><text:span text:style-name="T6">==</text:span>(<text:span text:style-name="T1">const</text:span> JJOO<text:span text:style-name="T6">&amp;</text:span> j) <text:span text:style-name="T1">const</text:span> {</text:p>
            <text:p text:style-name="P31"><text:s text:c="4"/><text:span text:style-name="T1">return</text:span> _anio <text:span text:style-name="T6">==</text:span> j.anio() <text:span text:style-name="T6">&amp;&amp;</text:span> _jornadaActual <text:span text:style-name="T6">==</text:span> j.jornadaActual() <text:span text:style-name="T6">&amp;&amp;</text:span> mismosAtletas(j) <text:span text:style-name="T6">&amp;&amp;</text:span> mismoCronograma(j);</text:p>
            <text:p text:style-name="P31">}</text:p>
            <text:p text:style-name="P31"/>
            <text:p text:style-name="P31"><text:span text:style-name="T4">bool</text:span> JJOO<text:span text:style-name="T6">::</text:span>mismosAtletas(<text:span text:style-name="T1">const</text:span> JJOO<text:span text:style-name="T6">&amp;</text:span> j) <text:span text:style-name="T1">const</text:span> {</text:p>
            <text:p text:style-name="P31"><text:s text:c="4"/><text:span text:style-name="T4">bool</text:span> igual <text:span text:style-name="T6">=</text:span> <text:span text:style-name="T1">true</text:span>;</text:p>
            <text:p text:style-name="P31"/>
            <text:p text:style-name="P31"><text:s text:c="4"/><text:span text:style-name="T8">// Verifico misma cantidad de atletas.</text:span></text:p>
            <text:p text:style-name="P31"><text:s text:c="4"/><text:span text:style-name="T1">if</text:span>(_atletas.longitud() <text:span text:style-name="T6">==</text:span> j.atletas().longitud()) {</text:p>
            <text:p text:style-name="P31"/>
            <text:p text:style-name="P31"><text:s text:c="8"/><text:span text:style-name="T8">// Recorro lista de atletas de instancia a comparar.</text:span></text:p>
            <text:p text:style-name="P31"><text:s text:c="8"/><text:span text:style-name="T4">int</text:span> i <text:span text:style-name="T6">=</text:span> <text:span text:style-name="T6">0</text:span>;</text:p>
            <text:p text:style-name="P31"><text:s text:c="8"/><text:span text:style-name="T1">while</text:span>(i <text:span text:style-name="T6">&lt;</text:span> _atletas.longitud()) {</text:p>
            <text:p text:style-name="P31"/>
            <text:p text:style-name="P31"><text:s text:c="12"/><text:span text:style-name="T8">// Verfico que ambas instancias tengan los mismos atletas.</text:span></text:p>
            <text:p text:style-name="P31"><text:s text:c="12"/><text:span text:style-name="T1">if</text:span>(<text:span text:style-name="T6">!</text:span>j.atletas().pertenece(_atletas.iesimo(i))) {</text:p>
            <text:p text:style-name="P31"><text:s text:c="16"/>igual <text:span text:style-name="T6">=</text:span> <text:span text:style-name="T1">false</text:span>;</text:p>
            <text:p text:style-name="P31"><text:s text:c="12"/>}</text:p>
            <text:p text:style-name="P31"><text:s text:c="12"/>i<text:span text:style-name="T6">++</text:span>;</text:p>
            <text:p text:style-name="P31"><text:s text:c="8"/>}</text:p>
            <text:p text:style-name="P31"><text:s text:c="4"/>} <text:span text:style-name="T1">else</text:span> {</text:p>
            <text:p text:style-name="P31"><text:s text:c="8"/>igual <text:span text:style-name="T6">=</text:span> <text:span text:style-name="T1">false</text:span>;</text:p>
            <text:p text:style-name="P31"><text:s text:c="4"/>}</text:p>
            <text:p text:style-name="P31"/>
            <text:p text:style-name="P31"><text:s text:c="4"/><text:span text:style-name="T1">return</text:span> igual;</text:p>
            <text:p text:style-name="P31">}</text:p>
            <text:p text:style-name="P31"/>
            <text:p text:style-name="P31"><text:span text:style-name="T4">bool</text:span> JJOO<text:span text:style-name="T6">::</text:span>mismoCronograma(<text:span text:style-name="T1">const</text:span> JJOO<text:span text:style-name="T6">&amp;</text:span> j) <text:span text:style-name="T1">const</text:span> {</text:p>
            <text:p text:style-name="P31"><text:s text:c="4"/><text:span text:style-name="T4">bool</text:span> igual <text:span text:style-name="T6">=</text:span> <text:span text:style-name="T1">true</text:span>;</text:p>
            <text:p text:style-name="P31"/>
            <text:p text:style-name="P31"><text:s text:c="4"/><text:span text:style-name="T8">// Verifico misma cantidad de días.</text:span></text:p>
            <text:p text:style-name="P31"><text:s text:c="4"/><text:span text:style-name="T1">if</text:span>(cantDias() <text:span text:style-name="T6">==</text:span> j.cantDias()) {</text:p>
            <text:p text:style-name="P31"/>
            <text:p text:style-name="P31"><text:s text:c="8"/><text:span text:style-name="T8">// Recorro el cronograma día por día.</text:span></text:p>
            <text:p text:style-name="P31"><text:s text:c="8"/><text:span text:style-name="T4">int</text:span> i <text:span text:style-name="T6">=</text:span> <text:span text:style-name="T6">1</text:span>;</text:p>
            <text:p text:style-name="P31"><text:s text:c="8"/><text:span text:style-name="T1">while</text:span>(i <text:span text:style-name="T6">&lt;</text:span> cantDias()) {</text:p>
            <text:p text:style-name="P31"/>
            <text:p text:style-name="P31"><text:s text:c="12"/><text:span text:style-name="T8">// Verifico misma cantidad de competencias en la jornada i-ésima.</text:span></text:p>
            <text:p text:style-name="P31"><text:s text:c="12"/><text:span text:style-name="T1">if</text:span>(cronograma(i).longitud() <text:span text:style-name="T6">==</text:span> j.cronograma(i).longitud()) {</text:p>
            <text:p text:style-name="P31"/>
            <text:p text:style-name="P31"><text:s text:c="16"/><text:span text:style-name="T8">// Recorro competencias de la instancia de JJOO a comparar.</text:span></text:p>
            <text:p text:style-name="P31"><text:s text:c="16"/><text:span text:style-name="T4">int</text:span> k <text:span text:style-name="T6">=</text:span> <text:span text:style-name="T6">0</text:span>;</text:p>
            <text:p text:style-name="P31"><text:s text:c="16"/><text:span text:style-name="T1">while</text:span>(k <text:span text:style-name="T6">&lt;</text:span> j.cronograma(i).longitud()) {</text:p>
            <text:p text:style-name="P31"/>
            <text:p text:style-name="P31"><text:s text:c="20"/><text:span text:style-name="T8">// Verifico que ambos cronogramas tengan las mismas competencias.</text:span></text:p>
            <text:p text:style-name="P31"><text:s text:c="20"/><text:span text:style-name="T1">if</text:span>(<text:span text:style-name="T6">!</text:span>cronograma(i).pertenece(j.cronograma(i).iesimo(k))) {</text:p>
            <text:p text:style-name="P31"><text:s text:c="24"/>igual <text:span text:style-name="T6">=</text:span> <text:span text:style-name="T1">false</text:span>;</text:p>
            <text:p text:style-name="P31"><text:s text:c="20"/>}</text:p>
            <text:p text:style-name="P31"/>
            <text:p text:style-name="P31"><text:s text:c="20"/>k<text:span text:style-name="T6">++</text:span>;</text:p>
            <text:p text:style-name="P31"><text:s text:c="16"/>}</text:p>
            <text:p text:style-name="P31"><text:s text:c="12"/>} <text:span text:style-name="T1">else</text:span> {</text:p>
            <text:p text:style-name="P31"><text:s text:c="16"/>igual <text:span text:style-name="T6">=</text:span> <text:span text:style-name="T1">false</text:span>;</text:p>
            <text:p text:style-name="P31"><text:s text:c="12"/>}</text:p>
            <text:p text:style-name="P31"><text:s text:c="12"/>i<text:span text:style-name="T6">++</text:span>;</text:p>
            <text:p text:style-name="P31"><text:s text:c="8"/>}</text:p>
            <text:p text:style-name="P31"><text:s text:c="4"/>} <text:span text:style-name="T1">else</text:span> {</text:p>
            <text:p text:style-name="P31"><text:s text:c="8"/>igual <text:span text:style-name="T6">=</text:span> <text:span text:style-name="T1">false</text:span>;</text:p>
            <text:p text:style-name="P31"><text:s text:c="4"/>}</text:p>
            <text:p text:style-name="P31"/>
            <text:p text:style-name="P31"><text:s text:c="4"/><text:span text:style-name="T1">return</text:span> igual;</text:p>
            <text:p text:style-name="P31">}</text:p>
            <text:p text:style-name="P31"><text:soft-page-break/></text:p>
            <text:p text:style-name="P31"><text:span text:style-name="T4">void</text:span> JJOO<text:span text:style-name="T6">::</text:span>mostrar(std<text:span text:style-name="T6">::</text:span>ostream<text:span text:style-name="T6">&amp;</text:span> os) <text:span text:style-name="T1">const</text:span> {</text:p>
            <text:p text:style-name="P31"><text:s text:c="4"/>os <text:span text:style-name="T6">&lt;&lt;</text:span> <text:span text:style-name="T7">"Juego olimpico"</text:span> <text:span text:style-name="T6">&lt;&lt;</text:span> endl <text:span text:style-name="T6">&lt;&lt;</text:span> <text:span text:style-name="T7">"Anio: "</text:span> <text:span text:style-name="T6">&lt;&lt;</text:span> _anio <text:span text:style-name="T6">&lt;&lt;</text:span> <text:span text:style-name="T7">" Dia: "</text:span> <text:span text:style-name="T6">&lt;&lt;</text:span> _jornadaActual <text:span text:style-name="T6">&lt;&lt;</text:span> <text:span text:style-name="T7">"/"</text:span> <text:span text:style-name="T6">&lt;&lt;</text:span> cantDias() <text:span text:style-name="T6">&lt;&lt;</text:span> endl;</text:p>
            <text:p text:style-name="P31"><text:s text:c="4"/>os <text:span text:style-name="T6">&lt;&lt;</text:span> <text:span text:style-name="T7">"Participantes:"</text:span> <text:span text:style-name="T6">&lt;&lt;</text:span> endl;</text:p>
            <text:p text:style-name="P31"><text:s text:c="4"/><text:span text:style-name="T4">int</text:span> i <text:span text:style-name="T6">=</text:span> <text:span text:style-name="T6">0</text:span>;</text:p>
            <text:p text:style-name="P31"><text:s text:c="4"/><text:span text:style-name="T1">while</text:span>(i<text:span text:style-name="T6">&lt;</text:span>_atletas.longitud()) {</text:p>
            <text:p text:style-name="P31"><text:s text:c="8"/>_atletas.iesimo(i).mostrar(os);</text:p>
            <text:p text:style-name="P31"><text:s text:c="8"/>i<text:span text:style-name="T6">++</text:span>;</text:p>
            <text:p text:style-name="P31"><text:s text:c="4"/>}</text:p>
            <text:p text:style-name="P31"><text:s text:c="4"/>os <text:span text:style-name="T6">&lt;&lt;</text:span> endl <text:span text:style-name="T6">&lt;&lt;</text:span> <text:span text:style-name="T7">"Cronograma:"</text:span> <text:span text:style-name="T6">&lt;&lt;</text:span> endl;</text:p>
            <text:p text:style-name="P31"><text:s text:c="4"/>i<text:span text:style-name="T6">=0</text:span>;</text:p>
            <text:p text:style-name="P31"><text:s text:c="4"/><text:span text:style-name="T1">while</text:span>(i<text:span text:style-name="T6">&lt;</text:span>_competenciasPorDia.longitud()) {</text:p>
            <text:p text:style-name="P31"><text:s text:c="8"/>os <text:span text:style-name="T6">&lt;&lt;</text:span> <text:span text:style-name="T7">"Dia: "</text:span> <text:span text:style-name="T6">&lt;&lt;</text:span> (i<text:span text:style-name="T6">+1</text:span>) <text:span text:style-name="T6">&lt;&lt;</text:span> <text:span text:style-name="T7">"/"</text:span> <text:span text:style-name="T6">&lt;&lt;</text:span> cantDias() <text:span text:style-name="T6">&lt;&lt;</text:span> endl;</text:p>
            <text:p text:style-name="P31"><text:s text:c="8"/><text:span text:style-name="T4">int</text:span> j<text:span text:style-name="T6">=0</text:span>;</text:p>
            <text:p text:style-name="P31"><text:s text:c="8"/><text:span text:style-name="T1">while</text:span>(j<text:span text:style-name="T6">&lt;</text:span>_competenciasPorDia.iesimo(i).longitud()) {</text:p>
            <text:p text:style-name="P31"><text:s text:c="12"/>_competenciasPorDia.iesimo(i).iesimo(j).mostrar(os);</text:p>
            <text:p text:style-name="P31"><text:s text:c="12"/>os <text:span text:style-name="T6">&lt;&lt;</text:span> endl;</text:p>
            <text:p text:style-name="P31"><text:s text:c="12"/>j<text:span text:style-name="T6">++</text:span>;</text:p>
            <text:p text:style-name="P31"><text:s text:c="8"/>}</text:p>
            <text:p text:style-name="P31"><text:s text:c="8"/>i<text:span text:style-name="T6">++</text:span>;</text:p>
            <text:p text:style-name="P31"><text:s text:c="4"/>}</text:p>
            <text:p text:style-name="P31"/>
            <text:p text:style-name="P31">}</text:p>
            <text:p text:style-name="P31"/>
            <text:p text:style-name="P31"><text:span text:style-name="T4">void</text:span> JJOO<text:span text:style-name="T6">::</text:span>guardar(std<text:span text:style-name="T6">::</text:span>ostream<text:span text:style-name="T6">&amp;</text:span> os) <text:span text:style-name="T1">const</text:span> {</text:p>
            <text:p text:style-name="P31"><text:s text:c="4"/>os <text:span text:style-name="T6">&lt;&lt;</text:span> <text:span text:style-name="T7">"J "</text:span> <text:span text:style-name="T6">&lt;&lt;</text:span> _anio <text:span text:style-name="T6">&lt;&lt;</text:span> <text:span text:style-name="T7">" "</text:span> <text:span text:style-name="T6">&lt;&lt;</text:span> _jornadaActual <text:span text:style-name="T6">&lt;&lt;</text:span> <text:span text:style-name="T7">" ["</text:span>;</text:p>
            <text:p text:style-name="P31"><text:s text:c="4"/><text:span text:style-name="T4">int</text:span> i<text:span text:style-name="T6">=0</text:span>;</text:p>
            <text:p text:style-name="P31"><text:s text:c="4"/><text:span text:style-name="T1">while</text:span>(i<text:span text:style-name="T6">&lt;</text:span>_atletas.longitud()) {</text:p>
            <text:p text:style-name="P31"><text:s text:c="8"/>os <text:span text:style-name="T6">&lt;&lt;</text:span> <text:span text:style-name="T7">"("</text:span>;</text:p>
            <text:p text:style-name="P31"><text:s text:c="8"/>_atletas.iesimo(i).guardar(os);</text:p>
            <text:p text:style-name="P31"><text:s text:c="8"/>os <text:span text:style-name="T6">&lt;&lt;</text:span> <text:span text:style-name="T7">")"</text:span>;</text:p>
            <text:p text:style-name="P31"><text:s text:c="8"/>i<text:span text:style-name="T6">++</text:span>;</text:p>
            <text:p text:style-name="P31"><text:s text:c="8"/><text:span text:style-name="T1">if</text:span>(i<text:span text:style-name="T6">&lt;</text:span>_atletas.longitud()) {</text:p>
            <text:p text:style-name="P31"><text:s text:c="12"/>os <text:span text:style-name="T6">&lt;&lt;</text:span> <text:span text:style-name="T7">","</text:span>;</text:p>
            <text:p text:style-name="P31"><text:s text:c="8"/>}</text:p>
            <text:p text:style-name="P31"><text:s text:c="4"/>}</text:p>
            <text:p text:style-name="P31"><text:s text:c="4"/>os <text:span text:style-name="T6">&lt;&lt;</text:span> <text:span text:style-name="T7">"] ["</text:span>;</text:p>
            <text:p text:style-name="P31"><text:s text:c="4"/>i<text:span text:style-name="T6">=0</text:span>;</text:p>
            <text:p text:style-name="P31"><text:s text:c="4"/><text:span text:style-name="T1">while</text:span>(i<text:span text:style-name="T6">&lt;</text:span>_competenciasPorDia.longitud()) {</text:p>
            <text:p text:style-name="P31"><text:s text:c="8"/>os <text:span text:style-name="T6">&lt;&lt;</text:span> <text:span text:style-name="T7">"["</text:span>;</text:p>
            <text:p text:style-name="P31"><text:s text:c="8"/><text:span text:style-name="T4">int</text:span> j<text:span text:style-name="T6">=0</text:span>;</text:p>
            <text:p text:style-name="P31"><text:s text:c="8"/><text:span text:style-name="T1">while</text:span>(j<text:span text:style-name="T6">&lt;</text:span>_competenciasPorDia.iesimo(i).longitud()) {</text:p>
            <text:p text:style-name="P31"><text:s text:c="12"/>os <text:span text:style-name="T6">&lt;&lt;</text:span> <text:span text:style-name="T7">"("</text:span>;</text:p>
            <text:p text:style-name="P31"><text:s text:c="12"/>_competenciasPorDia.iesimo(i).iesimo(j).guardar(os);</text:p>
            <text:p text:style-name="P31"><text:s text:c="12"/>os <text:span text:style-name="T6">&lt;&lt;</text:span> <text:span text:style-name="T7">")"</text:span>;</text:p>
            <text:p text:style-name="P31"><text:s text:c="12"/>j<text:span text:style-name="T6">++</text:span>;</text:p>
            <text:p text:style-name="P31"><text:s text:c="12"/><text:span text:style-name="T1">if</text:span>(j<text:span text:style-name="T6">&lt;</text:span>_competenciasPorDia.iesimo(i).longitud()) {</text:p>
            <text:p text:style-name="P31"><text:s text:c="16"/>os <text:span text:style-name="T6">&lt;&lt;</text:span> <text:span text:style-name="T7">","</text:span>;</text:p>
            <text:p text:style-name="P31"><text:s text:c="12"/>}</text:p>
            <text:p text:style-name="P31"><text:s text:c="8"/>}</text:p>
            <text:p text:style-name="P31"><text:s text:c="8"/>os <text:span text:style-name="T6">&lt;&lt;</text:span> <text:span text:style-name="T7">"]"</text:span>;</text:p>
            <text:p text:style-name="P31"><text:s text:c="8"/>i<text:span text:style-name="T6">++</text:span>;</text:p>
            <text:p text:style-name="P31"><text:s text:c="8"/><text:span text:style-name="T1">if</text:span>(i<text:span text:style-name="T6">&lt;</text:span>_competenciasPorDia.longitud()) {</text:p>
            <text:p text:style-name="P31"><text:s text:c="12"/>os <text:span text:style-name="T6">&lt;&lt;</text:span> <text:span text:style-name="T7">","</text:span>;</text:p>
            <text:p text:style-name="P31"><text:s text:c="8"/>}</text:p>
            <text:p text:style-name="P31"><text:s text:c="4"/>}</text:p>
            <text:p text:style-name="P31"><text:s text:c="4"/>os <text:span text:style-name="T6">&lt;&lt;</text:span> <text:span text:style-name="T7">"]"</text:span>;</text:p>
            <text:p text:style-name="P31">}</text:p>
            <text:p text:style-name="P31"/>
            <text:p text:style-name="P31"><text:span text:style-name="T4">void</text:span> JJOO<text:span text:style-name="T6">::</text:span>cargar (std<text:span text:style-name="T6">::</text:span>istream<text:span text:style-name="T6">&amp;</text:span> is) {</text:p>
            <text:p text:style-name="P31"><text:s text:c="4"/><text:span text:style-name="T4">char</text:span> c;</text:p>
            <text:p text:style-name="P31"><text:s text:c="4"/><text:span text:style-name="T8">//Saco J anio jornada [</text:span></text:p>
            <text:p text:style-name="P31"><text:s text:c="4"/>is <text:span text:style-name="T6">&gt;&gt;</text:span> c <text:span text:style-name="T6">&gt;&gt;</text:span> _anio <text:span text:style-name="T6">&gt;&gt;</text:span> _jornadaActual <text:span text:style-name="T6">&gt;&gt;</text:span> c;</text:p>
            <text:p text:style-name="P31"><text:s text:c="4"/><text:span text:style-name="T4">bool</text:span> loop <text:span text:style-name="T6">=</text:span> <text:span text:style-name="T1">true</text:span>;</text:p>
            <text:p text:style-name="P31"><text:s text:c="4"/>Lista<text:span text:style-name="T6">&lt;</text:span>Atleta<text:span text:style-name="T6">&gt;</text:span> nuevosAtletas;</text:p>
            <text:p text:style-name="P31"><text:s text:c="4"/><text:span text:style-name="T1">if</text:span>(is.peek() <text:span text:style-name="T6">!=</text:span> <text:span text:style-name="T7">']'</text:span>) {</text:p>
            <text:p text:style-name="P31"><text:s text:c="8"/><text:span text:style-name="T1">while</text:span>(loop) {</text:p>
            <text:p text:style-name="P31"><text:s text:c="12"/><text:span text:style-name="T8">//Saco (</text:span></text:p>
            <text:p text:style-name="P31"><text:s text:c="12"/>is <text:span text:style-name="T6">&gt;&gt;</text:span> c;</text:p>
            <text:p text:style-name="P31"><text:s text:c="12"/>Atleta atle;</text:p>
            <text:p text:style-name="P31"><text:s text:c="12"/>atle.cargar(is);</text:p>
            <text:p text:style-name="P31"><text:s text:c="12"/>nuevosAtletas.agregarAtras(atle);</text:p>
            <text:p text:style-name="P31"><text:s text:c="12"/><text:span text:style-name="T8">//Saco )</text:span></text:p>
            <text:p text:style-name="P31"><text:s text:c="12"/>is <text:span text:style-name="T6">&gt;&gt;</text:span> c;</text:p>
            <text:p text:style-name="P31"><text:s text:c="12"/><text:span text:style-name="T1">if</text:span>(is.peek() <text:span text:style-name="T6">!=</text:span> <text:span text:style-name="T7">','</text:span>) {</text:p>
            <text:p text:style-name="P31"><text:s text:c="16"/>loop <text:span text:style-name="T6">=</text:span> <text:span text:style-name="T1">false</text:span>;</text:p>
            <text:p text:style-name="P31"><text:s text:c="12"/>}</text:p>
            <text:p text:style-name="P31"><text:s text:c="12"/><text:span text:style-name="T1">else</text:span> {</text:p>
            <text:p text:style-name="P31"><text:s text:c="16"/><text:span text:style-name="T8">//Saco la coma</text:span></text:p>
            <text:p text:style-name="P31"><text:s text:c="16"/>is <text:span text:style-name="T6">&gt;&gt;</text:span> c;</text:p>
            <text:p text:style-name="P31"><text:s text:c="12"/>}</text:p>
            <text:p text:style-name="P31"><text:s text:c="8"/>}</text:p>
            <text:p text:style-name="P31"><text:s text:c="4"/>}</text:p>
            <text:p text:style-name="P31"><text:s text:c="4"/>_atletas <text:span text:style-name="T6">=</text:span> nuevosAtletas;</text:p>
            <text:p text:style-name="P31"><text:s text:c="4"/><text:span text:style-name="T8">//Saco ] y [</text:span></text:p>
            <text:p text:style-name="P31"><text:s text:c="4"/>is <text:span text:style-name="T6">&gt;&gt;</text:span> c <text:span text:style-name="T6">&gt;&gt;</text:span> c;</text:p>
            <text:p text:style-name="P31"><text:s text:c="4"/>Lista<text:span text:style-name="T6">&lt;</text:span>Lista<text:span text:style-name="T6">&lt;</text:span>Competencia<text:span text:style-name="T6">&gt;</text:span> <text:span text:style-name="T6">&gt;</text:span> nuevasCompetenciasPorDia;</text:p>
            <text:p text:style-name="P31"><text:s text:c="4"/><text:span text:style-name="T1">if</text:span>(is.peek() <text:span text:style-name="T6">!=</text:span> <text:span text:style-name="T7">']'</text:span>) {</text:p>
            <text:p text:style-name="P31"><text:s text:c="8"/>loop <text:span text:style-name="T6">=</text:span> <text:span text:style-name="T1">true</text:span>;</text:p>
            <text:p text:style-name="P31"><text:s text:c="8"/><text:span text:style-name="T1">while</text:span>(loop) {</text:p>
            <text:p text:style-name="P31"><text:soft-page-break/><text:s text:c="12"/><text:span text:style-name="T8">//Saco [</text:span></text:p>
            <text:p text:style-name="P31"><text:s text:c="12"/>is <text:span text:style-name="T6">&gt;&gt;</text:span> c;</text:p>
            <text:p text:style-name="P31"><text:s text:c="12"/>Lista<text:span text:style-name="T6">&lt;</text:span>Competencia<text:span text:style-name="T6">&gt;</text:span> nuevaCompetenciasEnElDia;</text:p>
            <text:p text:style-name="P31"><text:s text:c="12"/><text:span text:style-name="T1">if</text:span>(is.peek() <text:span text:style-name="T6">!=</text:span> <text:span text:style-name="T7">']'</text:span>) {</text:p>
            <text:p text:style-name="P31"><text:s text:c="16"/>Competencia compe;</text:p>
            <text:p text:style-name="P31"><text:s text:c="16"/><text:span text:style-name="T4">bool</text:span> secLoop <text:span text:style-name="T6">=</text:span> <text:span text:style-name="T1">true</text:span>;</text:p>
            <text:p text:style-name="P31"><text:s text:c="16"/><text:span text:style-name="T1">while</text:span>(secLoop) {</text:p>
            <text:p text:style-name="P31"><text:s text:c="20"/><text:span text:style-name="T8">//Saco (</text:span></text:p>
            <text:p text:style-name="P31"><text:s text:c="20"/>is <text:span text:style-name="T6">&gt;&gt;</text:span> c;</text:p>
            <text:p text:style-name="P31"><text:s text:c="20"/>compe.cargar(is);</text:p>
            <text:p text:style-name="P31"><text:s text:c="20"/>nuevaCompetenciasEnElDia.agregarAtras(compe);</text:p>
            <text:p text:style-name="P31"><text:s text:c="20"/><text:span text:style-name="T8">//Saco )</text:span></text:p>
            <text:p text:style-name="P31"><text:s text:c="20"/>is <text:span text:style-name="T6">&gt;&gt;</text:span> c;</text:p>
            <text:p text:style-name="P31"><text:s text:c="20"/><text:span text:style-name="T1">if</text:span>(is.peek() <text:span text:style-name="T6">!=</text:span> <text:span text:style-name="T7">','</text:span>) {</text:p>
            <text:p text:style-name="P31"><text:s text:c="24"/>secLoop <text:span text:style-name="T6">=</text:span> <text:span text:style-name="T1">false</text:span>;</text:p>
            <text:p text:style-name="P31"><text:s text:c="20"/>}</text:p>
            <text:p text:style-name="P31"><text:s text:c="20"/><text:span text:style-name="T1">else</text:span> {</text:p>
            <text:p text:style-name="P31"><text:s text:c="24"/><text:span text:style-name="T8">//Saco la coma</text:span></text:p>
            <text:p text:style-name="P31"><text:s text:c="24"/>is <text:span text:style-name="T6">&gt;&gt;</text:span> c;</text:p>
            <text:p text:style-name="P31"><text:s text:c="20"/>}</text:p>
            <text:p text:style-name="P31"><text:s text:c="16"/>}</text:p>
            <text:p text:style-name="P31"><text:s text:c="12"/>}</text:p>
            <text:p text:style-name="P31"><text:s text:c="12"/><text:span text:style-name="T8">//Saco ]</text:span></text:p>
            <text:p text:style-name="P31"><text:s text:c="12"/>is <text:span text:style-name="T6">&gt;&gt;</text:span> c;</text:p>
            <text:p text:style-name="P31"><text:s text:c="12"/>nuevasCompetenciasPorDia.agregarAtras(nuevaCompetenciasEnElDia);</text:p>
            <text:p text:style-name="P31"><text:s text:c="12"/><text:span text:style-name="T1">if</text:span>(is.peek() <text:span text:style-name="T6">!=</text:span> <text:span text:style-name="T7">','</text:span>) {</text:p>
            <text:p text:style-name="P31"><text:s text:c="16"/>loop <text:span text:style-name="T6">=</text:span> <text:span text:style-name="T1">false</text:span>;</text:p>
            <text:p text:style-name="P31"><text:s text:c="12"/>}</text:p>
            <text:p text:style-name="P31"><text:s text:c="12"/><text:span text:style-name="T1">else</text:span> {</text:p>
            <text:p text:style-name="P31"><text:s text:c="16"/><text:span text:style-name="T8">//Saco la coma</text:span></text:p>
            <text:p text:style-name="P31"><text:s text:c="16"/>is <text:span text:style-name="T6">&gt;&gt;</text:span> c;</text:p>
            <text:p text:style-name="P31"><text:s text:c="12"/>}</text:p>
            <text:p text:style-name="P31"><text:s text:c="8"/>}</text:p>
            <text:p text:style-name="P31"><text:s text:c="8"/><text:span text:style-name="T8">//Saco ]</text:span></text:p>
            <text:p text:style-name="P31"><text:s text:c="8"/>is <text:span text:style-name="T6">&gt;&gt;</text:span> c;</text:p>
            <text:p text:style-name="P31"><text:s text:c="8"/>_competenciasPorDia <text:span text:style-name="T6">=</text:span> nuevasCompetenciasPorDia;</text:p>
            <text:p text:style-name="P31"><text:s text:c="4"/>}</text:p>
            <text:p text:style-name="P31"/>
            <text:p text:style-name="P31"/>
            <text:p text:style-name="P34">}</text:p>
          </table:table-cell>
        </table:table-row>
      </table:table>
      <text:p text:style-name="P1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</meta:initial-creator>
    <meta:creation-date>2012-05-14T05:25:53</meta:creation-date>
    <dc:date>2012-06-18T01:24:21</dc:date>
    <dc:creator>Leandro </dc:creator>
    <meta:editing-duration>PT46M43S</meta:editing-duration>
    <meta:editing-cycles>5</meta:editing-cycles>
    <meta:generator>LibreOffice/3.5$Linux_X86_64 LibreOffice_project/350m1$Build-2</meta:generator>
    <meta:document-statistic meta:table-count="9" meta:image-count="0" meta:object-count="0" meta:page-count="24" meta:paragraph-count="3711" meta:word-count="8734" meta:character-count="70548" meta:non-whitespace-character-count="49961"/>
  </office:meta>
</office:document-meta>
</file>